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Pivot_32_Table_32_Corner" style:data-style-name="N0">
      <style:table-cell-properties fo:border-top="2pt solid #000000" fo:border-bottom="none" fo:border-left="2pt solid #000000" fo:border-right="thin solid #000000"/>
    </style:style>
    <style:style style:name="ce4" style:family="table-cell" style:parent-style-name="Pivot_32_Table_32_Field" style:data-style-name="N0">
      <style:table-cell-properties fo:border-top="2pt solid #000000" fo:border-bottom="thin solid #000000" fo:border-left="thin solid #000000" fo:border-right="thin solid #000000"/>
    </style:style>
    <style:style style:name="ce5" style:family="table-cell" style:parent-style-name="Pivot_32_Table_32_Corner" style:data-style-name="N0">
      <style:table-cell-properties fo:border-top="2pt solid #000000" fo:border-bottom="thin solid #000000" fo:border-left="none" fo:border-right="none"/>
    </style:style>
    <style:style style:name="ce6" style:family="table-cell" style:parent-style-name="Pivot_32_Table_32_Corner" style:data-style-name="N0">
      <style:table-cell-properties fo:border-top="2pt solid #000000" fo:border-bottom="thin solid #000000" fo:border-left="none" fo:border-right="2pt solid #000000"/>
    </style:style>
    <style:style style:name="ce7" style:family="table-cell" style:parent-style-name="Default" style:data-style-name="N0">
      <style:table-cell-properties style:vertical-align="automatic" fo:background-color="#2A60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Pivot_32_Table_32_Field" style:data-style-name="N0">
      <style:table-cell-properties fo:border-top="thin solid #000000" fo:border-bottom="thin solid #000000" fo:border-left="2pt solid #000000" fo:border-right="thin solid #000000"/>
    </style:style>
    <style:style style:name="ce9" style:family="table-cell" style:parent-style-name="Pivot_32_Table_32_Category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0" style:family="table-cell" style:parent-style-name="Pivot_32_Table_32_Category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11" style:family="table-cell" style:parent-style-name="Pivot_32_Table_32_Title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5CE" style:repeat-content="false"/>
      <style:paragraph-properties fo:text-align="center"/>
    </style:style>
    <style:style style:name="ce13" style:family="table-cell" style:parent-style-name="Pivot_32_Table_32_Category" style:data-style-name="N0">
      <style:table-cell-properties fo:border-top="thin solid #000000" fo:border-bottom="none" fo:border-left="2pt solid #000000" fo:border-right="thin solid #000000" style:vertical-align="automatic" style:repeat-content="false"/>
      <style:paragraph-properties fo:text-align="start" fo:margin-left="0cm"/>
    </style:style>
    <style:style style:name="ce14" style:family="table-cell" style:parent-style-name="Pivot_32_Table_32_Value" style:data-style-name="N0">
      <style:table-cell-properties fo:border-top="thin solid #000000" fo:border-bottom="none" fo:border-left="thin solid #000000" fo:border-right="none"/>
    </style:style>
    <style:style style:name="ce15" style:family="table-cell" style:parent-style-name="Pivot_32_Table_32_Value" style:data-style-name="N0">
      <style:table-cell-properties fo:border-top="thin solid #000000" fo:border-bottom="none" fo:border-left="none" fo:border-right="none"/>
    </style:style>
    <style:style style:name="ce16" style:family="table-cell" style:parent-style-name="Pivot_32_Table_32_Value" style:data-style-name="N0">
      <style:table-cell-properties fo:border-top="thin solid #000000" fo:border-bottom="none" fo:border-left="none" fo:border-right="thin solid #000000"/>
    </style:style>
    <style:style style:name="ce17" style:family="table-cell" style:parent-style-name="Pivot_32_Table_32_Result" style:data-style-name="N0">
      <style:table-cell-properties fo:border-top="thin solid #000000" fo:border-bottom="none" fo:border-left="thin solid #000000" fo:border-right="2pt solid #000000"/>
      <style:text-properties fo:font-weight="bold" style:font-weight-asian="bold" style:font-weight-complex="bold"/>
    </style:style>
    <style:style style:name="ce18" style:family="table-cell" style:parent-style-name="Pivot_32_Table_32_Category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start" fo:margin-left="0cm"/>
    </style:style>
    <style:style style:name="ce19" style:family="table-cell" style:parent-style-name="Pivot_32_Table_32_Value" style:data-style-name="N0">
      <style:table-cell-properties fo:border-top="none" fo:border-bottom="none" fo:border-left="thin solid #000000" fo:border-right="none"/>
    </style:style>
    <style:style style:name="ce20" style:family="table-cell" style:parent-style-name="Pivot_32_Table_32_Value" style:data-style-name="N0"/>
    <style:style style:name="ce21" style:family="table-cell" style:parent-style-name="Pivot_32_Table_32_Value" style:data-style-name="N0"/>
    <style:style style:name="ce22" style:family="table-cell" style:parent-style-name="Pivot_32_Table_32_Value" style:data-style-name="N0">
      <style:table-cell-properties fo:border-top="none" fo:border-bottom="none" fo:border-left="none" fo:border-right="thin solid #000000"/>
    </style:style>
    <style:style style:name="ce23" style:family="table-cell" style:parent-style-name="Pivot_32_Table_32_Result" style:data-style-name="N0">
      <style:table-cell-properties fo:border-top="none" fo:border-bottom="none" fo:border-left="thin solid #000000" fo:border-right="2pt solid #000000"/>
      <style:text-properties fo:font-weight="bold" style:font-weight-asian="bold" style:font-weight-complex="bold"/>
    </style:style>
    <style:style style:name="ce24" style:family="table-cell" style:parent-style-name="Pivot_32_Table_32_Value" style:data-style-name="N0">
      <style:table-cell-properties fo:border-top="none" fo:border-bottom="thin solid #000000" fo:border-left="thin solid #000000" fo:border-right="none"/>
    </style:style>
    <style:style style:name="ce25" style:family="table-cell" style:parent-style-name="Pivot_32_Table_32_Value" style:data-style-name="N0">
      <style:table-cell-properties fo:border-top="none" fo:border-bottom="thin solid #000000" fo:border-left="none" fo:border-right="none"/>
    </style:style>
    <style:style style:name="ce26" style:family="table-cell" style:parent-style-name="Pivot_32_Table_32_Value" style:data-style-name="N0">
      <style:table-cell-properties fo:border-top="none" fo:border-bottom="thin solid #000000" fo:border-left="none" fo:border-right="thin solid #000000"/>
    </style:style>
    <style:style style:name="ce27" style:family="table-cell" style:parent-style-name="Pivot_32_Table_32_Result" style:data-style-name="N0">
      <style:table-cell-properties fo:border-top="none" fo:border-bottom="thin solid #000000" fo:border-left="thin solid #000000" fo:border-right="2pt solid #000000"/>
      <style:text-properties fo:font-weight="bold" style:font-weight-asian="bold" style:font-weight-complex="bold"/>
    </style:style>
    <style:style style:name="ce28" style:family="table-cell" style:parent-style-name="Pivot_32_Table_32_Title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Pivot_32_Table_32_Result" style:data-style-name="N0">
      <style:table-cell-properties fo:border-top="thin solid #000000" fo:border-bottom="2pt solid #000000" fo:border-left="thin solid #000000" fo:border-right="none"/>
      <style:text-properties fo:font-weight="bold" style:font-weight-asian="bold" style:font-weight-complex="bold"/>
    </style:style>
    <style:style style:name="ce30" style:family="table-cell" style:parent-style-name="Pivot_32_Table_32_Result" style:data-style-name="N0">
      <style:table-cell-properties fo:border-top="thin solid #000000" fo:border-bottom="2pt solid #000000" fo:border-left="none" fo:border-right="none"/>
      <style:text-properties fo:font-weight="bold" style:font-weight-asian="bold" style:font-weight-complex="bold"/>
    </style:style>
    <style:style style:name="ce31" style:family="table-cell" style:parent-style-name="Pivot_32_Table_32_Result" style:data-style-name="N0">
      <style:table-cell-properties fo:border-top="thin solid #000000" fo:border-bottom="2pt solid #000000" fo:border-left="none" fo:border-right="thin solid #000000"/>
      <style:text-properties fo:font-weight="bold" style:font-weight-asian="bold" style:font-weight-complex="bold"/>
    </style:style>
    <style:style style:name="ce32" style:family="table-cell" style:parent-style-name="Pivot_32_Table_32_Result" style:data-style-name="N0">
      <style:table-cell-properties fo:border-top="thin solid #000000" fo:border-bottom="2pt solid #000000" fo:border-left="thin solid #000000" fo:border-right="2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1.69333333333333cm" style:use-optimal-column-width="true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3.78354166666667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2.83104166666667cm" style:use-optimal-column-width="true"/>
    </style:style>
    <style:style style:name="co14" style:family="table-column">
      <style:table-column-properties fo:break-before="auto" style:column-width="2.91041666666667cm" style:use-optimal-column-width="true"/>
    </style:style>
    <style:style style:name="co15" style:family="table-column">
      <style:table-column-properties fo:break-before="auto" style:column-width="1.87854166666667cm" style:use-optimal-column-width="true"/>
    </style:style>
    <style:style style:name="co16" style:family="table-column">
      <style:table-column-properties fo:break-before="auto" style:column-width="2.38125cm" style:use-optimal-column-width="true"/>
    </style:style>
    <style:style style:name="co17" style:family="table-column">
      <style:table-column-properties fo:break-before="auto" style:column-width="3.38666666666667cm" style:use-optimal-column-width="true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3.413125cm" style:use-optimal-column-width="true"/>
    </style:style>
    <style:style style:name="co20" style:family="table-column">
      <style:table-column-properties fo:break-before="auto" style:column-width="3.01625cm" style:use-optimal-column-width="true"/>
    </style:style>
    <style:style style:name="co21" style:family="table-column">
      <style:table-column-properties fo:break-before="auto" style:column-width="2.06375cm" style:use-optimal-column-width="true"/>
    </style:style>
    <style:style style:name="co22" style:family="table-column">
      <style:table-column-properties fo:break-before="auto" style:column-width="2.19604166666667cm" style:use-optimal-column-width="true"/>
    </style:style>
    <style:style style:name="co23" style:family="table-column">
      <style:table-column-properties fo:break-before="auto" style:column-width="2.2225cm" style:use-optimal-column-width="true"/>
    </style:style>
    <style:style style:name="co24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eople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2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7">
            <text:p>Name</text:p>
          </table:table-cell>
          <table:table-cell office:value-type="string" table:style-name="ce37">
            <text:p>Age</text:p>
          </table:table-cell>
          <table:table-cell office:value-type="string" table:style-name="ce37">
            <text:p>Gender</text:p>
          </table:table-cell>
          <table:table-cell office:value-type="string" table:style-name="ce37">
            <text:p>City</text:p>
          </table:table-cell>
          <table:table-cell office:value-type="string" table:style-name="ce37">
            <text:p>Score</text:p>
          </table:table-cell>
          <table:table-cell office:value-type="string" table:style-name="ce37">
            <text:p>Ocupation</text:p>
          </table:table-cell>
          <table:table-cell office:value-type="string" table:style-name="ce37">
            <text:p>Salary</text:p>
          </table:table-cell>
          <table:table-cell office:value-type="string" table:style-name="ce37">
            <text:p>IsRetired</text:p>
          </table:table-cell>
          <table:table-cell office:value-type="string" table:style-name="ce33">
            <text:p>ReceiveSupport</text:p>
          </table:table-cell>
          <table:table-cell office:value-type="string" table:style-name="ce33">
            <text:p>SupportAmount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33" table:style-name="ce37">
            <text:p>3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32.72" table:style-name="ce37">
            <text:p>32.72</text:p>
          </table:table-cell>
          <table:table-cell office:value-type="string" table:style-name="ce37">
            <text:p>Babysiter</text:p>
          </table:table-cell>
          <table:table-cell office:value-type="currency" office:value="3251" table:style-name="ce38">
            <text:p>$3,251.00</text:p>
          </table:table-cell>
          <table:table-cell office:value-type="boolean" office:boolean-value="false" table:formula="of:=IF([.B2]&gt;=60; TRUE; FALSE)" table:style-name="ce33">
            <text:p>FALSE</text:p>
          </table:table-cell>
          <table:table-cell office:value-type="boolean" office:boolean-value="false" table:formula="of:=IF(OR([.G2]&lt;1000; [.B2]&gt;=60); TRUE; FALSE)" table:style-name="ce33">
            <text:p>FALSE</text:p>
          </table:table-cell>
          <table:table-cell office:value-type="currency" office:value="0" table:formula="of:=IF([.I2]=TRUE;IF([.B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36" table:style-name="ce37">
            <text:p>3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35.01" table:style-name="ce37">
            <text:p>35.01</text:p>
          </table:table-cell>
          <table:table-cell office:value-type="string" table:style-name="ce37">
            <text:p>Bartender</text:p>
          </table:table-cell>
          <table:table-cell office:value-type="currency" office:value="3837" table:style-name="ce38">
            <text:p>$3,837.00</text:p>
          </table:table-cell>
          <table:table-cell office:value-type="boolean" office:boolean-value="false" table:formula="of:=IF([.B3]&gt;=60; TRUE; FALSE)" table:style-name="ce33">
            <text:p>FALSE</text:p>
          </table:table-cell>
          <table:table-cell office:value-type="boolean" office:boolean-value="false" table:formula="of:=IF(OR([.G3]&lt;1000; [.B3]&gt;=60); TRUE; FALSE)" table:style-name="ce33">
            <text:p>FALSE</text:p>
          </table:table-cell>
          <table:table-cell office:value-type="currency" office:value="0" table:formula="of:=IF([.I3]=TRUE;IF([.B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66.930000000000007" table:style-name="ce37">
            <text:p>66.93</text:p>
          </table:table-cell>
          <table:table-cell office:value-type="string" table:style-name="ce37">
            <text:p>Bartender</text:p>
          </table:table-cell>
          <table:table-cell office:value-type="currency" office:value="2363" table:style-name="ce38">
            <text:p>$2,363.00</text:p>
          </table:table-cell>
          <table:table-cell office:value-type="boolean" office:boolean-value="false" table:formula="of:=IF([.B4]&gt;=60; TRUE; FALSE)" table:style-name="ce33">
            <text:p>FALSE</text:p>
          </table:table-cell>
          <table:table-cell office:value-type="boolean" office:boolean-value="false" table:formula="of:=IF(OR([.G4]&lt;1000; [.B4]&gt;=60); TRUE; FALSE)" table:style-name="ce33">
            <text:p>FALSE</text:p>
          </table:table-cell>
          <table:table-cell office:value-type="currency" office:value="0" table:formula="of:=IF([.I4]=TRUE;IF([.B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98.04" table:style-name="ce37">
            <text:p>98.04</text:p>
          </table:table-cell>
          <table:table-cell office:value-type="string" table:style-name="ce37">
            <text:p>Store Asistant</text:p>
          </table:table-cell>
          <table:table-cell office:value-type="currency" office:value="3385" table:style-name="ce38">
            <text:p>$3,385.00</text:p>
          </table:table-cell>
          <table:table-cell office:value-type="boolean" office:boolean-value="false" table:formula="of:=IF([.B5]&gt;=60; TRUE; FALSE)" table:style-name="ce33">
            <text:p>FALSE</text:p>
          </table:table-cell>
          <table:table-cell office:value-type="boolean" office:boolean-value="false" table:formula="of:=IF(OR([.G5]&lt;1000; [.B5]&gt;=60); TRUE; FALSE)" table:style-name="ce33">
            <text:p>FALSE</text:p>
          </table:table-cell>
          <table:table-cell office:value-type="currency" office:value="0" table:formula="of:=IF([.I5]=TRUE;IF([.B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38.049999999999997" table:style-name="ce37">
            <text:p>38.05</text:p>
          </table:table-cell>
          <table:table-cell office:value-type="string" table:style-name="ce37">
            <text:p>Programer</text:p>
          </table:table-cell>
          <table:table-cell office:value-type="currency" office:value="4776" table:style-name="ce38">
            <text:p>$4,776.00</text:p>
          </table:table-cell>
          <table:table-cell office:value-type="boolean" office:boolean-value="false" table:formula="of:=IF([.B6]&gt;=60; TRUE; FALSE)" table:style-name="ce33">
            <text:p>FALSE</text:p>
          </table:table-cell>
          <table:table-cell office:value-type="boolean" office:boolean-value="false" table:formula="of:=IF(OR([.G6]&lt;1000; [.B6]&gt;=60); TRUE; FALSE)" table:style-name="ce33">
            <text:p>FALSE</text:p>
          </table:table-cell>
          <table:table-cell office:value-type="currency" office:value="0" table:formula="of:=IF([.I6]=TRUE;IF([.B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33.56" table:style-name="ce37">
            <text:p>33.56</text:p>
          </table:table-cell>
          <table:table-cell office:value-type="string" table:style-name="ce37">
            <text:p>Firefigther</text:p>
          </table:table-cell>
          <table:table-cell office:value-type="currency" office:value="5460" table:style-name="ce38">
            <text:p>$5,460.00</text:p>
          </table:table-cell>
          <table:table-cell office:value-type="boolean" office:boolean-value="false" table:formula="of:=IF([.B7]&gt;=60; TRUE; FALSE)" table:style-name="ce33">
            <text:p>FALSE</text:p>
          </table:table-cell>
          <table:table-cell office:value-type="boolean" office:boolean-value="false" table:formula="of:=IF(OR([.G7]&lt;1000; [.B7]&gt;=60); TRUE; FALSE)" table:style-name="ce33">
            <text:p>FALSE</text:p>
          </table:table-cell>
          <table:table-cell office:value-type="currency" office:value="0" table:formula="of:=IF([.I7]=TRUE;IF([.B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18" table:style-name="ce37">
            <text:p>1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21.02" table:style-name="ce37">
            <text:p>21.02</text:p>
          </table:table-cell>
          <table:table-cell office:value-type="string" table:style-name="ce37">
            <text:p>Nurse</text:p>
          </table:table-cell>
          <table:table-cell office:value-type="currency" office:value="4632" table:style-name="ce38">
            <text:p>$4,632.00</text:p>
          </table:table-cell>
          <table:table-cell office:value-type="boolean" office:boolean-value="false" table:formula="of:=IF([.B8]&gt;=60; TRUE; FALSE)" table:style-name="ce33">
            <text:p>FALSE</text:p>
          </table:table-cell>
          <table:table-cell office:value-type="boolean" office:boolean-value="false" table:formula="of:=IF(OR([.G8]&lt;1000; [.B8]&gt;=60); TRUE; FALSE)" table:style-name="ce33">
            <text:p>FALSE</text:p>
          </table:table-cell>
          <table:table-cell office:value-type="currency" office:value="0" table:formula="of:=IF([.I8]=TRUE;IF([.B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49.77" table:style-name="ce37">
            <text:p>49.77</text:p>
          </table:table-cell>
          <table:table-cell office:value-type="string" table:style-name="ce37">
            <text:p>Business Man</text:p>
          </table:table-cell>
          <table:table-cell office:value-type="currency" office:value="2651" table:style-name="ce38">
            <text:p>$2,651.00</text:p>
          </table:table-cell>
          <table:table-cell office:value-type="boolean" office:boolean-value="false" table:formula="of:=IF([.B9]&gt;=60; TRUE; FALSE)" table:style-name="ce33">
            <text:p>FALSE</text:p>
          </table:table-cell>
          <table:table-cell office:value-type="boolean" office:boolean-value="false" table:formula="of:=IF(OR([.G9]&lt;1000; [.B9]&gt;=60); TRUE; FALSE)" table:style-name="ce33">
            <text:p>FALSE</text:p>
          </table:table-cell>
          <table:table-cell office:value-type="currency" office:value="0" table:formula="of:=IF([.I9]=TRUE;IF([.B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14.11" table:style-name="ce37">
            <text:p>14.11</text:p>
          </table:table-cell>
          <table:table-cell office:value-type="string" table:style-name="ce37">
            <text:p>Architect</text:p>
          </table:table-cell>
          <table:table-cell office:value-type="currency" office:value="3510" table:style-name="ce38">
            <text:p>$3,510.00</text:p>
          </table:table-cell>
          <table:table-cell office:value-type="boolean" office:boolean-value="false" table:formula="of:=IF([.B10]&gt;=60; TRUE; FALSE)" table:style-name="ce33">
            <text:p>FALSE</text:p>
          </table:table-cell>
          <table:table-cell office:value-type="boolean" office:boolean-value="false" table:formula="of:=IF(OR([.G10]&lt;1000; [.B10]&gt;=60); TRUE; FALSE)" table:style-name="ce33">
            <text:p>FALSE</text:p>
          </table:table-cell>
          <table:table-cell office:value-type="currency" office:value="0" table:formula="of:=IF([.I10]=TRUE;IF([.B1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30" table:style-name="ce37">
            <text:p>3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24.03" table:style-name="ce37">
            <text:p>24.03</text:p>
          </table:table-cell>
          <table:table-cell office:value-type="string" table:style-name="ce37">
            <text:p>Business Man</text:p>
          </table:table-cell>
          <table:table-cell office:value-type="currency" office:value="3491" table:style-name="ce38">
            <text:p>$3,491.00</text:p>
          </table:table-cell>
          <table:table-cell office:value-type="boolean" office:boolean-value="false" table:formula="of:=IF([.B11]&gt;=60; TRUE; FALSE)" table:style-name="ce33">
            <text:p>FALSE</text:p>
          </table:table-cell>
          <table:table-cell office:value-type="boolean" office:boolean-value="false" table:formula="of:=IF(OR([.G11]&lt;1000; [.B11]&gt;=60); TRUE; FALSE)" table:style-name="ce33">
            <text:p>FALSE</text:p>
          </table:table-cell>
          <table:table-cell office:value-type="currency" office:value="0" table:formula="of:=IF([.I11]=TRUE;IF([.B1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48" table:style-name="ce37">
            <text:p>4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44.41" table:style-name="ce37">
            <text:p>44.41</text:p>
          </table:table-cell>
          <table:table-cell office:value-type="string" table:style-name="ce37">
            <text:p>Enterprises Manager</text:p>
          </table:table-cell>
          <table:table-cell office:value-type="currency" office:value="4730" table:style-name="ce38">
            <text:p>$4,730.00</text:p>
          </table:table-cell>
          <table:table-cell office:value-type="boolean" office:boolean-value="false" table:formula="of:=IF([.B12]&gt;=60; TRUE; FALSE)" table:style-name="ce33">
            <text:p>FALSE</text:p>
          </table:table-cell>
          <table:table-cell office:value-type="boolean" office:boolean-value="false" table:formula="of:=IF(OR([.G12]&lt;1000; [.B12]&gt;=60); TRUE; FALSE)" table:style-name="ce33">
            <text:p>FALSE</text:p>
          </table:table-cell>
          <table:table-cell office:value-type="currency" office:value="0" table:formula="of:=IF([.I12]=TRUE;IF([.B1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54" table:style-name="ce37">
            <text:p>5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77.819999999999993" table:style-name="ce37">
            <text:p>77.82</text:p>
          </table:table-cell>
          <table:table-cell office:value-type="string" table:style-name="ce37">
            <text:p>Enterprises Manager</text:p>
          </table:table-cell>
          <table:table-cell office:value-type="currency" office:value="960" table:style-name="ce38">
            <text:p>$960.00</text:p>
          </table:table-cell>
          <table:table-cell office:value-type="boolean" office:boolean-value="false" table:formula="of:=IF([.B13]&gt;=60; TRUE; FALSE)" table:style-name="ce33">
            <text:p>FALSE</text:p>
          </table:table-cell>
          <table:table-cell office:value-type="boolean" office:boolean-value="true" table:formula="of:=IF(OR([.G13]&lt;1000; [.B13]&gt;=60); TRUE; FALSE)" table:style-name="ce33">
            <text:p>TRUE</text:p>
          </table:table-cell>
          <table:table-cell office:value-type="currency" office:value="800" table:formula="of:=IF([.I13]=TRUE;IF([.B1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5.51" table:style-name="ce37">
            <text:p>5.51</text:p>
          </table:table-cell>
          <table:table-cell office:value-type="string" table:style-name="ce37">
            <text:p>Postman</text:p>
          </table:table-cell>
          <table:table-cell office:value-type="currency" office:value="5950" table:style-name="ce38">
            <text:p>$5,950.00</text:p>
          </table:table-cell>
          <table:table-cell office:value-type="boolean" office:boolean-value="false" table:formula="of:=IF([.B14]&gt;=60; TRUE; FALSE)" table:style-name="ce33">
            <text:p>FALSE</text:p>
          </table:table-cell>
          <table:table-cell office:value-type="boolean" office:boolean-value="false" table:formula="of:=IF(OR([.G14]&lt;1000; [.B14]&gt;=60); TRUE; FALSE)" table:style-name="ce33">
            <text:p>FALSE</text:p>
          </table:table-cell>
          <table:table-cell office:value-type="currency" office:value="0" table:formula="of:=IF([.I14]=TRUE;IF([.B1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30" table:style-name="ce37">
            <text:p>3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40.83" table:style-name="ce37">
            <text:p>40.83</text:p>
          </table:table-cell>
          <table:table-cell office:value-type="string" table:style-name="ce37">
            <text:p>Fit Trainer</text:p>
          </table:table-cell>
          <table:table-cell office:value-type="currency" office:value="6121" table:style-name="ce38">
            <text:p>$6,121.00</text:p>
          </table:table-cell>
          <table:table-cell office:value-type="boolean" office:boolean-value="false" table:formula="of:=IF([.B15]&gt;=60; TRUE; FALSE)" table:style-name="ce33">
            <text:p>FALSE</text:p>
          </table:table-cell>
          <table:table-cell office:value-type="boolean" office:boolean-value="false" table:formula="of:=IF(OR([.G15]&lt;1000; [.B15]&gt;=60); TRUE; FALSE)" table:style-name="ce33">
            <text:p>FALSE</text:p>
          </table:table-cell>
          <table:table-cell office:value-type="currency" office:value="0" table:formula="of:=IF([.I15]=TRUE;IF([.B1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25" table:style-name="ce37">
            <text:p>2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78.27" table:style-name="ce37">
            <text:p>78.27</text:p>
          </table:table-cell>
          <table:table-cell office:value-type="string" table:style-name="ce37">
            <text:p>Babysiter</text:p>
          </table:table-cell>
          <table:table-cell office:value-type="currency" office:value="6316" table:style-name="ce38">
            <text:p>$6,316.00</text:p>
          </table:table-cell>
          <table:table-cell office:value-type="boolean" office:boolean-value="false" table:formula="of:=IF([.B16]&gt;=60; TRUE; FALSE)" table:style-name="ce33">
            <text:p>FALSE</text:p>
          </table:table-cell>
          <table:table-cell office:value-type="boolean" office:boolean-value="false" table:formula="of:=IF(OR([.G16]&lt;1000; [.B16]&gt;=60); TRUE; FALSE)" table:style-name="ce33">
            <text:p>FALSE</text:p>
          </table:table-cell>
          <table:table-cell office:value-type="currency" office:value="0" table:formula="of:=IF([.I16]=TRUE;IF([.B1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60" table:style-name="ce37">
            <text:p>6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60.12" table:style-name="ce37">
            <text:p>60.12</text:p>
          </table:table-cell>
          <table:table-cell office:value-type="string" table:style-name="ce37">
            <text:p>Babysiter</text:p>
          </table:table-cell>
          <table:table-cell office:value-type="currency" office:value="5591" table:style-name="ce38">
            <text:p>$5,591.00</text:p>
          </table:table-cell>
          <table:table-cell office:value-type="boolean" office:boolean-value="true" table:formula="of:=IF([.B17]&gt;=60; TRUE; FALSE)" table:style-name="ce33">
            <text:p>TRUE</text:p>
          </table:table-cell>
          <table:table-cell office:value-type="boolean" office:boolean-value="true" table:formula="of:=IF(OR([.G17]&lt;1000; [.B17]&gt;=60); TRUE; FALSE)" table:style-name="ce33">
            <text:p>TRUE</text:p>
          </table:table-cell>
          <table:table-cell office:value-type="currency" office:value="1000" table:formula="of:=IF([.I17]=TRUE;IF([.B1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28.92" table:style-name="ce37">
            <text:p>28.92</text:p>
          </table:table-cell>
          <table:table-cell office:value-type="string" table:style-name="ce37">
            <text:p>Windows Cleaner</text:p>
          </table:table-cell>
          <table:table-cell office:value-type="currency" office:value="1671" table:style-name="ce38">
            <text:p>$1,671.00</text:p>
          </table:table-cell>
          <table:table-cell office:value-type="boolean" office:boolean-value="false" table:formula="of:=IF([.B18]&gt;=60; TRUE; FALSE)" table:style-name="ce33">
            <text:p>FALSE</text:p>
          </table:table-cell>
          <table:table-cell office:value-type="boolean" office:boolean-value="false" table:formula="of:=IF(OR([.G18]&lt;1000; [.B18]&gt;=60); TRUE; FALSE)" table:style-name="ce33">
            <text:p>FALSE</text:p>
          </table:table-cell>
          <table:table-cell office:value-type="currency" office:value="0" table:formula="of:=IF([.I18]=TRUE;IF([.B1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20" table:style-name="ce37">
            <text:p>2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25.6" table:style-name="ce37">
            <text:p>25.6</text:p>
          </table:table-cell>
          <table:table-cell office:value-type="string" table:style-name="ce37">
            <text:p>Carpenter</text:p>
          </table:table-cell>
          <table:table-cell office:value-type="currency" office:value="6445" table:style-name="ce38">
            <text:p>$6,445.00</text:p>
          </table:table-cell>
          <table:table-cell office:value-type="boolean" office:boolean-value="false" table:formula="of:=IF([.B19]&gt;=60; TRUE; FALSE)" table:style-name="ce33">
            <text:p>FALSE</text:p>
          </table:table-cell>
          <table:table-cell office:value-type="boolean" office:boolean-value="false" table:formula="of:=IF(OR([.G19]&lt;1000; [.B19]&gt;=60); TRUE; FALSE)" table:style-name="ce33">
            <text:p>FALSE</text:p>
          </table:table-cell>
          <table:table-cell office:value-type="currency" office:value="0" table:formula="of:=IF([.I19]=TRUE;IF([.B1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27" table:style-name="ce37">
            <text:p>2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44.76" table:style-name="ce37">
            <text:p>44.76</text:p>
          </table:table-cell>
          <table:table-cell office:value-type="string" table:style-name="ce37">
            <text:p>Financial Manager</text:p>
          </table:table-cell>
          <table:table-cell office:value-type="currency" office:value="7067" table:style-name="ce38">
            <text:p>$7,067.00</text:p>
          </table:table-cell>
          <table:table-cell office:value-type="boolean" office:boolean-value="false" table:formula="of:=IF([.B20]&gt;=60; TRUE; FALSE)" table:style-name="ce33">
            <text:p>FALSE</text:p>
          </table:table-cell>
          <table:table-cell office:value-type="boolean" office:boolean-value="false" table:formula="of:=IF(OR([.G20]&lt;1000; [.B20]&gt;=60); TRUE; FALSE)" table:style-name="ce33">
            <text:p>FALSE</text:p>
          </table:table-cell>
          <table:table-cell office:value-type="currency" office:value="0" table:formula="of:=IF([.I20]=TRUE;IF([.B2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20" table:style-name="ce37">
            <text:p>2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94.75" table:style-name="ce37">
            <text:p>94.75</text:p>
          </table:table-cell>
          <table:table-cell office:value-type="string" table:style-name="ce37">
            <text:p>Fit Trainer</text:p>
          </table:table-cell>
          <table:table-cell office:value-type="currency" office:value="6761" table:style-name="ce38">
            <text:p>$6,761.00</text:p>
          </table:table-cell>
          <table:table-cell office:value-type="boolean" office:boolean-value="false" table:formula="of:=IF([.B21]&gt;=60; TRUE; FALSE)" table:style-name="ce33">
            <text:p>FALSE</text:p>
          </table:table-cell>
          <table:table-cell office:value-type="boolean" office:boolean-value="false" table:formula="of:=IF(OR([.G21]&lt;1000; [.B21]&gt;=60); TRUE; FALSE)" table:style-name="ce33">
            <text:p>FALSE</text:p>
          </table:table-cell>
          <table:table-cell office:value-type="currency" office:value="0" table:formula="of:=IF([.I21]=TRUE;IF([.B2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8.85" table:style-name="ce37">
            <text:p>8.85</text:p>
          </table:table-cell>
          <table:table-cell office:value-type="string" table:style-name="ce37">
            <text:p>Medic</text:p>
          </table:table-cell>
          <table:table-cell office:value-type="currency" office:value="7434" table:style-name="ce38">
            <text:p>$7,434.00</text:p>
          </table:table-cell>
          <table:table-cell office:value-type="boolean" office:boolean-value="false" table:formula="of:=IF([.B22]&gt;=60; TRUE; FALSE)" table:style-name="ce33">
            <text:p>FALSE</text:p>
          </table:table-cell>
          <table:table-cell office:value-type="boolean" office:boolean-value="false" table:formula="of:=IF(OR([.G22]&lt;1000; [.B22]&gt;=60); TRUE; FALSE)" table:style-name="ce33">
            <text:p>FALSE</text:p>
          </table:table-cell>
          <table:table-cell office:value-type="currency" office:value="0" table:formula="of:=IF([.I22]=TRUE;IF([.B2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70.83" table:style-name="ce37">
            <text:p>70.83</text:p>
          </table:table-cell>
          <table:table-cell office:value-type="string" table:style-name="ce37">
            <text:p>Medic</text:p>
          </table:table-cell>
          <table:table-cell office:value-type="currency" office:value="7166" table:style-name="ce38">
            <text:p>$7,166.00</text:p>
          </table:table-cell>
          <table:table-cell office:value-type="boolean" office:boolean-value="false" table:formula="of:=IF([.B23]&gt;=60; TRUE; FALSE)" table:style-name="ce33">
            <text:p>FALSE</text:p>
          </table:table-cell>
          <table:table-cell office:value-type="boolean" office:boolean-value="false" table:formula="of:=IF(OR([.G23]&lt;1000; [.B23]&gt;=60); TRUE; FALSE)" table:style-name="ce33">
            <text:p>FALSE</text:p>
          </table:table-cell>
          <table:table-cell office:value-type="currency" office:value="0" table:formula="of:=IF([.I23]=TRUE;IF([.B2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34" table:style-name="ce37">
            <text:p>3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73.099999999999994" table:style-name="ce37">
            <text:p>73.1</text:p>
          </table:table-cell>
          <table:table-cell office:value-type="string" table:style-name="ce37">
            <text:p>Windows Cleaner</text:p>
          </table:table-cell>
          <table:table-cell office:value-type="currency" office:value="1972" table:style-name="ce38">
            <text:p>$1,972.00</text:p>
          </table:table-cell>
          <table:table-cell office:value-type="boolean" office:boolean-value="false" table:formula="of:=IF([.B24]&gt;=60; TRUE; FALSE)" table:style-name="ce33">
            <text:p>FALSE</text:p>
          </table:table-cell>
          <table:table-cell office:value-type="boolean" office:boolean-value="false" table:formula="of:=IF(OR([.G24]&lt;1000; [.B24]&gt;=60); TRUE; FALSE)" table:style-name="ce33">
            <text:p>FALSE</text:p>
          </table:table-cell>
          <table:table-cell office:value-type="currency" office:value="0" table:formula="of:=IF([.I24]=TRUE;IF([.B2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25" table:style-name="ce37">
            <text:p>2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33.22" table:style-name="ce37">
            <text:p>33.22</text:p>
          </table:table-cell>
          <table:table-cell office:value-type="string" table:style-name="ce37">
            <text:p>Fit Trainer</text:p>
          </table:table-cell>
          <table:table-cell office:value-type="currency" office:value="5503" table:style-name="ce38">
            <text:p>$5,503.00</text:p>
          </table:table-cell>
          <table:table-cell office:value-type="boolean" office:boolean-value="false" table:formula="of:=IF([.B25]&gt;=60; TRUE; FALSE)" table:style-name="ce33">
            <text:p>FALSE</text:p>
          </table:table-cell>
          <table:table-cell office:value-type="boolean" office:boolean-value="false" table:formula="of:=IF(OR([.G25]&lt;1000; [.B25]&gt;=60); TRUE; FALSE)" table:style-name="ce33">
            <text:p>FALSE</text:p>
          </table:table-cell>
          <table:table-cell office:value-type="currency" office:value="0" table:formula="of:=IF([.I25]=TRUE;IF([.B2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23" table:style-name="ce37">
            <text:p>2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0.24" table:style-name="ce37">
            <text:p>0.24</text:p>
          </table:table-cell>
          <table:table-cell office:value-type="string" table:style-name="ce37">
            <text:p>Construction Worker</text:p>
          </table:table-cell>
          <table:table-cell office:value-type="currency" office:value="894" table:style-name="ce38">
            <text:p>$894.00</text:p>
          </table:table-cell>
          <table:table-cell office:value-type="boolean" office:boolean-value="false" table:formula="of:=IF([.B26]&gt;=60; TRUE; FALSE)" table:style-name="ce33">
            <text:p>FALSE</text:p>
          </table:table-cell>
          <table:table-cell office:value-type="boolean" office:boolean-value="true" table:formula="of:=IF(OR([.G26]&lt;1000; [.B26]&gt;=60); TRUE; FALSE)" table:style-name="ce33">
            <text:p>TRUE</text:p>
          </table:table-cell>
          <table:table-cell office:value-type="currency" office:value="800" table:formula="of:=IF([.I26]=TRUE;IF([.B2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54.25" table:style-name="ce37">
            <text:p>54.25</text:p>
          </table:table-cell>
          <table:table-cell office:value-type="string" table:style-name="ce37">
            <text:p>Business Man</text:p>
          </table:table-cell>
          <table:table-cell office:value-type="currency" office:value="5646" table:style-name="ce38">
            <text:p>$5,646.00</text:p>
          </table:table-cell>
          <table:table-cell office:value-type="boolean" office:boolean-value="false" table:formula="of:=IF([.B27]&gt;=60; TRUE; FALSE)" table:style-name="ce33">
            <text:p>FALSE</text:p>
          </table:table-cell>
          <table:table-cell office:value-type="boolean" office:boolean-value="false" table:formula="of:=IF(OR([.G27]&lt;1000; [.B27]&gt;=60); TRUE; FALSE)" table:style-name="ce33">
            <text:p>FALSE</text:p>
          </table:table-cell>
          <table:table-cell office:value-type="currency" office:value="0" table:formula="of:=IF([.I27]=TRUE;IF([.B2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34.299999999999997" table:style-name="ce37">
            <text:p>34.3</text:p>
          </table:table-cell>
          <table:table-cell office:value-type="string" table:style-name="ce37">
            <text:p>Store Asistant</text:p>
          </table:table-cell>
          <table:table-cell office:value-type="currency" office:value="6776" table:style-name="ce38">
            <text:p>$6,776.00</text:p>
          </table:table-cell>
          <table:table-cell office:value-type="boolean" office:boolean-value="false" table:formula="of:=IF([.B28]&gt;=60; TRUE; FALSE)" table:style-name="ce33">
            <text:p>FALSE</text:p>
          </table:table-cell>
          <table:table-cell office:value-type="boolean" office:boolean-value="false" table:formula="of:=IF(OR([.G28]&lt;1000; [.B28]&gt;=60); TRUE; FALSE)" table:style-name="ce33">
            <text:p>FALSE</text:p>
          </table:table-cell>
          <table:table-cell office:value-type="currency" office:value="0" table:formula="of:=IF([.I28]=TRUE;IF([.B2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57" table:style-name="ce37">
            <text:p>5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22.8" table:style-name="ce37">
            <text:p>22.8</text:p>
          </table:table-cell>
          <table:table-cell office:value-type="string" table:style-name="ce37">
            <text:p>Carpenter</text:p>
          </table:table-cell>
          <table:table-cell office:value-type="currency" office:value="2535" table:style-name="ce38">
            <text:p>$2,535.00</text:p>
          </table:table-cell>
          <table:table-cell office:value-type="boolean" office:boolean-value="false" table:formula="of:=IF([.B29]&gt;=60; TRUE; FALSE)" table:style-name="ce33">
            <text:p>FALSE</text:p>
          </table:table-cell>
          <table:table-cell office:value-type="boolean" office:boolean-value="false" table:formula="of:=IF(OR([.G29]&lt;1000; [.B29]&gt;=60); TRUE; FALSE)" table:style-name="ce33">
            <text:p>FALSE</text:p>
          </table:table-cell>
          <table:table-cell office:value-type="currency" office:value="0" table:formula="of:=IF([.I29]=TRUE;IF([.B2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80.03" table:style-name="ce37">
            <text:p>80.03</text:p>
          </table:table-cell>
          <table:table-cell office:value-type="string" table:style-name="ce37">
            <text:p>Architect</text:p>
          </table:table-cell>
          <table:table-cell office:value-type="currency" office:value="5992" table:style-name="ce38">
            <text:p>$5,992.00</text:p>
          </table:table-cell>
          <table:table-cell office:value-type="boolean" office:boolean-value="false" table:formula="of:=IF([.B30]&gt;=60; TRUE; FALSE)" table:style-name="ce33">
            <text:p>FALSE</text:p>
          </table:table-cell>
          <table:table-cell office:value-type="boolean" office:boolean-value="false" table:formula="of:=IF(OR([.G30]&lt;1000; [.B30]&gt;=60); TRUE; FALSE)" table:style-name="ce33">
            <text:p>FALSE</text:p>
          </table:table-cell>
          <table:table-cell office:value-type="currency" office:value="0" table:formula="of:=IF([.I30]=TRUE;IF([.B3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99.12" table:style-name="ce37">
            <text:p>99.12</text:p>
          </table:table-cell>
          <table:table-cell office:value-type="string" table:style-name="ce37">
            <text:p>Construction Worker</text:p>
          </table:table-cell>
          <table:table-cell office:value-type="currency" office:value="5816" table:style-name="ce38">
            <text:p>$5,816.00</text:p>
          </table:table-cell>
          <table:table-cell office:value-type="boolean" office:boolean-value="false" table:formula="of:=IF([.B31]&gt;=60; TRUE; FALSE)" table:style-name="ce33">
            <text:p>FALSE</text:p>
          </table:table-cell>
          <table:table-cell office:value-type="boolean" office:boolean-value="false" table:formula="of:=IF(OR([.G31]&lt;1000; [.B31]&gt;=60); TRUE; FALSE)" table:style-name="ce33">
            <text:p>FALSE</text:p>
          </table:table-cell>
          <table:table-cell office:value-type="currency" office:value="0" table:formula="of:=IF([.I31]=TRUE;IF([.B3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54" table:style-name="ce37">
            <text:p>5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23.46" table:style-name="ce37">
            <text:p>23.46</text:p>
          </table:table-cell>
          <table:table-cell office:value-type="string" table:style-name="ce37">
            <text:p>Postman</text:p>
          </table:table-cell>
          <table:table-cell office:value-type="currency" office:value="7456" table:style-name="ce38">
            <text:p>$7,456.00</text:p>
          </table:table-cell>
          <table:table-cell office:value-type="boolean" office:boolean-value="false" table:formula="of:=IF([.B32]&gt;=60; TRUE; FALSE)" table:style-name="ce33">
            <text:p>FALSE</text:p>
          </table:table-cell>
          <table:table-cell office:value-type="boolean" office:boolean-value="false" table:formula="of:=IF(OR([.G32]&lt;1000; [.B32]&gt;=60); TRUE; FALSE)" table:style-name="ce33">
            <text:p>FALSE</text:p>
          </table:table-cell>
          <table:table-cell office:value-type="currency" office:value="0" table:formula="of:=IF([.I32]=TRUE;IF([.B3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28.54" table:style-name="ce37">
            <text:p>28.54</text:p>
          </table:table-cell>
          <table:table-cell office:value-type="string" table:style-name="ce37">
            <text:p>Plumber</text:p>
          </table:table-cell>
          <table:table-cell office:value-type="currency" office:value="1551" table:style-name="ce38">
            <text:p>$1,551.00</text:p>
          </table:table-cell>
          <table:table-cell office:value-type="boolean" office:boolean-value="false" table:formula="of:=IF([.B33]&gt;=60; TRUE; FALSE)" table:style-name="ce33">
            <text:p>FALSE</text:p>
          </table:table-cell>
          <table:table-cell office:value-type="boolean" office:boolean-value="false" table:formula="of:=IF(OR([.G33]&lt;1000; [.B33]&gt;=60); TRUE; FALSE)" table:style-name="ce33">
            <text:p>FALSE</text:p>
          </table:table-cell>
          <table:table-cell office:value-type="currency" office:value="0" table:formula="of:=IF([.I33]=TRUE;IF([.B3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23" table:style-name="ce37">
            <text:p>2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51.44" table:style-name="ce37">
            <text:p>51.44</text:p>
          </table:table-cell>
          <table:table-cell office:value-type="string" table:style-name="ce37">
            <text:p>Housekeeper</text:p>
          </table:table-cell>
          <table:table-cell office:value-type="currency" office:value="5151" table:style-name="ce38">
            <text:p>$5,151.00</text:p>
          </table:table-cell>
          <table:table-cell office:value-type="boolean" office:boolean-value="false" table:formula="of:=IF([.B34]&gt;=60; TRUE; FALSE)" table:style-name="ce33">
            <text:p>FALSE</text:p>
          </table:table-cell>
          <table:table-cell office:value-type="boolean" office:boolean-value="false" table:formula="of:=IF(OR([.G34]&lt;1000; [.B34]&gt;=60); TRUE; FALSE)" table:style-name="ce33">
            <text:p>FALSE</text:p>
          </table:table-cell>
          <table:table-cell office:value-type="currency" office:value="0" table:formula="of:=IF([.I34]=TRUE;IF([.B3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59" table:style-name="ce37">
            <text:p>5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18.739999999999998" table:style-name="ce37">
            <text:p>18.74</text:p>
          </table:table-cell>
          <table:table-cell office:value-type="string" table:style-name="ce37">
            <text:p>Financial Manager</text:p>
          </table:table-cell>
          <table:table-cell office:value-type="currency" office:value="869" table:style-name="ce38">
            <text:p>$869.00</text:p>
          </table:table-cell>
          <table:table-cell office:value-type="boolean" office:boolean-value="false" table:formula="of:=IF([.B35]&gt;=60; TRUE; FALSE)" table:style-name="ce33">
            <text:p>FALSE</text:p>
          </table:table-cell>
          <table:table-cell office:value-type="boolean" office:boolean-value="true" table:formula="of:=IF(OR([.G35]&lt;1000; [.B35]&gt;=60); TRUE; FALSE)" table:style-name="ce33">
            <text:p>TRUE</text:p>
          </table:table-cell>
          <table:table-cell office:value-type="currency" office:value="800" table:formula="of:=IF([.I35]=TRUE;IF([.B3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eorge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40.369999999999997" table:style-name="ce37">
            <text:p>40.37</text:p>
          </table:table-cell>
          <table:table-cell office:value-type="string" table:style-name="ce37">
            <text:p>Business Man</text:p>
          </table:table-cell>
          <table:table-cell office:value-type="currency" office:value="6321" table:style-name="ce38">
            <text:p>$6,321.00</text:p>
          </table:table-cell>
          <table:table-cell office:value-type="boolean" office:boolean-value="false" table:formula="of:=IF([.B36]&gt;=60; TRUE; FALSE)" table:style-name="ce33">
            <text:p>FALSE</text:p>
          </table:table-cell>
          <table:table-cell office:value-type="boolean" office:boolean-value="false" table:formula="of:=IF(OR([.G36]&lt;1000; [.B36]&gt;=60); TRUE; FALSE)" table:style-name="ce33">
            <text:p>FALSE</text:p>
          </table:table-cell>
          <table:table-cell office:value-type="currency" office:value="0" table:formula="of:=IF([.I36]=TRUE;IF([.B3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34" table:style-name="ce37">
            <text:p>3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16.57" table:style-name="ce37">
            <text:p>16.57</text:p>
          </table:table-cell>
          <table:table-cell office:value-type="string" table:style-name="ce37">
            <text:p>Financial Manager</text:p>
          </table:table-cell>
          <table:table-cell office:value-type="currency" office:value="2106" table:style-name="ce38">
            <text:p>$2,106.00</text:p>
          </table:table-cell>
          <table:table-cell office:value-type="boolean" office:boolean-value="false" table:formula="of:=IF([.B37]&gt;=60; TRUE; FALSE)" table:style-name="ce33">
            <text:p>FALSE</text:p>
          </table:table-cell>
          <table:table-cell office:value-type="boolean" office:boolean-value="false" table:formula="of:=IF(OR([.G37]&lt;1000; [.B37]&gt;=60); TRUE; FALSE)" table:style-name="ce33">
            <text:p>FALSE</text:p>
          </table:table-cell>
          <table:table-cell office:value-type="currency" office:value="0" table:formula="of:=IF([.I37]=TRUE;IF([.B3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26" table:style-name="ce37">
            <text:p>2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14.46" table:style-name="ce37">
            <text:p>14.46</text:p>
          </table:table-cell>
          <table:table-cell office:value-type="string" table:style-name="ce37">
            <text:p>Architect</text:p>
          </table:table-cell>
          <table:table-cell office:value-type="currency" office:value="7646" table:style-name="ce38">
            <text:p>$7,646.00</text:p>
          </table:table-cell>
          <table:table-cell office:value-type="boolean" office:boolean-value="false" table:formula="of:=IF([.B38]&gt;=60; TRUE; FALSE)" table:style-name="ce33">
            <text:p>FALSE</text:p>
          </table:table-cell>
          <table:table-cell office:value-type="boolean" office:boolean-value="false" table:formula="of:=IF(OR([.G38]&lt;1000; [.B38]&gt;=60); TRUE; FALSE)" table:style-name="ce33">
            <text:p>FALSE</text:p>
          </table:table-cell>
          <table:table-cell office:value-type="currency" office:value="0" table:formula="of:=IF([.I38]=TRUE;IF([.B3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23" table:style-name="ce37">
            <text:p>2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30.75" table:style-name="ce37">
            <text:p>30.75</text:p>
          </table:table-cell>
          <table:table-cell office:value-type="string" table:style-name="ce37">
            <text:p>Programer</text:p>
          </table:table-cell>
          <table:table-cell office:value-type="currency" office:value="4059" table:style-name="ce38">
            <text:p>$4,059.00</text:p>
          </table:table-cell>
          <table:table-cell office:value-type="boolean" office:boolean-value="false" table:formula="of:=IF([.B39]&gt;=60; TRUE; FALSE)" table:style-name="ce33">
            <text:p>FALSE</text:p>
          </table:table-cell>
          <table:table-cell office:value-type="boolean" office:boolean-value="false" table:formula="of:=IF(OR([.G39]&lt;1000; [.B39]&gt;=60); TRUE; FALSE)" table:style-name="ce33">
            <text:p>FALSE</text:p>
          </table:table-cell>
          <table:table-cell office:value-type="currency" office:value="0" table:formula="of:=IF([.I39]=TRUE;IF([.B3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eorge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45.57" table:style-name="ce37">
            <text:p>45.57</text:p>
          </table:table-cell>
          <table:table-cell office:value-type="string" table:style-name="ce37">
            <text:p>Construction Worker</text:p>
          </table:table-cell>
          <table:table-cell office:value-type="currency" office:value="1232" table:style-name="ce38">
            <text:p>$1,232.00</text:p>
          </table:table-cell>
          <table:table-cell office:value-type="boolean" office:boolean-value="false" table:formula="of:=IF([.B40]&gt;=60; TRUE; FALSE)" table:style-name="ce33">
            <text:p>FALSE</text:p>
          </table:table-cell>
          <table:table-cell office:value-type="boolean" office:boolean-value="false" table:formula="of:=IF(OR([.G40]&lt;1000; [.B40]&gt;=60); TRUE; FALSE)" table:style-name="ce33">
            <text:p>FALSE</text:p>
          </table:table-cell>
          <table:table-cell office:value-type="currency" office:value="0" table:formula="of:=IF([.I40]=TRUE;IF([.B4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25" table:style-name="ce37">
            <text:p>2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16.510000000000002" table:style-name="ce37">
            <text:p>16.51</text:p>
          </table:table-cell>
          <table:table-cell office:value-type="string" table:style-name="ce37">
            <text:p>Architect</text:p>
          </table:table-cell>
          <table:table-cell office:value-type="currency" office:value="5164" table:style-name="ce38">
            <text:p>$5,164.00</text:p>
          </table:table-cell>
          <table:table-cell office:value-type="boolean" office:boolean-value="false" table:formula="of:=IF([.B41]&gt;=60; TRUE; FALSE)" table:style-name="ce33">
            <text:p>FALSE</text:p>
          </table:table-cell>
          <table:table-cell office:value-type="boolean" office:boolean-value="false" table:formula="of:=IF(OR([.G41]&lt;1000; [.B41]&gt;=60); TRUE; FALSE)" table:style-name="ce33">
            <text:p>FALSE</text:p>
          </table:table-cell>
          <table:table-cell office:value-type="currency" office:value="0" table:formula="of:=IF([.I41]=TRUE;IF([.B4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56" table:style-name="ce37">
            <text:p>5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74.040000000000006" table:style-name="ce37">
            <text:p>74.04</text:p>
          </table:table-cell>
          <table:table-cell office:value-type="string" table:style-name="ce37">
            <text:p>Secretary</text:p>
          </table:table-cell>
          <table:table-cell office:value-type="currency" office:value="7275" table:style-name="ce38">
            <text:p>$7,275.00</text:p>
          </table:table-cell>
          <table:table-cell office:value-type="boolean" office:boolean-value="false" table:formula="of:=IF([.B42]&gt;=60; TRUE; FALSE)" table:style-name="ce33">
            <text:p>FALSE</text:p>
          </table:table-cell>
          <table:table-cell office:value-type="boolean" office:boolean-value="false" table:formula="of:=IF(OR([.G42]&lt;1000; [.B42]&gt;=60); TRUE; FALSE)" table:style-name="ce33">
            <text:p>FALSE</text:p>
          </table:table-cell>
          <table:table-cell office:value-type="currency" office:value="0" table:formula="of:=IF([.I42]=TRUE;IF([.B4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76.88" table:style-name="ce37">
            <text:p>76.88</text:p>
          </table:table-cell>
          <table:table-cell office:value-type="string" table:style-name="ce37">
            <text:p>Financial Manager</text:p>
          </table:table-cell>
          <table:table-cell office:value-type="currency" office:value="5351" table:style-name="ce38">
            <text:p>$5,351.00</text:p>
          </table:table-cell>
          <table:table-cell office:value-type="boolean" office:boolean-value="false" table:formula="of:=IF([.B43]&gt;=60; TRUE; FALSE)" table:style-name="ce33">
            <text:p>FALSE</text:p>
          </table:table-cell>
          <table:table-cell office:value-type="boolean" office:boolean-value="false" table:formula="of:=IF(OR([.G43]&lt;1000; [.B43]&gt;=60); TRUE; FALSE)" table:style-name="ce33">
            <text:p>FALSE</text:p>
          </table:table-cell>
          <table:table-cell office:value-type="currency" office:value="0" table:formula="of:=IF([.I43]=TRUE;IF([.B4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6.96" table:style-name="ce37">
            <text:p>6.96</text:p>
          </table:table-cell>
          <table:table-cell office:value-type="string" table:style-name="ce37">
            <text:p>Medic</text:p>
          </table:table-cell>
          <table:table-cell office:value-type="currency" office:value="3403" table:style-name="ce38">
            <text:p>$3,403.00</text:p>
          </table:table-cell>
          <table:table-cell office:value-type="boolean" office:boolean-value="false" table:formula="of:=IF([.B44]&gt;=60; TRUE; FALSE)" table:style-name="ce33">
            <text:p>FALSE</text:p>
          </table:table-cell>
          <table:table-cell office:value-type="boolean" office:boolean-value="false" table:formula="of:=IF(OR([.G44]&lt;1000; [.B44]&gt;=60); TRUE; FALSE)" table:style-name="ce33">
            <text:p>FALSE</text:p>
          </table:table-cell>
          <table:table-cell office:value-type="currency" office:value="0" table:formula="of:=IF([.I44]=TRUE;IF([.B4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75.64" table:style-name="ce37">
            <text:p>75.64</text:p>
          </table:table-cell>
          <table:table-cell office:value-type="string" table:style-name="ce37">
            <text:p>Babysiter</text:p>
          </table:table-cell>
          <table:table-cell office:value-type="currency" office:value="1929" table:style-name="ce38">
            <text:p>$1,929.00</text:p>
          </table:table-cell>
          <table:table-cell office:value-type="boolean" office:boolean-value="false" table:formula="of:=IF([.B45]&gt;=60; TRUE; FALSE)" table:style-name="ce33">
            <text:p>FALSE</text:p>
          </table:table-cell>
          <table:table-cell office:value-type="boolean" office:boolean-value="false" table:formula="of:=IF(OR([.G45]&lt;1000; [.B45]&gt;=60); TRUE; FALSE)" table:style-name="ce33">
            <text:p>FALSE</text:p>
          </table:table-cell>
          <table:table-cell office:value-type="currency" office:value="0" table:formula="of:=IF([.I45]=TRUE;IF([.B4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44.48" table:style-name="ce37">
            <text:p>44.48</text:p>
          </table:table-cell>
          <table:table-cell office:value-type="string" table:style-name="ce37">
            <text:p>Architect</text:p>
          </table:table-cell>
          <table:table-cell office:value-type="currency" office:value="4064" table:style-name="ce38">
            <text:p>$4,064.00</text:p>
          </table:table-cell>
          <table:table-cell office:value-type="boolean" office:boolean-value="false" table:formula="of:=IF([.B46]&gt;=60; TRUE; FALSE)" table:style-name="ce33">
            <text:p>FALSE</text:p>
          </table:table-cell>
          <table:table-cell office:value-type="boolean" office:boolean-value="false" table:formula="of:=IF(OR([.G46]&lt;1000; [.B46]&gt;=60); TRUE; FALSE)" table:style-name="ce33">
            <text:p>FALSE</text:p>
          </table:table-cell>
          <table:table-cell office:value-type="currency" office:value="0" table:formula="of:=IF([.I46]=TRUE;IF([.B4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80.08" table:style-name="ce37">
            <text:p>80.08</text:p>
          </table:table-cell>
          <table:table-cell office:value-type="string" table:style-name="ce37">
            <text:p>Architect</text:p>
          </table:table-cell>
          <table:table-cell office:value-type="currency" office:value="3477" table:style-name="ce38">
            <text:p>$3,477.00</text:p>
          </table:table-cell>
          <table:table-cell office:value-type="boolean" office:boolean-value="false" table:formula="of:=IF([.B47]&gt;=60; TRUE; FALSE)" table:style-name="ce33">
            <text:p>FALSE</text:p>
          </table:table-cell>
          <table:table-cell office:value-type="boolean" office:boolean-value="false" table:formula="of:=IF(OR([.G47]&lt;1000; [.B47]&gt;=60); TRUE; FALSE)" table:style-name="ce33">
            <text:p>FALSE</text:p>
          </table:table-cell>
          <table:table-cell office:value-type="currency" office:value="0" table:formula="of:=IF([.I47]=TRUE;IF([.B4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68.650000000000006" table:style-name="ce37">
            <text:p>68.65</text:p>
          </table:table-cell>
          <table:table-cell office:value-type="string" table:style-name="ce37">
            <text:p>Architect</text:p>
          </table:table-cell>
          <table:table-cell office:value-type="currency" office:value="7316" table:style-name="ce38">
            <text:p>$7,316.00</text:p>
          </table:table-cell>
          <table:table-cell office:value-type="boolean" office:boolean-value="false" table:formula="of:=IF([.B48]&gt;=60; TRUE; FALSE)" table:style-name="ce33">
            <text:p>FALSE</text:p>
          </table:table-cell>
          <table:table-cell office:value-type="boolean" office:boolean-value="false" table:formula="of:=IF(OR([.G48]&lt;1000; [.B48]&gt;=60); TRUE; FALSE)" table:style-name="ce33">
            <text:p>FALSE</text:p>
          </table:table-cell>
          <table:table-cell office:value-type="currency" office:value="0" table:formula="of:=IF([.I48]=TRUE;IF([.B4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17.440000000000001" table:style-name="ce37">
            <text:p>17.44</text:p>
          </table:table-cell>
          <table:table-cell office:value-type="string" table:style-name="ce37">
            <text:p>Carpenter</text:p>
          </table:table-cell>
          <table:table-cell office:value-type="currency" office:value="6399" table:style-name="ce38">
            <text:p>$6,399.00</text:p>
          </table:table-cell>
          <table:table-cell office:value-type="boolean" office:boolean-value="false" table:formula="of:=IF([.B49]&gt;=60; TRUE; FALSE)" table:style-name="ce33">
            <text:p>FALSE</text:p>
          </table:table-cell>
          <table:table-cell office:value-type="boolean" office:boolean-value="false" table:formula="of:=IF(OR([.G49]&lt;1000; [.B49]&gt;=60); TRUE; FALSE)" table:style-name="ce33">
            <text:p>FALSE</text:p>
          </table:table-cell>
          <table:table-cell office:value-type="currency" office:value="0" table:formula="of:=IF([.I49]=TRUE;IF([.B4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18.07" table:style-name="ce37">
            <text:p>18.07</text:p>
          </table:table-cell>
          <table:table-cell office:value-type="string" table:style-name="ce37">
            <text:p>Police Officer</text:p>
          </table:table-cell>
          <table:table-cell office:value-type="currency" office:value="5441" table:style-name="ce38">
            <text:p>$5,441.00</text:p>
          </table:table-cell>
          <table:table-cell office:value-type="boolean" office:boolean-value="false" table:formula="of:=IF([.B50]&gt;=60; TRUE; FALSE)" table:style-name="ce33">
            <text:p>FALSE</text:p>
          </table:table-cell>
          <table:table-cell office:value-type="boolean" office:boolean-value="false" table:formula="of:=IF(OR([.G50]&lt;1000; [.B50]&gt;=60); TRUE; FALSE)" table:style-name="ce33">
            <text:p>FALSE</text:p>
          </table:table-cell>
          <table:table-cell office:value-type="currency" office:value="0" table:formula="of:=IF([.I50]=TRUE;IF([.B5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29.43" table:style-name="ce37">
            <text:p>29.43</text:p>
          </table:table-cell>
          <table:table-cell office:value-type="string" table:style-name="ce37">
            <text:p>Postman</text:p>
          </table:table-cell>
          <table:table-cell office:value-type="currency" office:value="3645" table:style-name="ce38">
            <text:p>$3,645.00</text:p>
          </table:table-cell>
          <table:table-cell office:value-type="boolean" office:boolean-value="false" table:formula="of:=IF([.B51]&gt;=60; TRUE; FALSE)" table:style-name="ce33">
            <text:p>FALSE</text:p>
          </table:table-cell>
          <table:table-cell office:value-type="boolean" office:boolean-value="false" table:formula="of:=IF(OR([.G51]&lt;1000; [.B51]&gt;=60); TRUE; FALSE)" table:style-name="ce33">
            <text:p>FALSE</text:p>
          </table:table-cell>
          <table:table-cell office:value-type="currency" office:value="0" table:formula="of:=IF([.I51]=TRUE;IF([.B5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23" table:style-name="ce37">
            <text:p>2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52.41" table:style-name="ce37">
            <text:p>52.41</text:p>
          </table:table-cell>
          <table:table-cell office:value-type="string" table:style-name="ce37">
            <text:p>Bartender</text:p>
          </table:table-cell>
          <table:table-cell office:value-type="currency" office:value="7280" table:style-name="ce38">
            <text:p>$7,280.00</text:p>
          </table:table-cell>
          <table:table-cell office:value-type="boolean" office:boolean-value="false" table:formula="of:=IF([.B52]&gt;=60; TRUE; FALSE)" table:style-name="ce33">
            <text:p>FALSE</text:p>
          </table:table-cell>
          <table:table-cell office:value-type="boolean" office:boolean-value="false" table:formula="of:=IF(OR([.G52]&lt;1000; [.B52]&gt;=60); TRUE; FALSE)" table:style-name="ce33">
            <text:p>FALSE</text:p>
          </table:table-cell>
          <table:table-cell office:value-type="currency" office:value="0" table:formula="of:=IF([.I52]=TRUE;IF([.B5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34" table:style-name="ce37">
            <text:p>3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71.16" table:style-name="ce37">
            <text:p>71.16</text:p>
          </table:table-cell>
          <table:table-cell office:value-type="string" table:style-name="ce37">
            <text:p>Postman</text:p>
          </table:table-cell>
          <table:table-cell office:value-type="currency" office:value="6916" table:style-name="ce38">
            <text:p>$6,916.00</text:p>
          </table:table-cell>
          <table:table-cell office:value-type="boolean" office:boolean-value="false" table:formula="of:=IF([.B53]&gt;=60; TRUE; FALSE)" table:style-name="ce33">
            <text:p>FALSE</text:p>
          </table:table-cell>
          <table:table-cell office:value-type="boolean" office:boolean-value="false" table:formula="of:=IF(OR([.G53]&lt;1000; [.B53]&gt;=60); TRUE; FALSE)" table:style-name="ce33">
            <text:p>FALSE</text:p>
          </table:table-cell>
          <table:table-cell office:value-type="currency" office:value="0" table:formula="of:=IF([.I53]=TRUE;IF([.B5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58.75" table:style-name="ce37">
            <text:p>58.75</text:p>
          </table:table-cell>
          <table:table-cell office:value-type="string" table:style-name="ce37">
            <text:p>Youtuber</text:p>
          </table:table-cell>
          <table:table-cell office:value-type="currency" office:value="1691" table:style-name="ce38">
            <text:p>$1,691.00</text:p>
          </table:table-cell>
          <table:table-cell office:value-type="boolean" office:boolean-value="false" table:formula="of:=IF([.B54]&gt;=60; TRUE; FALSE)" table:style-name="ce33">
            <text:p>FALSE</text:p>
          </table:table-cell>
          <table:table-cell office:value-type="boolean" office:boolean-value="false" table:formula="of:=IF(OR([.G54]&lt;1000; [.B54]&gt;=60); TRUE; FALSE)" table:style-name="ce33">
            <text:p>FALSE</text:p>
          </table:table-cell>
          <table:table-cell office:value-type="currency" office:value="0" table:formula="of:=IF([.I54]=TRUE;IF([.B5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26" table:style-name="ce37">
            <text:p>2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56.02" table:style-name="ce37">
            <text:p>56.02</text:p>
          </table:table-cell>
          <table:table-cell office:value-type="string" table:style-name="ce37">
            <text:p>Fit Trainer</text:p>
          </table:table-cell>
          <table:table-cell office:value-type="currency" office:value="6138" table:style-name="ce38">
            <text:p>$6,138.00</text:p>
          </table:table-cell>
          <table:table-cell office:value-type="boolean" office:boolean-value="false" table:formula="of:=IF([.B55]&gt;=60; TRUE; FALSE)" table:style-name="ce33">
            <text:p>FALSE</text:p>
          </table:table-cell>
          <table:table-cell office:value-type="boolean" office:boolean-value="false" table:formula="of:=IF(OR([.G55]&lt;1000; [.B55]&gt;=60); TRUE; FALSE)" table:style-name="ce33">
            <text:p>FALSE</text:p>
          </table:table-cell>
          <table:table-cell office:value-type="currency" office:value="0" table:formula="of:=IF([.I55]=TRUE;IF([.B5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51.99" table:style-name="ce37">
            <text:p>51.99</text:p>
          </table:table-cell>
          <table:table-cell office:value-type="string" table:style-name="ce37">
            <text:p>Enterprises Manager</text:p>
          </table:table-cell>
          <table:table-cell office:value-type="currency" office:value="7005" table:style-name="ce38">
            <text:p>$7,005.00</text:p>
          </table:table-cell>
          <table:table-cell office:value-type="boolean" office:boolean-value="false" table:formula="of:=IF([.B56]&gt;=60; TRUE; FALSE)" table:style-name="ce33">
            <text:p>FALSE</text:p>
          </table:table-cell>
          <table:table-cell office:value-type="boolean" office:boolean-value="false" table:formula="of:=IF(OR([.G56]&lt;1000; [.B56]&gt;=60); TRUE; FALSE)" table:style-name="ce33">
            <text:p>FALSE</text:p>
          </table:table-cell>
          <table:table-cell office:value-type="currency" office:value="0" table:formula="of:=IF([.I56]=TRUE;IF([.B5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90.3" table:style-name="ce37">
            <text:p>90.3</text:p>
          </table:table-cell>
          <table:table-cell office:value-type="string" table:style-name="ce37">
            <text:p>Postman</text:p>
          </table:table-cell>
          <table:table-cell office:value-type="currency" office:value="7569" table:style-name="ce38">
            <text:p>$7,569.00</text:p>
          </table:table-cell>
          <table:table-cell office:value-type="boolean" office:boolean-value="false" table:formula="of:=IF([.B57]&gt;=60; TRUE; FALSE)" table:style-name="ce33">
            <text:p>FALSE</text:p>
          </table:table-cell>
          <table:table-cell office:value-type="boolean" office:boolean-value="false" table:formula="of:=IF(OR([.G57]&lt;1000; [.B57]&gt;=60); TRUE; FALSE)" table:style-name="ce33">
            <text:p>FALSE</text:p>
          </table:table-cell>
          <table:table-cell office:value-type="currency" office:value="0" table:formula="of:=IF([.I57]=TRUE;IF([.B5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24" table:style-name="ce37">
            <text:p>2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icago</text:p>
          </table:table-cell>
          <table:table-cell office:value-type="float" office:value="71.38" table:style-name="ce37">
            <text:p>71.38</text:p>
          </table:table-cell>
          <table:table-cell office:value-type="string" table:style-name="ce37">
            <text:p>Architect</text:p>
          </table:table-cell>
          <table:table-cell office:value-type="currency" office:value="3771" table:style-name="ce38">
            <text:p>$3,771.00</text:p>
          </table:table-cell>
          <table:table-cell office:value-type="boolean" office:boolean-value="false" table:formula="of:=IF([.B58]&gt;=60; TRUE; FALSE)" table:style-name="ce33">
            <text:p>FALSE</text:p>
          </table:table-cell>
          <table:table-cell office:value-type="boolean" office:boolean-value="false" table:formula="of:=IF(OR([.G58]&lt;1000; [.B58]&gt;=60); TRUE; FALSE)" table:style-name="ce33">
            <text:p>FALSE</text:p>
          </table:table-cell>
          <table:table-cell office:value-type="currency" office:value="0" table:formula="of:=IF([.I58]=TRUE;IF([.B5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25.83" table:style-name="ce37">
            <text:p>25.83</text:p>
          </table:table-cell>
          <table:table-cell office:value-type="string" table:style-name="ce37">
            <text:p>Windows Cleaner</text:p>
          </table:table-cell>
          <table:table-cell office:value-type="currency" office:value="7649" table:style-name="ce38">
            <text:p>$7,649.00</text:p>
          </table:table-cell>
          <table:table-cell office:value-type="boolean" office:boolean-value="false" table:formula="of:=IF([.B59]&gt;=60; TRUE; FALSE)" table:style-name="ce33">
            <text:p>FALSE</text:p>
          </table:table-cell>
          <table:table-cell office:value-type="boolean" office:boolean-value="false" table:formula="of:=IF(OR([.G59]&lt;1000; [.B59]&gt;=60); TRUE; FALSE)" table:style-name="ce33">
            <text:p>FALSE</text:p>
          </table:table-cell>
          <table:table-cell office:value-type="currency" office:value="0" table:formula="of:=IF([.I59]=TRUE;IF([.B5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64.3" table:style-name="ce37">
            <text:p>64.3</text:p>
          </table:table-cell>
          <table:table-cell office:value-type="string" table:style-name="ce37">
            <text:p>Construction Worker</text:p>
          </table:table-cell>
          <table:table-cell office:value-type="currency" office:value="3168" table:style-name="ce38">
            <text:p>$3,168.00</text:p>
          </table:table-cell>
          <table:table-cell office:value-type="boolean" office:boolean-value="false" table:formula="of:=IF([.B60]&gt;=60; TRUE; FALSE)" table:style-name="ce33">
            <text:p>FALSE</text:p>
          </table:table-cell>
          <table:table-cell office:value-type="boolean" office:boolean-value="false" table:formula="of:=IF(OR([.G60]&lt;1000; [.B60]&gt;=60); TRUE; FALSE)" table:style-name="ce33">
            <text:p>FALSE</text:p>
          </table:table-cell>
          <table:table-cell office:value-type="currency" office:value="0" table:formula="of:=IF([.I60]=TRUE;IF([.B6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29" table:style-name="ce37">
            <text:p>2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94.62" table:style-name="ce37">
            <text:p>94.62</text:p>
          </table:table-cell>
          <table:table-cell office:value-type="string" table:style-name="ce37">
            <text:p>Housekeeper</text:p>
          </table:table-cell>
          <table:table-cell office:value-type="currency" office:value="5764" table:style-name="ce38">
            <text:p>$5,764.00</text:p>
          </table:table-cell>
          <table:table-cell office:value-type="boolean" office:boolean-value="false" table:formula="of:=IF([.B61]&gt;=60; TRUE; FALSE)" table:style-name="ce33">
            <text:p>FALSE</text:p>
          </table:table-cell>
          <table:table-cell office:value-type="boolean" office:boolean-value="false" table:formula="of:=IF(OR([.G61]&lt;1000; [.B61]&gt;=60); TRUE; FALSE)" table:style-name="ce33">
            <text:p>FALSE</text:p>
          </table:table-cell>
          <table:table-cell office:value-type="currency" office:value="0" table:formula="of:=IF([.I61]=TRUE;IF([.B6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36.979999999999997" table:style-name="ce37">
            <text:p>36.98</text:p>
          </table:table-cell>
          <table:table-cell office:value-type="string" table:style-name="ce37">
            <text:p>Windows Cleaner</text:p>
          </table:table-cell>
          <table:table-cell office:value-type="currency" office:value="2099" table:style-name="ce38">
            <text:p>$2,099.00</text:p>
          </table:table-cell>
          <table:table-cell office:value-type="boolean" office:boolean-value="false" table:formula="of:=IF([.B62]&gt;=60; TRUE; FALSE)" table:style-name="ce33">
            <text:p>FALSE</text:p>
          </table:table-cell>
          <table:table-cell office:value-type="boolean" office:boolean-value="false" table:formula="of:=IF(OR([.G62]&lt;1000; [.B62]&gt;=60); TRUE; FALSE)" table:style-name="ce33">
            <text:p>FALSE</text:p>
          </table:table-cell>
          <table:table-cell office:value-type="currency" office:value="0" table:formula="of:=IF([.I62]=TRUE;IF([.B6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11.31" table:style-name="ce37">
            <text:p>11.31</text:p>
          </table:table-cell>
          <table:table-cell office:value-type="string" table:style-name="ce37">
            <text:p>Architect</text:p>
          </table:table-cell>
          <table:table-cell office:value-type="currency" office:value="5032" table:style-name="ce38">
            <text:p>$5,032.00</text:p>
          </table:table-cell>
          <table:table-cell office:value-type="boolean" office:boolean-value="false" table:formula="of:=IF([.B63]&gt;=60; TRUE; FALSE)" table:style-name="ce33">
            <text:p>FALSE</text:p>
          </table:table-cell>
          <table:table-cell office:value-type="boolean" office:boolean-value="false" table:formula="of:=IF(OR([.G63]&lt;1000; [.B63]&gt;=60); TRUE; FALSE)" table:style-name="ce33">
            <text:p>FALSE</text:p>
          </table:table-cell>
          <table:table-cell office:value-type="currency" office:value="0" table:formula="of:=IF([.I63]=TRUE;IF([.B6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64.02" table:style-name="ce37">
            <text:p>64.02</text:p>
          </table:table-cell>
          <table:table-cell office:value-type="string" table:style-name="ce37">
            <text:p>Plumber</text:p>
          </table:table-cell>
          <table:table-cell office:value-type="currency" office:value="1789" table:style-name="ce38">
            <text:p>$1,789.00</text:p>
          </table:table-cell>
          <table:table-cell office:value-type="boolean" office:boolean-value="false" table:formula="of:=IF([.B64]&gt;=60; TRUE; FALSE)" table:style-name="ce33">
            <text:p>FALSE</text:p>
          </table:table-cell>
          <table:table-cell office:value-type="boolean" office:boolean-value="false" table:formula="of:=IF(OR([.G64]&lt;1000; [.B64]&gt;=60); TRUE; FALSE)" table:style-name="ce33">
            <text:p>FALSE</text:p>
          </table:table-cell>
          <table:table-cell office:value-type="currency" office:value="0" table:formula="of:=IF([.I64]=TRUE;IF([.B6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icago</text:p>
          </table:table-cell>
          <table:table-cell office:value-type="float" office:value="31.94" table:style-name="ce37">
            <text:p>31.94</text:p>
          </table:table-cell>
          <table:table-cell office:value-type="string" table:style-name="ce37">
            <text:p>Fit Trainer</text:p>
          </table:table-cell>
          <table:table-cell office:value-type="currency" office:value="1056" table:style-name="ce38">
            <text:p>$1,056.00</text:p>
          </table:table-cell>
          <table:table-cell office:value-type="boolean" office:boolean-value="false" table:formula="of:=IF([.B65]&gt;=60; TRUE; FALSE)" table:style-name="ce33">
            <text:p>FALSE</text:p>
          </table:table-cell>
          <table:table-cell office:value-type="boolean" office:boolean-value="false" table:formula="of:=IF(OR([.G65]&lt;1000; [.B65]&gt;=60); TRUE; FALSE)" table:style-name="ce33">
            <text:p>FALSE</text:p>
          </table:table-cell>
          <table:table-cell office:value-type="currency" office:value="0" table:formula="of:=IF([.I65]=TRUE;IF([.B6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69.33" table:style-name="ce37">
            <text:p>69.33</text:p>
          </table:table-cell>
          <table:table-cell office:value-type="string" table:style-name="ce37">
            <text:p>Windows Cleaner</text:p>
          </table:table-cell>
          <table:table-cell office:value-type="currency" office:value="7449" table:style-name="ce38">
            <text:p>$7,449.00</text:p>
          </table:table-cell>
          <table:table-cell office:value-type="boolean" office:boolean-value="false" table:formula="of:=IF([.B66]&gt;=60; TRUE; FALSE)" table:style-name="ce33">
            <text:p>FALSE</text:p>
          </table:table-cell>
          <table:table-cell office:value-type="boolean" office:boolean-value="false" table:formula="of:=IF(OR([.G66]&lt;1000; [.B66]&gt;=60); TRUE; FALSE)" table:style-name="ce33">
            <text:p>FALSE</text:p>
          </table:table-cell>
          <table:table-cell office:value-type="currency" office:value="0" table:formula="of:=IF([.I66]=TRUE;IF([.B6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38" table:style-name="ce37">
            <text:p>3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33.78" table:style-name="ce37">
            <text:p>33.78</text:p>
          </table:table-cell>
          <table:table-cell office:value-type="string" table:style-name="ce37">
            <text:p>Carpenter</text:p>
          </table:table-cell>
          <table:table-cell office:value-type="currency" office:value="7466" table:style-name="ce38">
            <text:p>$7,466.00</text:p>
          </table:table-cell>
          <table:table-cell office:value-type="boolean" office:boolean-value="false" table:formula="of:=IF([.B67]&gt;=60; TRUE; FALSE)" table:style-name="ce33">
            <text:p>FALSE</text:p>
          </table:table-cell>
          <table:table-cell office:value-type="boolean" office:boolean-value="false" table:formula="of:=IF(OR([.G67]&lt;1000; [.B67]&gt;=60); TRUE; FALSE)" table:style-name="ce33">
            <text:p>FALSE</text:p>
          </table:table-cell>
          <table:table-cell office:value-type="currency" office:value="0" table:formula="of:=IF([.I67]=TRUE;IF([.B6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43" table:style-name="ce37">
            <text:p>4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94.54" table:style-name="ce37">
            <text:p>94.54</text:p>
          </table:table-cell>
          <table:table-cell office:value-type="string" table:style-name="ce37">
            <text:p>Store Asistant</text:p>
          </table:table-cell>
          <table:table-cell office:value-type="currency" office:value="7894" table:style-name="ce38">
            <text:p>$7,894.00</text:p>
          </table:table-cell>
          <table:table-cell office:value-type="boolean" office:boolean-value="false" table:formula="of:=IF([.B68]&gt;=60; TRUE; FALSE)" table:style-name="ce33">
            <text:p>FALSE</text:p>
          </table:table-cell>
          <table:table-cell office:value-type="boolean" office:boolean-value="false" table:formula="of:=IF(OR([.G68]&lt;1000; [.B68]&gt;=60); TRUE; FALSE)" table:style-name="ce33">
            <text:p>FALSE</text:p>
          </table:table-cell>
          <table:table-cell office:value-type="currency" office:value="0" table:formula="of:=IF([.I68]=TRUE;IF([.B6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32.82" table:style-name="ce37">
            <text:p>32.82</text:p>
          </table:table-cell>
          <table:table-cell office:value-type="string" table:style-name="ce37">
            <text:p>Carpenter</text:p>
          </table:table-cell>
          <table:table-cell office:value-type="currency" office:value="7938" table:style-name="ce38">
            <text:p>$7,938.00</text:p>
          </table:table-cell>
          <table:table-cell office:value-type="boolean" office:boolean-value="false" table:formula="of:=IF([.B69]&gt;=60; TRUE; FALSE)" table:style-name="ce33">
            <text:p>FALSE</text:p>
          </table:table-cell>
          <table:table-cell office:value-type="boolean" office:boolean-value="false" table:formula="of:=IF(OR([.G69]&lt;1000; [.B69]&gt;=60); TRUE; FALSE)" table:style-name="ce33">
            <text:p>FALSE</text:p>
          </table:table-cell>
          <table:table-cell office:value-type="currency" office:value="0" table:formula="of:=IF([.I69]=TRUE;IF([.B6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28" table:style-name="ce37">
            <text:p>2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90.03" table:style-name="ce37">
            <text:p>90.03</text:p>
          </table:table-cell>
          <table:table-cell office:value-type="string" table:style-name="ce37">
            <text:p>Construction Worker</text:p>
          </table:table-cell>
          <table:table-cell office:value-type="currency" office:value="4586" table:style-name="ce38">
            <text:p>$4,586.00</text:p>
          </table:table-cell>
          <table:table-cell office:value-type="boolean" office:boolean-value="false" table:formula="of:=IF([.B70]&gt;=60; TRUE; FALSE)" table:style-name="ce33">
            <text:p>FALSE</text:p>
          </table:table-cell>
          <table:table-cell office:value-type="boolean" office:boolean-value="false" table:formula="of:=IF(OR([.G70]&lt;1000; [.B70]&gt;=60); TRUE; FALSE)" table:style-name="ce33">
            <text:p>FALSE</text:p>
          </table:table-cell>
          <table:table-cell office:value-type="currency" office:value="0" table:formula="of:=IF([.I70]=TRUE;IF([.B7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eorge</text:p>
          </table:table-cell>
          <table:table-cell office:value-type="float" office:value="60" table:style-name="ce37">
            <text:p>6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61.01" table:style-name="ce37">
            <text:p>61.01</text:p>
          </table:table-cell>
          <table:table-cell office:value-type="string" table:style-name="ce37">
            <text:p>Youtuber</text:p>
          </table:table-cell>
          <table:table-cell office:value-type="currency" office:value="3113" table:style-name="ce38">
            <text:p>$3,113.00</text:p>
          </table:table-cell>
          <table:table-cell office:value-type="boolean" office:boolean-value="true" table:formula="of:=IF([.B71]&gt;=60; TRUE; FALSE)" table:style-name="ce33">
            <text:p>TRUE</text:p>
          </table:table-cell>
          <table:table-cell office:value-type="boolean" office:boolean-value="true" table:formula="of:=IF(OR([.G71]&lt;1000; [.B71]&gt;=60); TRUE; FALSE)" table:style-name="ce33">
            <text:p>TRUE</text:p>
          </table:table-cell>
          <table:table-cell office:value-type="currency" office:value="1000" table:formula="of:=IF([.I71]=TRUE;IF([.B7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21" table:style-name="ce37">
            <text:p>2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icago</text:p>
          </table:table-cell>
          <table:table-cell office:value-type="float" office:value="1.05" table:style-name="ce37">
            <text:p>1.05</text:p>
          </table:table-cell>
          <table:table-cell office:value-type="string" table:style-name="ce37">
            <text:p>Nurse</text:p>
          </table:table-cell>
          <table:table-cell office:value-type="currency" office:value="2885" table:style-name="ce38">
            <text:p>$2,885.00</text:p>
          </table:table-cell>
          <table:table-cell office:value-type="boolean" office:boolean-value="false" table:formula="of:=IF([.B72]&gt;=60; TRUE; FALSE)" table:style-name="ce33">
            <text:p>FALSE</text:p>
          </table:table-cell>
          <table:table-cell office:value-type="boolean" office:boolean-value="false" table:formula="of:=IF(OR([.G72]&lt;1000; [.B72]&gt;=60); TRUE; FALSE)" table:style-name="ce33">
            <text:p>FALSE</text:p>
          </table:table-cell>
          <table:table-cell office:value-type="currency" office:value="0" table:formula="of:=IF([.I72]=TRUE;IF([.B7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26" table:style-name="ce37">
            <text:p>2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85.64" table:style-name="ce37">
            <text:p>85.64</text:p>
          </table:table-cell>
          <table:table-cell office:value-type="string" table:style-name="ce37">
            <text:p>Windows Cleaner</text:p>
          </table:table-cell>
          <table:table-cell office:value-type="currency" office:value="2454" table:style-name="ce38">
            <text:p>$2,454.00</text:p>
          </table:table-cell>
          <table:table-cell office:value-type="boolean" office:boolean-value="false" table:formula="of:=IF([.B73]&gt;=60; TRUE; FALSE)" table:style-name="ce33">
            <text:p>FALSE</text:p>
          </table:table-cell>
          <table:table-cell office:value-type="boolean" office:boolean-value="false" table:formula="of:=IF(OR([.G73]&lt;1000; [.B73]&gt;=60); TRUE; FALSE)" table:style-name="ce33">
            <text:p>FALSE</text:p>
          </table:table-cell>
          <table:table-cell office:value-type="currency" office:value="0" table:formula="of:=IF([.I73]=TRUE;IF([.B7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21" table:style-name="ce37">
            <text:p>2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55.81" table:style-name="ce37">
            <text:p>55.81</text:p>
          </table:table-cell>
          <table:table-cell office:value-type="string" table:style-name="ce37">
            <text:p>Postman</text:p>
          </table:table-cell>
          <table:table-cell office:value-type="currency" office:value="2021" table:style-name="ce38">
            <text:p>$2,021.00</text:p>
          </table:table-cell>
          <table:table-cell office:value-type="boolean" office:boolean-value="false" table:formula="of:=IF([.B74]&gt;=60; TRUE; FALSE)" table:style-name="ce33">
            <text:p>FALSE</text:p>
          </table:table-cell>
          <table:table-cell office:value-type="boolean" office:boolean-value="false" table:formula="of:=IF(OR([.G74]&lt;1000; [.B74]&gt;=60); TRUE; FALSE)" table:style-name="ce33">
            <text:p>FALSE</text:p>
          </table:table-cell>
          <table:table-cell office:value-type="currency" office:value="0" table:formula="of:=IF([.I74]=TRUE;IF([.B7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eorge</text:p>
          </table:table-cell>
          <table:table-cell office:value-type="float" office:value="56" table:style-name="ce37">
            <text:p>5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90.52" table:style-name="ce37">
            <text:p>90.52</text:p>
          </table:table-cell>
          <table:table-cell office:value-type="string" table:style-name="ce37">
            <text:p>Programer</text:p>
          </table:table-cell>
          <table:table-cell office:value-type="currency" office:value="4894" table:style-name="ce38">
            <text:p>$4,894.00</text:p>
          </table:table-cell>
          <table:table-cell office:value-type="boolean" office:boolean-value="false" table:formula="of:=IF([.B75]&gt;=60; TRUE; FALSE)" table:style-name="ce33">
            <text:p>FALSE</text:p>
          </table:table-cell>
          <table:table-cell office:value-type="boolean" office:boolean-value="false" table:formula="of:=IF(OR([.G75]&lt;1000; [.B75]&gt;=60); TRUE; FALSE)" table:style-name="ce33">
            <text:p>FALSE</text:p>
          </table:table-cell>
          <table:table-cell office:value-type="currency" office:value="0" table:formula="of:=IF([.I75]=TRUE;IF([.B7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33" table:style-name="ce37">
            <text:p>3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48.57" table:style-name="ce37">
            <text:p>48.57</text:p>
          </table:table-cell>
          <table:table-cell office:value-type="string" table:style-name="ce37">
            <text:p>Bartender</text:p>
          </table:table-cell>
          <table:table-cell office:value-type="currency" office:value="4890" table:style-name="ce38">
            <text:p>$4,890.00</text:p>
          </table:table-cell>
          <table:table-cell office:value-type="boolean" office:boolean-value="false" table:formula="of:=IF([.B76]&gt;=60; TRUE; FALSE)" table:style-name="ce33">
            <text:p>FALSE</text:p>
          </table:table-cell>
          <table:table-cell office:value-type="boolean" office:boolean-value="false" table:formula="of:=IF(OR([.G76]&lt;1000; [.B76]&gt;=60); TRUE; FALSE)" table:style-name="ce33">
            <text:p>FALSE</text:p>
          </table:table-cell>
          <table:table-cell office:value-type="currency" office:value="0" table:formula="of:=IF([.I76]=TRUE;IF([.B7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20" table:style-name="ce37">
            <text:p>2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icago</text:p>
          </table:table-cell>
          <table:table-cell office:value-type="float" office:value="6.34" table:style-name="ce37">
            <text:p>6.34</text:p>
          </table:table-cell>
          <table:table-cell office:value-type="string" table:style-name="ce37">
            <text:p>Secretary</text:p>
          </table:table-cell>
          <table:table-cell office:value-type="currency" office:value="1618" table:style-name="ce38">
            <text:p>$1,618.00</text:p>
          </table:table-cell>
          <table:table-cell office:value-type="boolean" office:boolean-value="false" table:formula="of:=IF([.B77]&gt;=60; TRUE; FALSE)" table:style-name="ce33">
            <text:p>FALSE</text:p>
          </table:table-cell>
          <table:table-cell office:value-type="boolean" office:boolean-value="false" table:formula="of:=IF(OR([.G77]&lt;1000; [.B77]&gt;=60); TRUE; FALSE)" table:style-name="ce33">
            <text:p>FALSE</text:p>
          </table:table-cell>
          <table:table-cell office:value-type="currency" office:value="0" table:formula="of:=IF([.I77]=TRUE;IF([.B7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27" table:style-name="ce37">
            <text:p>2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1.34" table:style-name="ce37">
            <text:p>1.34</text:p>
          </table:table-cell>
          <table:table-cell office:value-type="string" table:style-name="ce37">
            <text:p>Business Man</text:p>
          </table:table-cell>
          <table:table-cell office:value-type="currency" office:value="1828" table:style-name="ce38">
            <text:p>$1,828.00</text:p>
          </table:table-cell>
          <table:table-cell office:value-type="boolean" office:boolean-value="false" table:formula="of:=IF([.B78]&gt;=60; TRUE; FALSE)" table:style-name="ce33">
            <text:p>FALSE</text:p>
          </table:table-cell>
          <table:table-cell office:value-type="boolean" office:boolean-value="false" table:formula="of:=IF(OR([.G78]&lt;1000; [.B78]&gt;=60); TRUE; FALSE)" table:style-name="ce33">
            <text:p>FALSE</text:p>
          </table:table-cell>
          <table:table-cell office:value-type="currency" office:value="0" table:formula="of:=IF([.I78]=TRUE;IF([.B7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dward</text:p>
          </table:table-cell>
          <table:table-cell office:value-type="float" office:value="49" table:style-name="ce37">
            <text:p>4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10.14" table:style-name="ce37">
            <text:p>10.14</text:p>
          </table:table-cell>
          <table:table-cell office:value-type="string" table:style-name="ce37">
            <text:p>Food Deliver</text:p>
          </table:table-cell>
          <table:table-cell office:value-type="currency" office:value="4971" table:style-name="ce38">
            <text:p>$4,971.00</text:p>
          </table:table-cell>
          <table:table-cell office:value-type="boolean" office:boolean-value="false" table:formula="of:=IF([.B79]&gt;=60; TRUE; FALSE)" table:style-name="ce33">
            <text:p>FALSE</text:p>
          </table:table-cell>
          <table:table-cell office:value-type="boolean" office:boolean-value="false" table:formula="of:=IF(OR([.G79]&lt;1000; [.B79]&gt;=60); TRUE; FALSE)" table:style-name="ce33">
            <text:p>FALSE</text:p>
          </table:table-cell>
          <table:table-cell office:value-type="currency" office:value="0" table:formula="of:=IF([.I79]=TRUE;IF([.B7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an</text:p>
          </table:table-cell>
          <table:table-cell office:value-type="float" office:value="21" table:style-name="ce37">
            <text:p>2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20.2" table:style-name="ce37">
            <text:p>20.2</text:p>
          </table:table-cell>
          <table:table-cell office:value-type="string" table:style-name="ce37">
            <text:p>Periodist</text:p>
          </table:table-cell>
          <table:table-cell office:value-type="currency" office:value="7376" table:style-name="ce38">
            <text:p>$7,376.00</text:p>
          </table:table-cell>
          <table:table-cell office:value-type="boolean" office:boolean-value="false" table:formula="of:=IF([.B80]&gt;=60; TRUE; FALSE)" table:style-name="ce33">
            <text:p>FALSE</text:p>
          </table:table-cell>
          <table:table-cell office:value-type="boolean" office:boolean-value="false" table:formula="of:=IF(OR([.G80]&lt;1000; [.B80]&gt;=60); TRUE; FALSE)" table:style-name="ce33">
            <text:p>FALSE</text:p>
          </table:table-cell>
          <table:table-cell office:value-type="currency" office:value="0" table:formula="of:=IF([.I80]=TRUE;IF([.B8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21.76" table:style-name="ce37">
            <text:p>21.76</text:p>
          </table:table-cell>
          <table:table-cell office:value-type="string" table:style-name="ce37">
            <text:p>Carpenter</text:p>
          </table:table-cell>
          <table:table-cell office:value-type="currency" office:value="6479" table:style-name="ce38">
            <text:p>$6,479.00</text:p>
          </table:table-cell>
          <table:table-cell office:value-type="boolean" office:boolean-value="false" table:formula="of:=IF([.B81]&gt;=60; TRUE; FALSE)" table:style-name="ce33">
            <text:p>FALSE</text:p>
          </table:table-cell>
          <table:table-cell office:value-type="boolean" office:boolean-value="false" table:formula="of:=IF(OR([.G81]&lt;1000; [.B81]&gt;=60); TRUE; FALSE)" table:style-name="ce33">
            <text:p>FALSE</text:p>
          </table:table-cell>
          <table:table-cell office:value-type="currency" office:value="0" table:formula="of:=IF([.I81]=TRUE;IF([.B8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46" table:style-name="ce37">
            <text:p>4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53.16" table:style-name="ce37">
            <text:p>53.16</text:p>
          </table:table-cell>
          <table:table-cell office:value-type="string" table:style-name="ce37">
            <text:p>Business Man</text:p>
          </table:table-cell>
          <table:table-cell office:value-type="currency" office:value="3092" table:style-name="ce38">
            <text:p>$3,092.00</text:p>
          </table:table-cell>
          <table:table-cell office:value-type="boolean" office:boolean-value="false" table:formula="of:=IF([.B82]&gt;=60; TRUE; FALSE)" table:style-name="ce33">
            <text:p>FALSE</text:p>
          </table:table-cell>
          <table:table-cell office:value-type="boolean" office:boolean-value="false" table:formula="of:=IF(OR([.G82]&lt;1000; [.B82]&gt;=60); TRUE; FALSE)" table:style-name="ce33">
            <text:p>FALSE</text:p>
          </table:table-cell>
          <table:table-cell office:value-type="currency" office:value="0" table:formula="of:=IF([.I82]=TRUE;IF([.B8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1.81" table:style-name="ce37">
            <text:p>1.81</text:p>
          </table:table-cell>
          <table:table-cell office:value-type="string" table:style-name="ce37">
            <text:p>Architect</text:p>
          </table:table-cell>
          <table:table-cell office:value-type="currency" office:value="2230" table:style-name="ce38">
            <text:p>$2,230.00</text:p>
          </table:table-cell>
          <table:table-cell office:value-type="boolean" office:boolean-value="false" table:formula="of:=IF([.B83]&gt;=60; TRUE; FALSE)" table:style-name="ce33">
            <text:p>FALSE</text:p>
          </table:table-cell>
          <table:table-cell office:value-type="boolean" office:boolean-value="false" table:formula="of:=IF(OR([.G83]&lt;1000; [.B83]&gt;=60); TRUE; FALSE)" table:style-name="ce33">
            <text:p>FALSE</text:p>
          </table:table-cell>
          <table:table-cell office:value-type="currency" office:value="0" table:formula="of:=IF([.I83]=TRUE;IF([.B8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52" table:style-name="ce37">
            <text:p>5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92.13" table:style-name="ce37">
            <text:p>92.13</text:p>
          </table:table-cell>
          <table:table-cell office:value-type="string" table:style-name="ce37">
            <text:p>Secretary</text:p>
          </table:table-cell>
          <table:table-cell office:value-type="currency" office:value="2047" table:style-name="ce38">
            <text:p>$2,047.00</text:p>
          </table:table-cell>
          <table:table-cell office:value-type="boolean" office:boolean-value="false" table:formula="of:=IF([.B84]&gt;=60; TRUE; FALSE)" table:style-name="ce33">
            <text:p>FALSE</text:p>
          </table:table-cell>
          <table:table-cell office:value-type="boolean" office:boolean-value="false" table:formula="of:=IF(OR([.G84]&lt;1000; [.B84]&gt;=60); TRUE; FALSE)" table:style-name="ce33">
            <text:p>FALSE</text:p>
          </table:table-cell>
          <table:table-cell office:value-type="currency" office:value="0" table:formula="of:=IF([.I84]=TRUE;IF([.B8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88.08" table:style-name="ce37">
            <text:p>88.08</text:p>
          </table:table-cell>
          <table:table-cell office:value-type="string" table:style-name="ce37">
            <text:p>Periodist</text:p>
          </table:table-cell>
          <table:table-cell office:value-type="currency" office:value="2830" table:style-name="ce38">
            <text:p>$2,830.00</text:p>
          </table:table-cell>
          <table:table-cell office:value-type="boolean" office:boolean-value="false" table:formula="of:=IF([.B85]&gt;=60; TRUE; FALSE)" table:style-name="ce33">
            <text:p>FALSE</text:p>
          </table:table-cell>
          <table:table-cell office:value-type="boolean" office:boolean-value="false" table:formula="of:=IF(OR([.G85]&lt;1000; [.B85]&gt;=60); TRUE; FALSE)" table:style-name="ce33">
            <text:p>FALSE</text:p>
          </table:table-cell>
          <table:table-cell office:value-type="currency" office:value="0" table:formula="of:=IF([.I85]=TRUE;IF([.B8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eorge</text:p>
          </table:table-cell>
          <table:table-cell office:value-type="float" office:value="27" table:style-name="ce37">
            <text:p>2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34.65" table:style-name="ce37">
            <text:p>34.65</text:p>
          </table:table-cell>
          <table:table-cell office:value-type="string" table:style-name="ce37">
            <text:p>Periodist</text:p>
          </table:table-cell>
          <table:table-cell office:value-type="currency" office:value="2110" table:style-name="ce38">
            <text:p>$2,110.00</text:p>
          </table:table-cell>
          <table:table-cell office:value-type="boolean" office:boolean-value="false" table:formula="of:=IF([.B86]&gt;=60; TRUE; FALSE)" table:style-name="ce33">
            <text:p>FALSE</text:p>
          </table:table-cell>
          <table:table-cell office:value-type="boolean" office:boolean-value="false" table:formula="of:=IF(OR([.G86]&lt;1000; [.B86]&gt;=60); TRUE; FALSE)" table:style-name="ce33">
            <text:p>FALSE</text:p>
          </table:table-cell>
          <table:table-cell office:value-type="currency" office:value="0" table:formula="of:=IF([.I86]=TRUE;IF([.B8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ice</text:p>
          </table:table-cell>
          <table:table-cell office:value-type="float" office:value="36" table:style-name="ce37">
            <text:p>3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94.06" table:style-name="ce37">
            <text:p>94.06</text:p>
          </table:table-cell>
          <table:table-cell office:value-type="string" table:style-name="ce37">
            <text:p>Financial Manager</text:p>
          </table:table-cell>
          <table:table-cell office:value-type="currency" office:value="918" table:style-name="ce38">
            <text:p>$918.00</text:p>
          </table:table-cell>
          <table:table-cell office:value-type="boolean" office:boolean-value="false" table:formula="of:=IF([.B87]&gt;=60; TRUE; FALSE)" table:style-name="ce33">
            <text:p>FALSE</text:p>
          </table:table-cell>
          <table:table-cell office:value-type="boolean" office:boolean-value="true" table:formula="of:=IF(OR([.G87]&lt;1000; [.B87]&gt;=60); TRUE; FALSE)" table:style-name="ce33">
            <text:p>TRUE</text:p>
          </table:table-cell>
          <table:table-cell office:value-type="currency" office:value="800" table:formula="of:=IF([.I87]=TRUE;IF([.B8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25" table:style-name="ce37">
            <text:p>2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63.94" table:style-name="ce37">
            <text:p>63.94</text:p>
          </table:table-cell>
          <table:table-cell office:value-type="string" table:style-name="ce37">
            <text:p>Housekeeper</text:p>
          </table:table-cell>
          <table:table-cell office:value-type="currency" office:value="2465" table:style-name="ce38">
            <text:p>$2,465.00</text:p>
          </table:table-cell>
          <table:table-cell office:value-type="boolean" office:boolean-value="false" table:formula="of:=IF([.B88]&gt;=60; TRUE; FALSE)" table:style-name="ce33">
            <text:p>FALSE</text:p>
          </table:table-cell>
          <table:table-cell office:value-type="boolean" office:boolean-value="false" table:formula="of:=IF(OR([.G88]&lt;1000; [.B88]&gt;=60); TRUE; FALSE)" table:style-name="ce33">
            <text:p>FALSE</text:p>
          </table:table-cell>
          <table:table-cell office:value-type="currency" office:value="0" table:formula="of:=IF([.I88]=TRUE;IF([.B8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26" table:style-name="ce37">
            <text:p>2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71.78" table:style-name="ce37">
            <text:p>71.78</text:p>
          </table:table-cell>
          <table:table-cell office:value-type="string" table:style-name="ce37">
            <text:p>Programer</text:p>
          </table:table-cell>
          <table:table-cell office:value-type="currency" office:value="7750" table:style-name="ce38">
            <text:p>$7,750.00</text:p>
          </table:table-cell>
          <table:table-cell office:value-type="boolean" office:boolean-value="false" table:formula="of:=IF([.B89]&gt;=60; TRUE; FALSE)" table:style-name="ce33">
            <text:p>FALSE</text:p>
          </table:table-cell>
          <table:table-cell office:value-type="boolean" office:boolean-value="false" table:formula="of:=IF(OR([.G89]&lt;1000; [.B89]&gt;=60); TRUE; FALSE)" table:style-name="ce33">
            <text:p>FALSE</text:p>
          </table:table-cell>
          <table:table-cell office:value-type="currency" office:value="0" table:formula="of:=IF([.I89]=TRUE;IF([.B8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46.49" table:style-name="ce37">
            <text:p>46.49</text:p>
          </table:table-cell>
          <table:table-cell office:value-type="string" table:style-name="ce37">
            <text:p>Youtuber</text:p>
          </table:table-cell>
          <table:table-cell office:value-type="currency" office:value="6836" table:style-name="ce38">
            <text:p>$6,836.00</text:p>
          </table:table-cell>
          <table:table-cell office:value-type="boolean" office:boolean-value="false" table:formula="of:=IF([.B90]&gt;=60; TRUE; FALSE)" table:style-name="ce33">
            <text:p>FALSE</text:p>
          </table:table-cell>
          <table:table-cell office:value-type="boolean" office:boolean-value="false" table:formula="of:=IF(OR([.G90]&lt;1000; [.B90]&gt;=60); TRUE; FALSE)" table:style-name="ce33">
            <text:p>FALSE</text:p>
          </table:table-cell>
          <table:table-cell office:value-type="currency" office:value="0" table:formula="of:=IF([.I90]=TRUE;IF([.B9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ie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10.119999999999999" table:style-name="ce37">
            <text:p>10.12</text:p>
          </table:table-cell>
          <table:table-cell office:value-type="string" table:style-name="ce37">
            <text:p>Firefigther</text:p>
          </table:table-cell>
          <table:table-cell office:value-type="currency" office:value="5347" table:style-name="ce38">
            <text:p>$5,347.00</text:p>
          </table:table-cell>
          <table:table-cell office:value-type="boolean" office:boolean-value="false" table:formula="of:=IF([.B91]&gt;=60; TRUE; FALSE)" table:style-name="ce33">
            <text:p>FALSE</text:p>
          </table:table-cell>
          <table:table-cell office:value-type="boolean" office:boolean-value="false" table:formula="of:=IF(OR([.G91]&lt;1000; [.B91]&gt;=60); TRUE; FALSE)" table:style-name="ce33">
            <text:p>FALSE</text:p>
          </table:table-cell>
          <table:table-cell office:value-type="currency" office:value="0" table:formula="of:=IF([.I91]=TRUE;IF([.B9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76.42" table:style-name="ce37">
            <text:p>76.42</text:p>
          </table:table-cell>
          <table:table-cell office:value-type="string" table:style-name="ce37">
            <text:p>Windows Cleaner</text:p>
          </table:table-cell>
          <table:table-cell office:value-type="currency" office:value="2203" table:style-name="ce38">
            <text:p>$2,203.00</text:p>
          </table:table-cell>
          <table:table-cell office:value-type="boolean" office:boolean-value="false" table:formula="of:=IF([.B92]&gt;=60; TRUE; FALSE)" table:style-name="ce33">
            <text:p>FALSE</text:p>
          </table:table-cell>
          <table:table-cell office:value-type="boolean" office:boolean-value="false" table:formula="of:=IF(OR([.G92]&lt;1000; [.B92]&gt;=60); TRUE; FALSE)" table:style-name="ce33">
            <text:p>FALSE</text:p>
          </table:table-cell>
          <table:table-cell office:value-type="currency" office:value="0" table:formula="of:=IF([.I92]=TRUE;IF([.B9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ob</text:p>
          </table:table-cell>
          <table:table-cell office:value-type="float" office:value="21" table:style-name="ce37">
            <text:p>2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59" table:style-name="ce37">
            <text:p>59</text:p>
          </table:table-cell>
          <table:table-cell office:value-type="string" table:style-name="ce37">
            <text:p>Enterprises Manager</text:p>
          </table:table-cell>
          <table:table-cell office:value-type="currency" office:value="2162" table:style-name="ce38">
            <text:p>$2,162.00</text:p>
          </table:table-cell>
          <table:table-cell office:value-type="boolean" office:boolean-value="false" table:formula="of:=IF([.B93]&gt;=60; TRUE; FALSE)" table:style-name="ce33">
            <text:p>FALSE</text:p>
          </table:table-cell>
          <table:table-cell office:value-type="boolean" office:boolean-value="false" table:formula="of:=IF(OR([.G93]&lt;1000; [.B93]&gt;=60); TRUE; FALSE)" table:style-name="ce33">
            <text:p>FALSE</text:p>
          </table:table-cell>
          <table:table-cell office:value-type="currency" office:value="0" table:formula="of:=IF([.I93]=TRUE;IF([.B9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30" table:style-name="ce37">
            <text:p>3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46.12" table:style-name="ce37">
            <text:p>46.12</text:p>
          </table:table-cell>
          <table:table-cell office:value-type="string" table:style-name="ce37">
            <text:p>Firefigther</text:p>
          </table:table-cell>
          <table:table-cell office:value-type="currency" office:value="7454" table:style-name="ce38">
            <text:p>$7,454.00</text:p>
          </table:table-cell>
          <table:table-cell office:value-type="boolean" office:boolean-value="false" table:formula="of:=IF([.B94]&gt;=60; TRUE; FALSE)" table:style-name="ce33">
            <text:p>FALSE</text:p>
          </table:table-cell>
          <table:table-cell office:value-type="boolean" office:boolean-value="false" table:formula="of:=IF(OR([.G94]&lt;1000; [.B94]&gt;=60); TRUE; FALSE)" table:style-name="ce33">
            <text:p>FALSE</text:p>
          </table:table-cell>
          <table:table-cell office:value-type="currency" office:value="0" table:formula="of:=IF([.I94]=TRUE;IF([.B9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21.87" table:style-name="ce37">
            <text:p>21.87</text:p>
          </table:table-cell>
          <table:table-cell office:value-type="string" table:style-name="ce37">
            <text:p>Plumber</text:p>
          </table:table-cell>
          <table:table-cell office:value-type="currency" office:value="6822" table:style-name="ce38">
            <text:p>$6,822.00</text:p>
          </table:table-cell>
          <table:table-cell office:value-type="boolean" office:boolean-value="false" table:formula="of:=IF([.B95]&gt;=60; TRUE; FALSE)" table:style-name="ce33">
            <text:p>FALSE</text:p>
          </table:table-cell>
          <table:table-cell office:value-type="boolean" office:boolean-value="false" table:formula="of:=IF(OR([.G95]&lt;1000; [.B95]&gt;=60); TRUE; FALSE)" table:style-name="ce33">
            <text:p>FALSE</text:p>
          </table:table-cell>
          <table:table-cell office:value-type="currency" office:value="0" table:formula="of:=IF([.I95]=TRUE;IF([.B9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iana</text:p>
          </table:table-cell>
          <table:table-cell office:value-type="float" office:value="43" table:style-name="ce37">
            <text:p>4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31.1" table:style-name="ce37">
            <text:p>31.1</text:p>
          </table:table-cell>
          <table:table-cell office:value-type="string" table:style-name="ce37">
            <text:p>Programer</text:p>
          </table:table-cell>
          <table:table-cell office:value-type="currency" office:value="6406" table:style-name="ce38">
            <text:p>$6,406.00</text:p>
          </table:table-cell>
          <table:table-cell office:value-type="boolean" office:boolean-value="false" table:formula="of:=IF([.B96]&gt;=60; TRUE; FALSE)" table:style-name="ce33">
            <text:p>FALSE</text:p>
          </table:table-cell>
          <table:table-cell office:value-type="boolean" office:boolean-value="false" table:formula="of:=IF(OR([.G96]&lt;1000; [.B96]&gt;=60); TRUE; FALSE)" table:style-name="ce33">
            <text:p>FALSE</text:p>
          </table:table-cell>
          <table:table-cell office:value-type="currency" office:value="0" table:formula="of:=IF([.I96]=TRUE;IF([.B9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18" table:style-name="ce37">
            <text:p>1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46.32" table:style-name="ce37">
            <text:p>46.32</text:p>
          </table:table-cell>
          <table:table-cell office:value-type="string" table:style-name="ce37">
            <text:p>Fit Trainer</text:p>
          </table:table-cell>
          <table:table-cell office:value-type="currency" office:value="2269" table:style-name="ce38">
            <text:p>$2,269.00</text:p>
          </table:table-cell>
          <table:table-cell office:value-type="boolean" office:boolean-value="false" table:formula="of:=IF([.B97]&gt;=60; TRUE; FALSE)" table:style-name="ce33">
            <text:p>FALSE</text:p>
          </table:table-cell>
          <table:table-cell office:value-type="boolean" office:boolean-value="false" table:formula="of:=IF(OR([.G97]&lt;1000; [.B97]&gt;=60); TRUE; FALSE)" table:style-name="ce33">
            <text:p>FALSE</text:p>
          </table:table-cell>
          <table:table-cell office:value-type="currency" office:value="0" table:formula="of:=IF([.I97]=TRUE;IF([.B9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32" table:style-name="ce37">
            <text:p>3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80" table:style-name="ce37">
            <text:p>80</text:p>
          </table:table-cell>
          <table:table-cell office:value-type="string" table:style-name="ce37">
            <text:p>Babysiter</text:p>
          </table:table-cell>
          <table:table-cell office:value-type="currency" office:value="6127" table:style-name="ce38">
            <text:p>$6,127.00</text:p>
          </table:table-cell>
          <table:table-cell office:value-type="boolean" office:boolean-value="false" table:formula="of:=IF([.B98]&gt;=60; TRUE; FALSE)" table:style-name="ce33">
            <text:p>FALSE</text:p>
          </table:table-cell>
          <table:table-cell office:value-type="boolean" office:boolean-value="false" table:formula="of:=IF(OR([.G98]&lt;1000; [.B98]&gt;=60); TRUE; FALSE)" table:style-name="ce33">
            <text:p>FALSE</text:p>
          </table:table-cell>
          <table:table-cell office:value-type="currency" office:value="0" table:formula="of:=IF([.I98]=TRUE;IF([.B9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nnah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83.82" table:style-name="ce37">
            <text:p>83.82</text:p>
          </table:table-cell>
          <table:table-cell office:value-type="string" table:style-name="ce37">
            <text:p>Windows Cleaner</text:p>
          </table:table-cell>
          <table:table-cell office:value-type="currency" office:value="1078" table:style-name="ce38">
            <text:p>$1,078.00</text:p>
          </table:table-cell>
          <table:table-cell office:value-type="boolean" office:boolean-value="false" table:formula="of:=IF([.B99]&gt;=60; TRUE; FALSE)" table:style-name="ce33">
            <text:p>FALSE</text:p>
          </table:table-cell>
          <table:table-cell office:value-type="boolean" office:boolean-value="false" table:formula="of:=IF(OR([.G99]&lt;1000; [.B99]&gt;=60); TRUE; FALSE)" table:style-name="ce33">
            <text:p>FALSE</text:p>
          </table:table-cell>
          <table:table-cell office:value-type="currency" office:value="0" table:formula="of:=IF([.I99]=TRUE;IF([.B9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Fiona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73.77" table:style-name="ce37">
            <text:p>73.77</text:p>
          </table:table-cell>
          <table:table-cell office:value-type="string" table:style-name="ce37">
            <text:p>Enterprises Manager</text:p>
          </table:table-cell>
          <table:table-cell office:value-type="currency" office:value="5518" table:style-name="ce38">
            <text:p>$5,518.00</text:p>
          </table:table-cell>
          <table:table-cell office:value-type="boolean" office:boolean-value="false" table:formula="of:=IF([.B100]&gt;=60; TRUE; FALSE)" table:style-name="ce33">
            <text:p>FALSE</text:p>
          </table:table-cell>
          <table:table-cell office:value-type="boolean" office:boolean-value="false" table:formula="of:=IF(OR([.G100]&lt;1000; [.B100]&gt;=60); TRUE; FALSE)" table:style-name="ce33">
            <text:p>FALSE</text:p>
          </table:table-cell>
          <table:table-cell office:value-type="currency" office:value="0" table:formula="of:=IF([.I100]=TRUE;IF([.B10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ne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78.069999999999993" table:style-name="ce37">
            <text:p>78.07</text:p>
          </table:table-cell>
          <table:table-cell office:value-type="string" table:style-name="ce37">
            <text:p>Medic</text:p>
          </table:table-cell>
          <table:table-cell office:value-type="currency" office:value="830" table:style-name="ce38">
            <text:p>$830.00</text:p>
          </table:table-cell>
          <table:table-cell office:value-type="boolean" office:boolean-value="false" table:formula="of:=IF([.B101]&gt;=60; TRUE; FALSE)" table:style-name="ce33">
            <text:p>FALSE</text:p>
          </table:table-cell>
          <table:table-cell office:value-type="boolean" office:boolean-value="true" table:formula="of:=IF(OR([.G101]&lt;1000; [.B101]&gt;=60); TRUE; FALSE)" table:style-name="ce33">
            <text:p>TRUE</text:p>
          </table:table-cell>
          <table:table-cell office:value-type="currency" office:value="800" table:formula="of:=IF([.I101]=TRUE;IF([.B10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0.131697977803999" table:style-name="ce37">
            <text:p>0.131697978</text:p>
          </table:table-cell>
          <table:table-cell table:style-name="ce37"/>
          <table:table-cell office:value-type="currency" office:value="3312" table:style-name="ce38">
            <text:p>$3,312.00</text:p>
          </table:table-cell>
          <table:table-cell office:value-type="boolean" office:boolean-value="false" table:formula="of:=IF([.B102]&gt;=60; TRUE; FALSE)" table:style-name="ce33">
            <text:p>FALSE</text:p>
          </table:table-cell>
          <table:table-cell office:value-type="boolean" office:boolean-value="false" table:formula="of:=IF(OR([.G102]&lt;1000; [.B102]&gt;=60); TRUE; FALSE)" table:style-name="ce33">
            <text:p>FALSE</text:p>
          </table:table-cell>
          <table:table-cell office:value-type="currency" office:value="0" table:formula="of:=IF([.I102]=TRUE;IF([.B10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allas</text:p>
          </table:table-cell>
          <table:table-cell office:value-type="float" office:value="0.36940616576164498" table:style-name="ce37">
            <text:p>0.369406166</text:p>
          </table:table-cell>
          <table:table-cell table:number-columns-repeated="2" table:style-name="ce37"/>
          <table:table-cell office:value-type="boolean" office:boolean-value="false" table:formula="of:=IF([.B103]&gt;=60; TRUE; FALSE)" table:style-name="ce33">
            <text:p>FALSE</text:p>
          </table:table-cell>
          <table:table-cell office:value-type="boolean" office:boolean-value="true" table:formula="of:=IF(OR([.G103]&lt;1000; [.B103]&gt;=60); TRUE; FALSE)" table:style-name="ce33">
            <text:p>TRUE</text:p>
          </table:table-cell>
          <table:table-cell office:value-type="currency" office:value="800" table:formula="of:=IF([.I103]=TRUE;IF([.B10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12" table:style-name="ce37">
            <text:p>1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0.96815502846470802" table:style-name="ce37">
            <text:p>0.968155028</text:p>
          </table:table-cell>
          <table:table-cell table:number-columns-repeated="2" table:style-name="ce37"/>
          <table:table-cell office:value-type="boolean" office:boolean-value="false" table:formula="of:=IF([.B104]&gt;=60; TRUE; FALSE)" table:style-name="ce33">
            <text:p>FALSE</text:p>
          </table:table-cell>
          <table:table-cell office:value-type="boolean" office:boolean-value="true" table:formula="of:=IF(OR([.G104]&lt;1000; [.B104]&gt;=60); TRUE; FALSE)" table:style-name="ce33">
            <text:p>TRUE</text:p>
          </table:table-cell>
          <table:table-cell office:value-type="currency" office:value="800" table:formula="of:=IF([.I104]=TRUE;IF([.B10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100" table:style-name="ce37">
            <text:p>10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0.25921139058377202" table:style-name="ce37">
            <text:p>0.259211391</text:p>
          </table:table-cell>
          <table:table-cell table:number-columns-repeated="2" table:style-name="ce37"/>
          <table:table-cell office:value-type="boolean" office:boolean-value="true" table:formula="of:=IF([.B105]&gt;=60; TRUE; FALSE)" table:style-name="ce33">
            <text:p>TRUE</text:p>
          </table:table-cell>
          <table:table-cell office:value-type="boolean" office:boolean-value="true" table:formula="of:=IF(OR([.G105]&lt;1000; [.B105]&gt;=60); TRUE; FALSE)" table:style-name="ce33">
            <text:p>TRUE</text:p>
          </table:table-cell>
          <table:table-cell office:value-type="currency" office:value="1000" table:formula="of:=IF([.I105]=TRUE;IF([.B10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nver</text:p>
          </table:table-cell>
          <table:table-cell office:value-type="float" office:value="0.43923887970838499" table:style-name="ce37">
            <text:p>0.43923888</text:p>
          </table:table-cell>
          <table:table-cell table:number-columns-repeated="2" table:style-name="ce37"/>
          <table:table-cell office:value-type="boolean" office:boolean-value="true" table:formula="of:=IF([.B106]&gt;=60; TRUE; FALSE)" table:style-name="ce33">
            <text:p>TRUE</text:p>
          </table:table-cell>
          <table:table-cell office:value-type="boolean" office:boolean-value="true" table:formula="of:=IF(OR([.G106]&lt;1000; [.B106]&gt;=60); TRUE; FALSE)" table:style-name="ce33">
            <text:p>TRUE</text:p>
          </table:table-cell>
          <table:table-cell office:value-type="currency" office:value="1000" table:formula="of:=IF([.I106]=TRUE;IF([.B10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118" table:style-name="ce37">
            <text:p>11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0.74172880283296405" table:style-name="ce37">
            <text:p>0.741728803</text:p>
          </table:table-cell>
          <table:table-cell table:number-columns-repeated="2" table:style-name="ce37"/>
          <table:table-cell office:value-type="boolean" office:boolean-value="true" table:formula="of:=IF([.B107]&gt;=60; TRUE; FALSE)" table:style-name="ce33">
            <text:p>TRUE</text:p>
          </table:table-cell>
          <table:table-cell office:value-type="boolean" office:boolean-value="true" table:formula="of:=IF(OR([.G107]&lt;1000; [.B107]&gt;=60); TRUE; FALSE)" table:style-name="ce33">
            <text:p>TRUE</text:p>
          </table:table-cell>
          <table:table-cell office:value-type="currency" office:value="1000" table:formula="of:=IF([.I107]=TRUE;IF([.B10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24" table:style-name="ce37">
            <text:p>2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tlanta</text:p>
          </table:table-cell>
          <table:table-cell office:value-type="float" office:value="0.34241569406237798" table:style-name="ce37">
            <text:p>0.342415694</text:p>
          </table:table-cell>
          <table:table-cell table:number-columns-repeated="2" table:style-name="ce37"/>
          <table:table-cell office:value-type="boolean" office:boolean-value="false" table:formula="of:=IF([.B108]&gt;=60; TRUE; FALSE)" table:style-name="ce33">
            <text:p>FALSE</text:p>
          </table:table-cell>
          <table:table-cell office:value-type="boolean" office:boolean-value="true" table:formula="of:=IF(OR([.G108]&lt;1000; [.B108]&gt;=60); TRUE; FALSE)" table:style-name="ce33">
            <text:p>TRUE</text:p>
          </table:table-cell>
          <table:table-cell office:value-type="currency" office:value="800" table:formula="of:=IF([.I108]=TRUE;IF([.B10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61" table:style-name="ce37">
            <text:p>6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0.57322571078689899" table:style-name="ce37">
            <text:p>0.573225711</text:p>
          </table:table-cell>
          <table:table-cell table:number-columns-repeated="2" table:style-name="ce37"/>
          <table:table-cell office:value-type="boolean" office:boolean-value="true" table:formula="of:=IF([.B109]&gt;=60; TRUE; FALSE)" table:style-name="ce33">
            <text:p>TRUE</text:p>
          </table:table-cell>
          <table:table-cell office:value-type="boolean" office:boolean-value="true" table:formula="of:=IF(OR([.G109]&lt;1000; [.B109]&gt;=60); TRUE; FALSE)" table:style-name="ce33">
            <text:p>TRUE</text:p>
          </table:table-cell>
          <table:table-cell office:value-type="currency" office:value="1000" table:formula="of:=IF([.I109]=TRUE;IF([.B10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29" table:style-name="ce37">
            <text:p>2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ashville</text:p>
          </table:table-cell>
          <table:table-cell office:value-type="float" office:value="0.393616888226829" table:style-name="ce37">
            <text:p>0.393616888</text:p>
          </table:table-cell>
          <table:table-cell table:number-columns-repeated="2" table:style-name="ce37"/>
          <table:table-cell office:value-type="boolean" office:boolean-value="false" table:formula="of:=IF([.B110]&gt;=60; TRUE; FALSE)" table:style-name="ce33">
            <text:p>FALSE</text:p>
          </table:table-cell>
          <table:table-cell office:value-type="boolean" office:boolean-value="true" table:formula="of:=IF(OR([.G110]&lt;1000; [.B110]&gt;=60); TRUE; FALSE)" table:style-name="ce33">
            <text:p>TRUE</text:p>
          </table:table-cell>
          <table:table-cell office:value-type="currency" office:value="800" table:formula="of:=IF([.I110]=TRUE;IF([.B11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7.5372359878976003E-2" table:style-name="ce37">
            <text:p>0.07537236</text:p>
          </table:table-cell>
          <table:table-cell table:number-columns-repeated="2" table:style-name="ce37"/>
          <table:table-cell office:value-type="boolean" office:boolean-value="false" table:formula="of:=IF([.B111]&gt;=60; TRUE; FALSE)" table:style-name="ce33">
            <text:p>FALSE</text:p>
          </table:table-cell>
          <table:table-cell office:value-type="boolean" office:boolean-value="true" table:formula="of:=IF(OR([.G111]&lt;1000; [.B111]&gt;=60); TRUE; FALSE)" table:style-name="ce33">
            <text:p>TRUE</text:p>
          </table:table-cell>
          <table:table-cell office:value-type="currency" office:value="800" table:formula="of:=IF([.I111]=TRUE;IF([.B11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95" table:style-name="ce37">
            <text:p>9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0.72569621423155695" table:style-name="ce37">
            <text:p>0.725696214</text:p>
          </table:table-cell>
          <table:table-cell table:number-columns-repeated="2" table:style-name="ce37"/>
          <table:table-cell office:value-type="boolean" office:boolean-value="true" table:formula="of:=IF([.B112]&gt;=60; TRUE; FALSE)" table:style-name="ce33">
            <text:p>TRUE</text:p>
          </table:table-cell>
          <table:table-cell office:value-type="boolean" office:boolean-value="true" table:formula="of:=IF(OR([.G112]&lt;1000; [.B112]&gt;=60); TRUE; FALSE)" table:style-name="ce33">
            <text:p>TRUE</text:p>
          </table:table-cell>
          <table:table-cell office:value-type="currency" office:value="1000" table:formula="of:=IF([.I112]=TRUE;IF([.B11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27" table:style-name="ce37">
            <text:p>2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0.63567259533739495" table:style-name="ce37">
            <text:p>0.635672595</text:p>
          </table:table-cell>
          <table:table-cell table:number-columns-repeated="2" table:style-name="ce37"/>
          <table:table-cell office:value-type="boolean" office:boolean-value="false" table:formula="of:=IF([.B113]&gt;=60; TRUE; FALSE)" table:style-name="ce33">
            <text:p>FALSE</text:p>
          </table:table-cell>
          <table:table-cell office:value-type="boolean" office:boolean-value="true" table:formula="of:=IF(OR([.G113]&lt;1000; [.B113]&gt;=60); TRUE; FALSE)" table:style-name="ce33">
            <text:p>TRUE</text:p>
          </table:table-cell>
          <table:table-cell office:value-type="currency" office:value="800" table:formula="of:=IF([.I113]=TRUE;IF([.B11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57" table:style-name="ce37">
            <text:p>5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iladelphia</text:p>
          </table:table-cell>
          <table:table-cell office:value-type="float" office:value="0.245466472846954" table:style-name="ce37">
            <text:p>0.245466473</text:p>
          </table:table-cell>
          <table:table-cell table:number-columns-repeated="2" table:style-name="ce37"/>
          <table:table-cell office:value-type="boolean" office:boolean-value="false" table:formula="of:=IF([.B114]&gt;=60; TRUE; FALSE)" table:style-name="ce33">
            <text:p>FALSE</text:p>
          </table:table-cell>
          <table:table-cell office:value-type="boolean" office:boolean-value="true" table:formula="of:=IF(OR([.G114]&lt;1000; [.B114]&gt;=60); TRUE; FALSE)" table:style-name="ce33">
            <text:p>TRUE</text:p>
          </table:table-cell>
          <table:table-cell office:value-type="currency" office:value="800" table:formula="of:=IF([.I114]=TRUE;IF([.B11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120" table:style-name="ce37">
            <text:p>12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Tampa</text:p>
          </table:table-cell>
          <table:table-cell office:value-type="float" office:value="0.82599027094252198" table:style-name="ce37">
            <text:p>0.825990271</text:p>
          </table:table-cell>
          <table:table-cell table:number-columns-repeated="2" table:style-name="ce37"/>
          <table:table-cell office:value-type="boolean" office:boolean-value="true" table:formula="of:=IF([.B115]&gt;=60; TRUE; FALSE)" table:style-name="ce33">
            <text:p>TRUE</text:p>
          </table:table-cell>
          <table:table-cell office:value-type="boolean" office:boolean-value="true" table:formula="of:=IF(OR([.G115]&lt;1000; [.B115]&gt;=60); TRUE; FALSE)" table:style-name="ce33">
            <text:p>TRUE</text:p>
          </table:table-cell>
          <table:table-cell office:value-type="currency" office:value="1000" table:formula="of:=IF([.I115]=TRUE;IF([.B11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12" table:style-name="ce37">
            <text:p>1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0.932448127604383" table:style-name="ce37">
            <text:p>0.932448128</text:p>
          </table:table-cell>
          <table:table-cell table:number-columns-repeated="2" table:style-name="ce37"/>
          <table:table-cell office:value-type="boolean" office:boolean-value="false" table:formula="of:=IF([.B116]&gt;=60; TRUE; FALSE)" table:style-name="ce33">
            <text:p>FALSE</text:p>
          </table:table-cell>
          <table:table-cell office:value-type="boolean" office:boolean-value="true" table:formula="of:=IF(OR([.G116]&lt;1000; [.B116]&gt;=60); TRUE; FALSE)" table:style-name="ce33">
            <text:p>TRUE</text:p>
          </table:table-cell>
          <table:table-cell office:value-type="currency" office:value="800" table:formula="of:=IF([.I116]=TRUE;IF([.B11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12" table:style-name="ce37">
            <text:p>1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0.119096875841443" table:style-name="ce37">
            <text:p>0.119096876</text:p>
          </table:table-cell>
          <table:table-cell table:number-columns-repeated="2" table:style-name="ce37"/>
          <table:table-cell office:value-type="boolean" office:boolean-value="false" table:formula="of:=IF([.B117]&gt;=60; TRUE; FALSE)" table:style-name="ce33">
            <text:p>FALSE</text:p>
          </table:table-cell>
          <table:table-cell office:value-type="boolean" office:boolean-value="true" table:formula="of:=IF(OR([.G117]&lt;1000; [.B117]&gt;=60); TRUE; FALSE)" table:style-name="ce33">
            <text:p>TRUE</text:p>
          </table:table-cell>
          <table:table-cell office:value-type="currency" office:value="800" table:formula="of:=IF([.I117]=TRUE;IF([.B11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8" table:style-name="ce37">
            <text:p>1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0.26149397783747202" table:style-name="ce37">
            <text:p>0.261493978</text:p>
          </table:table-cell>
          <table:table-cell table:number-columns-repeated="2" table:style-name="ce37"/>
          <table:table-cell office:value-type="boolean" office:boolean-value="false" table:formula="of:=IF([.B118]&gt;=60; TRUE; FALSE)" table:style-name="ce33">
            <text:p>FALSE</text:p>
          </table:table-cell>
          <table:table-cell office:value-type="boolean" office:boolean-value="true" table:formula="of:=IF(OR([.G118]&lt;1000; [.B118]&gt;=60); TRUE; FALSE)" table:style-name="ce33">
            <text:p>TRUE</text:p>
          </table:table-cell>
          <table:table-cell office:value-type="currency" office:value="800" table:formula="of:=IF([.I118]=TRUE;IF([.B11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34" table:style-name="ce37">
            <text:p>3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tlanta</text:p>
          </table:table-cell>
          <table:table-cell office:value-type="float" office:value="0.57333551665972904" table:style-name="ce37">
            <text:p>0.573335517</text:p>
          </table:table-cell>
          <table:table-cell table:number-columns-repeated="2" table:style-name="ce37"/>
          <table:table-cell office:value-type="boolean" office:boolean-value="false" table:formula="of:=IF([.B119]&gt;=60; TRUE; FALSE)" table:style-name="ce33">
            <text:p>FALSE</text:p>
          </table:table-cell>
          <table:table-cell office:value-type="boolean" office:boolean-value="true" table:formula="of:=IF(OR([.G119]&lt;1000; [.B119]&gt;=60); TRUE; FALSE)" table:style-name="ce33">
            <text:p>TRUE</text:p>
          </table:table-cell>
          <table:table-cell office:value-type="currency" office:value="800" table:formula="of:=IF([.I119]=TRUE;IF([.B11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Antonio</text:p>
          </table:table-cell>
          <table:table-cell office:value-type="float" office:value="8.6021456249054003E-3" table:style-name="ce37">
            <text:p>0.008602146</text:p>
          </table:table-cell>
          <table:table-cell table:number-columns-repeated="2" table:style-name="ce37"/>
          <table:table-cell office:value-type="boolean" office:boolean-value="false" table:formula="of:=IF([.B120]&gt;=60; TRUE; FALSE)" table:style-name="ce33">
            <text:p>FALSE</text:p>
          </table:table-cell>
          <table:table-cell office:value-type="boolean" office:boolean-value="true" table:formula="of:=IF(OR([.G120]&lt;1000; [.B120]&gt;=60); TRUE; FALSE)" table:style-name="ce33">
            <text:p>TRUE</text:p>
          </table:table-cell>
          <table:table-cell office:value-type="currency" office:value="800" table:formula="of:=IF([.I120]=TRUE;IF([.B12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0.68179646598894295" table:style-name="ce37">
            <text:p>0.681796466</text:p>
          </table:table-cell>
          <table:table-cell table:number-columns-repeated="2" table:style-name="ce37"/>
          <table:table-cell office:value-type="boolean" office:boolean-value="false" table:formula="of:=IF([.B121]&gt;=60; TRUE; FALSE)" table:style-name="ce33">
            <text:p>FALSE</text:p>
          </table:table-cell>
          <table:table-cell office:value-type="boolean" office:boolean-value="true" table:formula="of:=IF(OR([.G121]&lt;1000; [.B121]&gt;=60); TRUE; FALSE)" table:style-name="ce33">
            <text:p>TRUE</text:p>
          </table:table-cell>
          <table:table-cell office:value-type="currency" office:value="800" table:formula="of:=IF([.I121]=TRUE;IF([.B12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30" table:style-name="ce37">
            <text:p>3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0.48138797809136902" table:style-name="ce37">
            <text:p>0.481387978</text:p>
          </table:table-cell>
          <table:table-cell table:number-columns-repeated="2" table:style-name="ce37"/>
          <table:table-cell office:value-type="boolean" office:boolean-value="false" table:formula="of:=IF([.B122]&gt;=60; TRUE; FALSE)" table:style-name="ce33">
            <text:p>FALSE</text:p>
          </table:table-cell>
          <table:table-cell office:value-type="boolean" office:boolean-value="true" table:formula="of:=IF(OR([.G122]&lt;1000; [.B122]&gt;=60); TRUE; FALSE)" table:style-name="ce33">
            <text:p>TRUE</text:p>
          </table:table-cell>
          <table:table-cell office:value-type="currency" office:value="800" table:formula="of:=IF([.I122]=TRUE;IF([.B12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0.736024126120981" table:style-name="ce37">
            <text:p>0.736024126</text:p>
          </table:table-cell>
          <table:table-cell table:number-columns-repeated="2" table:style-name="ce37"/>
          <table:table-cell office:value-type="boolean" office:boolean-value="true" table:formula="of:=IF([.B123]&gt;=60; TRUE; FALSE)" table:style-name="ce33">
            <text:p>TRUE</text:p>
          </table:table-cell>
          <table:table-cell office:value-type="boolean" office:boolean-value="true" table:formula="of:=IF(OR([.G123]&lt;1000; [.B123]&gt;=60); TRUE; FALSE)" table:style-name="ce33">
            <text:p>TRUE</text:p>
          </table:table-cell>
          <table:table-cell office:value-type="currency" office:value="1000" table:formula="of:=IF([.I123]=TRUE;IF([.B12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Orlando</text:p>
          </table:table-cell>
          <table:table-cell office:value-type="float" office:value="0.74961777392562901" table:style-name="ce37">
            <text:p>0.749617774</text:p>
          </table:table-cell>
          <table:table-cell table:number-columns-repeated="2" table:style-name="ce37"/>
          <table:table-cell office:value-type="boolean" office:boolean-value="true" table:formula="of:=IF([.B124]&gt;=60; TRUE; FALSE)" table:style-name="ce33">
            <text:p>TRUE</text:p>
          </table:table-cell>
          <table:table-cell office:value-type="boolean" office:boolean-value="true" table:formula="of:=IF(OR([.G124]&lt;1000; [.B124]&gt;=60); TRUE; FALSE)" table:style-name="ce33">
            <text:p>TRUE</text:p>
          </table:table-cell>
          <table:table-cell office:value-type="currency" office:value="1000" table:formula="of:=IF([.I124]=TRUE;IF([.B12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7" table:style-name="ce37">
            <text:p>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Diego</text:p>
          </table:table-cell>
          <table:table-cell office:value-type="float" office:value="0.12215650172994701" table:style-name="ce37">
            <text:p>0.122156502</text:p>
          </table:table-cell>
          <table:table-cell table:number-columns-repeated="2" table:style-name="ce37"/>
          <table:table-cell office:value-type="boolean" office:boolean-value="false" table:formula="of:=IF([.B125]&gt;=60; TRUE; FALSE)" table:style-name="ce33">
            <text:p>FALSE</text:p>
          </table:table-cell>
          <table:table-cell office:value-type="boolean" office:boolean-value="true" table:formula="of:=IF(OR([.G125]&lt;1000; [.B125]&gt;=60); TRUE; FALSE)" table:style-name="ce33">
            <text:p>TRUE</text:p>
          </table:table-cell>
          <table:table-cell office:value-type="currency" office:value="800" table:formula="of:=IF([.I125]=TRUE;IF([.B12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81" table:style-name="ce37">
            <text:p>8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8.8273430093473701E-2" table:style-name="ce37">
            <text:p>0.08827343</text:p>
          </table:table-cell>
          <table:table-cell table:number-columns-repeated="2" table:style-name="ce37"/>
          <table:table-cell office:value-type="boolean" office:boolean-value="true" table:formula="of:=IF([.B126]&gt;=60; TRUE; FALSE)" table:style-name="ce33">
            <text:p>TRUE</text:p>
          </table:table-cell>
          <table:table-cell office:value-type="boolean" office:boolean-value="true" table:formula="of:=IF(OR([.G126]&lt;1000; [.B126]&gt;=60); TRUE; FALSE)" table:style-name="ce33">
            <text:p>TRUE</text:p>
          </table:table-cell>
          <table:table-cell office:value-type="currency" office:value="1000" table:formula="of:=IF([.I126]=TRUE;IF([.B12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83" table:style-name="ce37">
            <text:p>8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as Vegas</text:p>
          </table:table-cell>
          <table:table-cell office:value-type="float" office:value="8.4907945958738795E-2" table:style-name="ce37">
            <text:p>0.084907946</text:p>
          </table:table-cell>
          <table:table-cell table:number-columns-repeated="2" table:style-name="ce37"/>
          <table:table-cell office:value-type="boolean" office:boolean-value="true" table:formula="of:=IF([.B127]&gt;=60; TRUE; FALSE)" table:style-name="ce33">
            <text:p>TRUE</text:p>
          </table:table-cell>
          <table:table-cell office:value-type="boolean" office:boolean-value="true" table:formula="of:=IF(OR([.G127]&lt;1000; [.B127]&gt;=60); TRUE; FALSE)" table:style-name="ce33">
            <text:p>TRUE</text:p>
          </table:table-cell>
          <table:table-cell office:value-type="currency" office:value="1000" table:formula="of:=IF([.I127]=TRUE;IF([.B12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74" table:style-name="ce37">
            <text:p>7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arlotte</text:p>
          </table:table-cell>
          <table:table-cell office:value-type="float" office:value="0.247493999110487" table:style-name="ce37">
            <text:p>0.247493999</text:p>
          </table:table-cell>
          <table:table-cell table:number-columns-repeated="2" table:style-name="ce37"/>
          <table:table-cell office:value-type="boolean" office:boolean-value="true" table:formula="of:=IF([.B128]&gt;=60; TRUE; FALSE)" table:style-name="ce33">
            <text:p>TRUE</text:p>
          </table:table-cell>
          <table:table-cell office:value-type="boolean" office:boolean-value="true" table:formula="of:=IF(OR([.G128]&lt;1000; [.B128]&gt;=60); TRUE; FALSE)" table:style-name="ce33">
            <text:p>TRUE</text:p>
          </table:table-cell>
          <table:table-cell office:value-type="currency" office:value="1000" table:formula="of:=IF([.I128]=TRUE;IF([.B12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38" table:style-name="ce37">
            <text:p>3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0.56807010165785199" table:style-name="ce37">
            <text:p>0.568070102</text:p>
          </table:table-cell>
          <table:table-cell table:number-columns-repeated="2" table:style-name="ce37"/>
          <table:table-cell office:value-type="boolean" office:boolean-value="false" table:formula="of:=IF([.B129]&gt;=60; TRUE; FALSE)" table:style-name="ce33">
            <text:p>FALSE</text:p>
          </table:table-cell>
          <table:table-cell office:value-type="boolean" office:boolean-value="true" table:formula="of:=IF(OR([.G129]&lt;1000; [.B129]&gt;=60); TRUE; FALSE)" table:style-name="ce33">
            <text:p>TRUE</text:p>
          </table:table-cell>
          <table:table-cell office:value-type="currency" office:value="800" table:formula="of:=IF([.I129]=TRUE;IF([.B12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18" table:style-name="ce37">
            <text:p>1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0.66543200159682003" table:style-name="ce37">
            <text:p>0.665432002</text:p>
          </table:table-cell>
          <table:table-cell table:number-columns-repeated="2" table:style-name="ce37"/>
          <table:table-cell office:value-type="boolean" office:boolean-value="false" table:formula="of:=IF([.B130]&gt;=60; TRUE; FALSE)" table:style-name="ce33">
            <text:p>FALSE</text:p>
          </table:table-cell>
          <table:table-cell office:value-type="boolean" office:boolean-value="true" table:formula="of:=IF(OR([.G130]&lt;1000; [.B130]&gt;=60); TRUE; FALSE)" table:style-name="ce33">
            <text:p>TRUE</text:p>
          </table:table-cell>
          <table:table-cell office:value-type="currency" office:value="800" table:formula="of:=IF([.I130]=TRUE;IF([.B13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47" table:style-name="ce37">
            <text:p>4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allas</text:p>
          </table:table-cell>
          <table:table-cell office:value-type="float" office:value="0.364207984630527" table:style-name="ce37">
            <text:p>0.364207985</text:p>
          </table:table-cell>
          <table:table-cell table:number-columns-repeated="2" table:style-name="ce37"/>
          <table:table-cell office:value-type="boolean" office:boolean-value="false" table:formula="of:=IF([.B131]&gt;=60; TRUE; FALSE)" table:style-name="ce33">
            <text:p>FALSE</text:p>
          </table:table-cell>
          <table:table-cell office:value-type="boolean" office:boolean-value="true" table:formula="of:=IF(OR([.G131]&lt;1000; [.B131]&gt;=60); TRUE; FALSE)" table:style-name="ce33">
            <text:p>TRUE</text:p>
          </table:table-cell>
          <table:table-cell office:value-type="currency" office:value="800" table:formula="of:=IF([.I131]=TRUE;IF([.B13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81" table:style-name="ce37">
            <text:p>8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0.99593710626986198" table:style-name="ce37">
            <text:p>0.995937106</text:p>
          </table:table-cell>
          <table:table-cell table:number-columns-repeated="2" table:style-name="ce37"/>
          <table:table-cell office:value-type="boolean" office:boolean-value="true" table:formula="of:=IF([.B132]&gt;=60; TRUE; FALSE)" table:style-name="ce33">
            <text:p>TRUE</text:p>
          </table:table-cell>
          <table:table-cell office:value-type="boolean" office:boolean-value="true" table:formula="of:=IF(OR([.G132]&lt;1000; [.B132]&gt;=60); TRUE; FALSE)" table:style-name="ce33">
            <text:p>TRUE</text:p>
          </table:table-cell>
          <table:table-cell office:value-type="currency" office:value="1000" table:formula="of:=IF([.I132]=TRUE;IF([.B13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61" table:style-name="ce37">
            <text:p>6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Diego</text:p>
          </table:table-cell>
          <table:table-cell office:value-type="float" office:value="0.51650295049866801" table:style-name="ce37">
            <text:p>0.51650295</text:p>
          </table:table-cell>
          <table:table-cell table:number-columns-repeated="2" table:style-name="ce37"/>
          <table:table-cell office:value-type="boolean" office:boolean-value="true" table:formula="of:=IF([.B133]&gt;=60; TRUE; FALSE)" table:style-name="ce33">
            <text:p>TRUE</text:p>
          </table:table-cell>
          <table:table-cell office:value-type="boolean" office:boolean-value="true" table:formula="of:=IF(OR([.G133]&lt;1000; [.B133]&gt;=60); TRUE; FALSE)" table:style-name="ce33">
            <text:p>TRUE</text:p>
          </table:table-cell>
          <table:table-cell office:value-type="currency" office:value="1000" table:formula="of:=IF([.I133]=TRUE;IF([.B13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104" table:style-name="ce37">
            <text:p>10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Washington D.C.</text:p>
          </table:table-cell>
          <table:table-cell office:value-type="float" office:value="0.95115976274453296" table:style-name="ce37">
            <text:p>0.951159763</text:p>
          </table:table-cell>
          <table:table-cell table:number-columns-repeated="2" table:style-name="ce37"/>
          <table:table-cell office:value-type="boolean" office:boolean-value="true" table:formula="of:=IF([.B134]&gt;=60; TRUE; FALSE)" table:style-name="ce33">
            <text:p>TRUE</text:p>
          </table:table-cell>
          <table:table-cell office:value-type="boolean" office:boolean-value="true" table:formula="of:=IF(OR([.G134]&lt;1000; [.B134]&gt;=60); TRUE; FALSE)" table:style-name="ce33">
            <text:p>TRUE</text:p>
          </table:table-cell>
          <table:table-cell office:value-type="currency" office:value="1000" table:formula="of:=IF([.I134]=TRUE;IF([.B13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0.52183297540342599" table:style-name="ce37">
            <text:p>0.521832975</text:p>
          </table:table-cell>
          <table:table-cell table:number-columns-repeated="2" table:style-name="ce37"/>
          <table:table-cell office:value-type="boolean" office:boolean-value="true" table:formula="of:=IF([.B135]&gt;=60; TRUE; FALSE)" table:style-name="ce33">
            <text:p>TRUE</text:p>
          </table:table-cell>
          <table:table-cell office:value-type="boolean" office:boolean-value="true" table:formula="of:=IF(OR([.G135]&lt;1000; [.B135]&gt;=60); TRUE; FALSE)" table:style-name="ce33">
            <text:p>TRUE</text:p>
          </table:table-cell>
          <table:table-cell office:value-type="currency" office:value="1000" table:formula="of:=IF([.I135]=TRUE;IF([.B13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2" table:style-name="ce37">
            <text:p>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0.16882061491883499" table:style-name="ce37">
            <text:p>0.168820615</text:p>
          </table:table-cell>
          <table:table-cell table:number-columns-repeated="2" table:style-name="ce37"/>
          <table:table-cell office:value-type="boolean" office:boolean-value="false" table:formula="of:=IF([.B136]&gt;=60; TRUE; FALSE)" table:style-name="ce33">
            <text:p>FALSE</text:p>
          </table:table-cell>
          <table:table-cell office:value-type="boolean" office:boolean-value="true" table:formula="of:=IF(OR([.G136]&lt;1000; [.B136]&gt;=60); TRUE; FALSE)" table:style-name="ce33">
            <text:p>TRUE</text:p>
          </table:table-cell>
          <table:table-cell office:value-type="currency" office:value="800" table:formula="of:=IF([.I136]=TRUE;IF([.B13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33" table:style-name="ce37">
            <text:p>3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as Vegas</text:p>
          </table:table-cell>
          <table:table-cell office:value-type="float" office:value="0.37594229977974403" table:style-name="ce37">
            <text:p>0.3759423</text:p>
          </table:table-cell>
          <table:table-cell table:number-columns-repeated="2" table:style-name="ce37"/>
          <table:table-cell office:value-type="boolean" office:boolean-value="false" table:formula="of:=IF([.B137]&gt;=60; TRUE; FALSE)" table:style-name="ce33">
            <text:p>FALSE</text:p>
          </table:table-cell>
          <table:table-cell office:value-type="boolean" office:boolean-value="true" table:formula="of:=IF(OR([.G137]&lt;1000; [.B137]&gt;=60); TRUE; FALSE)" table:style-name="ce33">
            <text:p>TRUE</text:p>
          </table:table-cell>
          <table:table-cell office:value-type="currency" office:value="800" table:formula="of:=IF([.I137]=TRUE;IF([.B13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10" table:style-name="ce37">
            <text:p>1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0.647130739178299" table:style-name="ce37">
            <text:p>0.647130739</text:p>
          </table:table-cell>
          <table:table-cell table:number-columns-repeated="2" table:style-name="ce37"/>
          <table:table-cell office:value-type="boolean" office:boolean-value="false" table:formula="of:=IF([.B138]&gt;=60; TRUE; FALSE)" table:style-name="ce33">
            <text:p>FALSE</text:p>
          </table:table-cell>
          <table:table-cell office:value-type="boolean" office:boolean-value="true" table:formula="of:=IF(OR([.G138]&lt;1000; [.B138]&gt;=60); TRUE; FALSE)" table:style-name="ce33">
            <text:p>TRUE</text:p>
          </table:table-cell>
          <table:table-cell office:value-type="currency" office:value="800" table:formula="of:=IF([.I138]=TRUE;IF([.B13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0.713788031754928" table:style-name="ce37">
            <text:p>0.713788032</text:p>
          </table:table-cell>
          <table:table-cell table:number-columns-repeated="2" table:style-name="ce37"/>
          <table:table-cell office:value-type="boolean" office:boolean-value="false" table:formula="of:=IF([.B139]&gt;=60; TRUE; FALSE)" table:style-name="ce33">
            <text:p>FALSE</text:p>
          </table:table-cell>
          <table:table-cell office:value-type="boolean" office:boolean-value="true" table:formula="of:=IF(OR([.G139]&lt;1000; [.B139]&gt;=60); TRUE; FALSE)" table:style-name="ce33">
            <text:p>TRUE</text:p>
          </table:table-cell>
          <table:table-cell office:value-type="currency" office:value="800" table:formula="of:=IF([.I139]=TRUE;IF([.B13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25" table:style-name="ce37">
            <text:p>2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ortland</text:p>
          </table:table-cell>
          <table:table-cell office:value-type="float" office:value="0.888854047667889" table:style-name="ce37">
            <text:p>0.888854048</text:p>
          </table:table-cell>
          <table:table-cell table:number-columns-repeated="2" table:style-name="ce37"/>
          <table:table-cell office:value-type="boolean" office:boolean-value="false" table:formula="of:=IF([.B140]&gt;=60; TRUE; FALSE)" table:style-name="ce33">
            <text:p>FALSE</text:p>
          </table:table-cell>
          <table:table-cell office:value-type="boolean" office:boolean-value="true" table:formula="of:=IF(OR([.G140]&lt;1000; [.B140]&gt;=60); TRUE; FALSE)" table:style-name="ce33">
            <text:p>TRUE</text:p>
          </table:table-cell>
          <table:table-cell office:value-type="currency" office:value="800" table:formula="of:=IF([.I140]=TRUE;IF([.B14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0.27952712679875102" table:style-name="ce37">
            <text:p>0.279527127</text:p>
          </table:table-cell>
          <table:table-cell table:number-columns-repeated="2" table:style-name="ce37"/>
          <table:table-cell office:value-type="boolean" office:boolean-value="false" table:formula="of:=IF([.B141]&gt;=60; TRUE; FALSE)" table:style-name="ce33">
            <text:p>FALSE</text:p>
          </table:table-cell>
          <table:table-cell office:value-type="boolean" office:boolean-value="true" table:formula="of:=IF(OR([.G141]&lt;1000; [.B141]&gt;=60); TRUE; FALSE)" table:style-name="ce33">
            <text:p>TRUE</text:p>
          </table:table-cell>
          <table:table-cell office:value-type="currency" office:value="800" table:formula="of:=IF([.I141]=TRUE;IF([.B14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91" table:style-name="ce37">
            <text:p>9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0.72409498431560704" table:style-name="ce37">
            <text:p>0.724094984</text:p>
          </table:table-cell>
          <table:table-cell table:number-columns-repeated="2" table:style-name="ce37"/>
          <table:table-cell office:value-type="boolean" office:boolean-value="true" table:formula="of:=IF([.B142]&gt;=60; TRUE; FALSE)" table:style-name="ce33">
            <text:p>TRUE</text:p>
          </table:table-cell>
          <table:table-cell office:value-type="boolean" office:boolean-value="true" table:formula="of:=IF(OR([.G142]&lt;1000; [.B142]&gt;=60); TRUE; FALSE)" table:style-name="ce33">
            <text:p>TRUE</text:p>
          </table:table-cell>
          <table:table-cell office:value-type="currency" office:value="1000" table:formula="of:=IF([.I142]=TRUE;IF([.B14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66" table:style-name="ce37">
            <text:p>6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0.736546987789923" table:style-name="ce37">
            <text:p>0.736546988</text:p>
          </table:table-cell>
          <table:table-cell table:number-columns-repeated="2" table:style-name="ce37"/>
          <table:table-cell office:value-type="boolean" office:boolean-value="true" table:formula="of:=IF([.B143]&gt;=60; TRUE; FALSE)" table:style-name="ce33">
            <text:p>TRUE</text:p>
          </table:table-cell>
          <table:table-cell office:value-type="boolean" office:boolean-value="true" table:formula="of:=IF(OR([.G143]&lt;1000; [.B143]&gt;=60); TRUE; FALSE)" table:style-name="ce33">
            <text:p>TRUE</text:p>
          </table:table-cell>
          <table:table-cell office:value-type="currency" office:value="1000" table:formula="of:=IF([.I143]=TRUE;IF([.B14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72" table:style-name="ce37">
            <text:p>7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arlotte</text:p>
          </table:table-cell>
          <table:table-cell office:value-type="float" office:value="0.60838876379894302" table:style-name="ce37">
            <text:p>0.608388764</text:p>
          </table:table-cell>
          <table:table-cell table:number-columns-repeated="2" table:style-name="ce37"/>
          <table:table-cell office:value-type="boolean" office:boolean-value="true" table:formula="of:=IF([.B144]&gt;=60; TRUE; FALSE)" table:style-name="ce33">
            <text:p>TRUE</text:p>
          </table:table-cell>
          <table:table-cell office:value-type="boolean" office:boolean-value="true" table:formula="of:=IF(OR([.G144]&lt;1000; [.B144]&gt;=60); TRUE; FALSE)" table:style-name="ce33">
            <text:p>TRUE</text:p>
          </table:table-cell>
          <table:table-cell office:value-type="currency" office:value="1000" table:formula="of:=IF([.I144]=TRUE;IF([.B14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70" table:style-name="ce37">
            <text:p>7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0.81705897791494497" table:style-name="ce37">
            <text:p>0.817058978</text:p>
          </table:table-cell>
          <table:table-cell table:number-columns-repeated="2" table:style-name="ce37"/>
          <table:table-cell office:value-type="boolean" office:boolean-value="true" table:formula="of:=IF([.B145]&gt;=60; TRUE; FALSE)" table:style-name="ce33">
            <text:p>TRUE</text:p>
          </table:table-cell>
          <table:table-cell office:value-type="boolean" office:boolean-value="true" table:formula="of:=IF(OR([.G145]&lt;1000; [.B145]&gt;=60); TRUE; FALSE)" table:style-name="ce33">
            <text:p>TRUE</text:p>
          </table:table-cell>
          <table:table-cell office:value-type="currency" office:value="1000" table:formula="of:=IF([.I145]=TRUE;IF([.B14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57" table:style-name="ce37">
            <text:p>5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ortland</text:p>
          </table:table-cell>
          <table:table-cell office:value-type="float" office:value="0.98456247663731" table:style-name="ce37">
            <text:p>0.984562477</text:p>
          </table:table-cell>
          <table:table-cell table:number-columns-repeated="2" table:style-name="ce37"/>
          <table:table-cell office:value-type="boolean" office:boolean-value="false" table:formula="of:=IF([.B146]&gt;=60; TRUE; FALSE)" table:style-name="ce33">
            <text:p>FALSE</text:p>
          </table:table-cell>
          <table:table-cell office:value-type="boolean" office:boolean-value="true" table:formula="of:=IF(OR([.G146]&lt;1000; [.B146]&gt;=60); TRUE; FALSE)" table:style-name="ce33">
            <text:p>TRUE</text:p>
          </table:table-cell>
          <table:table-cell office:value-type="currency" office:value="800" table:formula="of:=IF([.I146]=TRUE;IF([.B14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29" table:style-name="ce37">
            <text:p>2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0.45270073849908898" table:style-name="ce37">
            <text:p>0.452700738</text:p>
          </table:table-cell>
          <table:table-cell table:number-columns-repeated="2" table:style-name="ce37"/>
          <table:table-cell office:value-type="boolean" office:boolean-value="false" table:formula="of:=IF([.B147]&gt;=60; TRUE; FALSE)" table:style-name="ce33">
            <text:p>FALSE</text:p>
          </table:table-cell>
          <table:table-cell office:value-type="boolean" office:boolean-value="true" table:formula="of:=IF(OR([.G147]&lt;1000; [.B147]&gt;=60); TRUE; FALSE)" table:style-name="ce33">
            <text:p>TRUE</text:p>
          </table:table-cell>
          <table:table-cell office:value-type="currency" office:value="800" table:formula="of:=IF([.I147]=TRUE;IF([.B14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34" table:style-name="ce37">
            <text:p>3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0.24923474598597201" table:style-name="ce37">
            <text:p>0.249234746</text:p>
          </table:table-cell>
          <table:table-cell table:number-columns-repeated="2" table:style-name="ce37"/>
          <table:table-cell office:value-type="boolean" office:boolean-value="false" table:formula="of:=IF([.B148]&gt;=60; TRUE; FALSE)" table:style-name="ce33">
            <text:p>FALSE</text:p>
          </table:table-cell>
          <table:table-cell office:value-type="boolean" office:boolean-value="true" table:formula="of:=IF(OR([.G148]&lt;1000; [.B148]&gt;=60); TRUE; FALSE)" table:style-name="ce33">
            <text:p>TRUE</text:p>
          </table:table-cell>
          <table:table-cell office:value-type="currency" office:value="800" table:formula="of:=IF([.I148]=TRUE;IF([.B14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Antonio</text:p>
          </table:table-cell>
          <table:table-cell office:value-type="float" office:value="0.25973985853728498" table:style-name="ce37">
            <text:p>0.259739859</text:p>
          </table:table-cell>
          <table:table-cell table:number-columns-repeated="2" table:style-name="ce37"/>
          <table:table-cell office:value-type="boolean" office:boolean-value="false" table:formula="of:=IF([.B149]&gt;=60; TRUE; FALSE)" table:style-name="ce33">
            <text:p>FALSE</text:p>
          </table:table-cell>
          <table:table-cell office:value-type="boolean" office:boolean-value="true" table:formula="of:=IF(OR([.G149]&lt;1000; [.B149]&gt;=60); TRUE; FALSE)" table:style-name="ce33">
            <text:p>TRUE</text:p>
          </table:table-cell>
          <table:table-cell office:value-type="currency" office:value="800" table:formula="of:=IF([.I149]=TRUE;IF([.B14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0.50483334245232803" table:style-name="ce37">
            <text:p>0.504833342</text:p>
          </table:table-cell>
          <table:table-cell table:number-columns-repeated="2" table:style-name="ce37"/>
          <table:table-cell office:value-type="boolean" office:boolean-value="false" table:formula="of:=IF([.B150]&gt;=60; TRUE; FALSE)" table:style-name="ce33">
            <text:p>FALSE</text:p>
          </table:table-cell>
          <table:table-cell office:value-type="boolean" office:boolean-value="true" table:formula="of:=IF(OR([.G150]&lt;1000; [.B150]&gt;=60); TRUE; FALSE)" table:style-name="ce33">
            <text:p>TRUE</text:p>
          </table:table-cell>
          <table:table-cell office:value-type="currency" office:value="800" table:formula="of:=IF([.I150]=TRUE;IF([.B15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70" table:style-name="ce37">
            <text:p>7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Francisco</text:p>
          </table:table-cell>
          <table:table-cell office:value-type="float" office:value="0.42232935095423402" table:style-name="ce37">
            <text:p>0.422329351</text:p>
          </table:table-cell>
          <table:table-cell table:number-columns-repeated="2" table:style-name="ce37"/>
          <table:table-cell office:value-type="boolean" office:boolean-value="true" table:formula="of:=IF([.B151]&gt;=60; TRUE; FALSE)" table:style-name="ce33">
            <text:p>TRUE</text:p>
          </table:table-cell>
          <table:table-cell office:value-type="boolean" office:boolean-value="true" table:formula="of:=IF(OR([.G151]&lt;1000; [.B151]&gt;=60); TRUE; FALSE)" table:style-name="ce33">
            <text:p>TRUE</text:p>
          </table:table-cell>
          <table:table-cell office:value-type="currency" office:value="1000" table:formula="of:=IF([.I151]=TRUE;IF([.B15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0.67398903473981397" table:style-name="ce37">
            <text:p>0.673989035</text:p>
          </table:table-cell>
          <table:table-cell table:number-columns-repeated="2" table:style-name="ce37"/>
          <table:table-cell office:value-type="boolean" office:boolean-value="false" table:formula="of:=IF([.B152]&gt;=60; TRUE; FALSE)" table:style-name="ce33">
            <text:p>FALSE</text:p>
          </table:table-cell>
          <table:table-cell office:value-type="boolean" office:boolean-value="true" table:formula="of:=IF(OR([.G152]&lt;1000; [.B152]&gt;=60); TRUE; FALSE)" table:style-name="ce33">
            <text:p>TRUE</text:p>
          </table:table-cell>
          <table:table-cell office:value-type="currency" office:value="800" table:formula="of:=IF([.I152]=TRUE;IF([.B15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82" table:style-name="ce37">
            <text:p>8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Orlando</text:p>
          </table:table-cell>
          <table:table-cell office:value-type="float" office:value="0.184286180131639" table:style-name="ce37">
            <text:p>0.18428618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153]&gt;=60; TRUE; FALSE)" table:style-name="ce33">
            <text:p>TRUE</text:p>
          </table:table-cell>
          <table:table-cell office:value-type="boolean" office:boolean-value="true" table:formula="of:=IF(OR([.G153]&lt;1000; [.B153]&gt;=60); TRUE; FALSE)" table:style-name="ce33">
            <text:p>TRUE</text:p>
          </table:table-cell>
          <table:table-cell office:value-type="currency" office:value="1000" table:formula="of:=IF([.I153]=TRUE;IF([.B15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56" table:style-name="ce37">
            <text:p>5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ustin</text:p>
          </table:table-cell>
          <table:table-cell office:value-type="float" office:value="0.24831442836223" table:style-name="ce37">
            <text:p>0.248314428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154]&gt;=60; TRUE; FALSE)" table:style-name="ce33">
            <text:p>FALSE</text:p>
          </table:table-cell>
          <table:table-cell office:value-type="boolean" office:boolean-value="true" table:formula="of:=IF(OR([.G154]&lt;1000; [.B154]&gt;=60); TRUE; FALSE)" table:style-name="ce33">
            <text:p>TRUE</text:p>
          </table:table-cell>
          <table:table-cell office:value-type="currency" office:value="800" table:formula="of:=IF([.I154]=TRUE;IF([.B15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109" table:style-name="ce37">
            <text:p>10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iladelphia</text:p>
          </table:table-cell>
          <table:table-cell office:value-type="float" office:value="0.32637209859081201" table:style-name="ce37">
            <text:p>0.326372099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true" table:formula="of:=IF([.B155]&gt;=60; TRUE; FALSE)" table:style-name="ce33">
            <text:p>TRUE</text:p>
          </table:table-cell>
          <table:table-cell office:value-type="boolean" office:boolean-value="true" table:formula="of:=IF(OR([.G155]&lt;1000; [.B155]&gt;=60); TRUE; FALSE)" table:style-name="ce33">
            <text:p>TRUE</text:p>
          </table:table-cell>
          <table:table-cell office:value-type="currency" office:value="1000" table:formula="of:=IF([.I155]=TRUE;IF([.B15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0.44580483980991997" table:style-name="ce37">
            <text:p>0.44580484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false" table:formula="of:=IF([.B156]&gt;=60; TRUE; FALSE)" table:style-name="ce33">
            <text:p>FALSE</text:p>
          </table:table-cell>
          <table:table-cell office:value-type="boolean" office:boolean-value="true" table:formula="of:=IF(OR([.G156]&lt;1000; [.B156]&gt;=60); TRUE; FALSE)" table:style-name="ce33">
            <text:p>TRUE</text:p>
          </table:table-cell>
          <table:table-cell office:value-type="currency" office:value="800" table:formula="of:=IF([.I156]=TRUE;IF([.B15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0.48191303231520499" table:style-name="ce37">
            <text:p>0.481913032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157]&gt;=60; TRUE; FALSE)" table:style-name="ce33">
            <text:p>FALSE</text:p>
          </table:table-cell>
          <table:table-cell office:value-type="boolean" office:boolean-value="true" table:formula="of:=IF(OR([.G157]&lt;1000; [.B157]&gt;=60); TRUE; FALSE)" table:style-name="ce33">
            <text:p>TRUE</text:p>
          </table:table-cell>
          <table:table-cell office:value-type="currency" office:value="800" table:formula="of:=IF([.I157]=TRUE;IF([.B15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0.65086968295925596" table:style-name="ce37">
            <text:p>0.650869683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158]&gt;=60; TRUE; FALSE)" table:style-name="ce33">
            <text:p>TRUE</text:p>
          </table:table-cell>
          <table:table-cell office:value-type="boolean" office:boolean-value="true" table:formula="of:=IF(OR([.G158]&lt;1000; [.B158]&gt;=60); TRUE; FALSE)" table:style-name="ce33">
            <text:p>TRUE</text:p>
          </table:table-cell>
          <table:table-cell office:value-type="currency" office:value="1000" table:formula="of:=IF([.I158]=TRUE;IF([.B15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68" table:style-name="ce37">
            <text:p>6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0.178450573761781" table:style-name="ce37">
            <text:p>0.178450574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true" table:formula="of:=IF([.B159]&gt;=60; TRUE; FALSE)" table:style-name="ce33">
            <text:p>TRUE</text:p>
          </table:table-cell>
          <table:table-cell office:value-type="boolean" office:boolean-value="true" table:formula="of:=IF(OR([.G159]&lt;1000; [.B159]&gt;=60); TRUE; FALSE)" table:style-name="ce33">
            <text:p>TRUE</text:p>
          </table:table-cell>
          <table:table-cell office:value-type="currency" office:value="1000" table:formula="of:=IF([.I159]=TRUE;IF([.B15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64" table:style-name="ce37">
            <text:p>6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0.88423576987072205" table:style-name="ce37">
            <text:p>0.88423577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true" table:formula="of:=IF([.B160]&gt;=60; TRUE; FALSE)" table:style-name="ce33">
            <text:p>TRUE</text:p>
          </table:table-cell>
          <table:table-cell office:value-type="boolean" office:boolean-value="true" table:formula="of:=IF(OR([.G160]&lt;1000; [.B160]&gt;=60); TRUE; FALSE)" table:style-name="ce33">
            <text:p>TRUE</text:p>
          </table:table-cell>
          <table:table-cell office:value-type="currency" office:value="1000" table:formula="of:=IF([.I160]=TRUE;IF([.B16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24" table:style-name="ce37">
            <text:p>2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ashville</text:p>
          </table:table-cell>
          <table:table-cell office:value-type="float" office:value="0.79275358187017197" table:style-name="ce37">
            <text:p>0.792753582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161]&gt;=60; TRUE; FALSE)" table:style-name="ce33">
            <text:p>FALSE</text:p>
          </table:table-cell>
          <table:table-cell office:value-type="boolean" office:boolean-value="true" table:formula="of:=IF(OR([.G161]&lt;1000; [.B161]&gt;=60); TRUE; FALSE)" table:style-name="ce33">
            <text:p>TRUE</text:p>
          </table:table-cell>
          <table:table-cell office:value-type="currency" office:value="800" table:formula="of:=IF([.I161]=TRUE;IF([.B16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52" table:style-name="ce37">
            <text:p>5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0.66256402662040903" table:style-name="ce37">
            <text:p>0.662564027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false" table:formula="of:=IF([.B162]&gt;=60; TRUE; FALSE)" table:style-name="ce33">
            <text:p>FALSE</text:p>
          </table:table-cell>
          <table:table-cell office:value-type="boolean" office:boolean-value="true" table:formula="of:=IF(OR([.G162]&lt;1000; [.B162]&gt;=60); TRUE; FALSE)" table:style-name="ce33">
            <text:p>TRUE</text:p>
          </table:table-cell>
          <table:table-cell office:value-type="currency" office:value="800" table:formula="of:=IF([.I162]=TRUE;IF([.B16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33" table:style-name="ce37">
            <text:p>3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iladelphia</text:p>
          </table:table-cell>
          <table:table-cell office:value-type="float" office:value="0.49936991708912798" table:style-name="ce37">
            <text:p>0.499369917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163]&gt;=60; TRUE; FALSE)" table:style-name="ce33">
            <text:p>FALSE</text:p>
          </table:table-cell>
          <table:table-cell office:value-type="boolean" office:boolean-value="true" table:formula="of:=IF(OR([.G163]&lt;1000; [.B163]&gt;=60); TRUE; FALSE)" table:style-name="ce33">
            <text:p>TRUE</text:p>
          </table:table-cell>
          <table:table-cell office:value-type="currency" office:value="800" table:formula="of:=IF([.I163]=TRUE;IF([.B16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77" table:style-name="ce37">
            <text:p>7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Diego</text:p>
          </table:table-cell>
          <table:table-cell office:value-type="float" office:value="0.56522489026552303" table:style-name="ce37">
            <text:p>0.56522489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164]&gt;=60; TRUE; FALSE)" table:style-name="ce33">
            <text:p>TRUE</text:p>
          </table:table-cell>
          <table:table-cell office:value-type="boolean" office:boolean-value="true" table:formula="of:=IF(OR([.G164]&lt;1000; [.B164]&gt;=60); TRUE; FALSE)" table:style-name="ce33">
            <text:p>TRUE</text:p>
          </table:table-cell>
          <table:table-cell office:value-type="currency" office:value="1000" table:formula="of:=IF([.I164]=TRUE;IF([.B16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76" table:style-name="ce37">
            <text:p>7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Francisco</text:p>
          </table:table-cell>
          <table:table-cell office:value-type="float" office:value="5.4019354260463198E-2" table:style-name="ce37">
            <text:p>0.054019354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true" table:formula="of:=IF([.B165]&gt;=60; TRUE; FALSE)" table:style-name="ce33">
            <text:p>TRUE</text:p>
          </table:table-cell>
          <table:table-cell office:value-type="boolean" office:boolean-value="true" table:formula="of:=IF(OR([.G165]&lt;1000; [.B165]&gt;=60); TRUE; FALSE)" table:style-name="ce33">
            <text:p>TRUE</text:p>
          </table:table-cell>
          <table:table-cell office:value-type="currency" office:value="1000" table:formula="of:=IF([.I165]=TRUE;IF([.B16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9" table:style-name="ce37">
            <text:p>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Tampa</text:p>
          </table:table-cell>
          <table:table-cell office:value-type="float" office:value="1.2452521736195399E-2" table:style-name="ce37">
            <text:p>0.012452522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166]&gt;=60; TRUE; FALSE)" table:style-name="ce33">
            <text:p>FALSE</text:p>
          </table:table-cell>
          <table:table-cell office:value-type="boolean" office:boolean-value="true" table:formula="of:=IF(OR([.G166]&lt;1000; [.B166]&gt;=60); TRUE; FALSE)" table:style-name="ce33">
            <text:p>TRUE</text:p>
          </table:table-cell>
          <table:table-cell office:value-type="currency" office:value="800" table:formula="of:=IF([.I166]=TRUE;IF([.B16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0.93527438117470696" table:style-name="ce37">
            <text:p>0.935274381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167]&gt;=60; TRUE; FALSE)" table:style-name="ce33">
            <text:p>FALSE</text:p>
          </table:table-cell>
          <table:table-cell office:value-type="boolean" office:boolean-value="true" table:formula="of:=IF(OR([.G167]&lt;1000; [.B167]&gt;=60); TRUE; FALSE)" table:style-name="ce33">
            <text:p>TRUE</text:p>
          </table:table-cell>
          <table:table-cell office:value-type="currency" office:value="800" table:formula="of:=IF([.I167]=TRUE;IF([.B16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99" table:style-name="ce37">
            <text:p>9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nver</text:p>
          </table:table-cell>
          <table:table-cell office:value-type="float" office:value="5.5954675007701703E-2" table:style-name="ce37">
            <text:p>0.055954675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168]&gt;=60; TRUE; FALSE)" table:style-name="ce33">
            <text:p>TRUE</text:p>
          </table:table-cell>
          <table:table-cell office:value-type="boolean" office:boolean-value="true" table:formula="of:=IF(OR([.G168]&lt;1000; [.B168]&gt;=60); TRUE; FALSE)" table:style-name="ce33">
            <text:p>TRUE</text:p>
          </table:table-cell>
          <table:table-cell office:value-type="currency" office:value="1000" table:formula="of:=IF([.I168]=TRUE;IF([.B16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0.11770477047551201" table:style-name="ce37">
            <text:p>0.11770477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false" table:formula="of:=IF([.B169]&gt;=60; TRUE; FALSE)" table:style-name="ce33">
            <text:p>FALSE</text:p>
          </table:table-cell>
          <table:table-cell office:value-type="boolean" office:boolean-value="true" table:formula="of:=IF(OR([.G169]&lt;1000; [.B169]&gt;=60); TRUE; FALSE)" table:style-name="ce33">
            <text:p>TRUE</text:p>
          </table:table-cell>
          <table:table-cell office:value-type="currency" office:value="800" table:formula="of:=IF([.I169]=TRUE;IF([.B16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eattle</text:p>
          </table:table-cell>
          <table:table-cell office:value-type="float" office:value="0.114125754544065" table:style-name="ce37">
            <text:p>0.114125755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170]&gt;=60; TRUE; FALSE)" table:style-name="ce33">
            <text:p>FALSE</text:p>
          </table:table-cell>
          <table:table-cell office:value-type="boolean" office:boolean-value="true" table:formula="of:=IF(OR([.G170]&lt;1000; [.B170]&gt;=60); TRUE; FALSE)" table:style-name="ce33">
            <text:p>TRUE</text:p>
          </table:table-cell>
          <table:table-cell office:value-type="currency" office:value="800" table:formula="of:=IF([.I170]=TRUE;IF([.B17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8" table:style-name="ce37">
            <text:p>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0.918031412268418" table:style-name="ce37">
            <text:p>0.918031412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171]&gt;=60; TRUE; FALSE)" table:style-name="ce33">
            <text:p>FALSE</text:p>
          </table:table-cell>
          <table:table-cell office:value-type="boolean" office:boolean-value="true" table:formula="of:=IF(OR([.G171]&lt;1000; [.B171]&gt;=60); TRUE; FALSE)" table:style-name="ce33">
            <text:p>TRUE</text:p>
          </table:table-cell>
          <table:table-cell office:value-type="currency" office:value="800" table:formula="of:=IF([.I171]=TRUE;IF([.B17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Antonio</text:p>
          </table:table-cell>
          <table:table-cell office:value-type="float" office:value="0.121240962022457" table:style-name="ce37">
            <text:p>0.121240962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172]&gt;=60; TRUE; FALSE)" table:style-name="ce33">
            <text:p>TRUE</text:p>
          </table:table-cell>
          <table:table-cell office:value-type="boolean" office:boolean-value="true" table:formula="of:=IF(OR([.G172]&lt;1000; [.B172]&gt;=60); TRUE; FALSE)" table:style-name="ce33">
            <text:p>TRUE</text:p>
          </table:table-cell>
          <table:table-cell office:value-type="currency" office:value="1000" table:formula="of:=IF([.I172]=TRUE;IF([.B17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118" table:style-name="ce37">
            <text:p>11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0.70722031915760997" table:style-name="ce37">
            <text:p>0.707220319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173]&gt;=60; TRUE; FALSE)" table:style-name="ce33">
            <text:p>TRUE</text:p>
          </table:table-cell>
          <table:table-cell office:value-type="boolean" office:boolean-value="true" table:formula="of:=IF(OR([.G173]&lt;1000; [.B173]&gt;=60); TRUE; FALSE)" table:style-name="ce33">
            <text:p>TRUE</text:p>
          </table:table-cell>
          <table:table-cell office:value-type="currency" office:value="1000" table:formula="of:=IF([.I173]=TRUE;IF([.B17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29" table:style-name="ce37">
            <text:p>2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0.24633672178403901" table:style-name="ce37">
            <text:p>0.246336722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174]&gt;=60; TRUE; FALSE)" table:style-name="ce33">
            <text:p>FALSE</text:p>
          </table:table-cell>
          <table:table-cell office:value-type="boolean" office:boolean-value="true" table:formula="of:=IF(OR([.G174]&lt;1000; [.B174]&gt;=60); TRUE; FALSE)" table:style-name="ce33">
            <text:p>TRUE</text:p>
          </table:table-cell>
          <table:table-cell office:value-type="currency" office:value="800" table:formula="of:=IF([.I174]=TRUE;IF([.B17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56" table:style-name="ce37">
            <text:p>5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0.71324310461269003" table:style-name="ce37">
            <text:p>0.713243105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false" table:formula="of:=IF([.B175]&gt;=60; TRUE; FALSE)" table:style-name="ce33">
            <text:p>FALSE</text:p>
          </table:table-cell>
          <table:table-cell office:value-type="boolean" office:boolean-value="true" table:formula="of:=IF(OR([.G175]&lt;1000; [.B175]&gt;=60); TRUE; FALSE)" table:style-name="ce33">
            <text:p>TRUE</text:p>
          </table:table-cell>
          <table:table-cell office:value-type="currency" office:value="800" table:formula="of:=IF([.I175]=TRUE;IF([.B17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38" table:style-name="ce37">
            <text:p>3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Boston</text:p>
          </table:table-cell>
          <table:table-cell office:value-type="float" office:value="2.7147700729640501E-2" table:style-name="ce37">
            <text:p>0.027147701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176]&gt;=60; TRUE; FALSE)" table:style-name="ce33">
            <text:p>FALSE</text:p>
          </table:table-cell>
          <table:table-cell office:value-type="boolean" office:boolean-value="true" table:formula="of:=IF(OR([.G176]&lt;1000; [.B176]&gt;=60); TRUE; FALSE)" table:style-name="ce33">
            <text:p>TRUE</text:p>
          </table:table-cell>
          <table:table-cell office:value-type="currency" office:value="800" table:formula="of:=IF([.I176]=TRUE;IF([.B17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72" table:style-name="ce37">
            <text:p>7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0.44868843802587199" table:style-name="ce37">
            <text:p>0.448688438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177]&gt;=60; TRUE; FALSE)" table:style-name="ce33">
            <text:p>TRUE</text:p>
          </table:table-cell>
          <table:table-cell office:value-type="boolean" office:boolean-value="true" table:formula="of:=IF(OR([.G177]&lt;1000; [.B177]&gt;=60); TRUE; FALSE)" table:style-name="ce33">
            <text:p>TRUE</text:p>
          </table:table-cell>
          <table:table-cell office:value-type="currency" office:value="1000" table:formula="of:=IF([.I177]=TRUE;IF([.B17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0.53801469134034496" table:style-name="ce37">
            <text:p>0.538014691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178]&gt;=60; TRUE; FALSE)" table:style-name="ce33">
            <text:p>FALSE</text:p>
          </table:table-cell>
          <table:table-cell office:value-type="boolean" office:boolean-value="true" table:formula="of:=IF(OR([.G178]&lt;1000; [.B178]&gt;=60); TRUE; FALSE)" table:style-name="ce33">
            <text:p>TRUE</text:p>
          </table:table-cell>
          <table:table-cell office:value-type="currency" office:value="800" table:formula="of:=IF([.I178]=TRUE;IF([.B17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73" table:style-name="ce37">
            <text:p>7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0.50028008052119799" table:style-name="ce37">
            <text:p>0.500280081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179]&gt;=60; TRUE; FALSE)" table:style-name="ce33">
            <text:p>TRUE</text:p>
          </table:table-cell>
          <table:table-cell office:value-type="boolean" office:boolean-value="true" table:formula="of:=IF(OR([.G179]&lt;1000; [.B179]&gt;=60); TRUE; FALSE)" table:style-name="ce33">
            <text:p>TRUE</text:p>
          </table:table-cell>
          <table:table-cell office:value-type="currency" office:value="1000" table:formula="of:=IF([.I179]=TRUE;IF([.B17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80" table:style-name="ce37">
            <text:p>8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arlotte</text:p>
          </table:table-cell>
          <table:table-cell office:value-type="float" office:value="0.73989160849021096" table:style-name="ce37">
            <text:p>0.739891608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180]&gt;=60; TRUE; FALSE)" table:style-name="ce33">
            <text:p>TRUE</text:p>
          </table:table-cell>
          <table:table-cell office:value-type="boolean" office:boolean-value="true" table:formula="of:=IF(OR([.G180]&lt;1000; [.B180]&gt;=60); TRUE; FALSE)" table:style-name="ce33">
            <text:p>TRUE</text:p>
          </table:table-cell>
          <table:table-cell office:value-type="currency" office:value="1000" table:formula="of:=IF([.I180]=TRUE;IF([.B18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0.73380523859133895" table:style-name="ce37">
            <text:p>0.733805239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false" table:formula="of:=IF([.B181]&gt;=60; TRUE; FALSE)" table:style-name="ce33">
            <text:p>FALSE</text:p>
          </table:table-cell>
          <table:table-cell office:value-type="boolean" office:boolean-value="true" table:formula="of:=IF(OR([.G181]&lt;1000; [.B181]&gt;=60); TRUE; FALSE)" table:style-name="ce33">
            <text:p>TRUE</text:p>
          </table:table-cell>
          <table:table-cell office:value-type="currency" office:value="800" table:formula="of:=IF([.I181]=TRUE;IF([.B18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64" table:style-name="ce37">
            <text:p>6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tlanta</text:p>
          </table:table-cell>
          <table:table-cell office:value-type="float" office:value="0.66541264979517101" table:style-name="ce37">
            <text:p>0.66541265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182]&gt;=60; TRUE; FALSE)" table:style-name="ce33">
            <text:p>TRUE</text:p>
          </table:table-cell>
          <table:table-cell office:value-type="boolean" office:boolean-value="true" table:formula="of:=IF(OR([.G182]&lt;1000; [.B182]&gt;=60); TRUE; FALSE)" table:style-name="ce33">
            <text:p>TRUE</text:p>
          </table:table-cell>
          <table:table-cell office:value-type="currency" office:value="1000" table:formula="of:=IF([.I182]=TRUE;IF([.B18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98" table:style-name="ce37">
            <text:p>9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arlotte</text:p>
          </table:table-cell>
          <table:table-cell office:value-type="float" office:value="0.95123894391695396" table:style-name="ce37">
            <text:p>0.951238944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183]&gt;=60; TRUE; FALSE)" table:style-name="ce33">
            <text:p>TRUE</text:p>
          </table:table-cell>
          <table:table-cell office:value-type="boolean" office:boolean-value="true" table:formula="of:=IF(OR([.G183]&lt;1000; [.B183]&gt;=60); TRUE; FALSE)" table:style-name="ce33">
            <text:p>TRUE</text:p>
          </table:table-cell>
          <table:table-cell office:value-type="currency" office:value="1000" table:formula="of:=IF([.I183]=TRUE;IF([.B18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86" table:style-name="ce37">
            <text:p>8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0.82796675062718295" table:style-name="ce37">
            <text:p>0.827966751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184]&gt;=60; TRUE; FALSE)" table:style-name="ce33">
            <text:p>TRUE</text:p>
          </table:table-cell>
          <table:table-cell office:value-type="boolean" office:boolean-value="true" table:formula="of:=IF(OR([.G184]&lt;1000; [.B184]&gt;=60); TRUE; FALSE)" table:style-name="ce33">
            <text:p>TRUE</text:p>
          </table:table-cell>
          <table:table-cell office:value-type="currency" office:value="1000" table:formula="of:=IF([.I184]=TRUE;IF([.B18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20" table:style-name="ce37">
            <text:p>12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0.91916479475777602" table:style-name="ce37">
            <text:p>0.919164795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185]&gt;=60; TRUE; FALSE)" table:style-name="ce33">
            <text:p>TRUE</text:p>
          </table:table-cell>
          <table:table-cell office:value-type="boolean" office:boolean-value="true" table:formula="of:=IF(OR([.G185]&lt;1000; [.B185]&gt;=60); TRUE; FALSE)" table:style-name="ce33">
            <text:p>TRUE</text:p>
          </table:table-cell>
          <table:table-cell office:value-type="currency" office:value="1000" table:formula="of:=IF([.I185]=TRUE;IF([.B18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11" table:style-name="ce37">
            <text:p>1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0.68251508551706197" table:style-name="ce37">
            <text:p>0.682515086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186]&gt;=60; TRUE; FALSE)" table:style-name="ce33">
            <text:p>FALSE</text:p>
          </table:table-cell>
          <table:table-cell office:value-type="boolean" office:boolean-value="true" table:formula="of:=IF(OR([.G186]&lt;1000; [.B186]&gt;=60); TRUE; FALSE)" table:style-name="ce33">
            <text:p>TRUE</text:p>
          </table:table-cell>
          <table:table-cell office:value-type="currency" office:value="800" table:formula="of:=IF([.I186]=TRUE;IF([.B18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98" table:style-name="ce37">
            <text:p>9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0.76473132299831603" table:style-name="ce37">
            <text:p>0.764731323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187]&gt;=60; TRUE; FALSE)" table:style-name="ce33">
            <text:p>TRUE</text:p>
          </table:table-cell>
          <table:table-cell office:value-type="boolean" office:boolean-value="true" table:formula="of:=IF(OR([.G187]&lt;1000; [.B187]&gt;=60); TRUE; FALSE)" table:style-name="ce33">
            <text:p>TRUE</text:p>
          </table:table-cell>
          <table:table-cell office:value-type="currency" office:value="1000" table:formula="of:=IF([.I187]=TRUE;IF([.B18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53" table:style-name="ce37">
            <text:p>5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0.75249615483668397" table:style-name="ce37">
            <text:p>0.752496155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false" table:formula="of:=IF([.B188]&gt;=60; TRUE; FALSE)" table:style-name="ce33">
            <text:p>FALSE</text:p>
          </table:table-cell>
          <table:table-cell office:value-type="boolean" office:boolean-value="true" table:formula="of:=IF(OR([.G188]&lt;1000; [.B188]&gt;=60); TRUE; FALSE)" table:style-name="ce33">
            <text:p>TRUE</text:p>
          </table:table-cell>
          <table:table-cell office:value-type="currency" office:value="800" table:formula="of:=IF([.I188]=TRUE;IF([.B18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06" table:style-name="ce37">
            <text:p>10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0.41739168404606702" table:style-name="ce37">
            <text:p>0.417391684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189]&gt;=60; TRUE; FALSE)" table:style-name="ce33">
            <text:p>TRUE</text:p>
          </table:table-cell>
          <table:table-cell office:value-type="boolean" office:boolean-value="true" table:formula="of:=IF(OR([.G189]&lt;1000; [.B189]&gt;=60); TRUE; FALSE)" table:style-name="ce33">
            <text:p>TRUE</text:p>
          </table:table-cell>
          <table:table-cell office:value-type="currency" office:value="1000" table:formula="of:=IF([.I189]=TRUE;IF([.B18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60" table:style-name="ce37">
            <text:p>6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0.60766335107223302" table:style-name="ce37">
            <text:p>0.607663351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190]&gt;=60; TRUE; FALSE)" table:style-name="ce33">
            <text:p>TRUE</text:p>
          </table:table-cell>
          <table:table-cell office:value-type="boolean" office:boolean-value="true" table:formula="of:=IF(OR([.G190]&lt;1000; [.B190]&gt;=60); TRUE; FALSE)" table:style-name="ce33">
            <text:p>TRUE</text:p>
          </table:table-cell>
          <table:table-cell office:value-type="currency" office:value="1000" table:formula="of:=IF([.I190]=TRUE;IF([.B19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0.72502407074789399" table:style-name="ce37">
            <text:p>0.725024071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191]&gt;=60; TRUE; FALSE)" table:style-name="ce33">
            <text:p>FALSE</text:p>
          </table:table-cell>
          <table:table-cell office:value-type="boolean" office:boolean-value="true" table:formula="of:=IF(OR([.G191]&lt;1000; [.B191]&gt;=60); TRUE; FALSE)" table:style-name="ce33">
            <text:p>TRUE</text:p>
          </table:table-cell>
          <table:table-cell office:value-type="currency" office:value="800" table:formula="of:=IF([.I191]=TRUE;IF([.B19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0.76274690608339801" table:style-name="ce37">
            <text:p>0.762746906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192]&gt;=60; TRUE; FALSE)" table:style-name="ce33">
            <text:p>FALSE</text:p>
          </table:table-cell>
          <table:table-cell office:value-type="boolean" office:boolean-value="true" table:formula="of:=IF(OR([.G192]&lt;1000; [.B192]&gt;=60); TRUE; FALSE)" table:style-name="ce33">
            <text:p>TRUE</text:p>
          </table:table-cell>
          <table:table-cell office:value-type="currency" office:value="800" table:formula="of:=IF([.I192]=TRUE;IF([.B19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0.82206918623247704" table:style-name="ce37">
            <text:p>0.822069186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false" table:formula="of:=IF([.B193]&gt;=60; TRUE; FALSE)" table:style-name="ce33">
            <text:p>FALSE</text:p>
          </table:table-cell>
          <table:table-cell office:value-type="boolean" office:boolean-value="true" table:formula="of:=IF(OR([.G193]&lt;1000; [.B193]&gt;=60); TRUE; FALSE)" table:style-name="ce33">
            <text:p>TRUE</text:p>
          </table:table-cell>
          <table:table-cell office:value-type="currency" office:value="800" table:formula="of:=IF([.I193]=TRUE;IF([.B19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4" table:style-name="ce37">
            <text:p>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as Vegas</text:p>
          </table:table-cell>
          <table:table-cell office:value-type="float" office:value="0.442181222928063" table:style-name="ce37">
            <text:p>0.442181223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false" table:formula="of:=IF([.B194]&gt;=60; TRUE; FALSE)" table:style-name="ce33">
            <text:p>FALSE</text:p>
          </table:table-cell>
          <table:table-cell office:value-type="boolean" office:boolean-value="true" table:formula="of:=IF(OR([.G194]&lt;1000; [.B194]&gt;=60); TRUE; FALSE)" table:style-name="ce33">
            <text:p>TRUE</text:p>
          </table:table-cell>
          <table:table-cell office:value-type="currency" office:value="800" table:formula="of:=IF([.I194]=TRUE;IF([.B19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0.69809502697390402" table:style-name="ce37">
            <text:p>0.698095027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195]&gt;=60; TRUE; FALSE)" table:style-name="ce33">
            <text:p>TRUE</text:p>
          </table:table-cell>
          <table:table-cell office:value-type="boolean" office:boolean-value="true" table:formula="of:=IF(OR([.G195]&lt;1000; [.B195]&gt;=60); TRUE; FALSE)" table:style-name="ce33">
            <text:p>TRUE</text:p>
          </table:table-cell>
          <table:table-cell office:value-type="currency" office:value="1000" table:formula="of:=IF([.I195]=TRUE;IF([.B19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89" table:style-name="ce37">
            <text:p>8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Orlando</text:p>
          </table:table-cell>
          <table:table-cell office:value-type="float" office:value="0.42360092907122798" table:style-name="ce37">
            <text:p>0.423600929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196]&gt;=60; TRUE; FALSE)" table:style-name="ce33">
            <text:p>TRUE</text:p>
          </table:table-cell>
          <table:table-cell office:value-type="boolean" office:boolean-value="true" table:formula="of:=IF(OR([.G196]&lt;1000; [.B196]&gt;=60); TRUE; FALSE)" table:style-name="ce33">
            <text:p>TRUE</text:p>
          </table:table-cell>
          <table:table-cell office:value-type="currency" office:value="1000" table:formula="of:=IF([.I196]=TRUE;IF([.B19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ortland</text:p>
          </table:table-cell>
          <table:table-cell office:value-type="float" office:value="0.77630761972281903" table:style-name="ce37">
            <text:p>0.77630762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197]&gt;=60; TRUE; FALSE)" table:style-name="ce33">
            <text:p>FALSE</text:p>
          </table:table-cell>
          <table:table-cell office:value-type="boolean" office:boolean-value="true" table:formula="of:=IF(OR([.G197]&lt;1000; [.B197]&gt;=60); TRUE; FALSE)" table:style-name="ce33">
            <text:p>TRUE</text:p>
          </table:table-cell>
          <table:table-cell office:value-type="currency" office:value="800" table:formula="of:=IF([.I197]=TRUE;IF([.B19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0.78976738630897403" table:style-name="ce37">
            <text:p>0.789767386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198]&gt;=60; TRUE; FALSE)" table:style-name="ce33">
            <text:p>TRUE</text:p>
          </table:table-cell>
          <table:table-cell office:value-type="boolean" office:boolean-value="true" table:formula="of:=IF(OR([.G198]&lt;1000; [.B198]&gt;=60); TRUE; FALSE)" table:style-name="ce33">
            <text:p>TRUE</text:p>
          </table:table-cell>
          <table:table-cell office:value-type="currency" office:value="1000" table:formula="of:=IF([.I198]=TRUE;IF([.B19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66" table:style-name="ce37">
            <text:p>6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allas</text:p>
          </table:table-cell>
          <table:table-cell office:value-type="float" office:value="0.41217090609818202" table:style-name="ce37">
            <text:p>0.412170906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true" table:formula="of:=IF([.B199]&gt;=60; TRUE; FALSE)" table:style-name="ce33">
            <text:p>TRUE</text:p>
          </table:table-cell>
          <table:table-cell office:value-type="boolean" office:boolean-value="true" table:formula="of:=IF(OR([.G199]&lt;1000; [.B199]&gt;=60); TRUE; FALSE)" table:style-name="ce33">
            <text:p>TRUE</text:p>
          </table:table-cell>
          <table:table-cell office:value-type="currency" office:value="1000" table:formula="of:=IF([.I199]=TRUE;IF([.B19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30" table:style-name="ce37">
            <text:p>3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0.74919298528452805" table:style-name="ce37">
            <text:p>0.749192985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200]&gt;=60; TRUE; FALSE)" table:style-name="ce33">
            <text:p>FALSE</text:p>
          </table:table-cell>
          <table:table-cell office:value-type="boolean" office:boolean-value="true" table:formula="of:=IF(OR([.G200]&lt;1000; [.B200]&gt;=60); TRUE; FALSE)" table:style-name="ce33">
            <text:p>TRUE</text:p>
          </table:table-cell>
          <table:table-cell office:value-type="currency" office:value="800" table:formula="of:=IF([.I200]=TRUE;IF([.B20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16" table:style-name="ce37">
            <text:p>1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0.66221244336134699" table:style-name="ce37">
            <text:p>0.662212443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201]&gt;=60; TRUE; FALSE)" table:style-name="ce33">
            <text:p>FALSE</text:p>
          </table:table-cell>
          <table:table-cell office:value-type="boolean" office:boolean-value="true" table:formula="of:=IF(OR([.G201]&lt;1000; [.B201]&gt;=60); TRUE; FALSE)" table:style-name="ce33">
            <text:p>TRUE</text:p>
          </table:table-cell>
          <table:table-cell office:value-type="currency" office:value="800" table:formula="of:=IF([.I201]=TRUE;IF([.B20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ortland</text:p>
          </table:table-cell>
          <table:table-cell office:value-type="float" office:value="0.21707568062659999" table:style-name="ce37">
            <text:p>0.217075681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202]&gt;=60; TRUE; FALSE)" table:style-name="ce33">
            <text:p>TRUE</text:p>
          </table:table-cell>
          <table:table-cell office:value-type="boolean" office:boolean-value="true" table:formula="of:=IF(OR([.G202]&lt;1000; [.B202]&gt;=60); TRUE; FALSE)" table:style-name="ce33">
            <text:p>TRUE</text:p>
          </table:table-cell>
          <table:table-cell office:value-type="currency" office:value="1000" table:formula="of:=IF([.I202]=TRUE;IF([.B20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72" table:style-name="ce37">
            <text:p>7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0.18164085889287501" table:style-name="ce37">
            <text:p>0.181640859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203]&gt;=60; TRUE; FALSE)" table:style-name="ce33">
            <text:p>TRUE</text:p>
          </table:table-cell>
          <table:table-cell office:value-type="boolean" office:boolean-value="true" table:formula="of:=IF(OR([.G203]&lt;1000; [.B203]&gt;=60); TRUE; FALSE)" table:style-name="ce33">
            <text:p>TRUE</text:p>
          </table:table-cell>
          <table:table-cell office:value-type="currency" office:value="1000" table:formula="of:=IF([.I203]=TRUE;IF([.B20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4" table:style-name="ce37">
            <text:p>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85.374932426559994" table:style-name="ce37">
            <text:p>85.37493243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204]&gt;=60; TRUE; FALSE)" table:style-name="ce33">
            <text:p>FALSE</text:p>
          </table:table-cell>
          <table:table-cell office:value-type="boolean" office:boolean-value="true" table:formula="of:=IF(OR([.G204]&lt;1000; [.B204]&gt;=60); TRUE; FALSE)" table:style-name="ce33">
            <text:p>TRUE</text:p>
          </table:table-cell>
          <table:table-cell office:value-type="currency" office:value="800" table:formula="of:=IF([.I204]=TRUE;IF([.B20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107" table:style-name="ce37">
            <text:p>10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119.46664215473" table:style-name="ce37">
            <text:p>119.4666422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205]&gt;=60; TRUE; FALSE)" table:style-name="ce33">
            <text:p>TRUE</text:p>
          </table:table-cell>
          <table:table-cell office:value-type="boolean" office:boolean-value="true" table:formula="of:=IF(OR([.G205]&lt;1000; [.B205]&gt;=60); TRUE; FALSE)" table:style-name="ce33">
            <text:p>TRUE</text:p>
          </table:table-cell>
          <table:table-cell office:value-type="currency" office:value="1000" table:formula="of:=IF([.I205]=TRUE;IF([.B20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32" table:style-name="ce37">
            <text:p>3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83.575624894615501" table:style-name="ce37">
            <text:p>83.57562489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false" table:formula="of:=IF([.B206]&gt;=60; TRUE; FALSE)" table:style-name="ce33">
            <text:p>FALSE</text:p>
          </table:table-cell>
          <table:table-cell office:value-type="boolean" office:boolean-value="true" table:formula="of:=IF(OR([.G206]&lt;1000; [.B206]&gt;=60); TRUE; FALSE)" table:style-name="ce33">
            <text:p>TRUE</text:p>
          </table:table-cell>
          <table:table-cell office:value-type="currency" office:value="800" table:formula="of:=IF([.I206]=TRUE;IF([.B20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105.30451200430799" table:style-name="ce37">
            <text:p>105.304512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207]&gt;=60; TRUE; FALSE)" table:style-name="ce33">
            <text:p>FALSE</text:p>
          </table:table-cell>
          <table:table-cell office:value-type="boolean" office:boolean-value="true" table:formula="of:=IF(OR([.G207]&lt;1000; [.B207]&gt;=60); TRUE; FALSE)" table:style-name="ce33">
            <text:p>TRUE</text:p>
          </table:table-cell>
          <table:table-cell office:value-type="currency" office:value="800" table:formula="of:=IF([.I207]=TRUE;IF([.B20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5" table:style-name="ce37">
            <text:p>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39.669156147126898" table:style-name="ce37">
            <text:p>39.66915615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208]&gt;=60; TRUE; FALSE)" table:style-name="ce33">
            <text:p>FALSE</text:p>
          </table:table-cell>
          <table:table-cell office:value-type="boolean" office:boolean-value="true" table:formula="of:=IF(OR([.G208]&lt;1000; [.B208]&gt;=60); TRUE; FALSE)" table:style-name="ce33">
            <text:p>TRUE</text:p>
          </table:table-cell>
          <table:table-cell office:value-type="currency" office:value="800" table:formula="of:=IF([.I208]=TRUE;IF([.B20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82" table:style-name="ce37">
            <text:p>8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26.655925280692902" table:style-name="ce37">
            <text:p>26.65592528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209]&gt;=60; TRUE; FALSE)" table:style-name="ce33">
            <text:p>TRUE</text:p>
          </table:table-cell>
          <table:table-cell office:value-type="boolean" office:boolean-value="true" table:formula="of:=IF(OR([.G209]&lt;1000; [.B209]&gt;=60); TRUE; FALSE)" table:style-name="ce33">
            <text:p>TRUE</text:p>
          </table:table-cell>
          <table:table-cell office:value-type="currency" office:value="1000" table:formula="of:=IF([.I209]=TRUE;IF([.B20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95" table:style-name="ce37">
            <text:p>9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Tampa</text:p>
          </table:table-cell>
          <table:table-cell office:value-type="float" office:value="87.715345012070998" table:style-name="ce37">
            <text:p>87.71534501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210]&gt;=60; TRUE; FALSE)" table:style-name="ce33">
            <text:p>TRUE</text:p>
          </table:table-cell>
          <table:table-cell office:value-type="boolean" office:boolean-value="true" table:formula="of:=IF(OR([.G210]&lt;1000; [.B210]&gt;=60); TRUE; FALSE)" table:style-name="ce33">
            <text:p>TRUE</text:p>
          </table:table-cell>
          <table:table-cell office:value-type="currency" office:value="1000" table:formula="of:=IF([.I210]=TRUE;IF([.B21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20" table:style-name="ce37">
            <text:p>2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117.44874167771999" table:style-name="ce37">
            <text:p>117.4487417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211]&gt;=60; TRUE; FALSE)" table:style-name="ce33">
            <text:p>FALSE</text:p>
          </table:table-cell>
          <table:table-cell office:value-type="boolean" office:boolean-value="true" table:formula="of:=IF(OR([.G211]&lt;1000; [.B211]&gt;=60); TRUE; FALSE)" table:style-name="ce33">
            <text:p>TRUE</text:p>
          </table:table-cell>
          <table:table-cell office:value-type="currency" office:value="800" table:formula="of:=IF([.I211]=TRUE;IF([.B21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3" table:style-name="ce37">
            <text:p>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42.210576410591699" table:style-name="ce37">
            <text:p>42.21057641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212]&gt;=60; TRUE; FALSE)" table:style-name="ce33">
            <text:p>FALSE</text:p>
          </table:table-cell>
          <table:table-cell office:value-type="boolean" office:boolean-value="true" table:formula="of:=IF(OR([.G212]&lt;1000; [.B212]&gt;=60); TRUE; FALSE)" table:style-name="ce33">
            <text:p>TRUE</text:p>
          </table:table-cell>
          <table:table-cell office:value-type="currency" office:value="800" table:formula="of:=IF([.I212]=TRUE;IF([.B21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74" table:style-name="ce37">
            <text:p>7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86.655916817051306" table:style-name="ce37">
            <text:p>86.65591682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true" table:formula="of:=IF([.B213]&gt;=60; TRUE; FALSE)" table:style-name="ce33">
            <text:p>TRUE</text:p>
          </table:table-cell>
          <table:table-cell office:value-type="boolean" office:boolean-value="true" table:formula="of:=IF(OR([.G213]&lt;1000; [.B213]&gt;=60); TRUE; FALSE)" table:style-name="ce33">
            <text:p>TRUE</text:p>
          </table:table-cell>
          <table:table-cell office:value-type="currency" office:value="1000" table:formula="of:=IF([.I213]=TRUE;IF([.B21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118" table:style-name="ce37">
            <text:p>11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30.4804007564777" table:style-name="ce37">
            <text:p>30.48040076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true" table:formula="of:=IF([.B214]&gt;=60; TRUE; FALSE)" table:style-name="ce33">
            <text:p>TRUE</text:p>
          </table:table-cell>
          <table:table-cell office:value-type="boolean" office:boolean-value="true" table:formula="of:=IF(OR([.G214]&lt;1000; [.B214]&gt;=60); TRUE; FALSE)" table:style-name="ce33">
            <text:p>TRUE</text:p>
          </table:table-cell>
          <table:table-cell office:value-type="currency" office:value="1000" table:formula="of:=IF([.I214]=TRUE;IF([.B21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99" table:style-name="ce37">
            <text:p>9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73.390139392208894" table:style-name="ce37">
            <text:p>73.39013939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true" table:formula="of:=IF([.B215]&gt;=60; TRUE; FALSE)" table:style-name="ce33">
            <text:p>TRUE</text:p>
          </table:table-cell>
          <table:table-cell office:value-type="boolean" office:boolean-value="true" table:formula="of:=IF(OR([.G215]&lt;1000; [.B215]&gt;=60); TRUE; FALSE)" table:style-name="ce33">
            <text:p>TRUE</text:p>
          </table:table-cell>
          <table:table-cell office:value-type="currency" office:value="1000" table:formula="of:=IF([.I215]=TRUE;IF([.B21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115.17625835247399" table:style-name="ce37">
            <text:p>115.1762584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216]&gt;=60; TRUE; FALSE)" table:style-name="ce33">
            <text:p>FALSE</text:p>
          </table:table-cell>
          <table:table-cell office:value-type="boolean" office:boolean-value="true" table:formula="of:=IF(OR([.G216]&lt;1000; [.B216]&gt;=60); TRUE; FALSE)" table:style-name="ce33">
            <text:p>TRUE</text:p>
          </table:table-cell>
          <table:table-cell office:value-type="currency" office:value="800" table:formula="of:=IF([.I216]=TRUE;IF([.B21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arlotte</text:p>
          </table:table-cell>
          <table:table-cell office:value-type="float" office:value="54.638306158757899" table:style-name="ce37">
            <text:p>54.63830616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217]&gt;=60; TRUE; FALSE)" table:style-name="ce33">
            <text:p>TRUE</text:p>
          </table:table-cell>
          <table:table-cell office:value-type="boolean" office:boolean-value="true" table:formula="of:=IF(OR([.G217]&lt;1000; [.B217]&gt;=60); TRUE; FALSE)" table:style-name="ce33">
            <text:p>TRUE</text:p>
          </table:table-cell>
          <table:table-cell office:value-type="currency" office:value="1000" table:formula="of:=IF([.I217]=TRUE;IF([.B21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tlanta</text:p>
          </table:table-cell>
          <table:table-cell office:value-type="float" office:value="72.781559352171698" table:style-name="ce37">
            <text:p>72.78155935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218]&gt;=60; TRUE; FALSE)" table:style-name="ce33">
            <text:p>FALSE</text:p>
          </table:table-cell>
          <table:table-cell office:value-type="boolean" office:boolean-value="true" table:formula="of:=IF(OR([.G218]&lt;1000; [.B218]&gt;=60); TRUE; FALSE)" table:style-name="ce33">
            <text:p>TRUE</text:p>
          </table:table-cell>
          <table:table-cell office:value-type="currency" office:value="800" table:formula="of:=IF([.I218]=TRUE;IF([.B21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48" table:style-name="ce37">
            <text:p>4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Tampa</text:p>
          </table:table-cell>
          <table:table-cell office:value-type="float" office:value="41.248862069347297" table:style-name="ce37">
            <text:p>41.24886207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219]&gt;=60; TRUE; FALSE)" table:style-name="ce33">
            <text:p>FALSE</text:p>
          </table:table-cell>
          <table:table-cell office:value-type="boolean" office:boolean-value="true" table:formula="of:=IF(OR([.G219]&lt;1000; [.B219]&gt;=60); TRUE; FALSE)" table:style-name="ce33">
            <text:p>TRUE</text:p>
          </table:table-cell>
          <table:table-cell office:value-type="currency" office:value="800" table:formula="of:=IF([.I219]=TRUE;IF([.B21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77" table:style-name="ce37">
            <text:p>7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89.962489880719502" table:style-name="ce37">
            <text:p>89.96248988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220]&gt;=60; TRUE; FALSE)" table:style-name="ce33">
            <text:p>TRUE</text:p>
          </table:table-cell>
          <table:table-cell office:value-type="boolean" office:boolean-value="true" table:formula="of:=IF(OR([.G220]&lt;1000; [.B220]&gt;=60); TRUE; FALSE)" table:style-name="ce33">
            <text:p>TRUE</text:p>
          </table:table-cell>
          <table:table-cell office:value-type="currency" office:value="1000" table:formula="of:=IF([.I220]=TRUE;IF([.B22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6" table:style-name="ce37">
            <text:p>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96.069948735893902" table:style-name="ce37">
            <text:p>96.06994874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221]&gt;=60; TRUE; FALSE)" table:style-name="ce33">
            <text:p>FALSE</text:p>
          </table:table-cell>
          <table:table-cell office:value-type="boolean" office:boolean-value="true" table:formula="of:=IF(OR([.G221]&lt;1000; [.B221]&gt;=60); TRUE; FALSE)" table:style-name="ce33">
            <text:p>TRUE</text:p>
          </table:table-cell>
          <table:table-cell office:value-type="currency" office:value="800" table:formula="of:=IF([.I221]=TRUE;IF([.B22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73" table:style-name="ce37">
            <text:p>7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38.530571679567103" table:style-name="ce37">
            <text:p>38.53057168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222]&gt;=60; TRUE; FALSE)" table:style-name="ce33">
            <text:p>TRUE</text:p>
          </table:table-cell>
          <table:table-cell office:value-type="boolean" office:boolean-value="true" table:formula="of:=IF(OR([.G222]&lt;1000; [.B222]&gt;=60); TRUE; FALSE)" table:style-name="ce33">
            <text:p>TRUE</text:p>
          </table:table-cell>
          <table:table-cell office:value-type="currency" office:value="1000" table:formula="of:=IF([.I222]=TRUE;IF([.B22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9" table:style-name="ce37">
            <text:p>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tlanta</text:p>
          </table:table-cell>
          <table:table-cell office:value-type="float" office:value="100.95129290878999" table:style-name="ce37">
            <text:p>100.9512929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223]&gt;=60; TRUE; FALSE)" table:style-name="ce33">
            <text:p>FALSE</text:p>
          </table:table-cell>
          <table:table-cell office:value-type="boolean" office:boolean-value="true" table:formula="of:=IF(OR([.G223]&lt;1000; [.B223]&gt;=60); TRUE; FALSE)" table:style-name="ce33">
            <text:p>TRUE</text:p>
          </table:table-cell>
          <table:table-cell office:value-type="currency" office:value="800" table:formula="of:=IF([.I223]=TRUE;IF([.B22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95.515743705303606" table:style-name="ce37">
            <text:p>95.51574371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224]&gt;=60; TRUE; FALSE)" table:style-name="ce33">
            <text:p>TRUE</text:p>
          </table:table-cell>
          <table:table-cell office:value-type="boolean" office:boolean-value="true" table:formula="of:=IF(OR([.G224]&lt;1000; [.B224]&gt;=60); TRUE; FALSE)" table:style-name="ce33">
            <text:p>TRUE</text:p>
          </table:table-cell>
          <table:table-cell office:value-type="currency" office:value="1000" table:formula="of:=IF([.I224]=TRUE;IF([.B22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98" table:style-name="ce37">
            <text:p>9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42.363265812899897" table:style-name="ce37">
            <text:p>42.36326581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225]&gt;=60; TRUE; FALSE)" table:style-name="ce33">
            <text:p>TRUE</text:p>
          </table:table-cell>
          <table:table-cell office:value-type="boolean" office:boolean-value="true" table:formula="of:=IF(OR([.G225]&lt;1000; [.B225]&gt;=60); TRUE; FALSE)" table:style-name="ce33">
            <text:p>TRUE</text:p>
          </table:table-cell>
          <table:table-cell office:value-type="currency" office:value="1000" table:formula="of:=IF([.I225]=TRUE;IF([.B22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iladelphia</text:p>
          </table:table-cell>
          <table:table-cell office:value-type="float" office:value="118.091502388257" table:style-name="ce37">
            <text:p>118.0915024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226]&gt;=60; TRUE; FALSE)" table:style-name="ce33">
            <text:p>TRUE</text:p>
          </table:table-cell>
          <table:table-cell office:value-type="boolean" office:boolean-value="true" table:formula="of:=IF(OR([.G226]&lt;1000; [.B226]&gt;=60); TRUE; FALSE)" table:style-name="ce33">
            <text:p>TRUE</text:p>
          </table:table-cell>
          <table:table-cell office:value-type="currency" office:value="1000" table:formula="of:=IF([.I226]=TRUE;IF([.B22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88" table:style-name="ce37">
            <text:p>8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21.254816752066201" table:style-name="ce37">
            <text:p>21.25481675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227]&gt;=60; TRUE; FALSE)" table:style-name="ce33">
            <text:p>TRUE</text:p>
          </table:table-cell>
          <table:table-cell office:value-type="boolean" office:boolean-value="true" table:formula="of:=IF(OR([.G227]&lt;1000; [.B227]&gt;=60); TRUE; FALSE)" table:style-name="ce33">
            <text:p>TRUE</text:p>
          </table:table-cell>
          <table:table-cell office:value-type="currency" office:value="1000" table:formula="of:=IF([.I227]=TRUE;IF([.B22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77.722481397815599" table:style-name="ce37">
            <text:p>77.7224814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228]&gt;=60; TRUE; FALSE)" table:style-name="ce33">
            <text:p>TRUE</text:p>
          </table:table-cell>
          <table:table-cell office:value-type="boolean" office:boolean-value="true" table:formula="of:=IF(OR([.G228]&lt;1000; [.B228]&gt;=60); TRUE; FALSE)" table:style-name="ce33">
            <text:p>TRUE</text:p>
          </table:table-cell>
          <table:table-cell office:value-type="currency" office:value="1000" table:formula="of:=IF([.I228]=TRUE;IF([.B22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2" table:style-name="ce37">
            <text:p>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as Vegas</text:p>
          </table:table-cell>
          <table:table-cell office:value-type="float" office:value="25.1194020799798" table:style-name="ce37">
            <text:p>25.11940208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229]&gt;=60; TRUE; FALSE)" table:style-name="ce33">
            <text:p>FALSE</text:p>
          </table:table-cell>
          <table:table-cell office:value-type="boolean" office:boolean-value="true" table:formula="of:=IF(OR([.G229]&lt;1000; [.B229]&gt;=60); TRUE; FALSE)" table:style-name="ce33">
            <text:p>TRUE</text:p>
          </table:table-cell>
          <table:table-cell office:value-type="currency" office:value="800" table:formula="of:=IF([.I229]=TRUE;IF([.B22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9" table:style-name="ce37">
            <text:p>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105.84630429964" table:style-name="ce37">
            <text:p>105.8463043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230]&gt;=60; TRUE; FALSE)" table:style-name="ce33">
            <text:p>FALSE</text:p>
          </table:table-cell>
          <table:table-cell office:value-type="boolean" office:boolean-value="true" table:formula="of:=IF(OR([.G230]&lt;1000; [.B230]&gt;=60); TRUE; FALSE)" table:style-name="ce33">
            <text:p>TRUE</text:p>
          </table:table-cell>
          <table:table-cell office:value-type="currency" office:value="800" table:formula="of:=IF([.I230]=TRUE;IF([.B23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89" table:style-name="ce37">
            <text:p>8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60.316894043709297" table:style-name="ce37">
            <text:p>60.31689404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true" table:formula="of:=IF([.B231]&gt;=60; TRUE; FALSE)" table:style-name="ce33">
            <text:p>TRUE</text:p>
          </table:table-cell>
          <table:table-cell office:value-type="boolean" office:boolean-value="true" table:formula="of:=IF(OR([.G231]&lt;1000; [.B231]&gt;=60); TRUE; FALSE)" table:style-name="ce33">
            <text:p>TRUE</text:p>
          </table:table-cell>
          <table:table-cell office:value-type="currency" office:value="1000" table:formula="of:=IF([.I231]=TRUE;IF([.B23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93" table:style-name="ce37">
            <text:p>9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108.51376489930099" table:style-name="ce37">
            <text:p>108.5137649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true" table:formula="of:=IF([.B232]&gt;=60; TRUE; FALSE)" table:style-name="ce33">
            <text:p>TRUE</text:p>
          </table:table-cell>
          <table:table-cell office:value-type="boolean" office:boolean-value="true" table:formula="of:=IF(OR([.G232]&lt;1000; [.B232]&gt;=60); TRUE; FALSE)" table:style-name="ce33">
            <text:p>TRUE</text:p>
          </table:table-cell>
          <table:table-cell office:value-type="currency" office:value="1000" table:formula="of:=IF([.I232]=TRUE;IF([.B23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1" table:style-name="ce37">
            <text:p>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Diego</text:p>
          </table:table-cell>
          <table:table-cell office:value-type="float" office:value="70.951879583408399" table:style-name="ce37">
            <text:p>70.95187958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233]&gt;=60; TRUE; FALSE)" table:style-name="ce33">
            <text:p>FALSE</text:p>
          </table:table-cell>
          <table:table-cell office:value-type="boolean" office:boolean-value="true" table:formula="of:=IF(OR([.G233]&lt;1000; [.B233]&gt;=60); TRUE; FALSE)" table:style-name="ce33">
            <text:p>TRUE</text:p>
          </table:table-cell>
          <table:table-cell office:value-type="currency" office:value="800" table:formula="of:=IF([.I233]=TRUE;IF([.B23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82.510817476099106" table:style-name="ce37">
            <text:p>82.51081748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234]&gt;=60; TRUE; FALSE)" table:style-name="ce33">
            <text:p>FALSE</text:p>
          </table:table-cell>
          <table:table-cell office:value-type="boolean" office:boolean-value="true" table:formula="of:=IF(OR([.G234]&lt;1000; [.B234]&gt;=60); TRUE; FALSE)" table:style-name="ce33">
            <text:p>TRUE</text:p>
          </table:table-cell>
          <table:table-cell office:value-type="currency" office:value="800" table:formula="of:=IF([.I234]=TRUE;IF([.B23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98.724617797271705" table:style-name="ce37">
            <text:p>98.7246178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true" table:formula="of:=IF([.B235]&gt;=60; TRUE; FALSE)" table:style-name="ce33">
            <text:p>TRUE</text:p>
          </table:table-cell>
          <table:table-cell office:value-type="boolean" office:boolean-value="true" table:formula="of:=IF(OR([.G235]&lt;1000; [.B235]&gt;=60); TRUE; FALSE)" table:style-name="ce33">
            <text:p>TRUE</text:p>
          </table:table-cell>
          <table:table-cell office:value-type="currency" office:value="1000" table:formula="of:=IF([.I235]=TRUE;IF([.B23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57" table:style-name="ce37">
            <text:p>5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ortland</text:p>
          </table:table-cell>
          <table:table-cell office:value-type="float" office:value="31.5186783671912" table:style-name="ce37">
            <text:p>31.51867837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236]&gt;=60; TRUE; FALSE)" table:style-name="ce33">
            <text:p>FALSE</text:p>
          </table:table-cell>
          <table:table-cell office:value-type="boolean" office:boolean-value="true" table:formula="of:=IF(OR([.G236]&lt;1000; [.B236]&gt;=60); TRUE; FALSE)" table:style-name="ce33">
            <text:p>TRUE</text:p>
          </table:table-cell>
          <table:table-cell office:value-type="currency" office:value="800" table:formula="of:=IF([.I236]=TRUE;IF([.B23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72" table:style-name="ce37">
            <text:p>7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87.237418754637105" table:style-name="ce37">
            <text:p>87.23741875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237]&gt;=60; TRUE; FALSE)" table:style-name="ce33">
            <text:p>TRUE</text:p>
          </table:table-cell>
          <table:table-cell office:value-type="boolean" office:boolean-value="true" table:formula="of:=IF(OR([.G237]&lt;1000; [.B237]&gt;=60); TRUE; FALSE)" table:style-name="ce33">
            <text:p>TRUE</text:p>
          </table:table-cell>
          <table:table-cell office:value-type="currency" office:value="1000" table:formula="of:=IF([.I237]=TRUE;IF([.B23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57" table:style-name="ce37">
            <text:p>5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79.040120011635906" table:style-name="ce37">
            <text:p>79.04012001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238]&gt;=60; TRUE; FALSE)" table:style-name="ce33">
            <text:p>FALSE</text:p>
          </table:table-cell>
          <table:table-cell office:value-type="boolean" office:boolean-value="true" table:formula="of:=IF(OR([.G238]&lt;1000; [.B238]&gt;=60); TRUE; FALSE)" table:style-name="ce33">
            <text:p>TRUE</text:p>
          </table:table-cell>
          <table:table-cell office:value-type="currency" office:value="800" table:formula="of:=IF([.I238]=TRUE;IF([.B23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29" table:style-name="ce37">
            <text:p>2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103.07164459288001" table:style-name="ce37">
            <text:p>103.0716446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239]&gt;=60; TRUE; FALSE)" table:style-name="ce33">
            <text:p>FALSE</text:p>
          </table:table-cell>
          <table:table-cell office:value-type="boolean" office:boolean-value="true" table:formula="of:=IF(OR([.G239]&lt;1000; [.B239]&gt;=60); TRUE; FALSE)" table:style-name="ce33">
            <text:p>TRUE</text:p>
          </table:table-cell>
          <table:table-cell office:value-type="currency" office:value="800" table:formula="of:=IF([.I239]=TRUE;IF([.B23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89" table:style-name="ce37">
            <text:p>8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73.842770891626898" table:style-name="ce37">
            <text:p>73.84277089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240]&gt;=60; TRUE; FALSE)" table:style-name="ce33">
            <text:p>TRUE</text:p>
          </table:table-cell>
          <table:table-cell office:value-type="boolean" office:boolean-value="true" table:formula="of:=IF(OR([.G240]&lt;1000; [.B240]&gt;=60); TRUE; FALSE)" table:style-name="ce33">
            <text:p>TRUE</text:p>
          </table:table-cell>
          <table:table-cell office:value-type="currency" office:value="1000" table:formula="of:=IF([.I240]=TRUE;IF([.B24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tlanta</text:p>
          </table:table-cell>
          <table:table-cell office:value-type="float" office:value="105.952006137956" table:style-name="ce37">
            <text:p>105.9520061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true" table:formula="of:=IF([.B241]&gt;=60; TRUE; FALSE)" table:style-name="ce33">
            <text:p>TRUE</text:p>
          </table:table-cell>
          <table:table-cell office:value-type="boolean" office:boolean-value="true" table:formula="of:=IF(OR([.G241]&lt;1000; [.B241]&gt;=60); TRUE; FALSE)" table:style-name="ce33">
            <text:p>TRUE</text:p>
          </table:table-cell>
          <table:table-cell office:value-type="currency" office:value="1000" table:formula="of:=IF([.I241]=TRUE;IF([.B24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49" table:style-name="ce37">
            <text:p>4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Francisco</text:p>
          </table:table-cell>
          <table:table-cell office:value-type="float" office:value="74.637464559555198" table:style-name="ce37">
            <text:p>74.63746456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242]&gt;=60; TRUE; FALSE)" table:style-name="ce33">
            <text:p>FALSE</text:p>
          </table:table-cell>
          <table:table-cell office:value-type="boolean" office:boolean-value="true" table:formula="of:=IF(OR([.G242]&lt;1000; [.B242]&gt;=60); TRUE; FALSE)" table:style-name="ce33">
            <text:p>TRUE</text:p>
          </table:table-cell>
          <table:table-cell office:value-type="currency" office:value="800" table:formula="of:=IF([.I242]=TRUE;IF([.B24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nver</text:p>
          </table:table-cell>
          <table:table-cell office:value-type="float" office:value="45.380274512293099" table:style-name="ce37">
            <text:p>45.38027451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243]&gt;=60; TRUE; FALSE)" table:style-name="ce33">
            <text:p>TRUE</text:p>
          </table:table-cell>
          <table:table-cell office:value-type="boolean" office:boolean-value="true" table:formula="of:=IF(OR([.G243]&lt;1000; [.B243]&gt;=60); TRUE; FALSE)" table:style-name="ce33">
            <text:p>TRUE</text:p>
          </table:table-cell>
          <table:table-cell office:value-type="currency" office:value="1000" table:formula="of:=IF([.I243]=TRUE;IF([.B24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101.084134534984" table:style-name="ce37">
            <text:p>101.0841345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244]&gt;=60; TRUE; FALSE)" table:style-name="ce33">
            <text:p>FALSE</text:p>
          </table:table-cell>
          <table:table-cell office:value-type="boolean" office:boolean-value="true" table:formula="of:=IF(OR([.G244]&lt;1000; [.B244]&gt;=60); TRUE; FALSE)" table:style-name="ce33">
            <text:p>TRUE</text:p>
          </table:table-cell>
          <table:table-cell office:value-type="currency" office:value="800" table:formula="of:=IF([.I244]=TRUE;IF([.B24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87" table:style-name="ce37">
            <text:p>8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nver</text:p>
          </table:table-cell>
          <table:table-cell office:value-type="float" office:value="28.7776404442697" table:style-name="ce37">
            <text:p>28.77764044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245]&gt;=60; TRUE; FALSE)" table:style-name="ce33">
            <text:p>TRUE</text:p>
          </table:table-cell>
          <table:table-cell office:value-type="boolean" office:boolean-value="true" table:formula="of:=IF(OR([.G245]&lt;1000; [.B245]&gt;=60); TRUE; FALSE)" table:style-name="ce33">
            <text:p>TRUE</text:p>
          </table:table-cell>
          <table:table-cell office:value-type="currency" office:value="1000" table:formula="of:=IF([.I245]=TRUE;IF([.B24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77" table:style-name="ce37">
            <text:p>7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106.09675187550199" table:style-name="ce37">
            <text:p>106.0967519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true" table:formula="of:=IF([.B246]&gt;=60; TRUE; FALSE)" table:style-name="ce33">
            <text:p>TRUE</text:p>
          </table:table-cell>
          <table:table-cell office:value-type="boolean" office:boolean-value="true" table:formula="of:=IF(OR([.G246]&lt;1000; [.B246]&gt;=60); TRUE; FALSE)" table:style-name="ce33">
            <text:p>TRUE</text:p>
          </table:table-cell>
          <table:table-cell office:value-type="currency" office:value="1000" table:formula="of:=IF([.I246]=TRUE;IF([.B24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10" table:style-name="ce37">
            <text:p>1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64.817817620375607" table:style-name="ce37">
            <text:p>64.81781762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247]&gt;=60; TRUE; FALSE)" table:style-name="ce33">
            <text:p>FALSE</text:p>
          </table:table-cell>
          <table:table-cell office:value-type="boolean" office:boolean-value="true" table:formula="of:=IF(OR([.G247]&lt;1000; [.B247]&gt;=60); TRUE; FALSE)" table:style-name="ce33">
            <text:p>TRUE</text:p>
          </table:table-cell>
          <table:table-cell office:value-type="currency" office:value="800" table:formula="of:=IF([.I247]=TRUE;IF([.B24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79" table:style-name="ce37">
            <text:p>7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70.195161656464293" table:style-name="ce37">
            <text:p>70.19516166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true" table:formula="of:=IF([.B248]&gt;=60; TRUE; FALSE)" table:style-name="ce33">
            <text:p>TRUE</text:p>
          </table:table-cell>
          <table:table-cell office:value-type="boolean" office:boolean-value="true" table:formula="of:=IF(OR([.G248]&lt;1000; [.B248]&gt;=60); TRUE; FALSE)" table:style-name="ce33">
            <text:p>TRUE</text:p>
          </table:table-cell>
          <table:table-cell office:value-type="currency" office:value="1000" table:formula="of:=IF([.I248]=TRUE;IF([.B24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2" table:style-name="ce37">
            <text:p>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32.855042995702199" table:style-name="ce37">
            <text:p>32.855043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249]&gt;=60; TRUE; FALSE)" table:style-name="ce33">
            <text:p>FALSE</text:p>
          </table:table-cell>
          <table:table-cell office:value-type="boolean" office:boolean-value="true" table:formula="of:=IF(OR([.G249]&lt;1000; [.B249]&gt;=60); TRUE; FALSE)" table:style-name="ce33">
            <text:p>TRUE</text:p>
          </table:table-cell>
          <table:table-cell office:value-type="currency" office:value="800" table:formula="of:=IF([.I249]=TRUE;IF([.B24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21" table:style-name="ce37">
            <text:p>2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94.349453338456996" table:style-name="ce37">
            <text:p>94.34945334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250]&gt;=60; TRUE; FALSE)" table:style-name="ce33">
            <text:p>FALSE</text:p>
          </table:table-cell>
          <table:table-cell office:value-type="boolean" office:boolean-value="true" table:formula="of:=IF(OR([.G250]&lt;1000; [.B250]&gt;=60); TRUE; FALSE)" table:style-name="ce33">
            <text:p>TRUE</text:p>
          </table:table-cell>
          <table:table-cell office:value-type="currency" office:value="800" table:formula="of:=IF([.I250]=TRUE;IF([.B25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97" table:style-name="ce37">
            <text:p>9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ashville</text:p>
          </table:table-cell>
          <table:table-cell office:value-type="float" office:value="69.4597142972071" table:style-name="ce37">
            <text:p>69.4597143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251]&gt;=60; TRUE; FALSE)" table:style-name="ce33">
            <text:p>TRUE</text:p>
          </table:table-cell>
          <table:table-cell office:value-type="boolean" office:boolean-value="true" table:formula="of:=IF(OR([.G251]&lt;1000; [.B251]&gt;=60); TRUE; FALSE)" table:style-name="ce33">
            <text:p>TRUE</text:p>
          </table:table-cell>
          <table:table-cell office:value-type="currency" office:value="1000" table:formula="of:=IF([.I251]=TRUE;IF([.B25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47" table:style-name="ce37">
            <text:p>4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32.969171081733599" table:style-name="ce37">
            <text:p>32.96917108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252]&gt;=60; TRUE; FALSE)" table:style-name="ce33">
            <text:p>FALSE</text:p>
          </table:table-cell>
          <table:table-cell office:value-type="boolean" office:boolean-value="true" table:formula="of:=IF(OR([.G252]&lt;1000; [.B252]&gt;=60); TRUE; FALSE)" table:style-name="ce33">
            <text:p>TRUE</text:p>
          </table:table-cell>
          <table:table-cell office:value-type="currency" office:value="800" table:formula="of:=IF([.I252]=TRUE;IF([.B25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6" table:style-name="ce37">
            <text:p>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35.723683608205597" table:style-name="ce37">
            <text:p>35.72368361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false" table:formula="of:=IF([.B253]&gt;=60; TRUE; FALSE)" table:style-name="ce33">
            <text:p>FALSE</text:p>
          </table:table-cell>
          <table:table-cell office:value-type="boolean" office:boolean-value="true" table:formula="of:=IF(OR([.G253]&lt;1000; [.B253]&gt;=60); TRUE; FALSE)" table:style-name="ce33">
            <text:p>TRUE</text:p>
          </table:table-cell>
          <table:table-cell office:value-type="currency" office:value="800" table:formula="of:=IF([.I253]=TRUE;IF([.B25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tlanta</text:p>
          </table:table-cell>
          <table:table-cell office:value-type="float" office:value="25.820860725226499" table:style-name="ce37">
            <text:p>25.82086073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254]&gt;=60; TRUE; FALSE)" table:style-name="ce33">
            <text:p>FALSE</text:p>
          </table:table-cell>
          <table:table-cell office:value-type="boolean" office:boolean-value="true" table:formula="of:=IF(OR([.G254]&lt;1000; [.B254]&gt;=60); TRUE; FALSE)" table:style-name="ce33">
            <text:p>TRUE</text:p>
          </table:table-cell>
          <table:table-cell office:value-type="currency" office:value="800" table:formula="of:=IF([.I254]=TRUE;IF([.B25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102" table:style-name="ce37">
            <text:p>10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24.450221060971799" table:style-name="ce37">
            <text:p>24.45022106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true" table:formula="of:=IF([.B255]&gt;=60; TRUE; FALSE)" table:style-name="ce33">
            <text:p>TRUE</text:p>
          </table:table-cell>
          <table:table-cell office:value-type="boolean" office:boolean-value="true" table:formula="of:=IF(OR([.G255]&lt;1000; [.B255]&gt;=60); TRUE; FALSE)" table:style-name="ce33">
            <text:p>TRUE</text:p>
          </table:table-cell>
          <table:table-cell office:value-type="currency" office:value="1000" table:formula="of:=IF([.I255]=TRUE;IF([.B25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iladelphia</text:p>
          </table:table-cell>
          <table:table-cell office:value-type="float" office:value="25.4984353215063" table:style-name="ce37">
            <text:p>25.49843532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true" table:formula="of:=IF([.B256]&gt;=60; TRUE; FALSE)" table:style-name="ce33">
            <text:p>TRUE</text:p>
          </table:table-cell>
          <table:table-cell office:value-type="boolean" office:boolean-value="true" table:formula="of:=IF(OR([.G256]&lt;1000; [.B256]&gt;=60); TRUE; FALSE)" table:style-name="ce33">
            <text:p>TRUE</text:p>
          </table:table-cell>
          <table:table-cell office:value-type="currency" office:value="1000" table:formula="of:=IF([.I256]=TRUE;IF([.B25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109" table:style-name="ce37">
            <text:p>10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eattle</text:p>
          </table:table-cell>
          <table:table-cell office:value-type="float" office:value="63.310008210463003" table:style-name="ce37">
            <text:p>63.31000821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257]&gt;=60; TRUE; FALSE)" table:style-name="ce33">
            <text:p>TRUE</text:p>
          </table:table-cell>
          <table:table-cell office:value-type="boolean" office:boolean-value="true" table:formula="of:=IF(OR([.G257]&lt;1000; [.B257]&gt;=60); TRUE; FALSE)" table:style-name="ce33">
            <text:p>TRUE</text:p>
          </table:table-cell>
          <table:table-cell office:value-type="currency" office:value="1000" table:formula="of:=IF([.I257]=TRUE;IF([.B25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Francisco</text:p>
          </table:table-cell>
          <table:table-cell office:value-type="float" office:value="44.244920287677203" table:style-name="ce37">
            <text:p>44.24492029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258]&gt;=60; TRUE; FALSE)" table:style-name="ce33">
            <text:p>FALSE</text:p>
          </table:table-cell>
          <table:table-cell office:value-type="boolean" office:boolean-value="true" table:formula="of:=IF(OR([.G258]&lt;1000; [.B258]&gt;=60); TRUE; FALSE)" table:style-name="ce33">
            <text:p>TRUE</text:p>
          </table:table-cell>
          <table:table-cell office:value-type="currency" office:value="800" table:formula="of:=IF([.I258]=TRUE;IF([.B25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54" table:style-name="ce37">
            <text:p>5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arlotte</text:p>
          </table:table-cell>
          <table:table-cell office:value-type="float" office:value="52.057464612888197" table:style-name="ce37">
            <text:p>52.05746461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false" table:formula="of:=IF([.B259]&gt;=60; TRUE; FALSE)" table:style-name="ce33">
            <text:p>FALSE</text:p>
          </table:table-cell>
          <table:table-cell office:value-type="boolean" office:boolean-value="true" table:formula="of:=IF(OR([.G259]&lt;1000; [.B259]&gt;=60); TRUE; FALSE)" table:style-name="ce33">
            <text:p>TRUE</text:p>
          </table:table-cell>
          <table:table-cell office:value-type="currency" office:value="800" table:formula="of:=IF([.I259]=TRUE;IF([.B25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68" table:style-name="ce37">
            <text:p>6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91.115407248925194" table:style-name="ce37">
            <text:p>91.11540725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true" table:formula="of:=IF([.B260]&gt;=60; TRUE; FALSE)" table:style-name="ce33">
            <text:p>TRUE</text:p>
          </table:table-cell>
          <table:table-cell office:value-type="boolean" office:boolean-value="true" table:formula="of:=IF(OR([.G260]&lt;1000; [.B260]&gt;=60); TRUE; FALSE)" table:style-name="ce33">
            <text:p>TRUE</text:p>
          </table:table-cell>
          <table:table-cell office:value-type="currency" office:value="1000" table:formula="of:=IF([.I260]=TRUE;IF([.B26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60" table:style-name="ce37">
            <text:p>6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73.596500956327404" table:style-name="ce37">
            <text:p>73.59650096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true" table:formula="of:=IF([.B261]&gt;=60; TRUE; FALSE)" table:style-name="ce33">
            <text:p>TRUE</text:p>
          </table:table-cell>
          <table:table-cell office:value-type="boolean" office:boolean-value="true" table:formula="of:=IF(OR([.G261]&lt;1000; [.B261]&gt;=60); TRUE; FALSE)" table:style-name="ce33">
            <text:p>TRUE</text:p>
          </table:table-cell>
          <table:table-cell office:value-type="currency" office:value="1000" table:formula="of:=IF([.I261]=TRUE;IF([.B26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16" table:style-name="ce37">
            <text:p>1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Antonio</text:p>
          </table:table-cell>
          <table:table-cell office:value-type="float" office:value="49.285708990035097" table:style-name="ce37">
            <text:p>49.28570899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262]&gt;=60; TRUE; FALSE)" table:style-name="ce33">
            <text:p>FALSE</text:p>
          </table:table-cell>
          <table:table-cell office:value-type="boolean" office:boolean-value="true" table:formula="of:=IF(OR([.G262]&lt;1000; [.B262]&gt;=60); TRUE; FALSE)" table:style-name="ce33">
            <text:p>TRUE</text:p>
          </table:table-cell>
          <table:table-cell office:value-type="currency" office:value="800" table:formula="of:=IF([.I262]=TRUE;IF([.B26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nneapolis</text:p>
          </table:table-cell>
          <table:table-cell office:value-type="float" office:value="87.4448974578536" table:style-name="ce37">
            <text:p>87.44489746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263]&gt;=60; TRUE; FALSE)" table:style-name="ce33">
            <text:p>FALSE</text:p>
          </table:table-cell>
          <table:table-cell office:value-type="boolean" office:boolean-value="true" table:formula="of:=IF(OR([.G263]&lt;1000; [.B263]&gt;=60); TRUE; FALSE)" table:style-name="ce33">
            <text:p>TRUE</text:p>
          </table:table-cell>
          <table:table-cell office:value-type="currency" office:value="800" table:formula="of:=IF([.I263]=TRUE;IF([.B26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92" table:style-name="ce37">
            <text:p>9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Washington D.C.</text:p>
          </table:table-cell>
          <table:table-cell office:value-type="float" office:value="90.599768284383899" table:style-name="ce37">
            <text:p>90.59976828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264]&gt;=60; TRUE; FALSE)" table:style-name="ce33">
            <text:p>TRUE</text:p>
          </table:table-cell>
          <table:table-cell office:value-type="boolean" office:boolean-value="true" table:formula="of:=IF(OR([.G264]&lt;1000; [.B264]&gt;=60); TRUE; FALSE)" table:style-name="ce33">
            <text:p>TRUE</text:p>
          </table:table-cell>
          <table:table-cell office:value-type="currency" office:value="1000" table:formula="of:=IF([.I264]=TRUE;IF([.B26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0" table:style-name="ce37">
            <text:p>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63.185317822942402" table:style-name="ce37">
            <text:p>63.18531782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265]&gt;=60; TRUE; FALSE)" table:style-name="ce33">
            <text:p>FALSE</text:p>
          </table:table-cell>
          <table:table-cell office:value-type="boolean" office:boolean-value="true" table:formula="of:=IF(OR([.G265]&lt;1000; [.B265]&gt;=60); TRUE; FALSE)" table:style-name="ce33">
            <text:p>TRUE</text:p>
          </table:table-cell>
          <table:table-cell office:value-type="currency" office:value="800" table:formula="of:=IF([.I265]=TRUE;IF([.B26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28" table:style-name="ce37">
            <text:p>2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41.666024413206301" table:style-name="ce37">
            <text:p>41.66602441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266]&gt;=60; TRUE; FALSE)" table:style-name="ce33">
            <text:p>FALSE</text:p>
          </table:table-cell>
          <table:table-cell office:value-type="boolean" office:boolean-value="true" table:formula="of:=IF(OR([.G266]&lt;1000; [.B266]&gt;=60); TRUE; FALSE)" table:style-name="ce33">
            <text:p>TRUE</text:p>
          </table:table-cell>
          <table:table-cell office:value-type="currency" office:value="800" table:formula="of:=IF([.I266]=TRUE;IF([.B26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89.411238257892194" table:style-name="ce37">
            <text:p>89.41123826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267]&gt;=60; TRUE; FALSE)" table:style-name="ce33">
            <text:p>FALSE</text:p>
          </table:table-cell>
          <table:table-cell office:value-type="boolean" office:boolean-value="true" table:formula="of:=IF(OR([.G267]&lt;1000; [.B267]&gt;=60); TRUE; FALSE)" table:style-name="ce33">
            <text:p>TRUE</text:p>
          </table:table-cell>
          <table:table-cell office:value-type="currency" office:value="800" table:formula="of:=IF([.I267]=TRUE;IF([.B26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32" table:style-name="ce37">
            <text:p>3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Antonio</text:p>
          </table:table-cell>
          <table:table-cell office:value-type="float" office:value="40.227799816142699" table:style-name="ce37">
            <text:p>40.22779982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268]&gt;=60; TRUE; FALSE)" table:style-name="ce33">
            <text:p>FALSE</text:p>
          </table:table-cell>
          <table:table-cell office:value-type="boolean" office:boolean-value="true" table:formula="of:=IF(OR([.G268]&lt;1000; [.B268]&gt;=60); TRUE; FALSE)" table:style-name="ce33">
            <text:p>TRUE</text:p>
          </table:table-cell>
          <table:table-cell office:value-type="currency" office:value="800" table:formula="of:=IF([.I268]=TRUE;IF([.B26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32" table:style-name="ce37">
            <text:p>3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63.493846669873598" table:style-name="ce37">
            <text:p>63.49384667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269]&gt;=60; TRUE; FALSE)" table:style-name="ce33">
            <text:p>FALSE</text:p>
          </table:table-cell>
          <table:table-cell office:value-type="boolean" office:boolean-value="true" table:formula="of:=IF(OR([.G269]&lt;1000; [.B269]&gt;=60); TRUE; FALSE)" table:style-name="ce33">
            <text:p>TRUE</text:p>
          </table:table-cell>
          <table:table-cell office:value-type="currency" office:value="800" table:formula="of:=IF([.I269]=TRUE;IF([.B26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65" table:style-name="ce37">
            <text:p>6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46.564666085368302" table:style-name="ce37">
            <text:p>46.56466609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true" table:formula="of:=IF([.B270]&gt;=60; TRUE; FALSE)" table:style-name="ce33">
            <text:p>TRUE</text:p>
          </table:table-cell>
          <table:table-cell office:value-type="boolean" office:boolean-value="true" table:formula="of:=IF(OR([.G270]&lt;1000; [.B270]&gt;=60); TRUE; FALSE)" table:style-name="ce33">
            <text:p>TRUE</text:p>
          </table:table-cell>
          <table:table-cell office:value-type="currency" office:value="1000" table:formula="of:=IF([.I270]=TRUE;IF([.B27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77" table:style-name="ce37">
            <text:p>7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nneapolis</text:p>
          </table:table-cell>
          <table:table-cell office:value-type="float" office:value="55.294671638443802" table:style-name="ce37">
            <text:p>55.29467164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271]&gt;=60; TRUE; FALSE)" table:style-name="ce33">
            <text:p>TRUE</text:p>
          </table:table-cell>
          <table:table-cell office:value-type="boolean" office:boolean-value="true" table:formula="of:=IF(OR([.G271]&lt;1000; [.B271]&gt;=60); TRUE; FALSE)" table:style-name="ce33">
            <text:p>TRUE</text:p>
          </table:table-cell>
          <table:table-cell office:value-type="currency" office:value="1000" table:formula="of:=IF([.I271]=TRUE;IF([.B27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49" table:style-name="ce37">
            <text:p>4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32.3838410819898" table:style-name="ce37">
            <text:p>32.38384108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272]&gt;=60; TRUE; FALSE)" table:style-name="ce33">
            <text:p>FALSE</text:p>
          </table:table-cell>
          <table:table-cell office:value-type="boolean" office:boolean-value="true" table:formula="of:=IF(OR([.G272]&lt;1000; [.B272]&gt;=60); TRUE; FALSE)" table:style-name="ce33">
            <text:p>TRUE</text:p>
          </table:table-cell>
          <table:table-cell office:value-type="currency" office:value="800" table:formula="of:=IF([.I272]=TRUE;IF([.B27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87" table:style-name="ce37">
            <text:p>8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icago</text:p>
          </table:table-cell>
          <table:table-cell office:value-type="float" office:value="98.311409973225096" table:style-name="ce37">
            <text:p>98.31140997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true" table:formula="of:=IF([.B273]&gt;=60; TRUE; FALSE)" table:style-name="ce33">
            <text:p>TRUE</text:p>
          </table:table-cell>
          <table:table-cell office:value-type="boolean" office:boolean-value="true" table:formula="of:=IF(OR([.G273]&lt;1000; [.B273]&gt;=60); TRUE; FALSE)" table:style-name="ce33">
            <text:p>TRUE</text:p>
          </table:table-cell>
          <table:table-cell office:value-type="currency" office:value="1000" table:formula="of:=IF([.I273]=TRUE;IF([.B27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71" table:style-name="ce37">
            <text:p>7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56.231866040647702" table:style-name="ce37">
            <text:p>56.23186604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true" table:formula="of:=IF([.B274]&gt;=60; TRUE; FALSE)" table:style-name="ce33">
            <text:p>TRUE</text:p>
          </table:table-cell>
          <table:table-cell office:value-type="boolean" office:boolean-value="true" table:formula="of:=IF(OR([.G274]&lt;1000; [.B274]&gt;=60); TRUE; FALSE)" table:style-name="ce33">
            <text:p>TRUE</text:p>
          </table:table-cell>
          <table:table-cell office:value-type="currency" office:value="1000" table:formula="of:=IF([.I274]=TRUE;IF([.B27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72" table:style-name="ce37">
            <text:p>7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ami</text:p>
          </table:table-cell>
          <table:table-cell office:value-type="float" office:value="72.9851892847513" table:style-name="ce37">
            <text:p>72.98518928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true" table:formula="of:=IF([.B275]&gt;=60; TRUE; FALSE)" table:style-name="ce33">
            <text:p>TRUE</text:p>
          </table:table-cell>
          <table:table-cell office:value-type="boolean" office:boolean-value="true" table:formula="of:=IF(OR([.G275]&lt;1000; [.B275]&gt;=60); TRUE; FALSE)" table:style-name="ce33">
            <text:p>TRUE</text:p>
          </table:table-cell>
          <table:table-cell office:value-type="currency" office:value="1000" table:formula="of:=IF([.I275]=TRUE;IF([.B27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112" table:style-name="ce37">
            <text:p>11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nver</text:p>
          </table:table-cell>
          <table:table-cell office:value-type="float" office:value="63.255128709699299" table:style-name="ce37">
            <text:p>63.25512871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276]&gt;=60; TRUE; FALSE)" table:style-name="ce33">
            <text:p>TRUE</text:p>
          </table:table-cell>
          <table:table-cell office:value-type="boolean" office:boolean-value="true" table:formula="of:=IF(OR([.G276]&lt;1000; [.B276]&gt;=60); TRUE; FALSE)" table:style-name="ce33">
            <text:p>TRUE</text:p>
          </table:table-cell>
          <table:table-cell office:value-type="currency" office:value="1000" table:formula="of:=IF([.I276]=TRUE;IF([.B27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81" table:style-name="ce37">
            <text:p>8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Diego</text:p>
          </table:table-cell>
          <table:table-cell office:value-type="float" office:value="81.624743204659396" table:style-name="ce37">
            <text:p>81.6247432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277]&gt;=60; TRUE; FALSE)" table:style-name="ce33">
            <text:p>TRUE</text:p>
          </table:table-cell>
          <table:table-cell office:value-type="boolean" office:boolean-value="true" table:formula="of:=IF(OR([.G277]&lt;1000; [.B277]&gt;=60); TRUE; FALSE)" table:style-name="ce33">
            <text:p>TRUE</text:p>
          </table:table-cell>
          <table:table-cell office:value-type="currency" office:value="1000" table:formula="of:=IF([.I277]=TRUE;IF([.B27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Diego</text:p>
          </table:table-cell>
          <table:table-cell office:value-type="float" office:value="100.214317622895" table:style-name="ce37">
            <text:p>100.2143176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278]&gt;=60; TRUE; FALSE)" table:style-name="ce33">
            <text:p>FALSE</text:p>
          </table:table-cell>
          <table:table-cell office:value-type="boolean" office:boolean-value="true" table:formula="of:=IF(OR([.G278]&lt;1000; [.B278]&gt;=60); TRUE; FALSE)" table:style-name="ce33">
            <text:p>TRUE</text:p>
          </table:table-cell>
          <table:table-cell office:value-type="currency" office:value="800" table:formula="of:=IF([.I278]=TRUE;IF([.B27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Washington D.C.</text:p>
          </table:table-cell>
          <table:table-cell office:value-type="float" office:value="80.119964833705097" table:style-name="ce37">
            <text:p>80.11996483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279]&gt;=60; TRUE; FALSE)" table:style-name="ce33">
            <text:p>FALSE</text:p>
          </table:table-cell>
          <table:table-cell office:value-type="boolean" office:boolean-value="true" table:formula="of:=IF(OR([.G279]&lt;1000; [.B279]&gt;=60); TRUE; FALSE)" table:style-name="ce33">
            <text:p>TRUE</text:p>
          </table:table-cell>
          <table:table-cell office:value-type="currency" office:value="800" table:formula="of:=IF([.I279]=TRUE;IF([.B27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5" table:style-name="ce37">
            <text:p>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31.0115907759034" table:style-name="ce37">
            <text:p>31.01159078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280]&gt;=60; TRUE; FALSE)" table:style-name="ce33">
            <text:p>FALSE</text:p>
          </table:table-cell>
          <table:table-cell office:value-type="boolean" office:boolean-value="true" table:formula="of:=IF(OR([.G280]&lt;1000; [.B280]&gt;=60); TRUE; FALSE)" table:style-name="ce33">
            <text:p>TRUE</text:p>
          </table:table-cell>
          <table:table-cell office:value-type="currency" office:value="800" table:formula="of:=IF([.I280]=TRUE;IF([.B28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71" table:style-name="ce37">
            <text:p>7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Antonio</text:p>
          </table:table-cell>
          <table:table-cell office:value-type="float" office:value="109.38041729659901" table:style-name="ce37">
            <text:p>109.3804173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281]&gt;=60; TRUE; FALSE)" table:style-name="ce33">
            <text:p>TRUE</text:p>
          </table:table-cell>
          <table:table-cell office:value-type="boolean" office:boolean-value="true" table:formula="of:=IF(OR([.G281]&lt;1000; [.B281]&gt;=60); TRUE; FALSE)" table:style-name="ce33">
            <text:p>TRUE</text:p>
          </table:table-cell>
          <table:table-cell office:value-type="currency" office:value="1000" table:formula="of:=IF([.I281]=TRUE;IF([.B28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95" table:style-name="ce37">
            <text:p>9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80.241107511605904" table:style-name="ce37">
            <text:p>80.24110751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true" table:formula="of:=IF([.B282]&gt;=60; TRUE; FALSE)" table:style-name="ce33">
            <text:p>TRUE</text:p>
          </table:table-cell>
          <table:table-cell office:value-type="boolean" office:boolean-value="true" table:formula="of:=IF(OR([.G282]&lt;1000; [.B282]&gt;=60); TRUE; FALSE)" table:style-name="ce33">
            <text:p>TRUE</text:p>
          </table:table-cell>
          <table:table-cell office:value-type="currency" office:value="1000" table:formula="of:=IF([.I282]=TRUE;IF([.B28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01" table:style-name="ce37">
            <text:p>10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116.22116818252201" table:style-name="ce37">
            <text:p>116.2211682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283]&gt;=60; TRUE; FALSE)" table:style-name="ce33">
            <text:p>TRUE</text:p>
          </table:table-cell>
          <table:table-cell office:value-type="boolean" office:boolean-value="true" table:formula="of:=IF(OR([.G283]&lt;1000; [.B283]&gt;=60); TRUE; FALSE)" table:style-name="ce33">
            <text:p>TRUE</text:p>
          </table:table-cell>
          <table:table-cell office:value-type="currency" office:value="1000" table:formula="of:=IF([.I283]=TRUE;IF([.B28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117" table:style-name="ce37">
            <text:p>11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106.159537807536" table:style-name="ce37">
            <text:p>106.1595378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284]&gt;=60; TRUE; FALSE)" table:style-name="ce33">
            <text:p>TRUE</text:p>
          </table:table-cell>
          <table:table-cell office:value-type="boolean" office:boolean-value="true" table:formula="of:=IF(OR([.G284]&lt;1000; [.B284]&gt;=60); TRUE; FALSE)" table:style-name="ce33">
            <text:p>TRUE</text:p>
          </table:table-cell>
          <table:table-cell office:value-type="currency" office:value="1000" table:formula="of:=IF([.I284]=TRUE;IF([.B28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97" table:style-name="ce37">
            <text:p>9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Washington D.C.</text:p>
          </table:table-cell>
          <table:table-cell office:value-type="float" office:value="36.138078780255597" table:style-name="ce37">
            <text:p>36.13807878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285]&gt;=60; TRUE; FALSE)" table:style-name="ce33">
            <text:p>TRUE</text:p>
          </table:table-cell>
          <table:table-cell office:value-type="boolean" office:boolean-value="true" table:formula="of:=IF(OR([.G285]&lt;1000; [.B285]&gt;=60); TRUE; FALSE)" table:style-name="ce33">
            <text:p>TRUE</text:p>
          </table:table-cell>
          <table:table-cell office:value-type="currency" office:value="1000" table:formula="of:=IF([.I285]=TRUE;IF([.B28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4" table:style-name="ce37">
            <text:p>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58.334518914878103" table:style-name="ce37">
            <text:p>58.33451891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286]&gt;=60; TRUE; FALSE)" table:style-name="ce33">
            <text:p>FALSE</text:p>
          </table:table-cell>
          <table:table-cell office:value-type="boolean" office:boolean-value="true" table:formula="of:=IF(OR([.G286]&lt;1000; [.B286]&gt;=60); TRUE; FALSE)" table:style-name="ce33">
            <text:p>TRUE</text:p>
          </table:table-cell>
          <table:table-cell office:value-type="currency" office:value="800" table:formula="of:=IF([.I286]=TRUE;IF([.B28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80.975034867738003" table:style-name="ce37">
            <text:p>80.97503487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287]&gt;=60; TRUE; FALSE)" table:style-name="ce33">
            <text:p>FALSE</text:p>
          </table:table-cell>
          <table:table-cell office:value-type="boolean" office:boolean-value="true" table:formula="of:=IF(OR([.G287]&lt;1000; [.B287]&gt;=60); TRUE; FALSE)" table:style-name="ce33">
            <text:p>TRUE</text:p>
          </table:table-cell>
          <table:table-cell office:value-type="currency" office:value="800" table:formula="of:=IF([.I287]=TRUE;IF([.B28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9" table:style-name="ce37">
            <text:p>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94.616326663709302" table:style-name="ce37">
            <text:p>94.61632666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288]&gt;=60; TRUE; FALSE)" table:style-name="ce33">
            <text:p>FALSE</text:p>
          </table:table-cell>
          <table:table-cell office:value-type="boolean" office:boolean-value="true" table:formula="of:=IF(OR([.G288]&lt;1000; [.B288]&gt;=60); TRUE; FALSE)" table:style-name="ce33">
            <text:p>TRUE</text:p>
          </table:table-cell>
          <table:table-cell office:value-type="currency" office:value="800" table:formula="of:=IF([.I288]=TRUE;IF([.B28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52" table:style-name="ce37">
            <text:p>5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69.419869549152594" table:style-name="ce37">
            <text:p>69.41986955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289]&gt;=60; TRUE; FALSE)" table:style-name="ce33">
            <text:p>FALSE</text:p>
          </table:table-cell>
          <table:table-cell office:value-type="boolean" office:boolean-value="true" table:formula="of:=IF(OR([.G289]&lt;1000; [.B289]&gt;=60); TRUE; FALSE)" table:style-name="ce33">
            <text:p>TRUE</text:p>
          </table:table-cell>
          <table:table-cell office:value-type="currency" office:value="800" table:formula="of:=IF([.I289]=TRUE;IF([.B28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9" table:style-name="ce37">
            <text:p>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119.965349900931" table:style-name="ce37">
            <text:p>119.9653499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290]&gt;=60; TRUE; FALSE)" table:style-name="ce33">
            <text:p>FALSE</text:p>
          </table:table-cell>
          <table:table-cell office:value-type="boolean" office:boolean-value="true" table:formula="of:=IF(OR([.G290]&lt;1000; [.B290]&gt;=60); TRUE; FALSE)" table:style-name="ce33">
            <text:p>TRUE</text:p>
          </table:table-cell>
          <table:table-cell office:value-type="currency" office:value="800" table:formula="of:=IF([.I290]=TRUE;IF([.B29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nver</text:p>
          </table:table-cell>
          <table:table-cell office:value-type="float" office:value="81.443020046701093" table:style-name="ce37">
            <text:p>81.44302005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true" table:formula="of:=IF([.B291]&gt;=60; TRUE; FALSE)" table:style-name="ce33">
            <text:p>TRUE</text:p>
          </table:table-cell>
          <table:table-cell office:value-type="boolean" office:boolean-value="true" table:formula="of:=IF(OR([.G291]&lt;1000; [.B291]&gt;=60); TRUE; FALSE)" table:style-name="ce33">
            <text:p>TRUE</text:p>
          </table:table-cell>
          <table:table-cell office:value-type="currency" office:value="1000" table:formula="of:=IF([.I291]=TRUE;IF([.B29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24" table:style-name="ce37">
            <text:p>2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eattle</text:p>
          </table:table-cell>
          <table:table-cell office:value-type="float" office:value="36.854509772597503" table:style-name="ce37">
            <text:p>36.85450977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292]&gt;=60; TRUE; FALSE)" table:style-name="ce33">
            <text:p>FALSE</text:p>
          </table:table-cell>
          <table:table-cell office:value-type="boolean" office:boolean-value="true" table:formula="of:=IF(OR([.G292]&lt;1000; [.B292]&gt;=60); TRUE; FALSE)" table:style-name="ce33">
            <text:p>TRUE</text:p>
          </table:table-cell>
          <table:table-cell office:value-type="currency" office:value="800" table:formula="of:=IF([.I292]=TRUE;IF([.B29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Orlando</text:p>
          </table:table-cell>
          <table:table-cell office:value-type="float" office:value="42.931065407399302" table:style-name="ce37">
            <text:p>42.93106541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293]&gt;=60; TRUE; FALSE)" table:style-name="ce33">
            <text:p>TRUE</text:p>
          </table:table-cell>
          <table:table-cell office:value-type="boolean" office:boolean-value="true" table:formula="of:=IF(OR([.G293]&lt;1000; [.B293]&gt;=60); TRUE; FALSE)" table:style-name="ce33">
            <text:p>TRUE</text:p>
          </table:table-cell>
          <table:table-cell office:value-type="currency" office:value="1000" table:formula="of:=IF([.I293]=TRUE;IF([.B29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65" table:style-name="ce37">
            <text:p>6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ortland</text:p>
          </table:table-cell>
          <table:table-cell office:value-type="float" office:value="65.174856676514395" table:style-name="ce37">
            <text:p>65.17485668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294]&gt;=60; TRUE; FALSE)" table:style-name="ce33">
            <text:p>TRUE</text:p>
          </table:table-cell>
          <table:table-cell office:value-type="boolean" office:boolean-value="true" table:formula="of:=IF(OR([.G294]&lt;1000; [.B294]&gt;=60); TRUE; FALSE)" table:style-name="ce33">
            <text:p>TRUE</text:p>
          </table:table-cell>
          <table:table-cell office:value-type="currency" office:value="1000" table:formula="of:=IF([.I294]=TRUE;IF([.B29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88" table:style-name="ce37">
            <text:p>8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eattle</text:p>
          </table:table-cell>
          <table:table-cell office:value-type="float" office:value="75.830994392877997" table:style-name="ce37">
            <text:p>75.83099439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295]&gt;=60; TRUE; FALSE)" table:style-name="ce33">
            <text:p>TRUE</text:p>
          </table:table-cell>
          <table:table-cell office:value-type="boolean" office:boolean-value="true" table:formula="of:=IF(OR([.G295]&lt;1000; [.B295]&gt;=60); TRUE; FALSE)" table:style-name="ce33">
            <text:p>TRUE</text:p>
          </table:table-cell>
          <table:table-cell office:value-type="currency" office:value="1000" table:formula="of:=IF([.I295]=TRUE;IF([.B29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Diego</text:p>
          </table:table-cell>
          <table:table-cell office:value-type="float" office:value="102.053744432302" table:style-name="ce37">
            <text:p>102.0537444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296]&gt;=60; TRUE; FALSE)" table:style-name="ce33">
            <text:p>FALSE</text:p>
          </table:table-cell>
          <table:table-cell office:value-type="boolean" office:boolean-value="true" table:formula="of:=IF(OR([.G296]&lt;1000; [.B296]&gt;=60); TRUE; FALSE)" table:style-name="ce33">
            <text:p>TRUE</text:p>
          </table:table-cell>
          <table:table-cell office:value-type="currency" office:value="800" table:formula="of:=IF([.I296]=TRUE;IF([.B29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100" table:style-name="ce37">
            <text:p>10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Tampa</text:p>
          </table:table-cell>
          <table:table-cell office:value-type="float" office:value="54.568801120522203" table:style-name="ce37">
            <text:p>54.56880112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297]&gt;=60; TRUE; FALSE)" table:style-name="ce33">
            <text:p>TRUE</text:p>
          </table:table-cell>
          <table:table-cell office:value-type="boolean" office:boolean-value="true" table:formula="of:=IF(OR([.G297]&lt;1000; [.B297]&gt;=60); TRUE; FALSE)" table:style-name="ce33">
            <text:p>TRUE</text:p>
          </table:table-cell>
          <table:table-cell office:value-type="currency" office:value="1000" table:formula="of:=IF([.I297]=TRUE;IF([.B29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91" table:style-name="ce37">
            <text:p>9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arlotte</text:p>
          </table:table-cell>
          <table:table-cell office:value-type="float" office:value="71.739794047348497" table:style-name="ce37">
            <text:p>71.73979405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298]&gt;=60; TRUE; FALSE)" table:style-name="ce33">
            <text:p>TRUE</text:p>
          </table:table-cell>
          <table:table-cell office:value-type="boolean" office:boolean-value="true" table:formula="of:=IF(OR([.G298]&lt;1000; [.B298]&gt;=60); TRUE; FALSE)" table:style-name="ce33">
            <text:p>TRUE</text:p>
          </table:table-cell>
          <table:table-cell office:value-type="currency" office:value="1000" table:formula="of:=IF([.I298]=TRUE;IF([.B29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troit</text:p>
          </table:table-cell>
          <table:table-cell office:value-type="float" office:value="25.908417210540399" table:style-name="ce37">
            <text:p>25.90841721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299]&gt;=60; TRUE; FALSE)" table:style-name="ce33">
            <text:p>FALSE</text:p>
          </table:table-cell>
          <table:table-cell office:value-type="boolean" office:boolean-value="true" table:formula="of:=IF(OR([.G299]&lt;1000; [.B299]&gt;=60); TRUE; FALSE)" table:style-name="ce33">
            <text:p>TRUE</text:p>
          </table:table-cell>
          <table:table-cell office:value-type="currency" office:value="800" table:formula="of:=IF([.I299]=TRUE;IF([.B29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34.846838562801999" table:style-name="ce37">
            <text:p>34.84683856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false" table:formula="of:=IF([.B300]&gt;=60; TRUE; FALSE)" table:style-name="ce33">
            <text:p>FALSE</text:p>
          </table:table-cell>
          <table:table-cell office:value-type="boolean" office:boolean-value="true" table:formula="of:=IF(OR([.G300]&lt;1000; [.B300]&gt;=60); TRUE; FALSE)" table:style-name="ce33">
            <text:p>TRUE</text:p>
          </table:table-cell>
          <table:table-cell office:value-type="currency" office:value="800" table:formula="of:=IF([.I300]=TRUE;IF([.B30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75.863640450708601" table:style-name="ce37">
            <text:p>75.86364045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301]&gt;=60; TRUE; FALSE)" table:style-name="ce33">
            <text:p>FALSE</text:p>
          </table:table-cell>
          <table:table-cell office:value-type="boolean" office:boolean-value="true" table:formula="of:=IF(OR([.G301]&lt;1000; [.B301]&gt;=60); TRUE; FALSE)" table:style-name="ce33">
            <text:p>TRUE</text:p>
          </table:table-cell>
          <table:table-cell office:value-type="currency" office:value="800" table:formula="of:=IF([.I301]=TRUE;IF([.B30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93" table:style-name="ce37">
            <text:p>9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ashville</text:p>
          </table:table-cell>
          <table:table-cell office:value-type="float" office:value="119.54389701465701" table:style-name="ce37">
            <text:p>119.543897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true" table:formula="of:=IF([.B302]&gt;=60; TRUE; FALSE)" table:style-name="ce33">
            <text:p>TRUE</text:p>
          </table:table-cell>
          <table:table-cell office:value-type="boolean" office:boolean-value="true" table:formula="of:=IF(OR([.G302]&lt;1000; [.B302]&gt;=60); TRUE; FALSE)" table:style-name="ce33">
            <text:p>TRUE</text:p>
          </table:table-cell>
          <table:table-cell office:value-type="currency" office:value="1000" table:formula="of:=IF([.I302]=TRUE;IF([.B30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77" table:style-name="ce37">
            <text:p>7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arlotte</text:p>
          </table:table-cell>
          <table:table-cell office:value-type="float" office:value="116.380303694484" table:style-name="ce37">
            <text:p>116.3803037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303]&gt;=60; TRUE; FALSE)" table:style-name="ce33">
            <text:p>TRUE</text:p>
          </table:table-cell>
          <table:table-cell office:value-type="boolean" office:boolean-value="true" table:formula="of:=IF(OR([.G303]&lt;1000; [.B303]&gt;=60); TRUE; FALSE)" table:style-name="ce33">
            <text:p>TRUE</text:p>
          </table:table-cell>
          <table:table-cell office:value-type="currency" office:value="1000" table:formula="of:=IF([.I303]=TRUE;IF([.B30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12" table:style-name="ce37">
            <text:p>1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Diego</text:p>
          </table:table-cell>
          <table:table-cell office:value-type="float" office:value="69.101045319388604" table:style-name="ce37">
            <text:p>69.10104532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false" table:formula="of:=IF([.B304]&gt;=60; TRUE; FALSE)" table:style-name="ce33">
            <text:p>FALSE</text:p>
          </table:table-cell>
          <table:table-cell office:value-type="boolean" office:boolean-value="true" table:formula="of:=IF(OR([.G304]&lt;1000; [.B304]&gt;=60); TRUE; FALSE)" table:style-name="ce33">
            <text:p>TRUE</text:p>
          </table:table-cell>
          <table:table-cell office:value-type="currency" office:value="800" table:formula="of:=IF([.I304]=TRUE;IF([.B30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87" table:style-name="ce37">
            <text:p>8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ustin</text:p>
          </table:table-cell>
          <table:table-cell office:value-type="float" office:value="88.334553643538499" table:style-name="ce37">
            <text:p>88.33455364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305]&gt;=60; TRUE; FALSE)" table:style-name="ce33">
            <text:p>TRUE</text:p>
          </table:table-cell>
          <table:table-cell office:value-type="boolean" office:boolean-value="true" table:formula="of:=IF(OR([.G305]&lt;1000; [.B305]&gt;=60); TRUE; FALSE)" table:style-name="ce33">
            <text:p>TRUE</text:p>
          </table:table-cell>
          <table:table-cell office:value-type="currency" office:value="1000" table:formula="of:=IF([.I305]=TRUE;IF([.B30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24" table:style-name="ce37">
            <text:p>2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41.056571914335102" table:style-name="ce37">
            <text:p>41.05657191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false" table:formula="of:=IF([.B306]&gt;=60; TRUE; FALSE)" table:style-name="ce33">
            <text:p>FALSE</text:p>
          </table:table-cell>
          <table:table-cell office:value-type="boolean" office:boolean-value="true" table:formula="of:=IF(OR([.G306]&lt;1000; [.B306]&gt;=60); TRUE; FALSE)" table:style-name="ce33">
            <text:p>TRUE</text:p>
          </table:table-cell>
          <table:table-cell office:value-type="currency" office:value="800" table:formula="of:=IF([.I306]=TRUE;IF([.B30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106.575920821352" table:style-name="ce37">
            <text:p>106.5759208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307]&gt;=60; TRUE; FALSE)" table:style-name="ce33">
            <text:p>TRUE</text:p>
          </table:table-cell>
          <table:table-cell office:value-type="boolean" office:boolean-value="true" table:formula="of:=IF(OR([.G307]&lt;1000; [.B307]&gt;=60); TRUE; FALSE)" table:style-name="ce33">
            <text:p>TRUE</text:p>
          </table:table-cell>
          <table:table-cell office:value-type="currency" office:value="1000" table:formula="of:=IF([.I307]=TRUE;IF([.B30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4" table:style-name="ce37">
            <text:p>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74.642629614069605" table:style-name="ce37">
            <text:p>74.64262961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308]&gt;=60; TRUE; FALSE)" table:style-name="ce33">
            <text:p>FALSE</text:p>
          </table:table-cell>
          <table:table-cell office:value-type="boolean" office:boolean-value="true" table:formula="of:=IF(OR([.G308]&lt;1000; [.B308]&gt;=60); TRUE; FALSE)" table:style-name="ce33">
            <text:p>TRUE</text:p>
          </table:table-cell>
          <table:table-cell office:value-type="currency" office:value="800" table:formula="of:=IF([.I308]=TRUE;IF([.B30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74" table:style-name="ce37">
            <text:p>7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ashville</text:p>
          </table:table-cell>
          <table:table-cell office:value-type="float" office:value="90.048247837275596" table:style-name="ce37">
            <text:p>90.04824784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309]&gt;=60; TRUE; FALSE)" table:style-name="ce33">
            <text:p>TRUE</text:p>
          </table:table-cell>
          <table:table-cell office:value-type="boolean" office:boolean-value="true" table:formula="of:=IF(OR([.G309]&lt;1000; [.B309]&gt;=60); TRUE; FALSE)" table:style-name="ce33">
            <text:p>TRUE</text:p>
          </table:table-cell>
          <table:table-cell office:value-type="currency" office:value="1000" table:formula="of:=IF([.I309]=TRUE;IF([.B30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85" table:style-name="ce37">
            <text:p>8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35.547211026186098" table:style-name="ce37">
            <text:p>35.54721103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310]&gt;=60; TRUE; FALSE)" table:style-name="ce33">
            <text:p>TRUE</text:p>
          </table:table-cell>
          <table:table-cell office:value-type="boolean" office:boolean-value="true" table:formula="of:=IF(OR([.G310]&lt;1000; [.B310]&gt;=60); TRUE; FALSE)" table:style-name="ce33">
            <text:p>TRUE</text:p>
          </table:table-cell>
          <table:table-cell office:value-type="currency" office:value="1000" table:formula="of:=IF([.I310]=TRUE;IF([.B31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64" table:style-name="ce37">
            <text:p>6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allas</text:p>
          </table:table-cell>
          <table:table-cell office:value-type="float" office:value="79.179729136336505" table:style-name="ce37">
            <text:p>79.17972914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311]&gt;=60; TRUE; FALSE)" table:style-name="ce33">
            <text:p>TRUE</text:p>
          </table:table-cell>
          <table:table-cell office:value-type="boolean" office:boolean-value="true" table:formula="of:=IF(OR([.G311]&lt;1000; [.B311]&gt;=60); TRUE; FALSE)" table:style-name="ce33">
            <text:p>TRUE</text:p>
          </table:table-cell>
          <table:table-cell office:value-type="currency" office:value="1000" table:formula="of:=IF([.I311]=TRUE;IF([.B31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112" table:style-name="ce37">
            <text:p>11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93.741827230338899" table:style-name="ce37">
            <text:p>93.74182723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312]&gt;=60; TRUE; FALSE)" table:style-name="ce33">
            <text:p>TRUE</text:p>
          </table:table-cell>
          <table:table-cell office:value-type="boolean" office:boolean-value="true" table:formula="of:=IF(OR([.G312]&lt;1000; [.B312]&gt;=60); TRUE; FALSE)" table:style-name="ce33">
            <text:p>TRUE</text:p>
          </table:table-cell>
          <table:table-cell office:value-type="currency" office:value="1000" table:formula="of:=IF([.I312]=TRUE;IF([.B31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82" table:style-name="ce37">
            <text:p>8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41.111686210167299" table:style-name="ce37">
            <text:p>41.11168621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313]&gt;=60; TRUE; FALSE)" table:style-name="ce33">
            <text:p>TRUE</text:p>
          </table:table-cell>
          <table:table-cell office:value-type="boolean" office:boolean-value="true" table:formula="of:=IF(OR([.G313]&lt;1000; [.B313]&gt;=60); TRUE; FALSE)" table:style-name="ce33">
            <text:p>TRUE</text:p>
          </table:table-cell>
          <table:table-cell office:value-type="currency" office:value="1000" table:formula="of:=IF([.I313]=TRUE;IF([.B31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62" table:style-name="ce37">
            <text:p>6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116.74708994537799" table:style-name="ce37">
            <text:p>116.7470899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314]&gt;=60; TRUE; FALSE)" table:style-name="ce33">
            <text:p>TRUE</text:p>
          </table:table-cell>
          <table:table-cell office:value-type="boolean" office:boolean-value="true" table:formula="of:=IF(OR([.G314]&lt;1000; [.B314]&gt;=60); TRUE; FALSE)" table:style-name="ce33">
            <text:p>TRUE</text:p>
          </table:table-cell>
          <table:table-cell office:value-type="currency" office:value="1000" table:formula="of:=IF([.I314]=TRUE;IF([.B31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80" table:style-name="ce37">
            <text:p>8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35.2366224873129" table:style-name="ce37">
            <text:p>35.23662249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315]&gt;=60; TRUE; FALSE)" table:style-name="ce33">
            <text:p>TRUE</text:p>
          </table:table-cell>
          <table:table-cell office:value-type="boolean" office:boolean-value="true" table:formula="of:=IF(OR([.G315]&lt;1000; [.B315]&gt;=60); TRUE; FALSE)" table:style-name="ce33">
            <text:p>TRUE</text:p>
          </table:table-cell>
          <table:table-cell office:value-type="currency" office:value="1000" table:formula="of:=IF([.I315]=TRUE;IF([.B31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49" table:style-name="ce37">
            <text:p>4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76.917567670025207" table:style-name="ce37">
            <text:p>76.91756767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316]&gt;=60; TRUE; FALSE)" table:style-name="ce33">
            <text:p>FALSE</text:p>
          </table:table-cell>
          <table:table-cell office:value-type="boolean" office:boolean-value="true" table:formula="of:=IF(OR([.G316]&lt;1000; [.B316]&gt;=60); TRUE; FALSE)" table:style-name="ce33">
            <text:p>TRUE</text:p>
          </table:table-cell>
          <table:table-cell office:value-type="currency" office:value="800" table:formula="of:=IF([.I316]=TRUE;IF([.B31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89.804818191378999" table:style-name="ce37">
            <text:p>89.80481819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false" table:formula="of:=IF([.B317]&gt;=60; TRUE; FALSE)" table:style-name="ce33">
            <text:p>FALSE</text:p>
          </table:table-cell>
          <table:table-cell office:value-type="boolean" office:boolean-value="true" table:formula="of:=IF(OR([.G317]&lt;1000; [.B317]&gt;=60); TRUE; FALSE)" table:style-name="ce33">
            <text:p>TRUE</text:p>
          </table:table-cell>
          <table:table-cell office:value-type="currency" office:value="800" table:formula="of:=IF([.I317]=TRUE;IF([.B31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76" table:style-name="ce37">
            <text:p>7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Orlando</text:p>
          </table:table-cell>
          <table:table-cell office:value-type="float" office:value="53.229835423546" table:style-name="ce37">
            <text:p>53.22983542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318]&gt;=60; TRUE; FALSE)" table:style-name="ce33">
            <text:p>TRUE</text:p>
          </table:table-cell>
          <table:table-cell office:value-type="boolean" office:boolean-value="true" table:formula="of:=IF(OR([.G318]&lt;1000; [.B318]&gt;=60); TRUE; FALSE)" table:style-name="ce33">
            <text:p>TRUE</text:p>
          </table:table-cell>
          <table:table-cell office:value-type="currency" office:value="1000" table:formula="of:=IF([.I318]=TRUE;IF([.B31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1" table:style-name="ce37">
            <text:p>1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92.793429041847205" table:style-name="ce37">
            <text:p>92.79342904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319]&gt;=60; TRUE; FALSE)" table:style-name="ce33">
            <text:p>FALSE</text:p>
          </table:table-cell>
          <table:table-cell office:value-type="boolean" office:boolean-value="true" table:formula="of:=IF(OR([.G319]&lt;1000; [.B319]&gt;=60); TRUE; FALSE)" table:style-name="ce33">
            <text:p>TRUE</text:p>
          </table:table-cell>
          <table:table-cell office:value-type="currency" office:value="800" table:formula="of:=IF([.I319]=TRUE;IF([.B31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34" table:style-name="ce37">
            <text:p>3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Orlando</text:p>
          </table:table-cell>
          <table:table-cell office:value-type="float" office:value="84.917657082348001" table:style-name="ce37">
            <text:p>84.91765708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320]&gt;=60; TRUE; FALSE)" table:style-name="ce33">
            <text:p>FALSE</text:p>
          </table:table-cell>
          <table:table-cell office:value-type="boolean" office:boolean-value="true" table:formula="of:=IF(OR([.G320]&lt;1000; [.B320]&gt;=60); TRUE; FALSE)" table:style-name="ce33">
            <text:p>TRUE</text:p>
          </table:table-cell>
          <table:table-cell office:value-type="currency" office:value="800" table:formula="of:=IF([.I320]=TRUE;IF([.B32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89" table:style-name="ce37">
            <text:p>8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Tampa</text:p>
          </table:table-cell>
          <table:table-cell office:value-type="float" office:value="94.922702446104296" table:style-name="ce37">
            <text:p>94.92270245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321]&gt;=60; TRUE; FALSE)" table:style-name="ce33">
            <text:p>TRUE</text:p>
          </table:table-cell>
          <table:table-cell office:value-type="boolean" office:boolean-value="true" table:formula="of:=IF(OR([.G321]&lt;1000; [.B321]&gt;=60); TRUE; FALSE)" table:style-name="ce33">
            <text:p>TRUE</text:p>
          </table:table-cell>
          <table:table-cell office:value-type="currency" office:value="1000" table:formula="of:=IF([.I321]=TRUE;IF([.B32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92.360668273536405" table:style-name="ce37">
            <text:p>92.36066827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322]&gt;=60; TRUE; FALSE)" table:style-name="ce33">
            <text:p>FALSE</text:p>
          </table:table-cell>
          <table:table-cell office:value-type="boolean" office:boolean-value="true" table:formula="of:=IF(OR([.G322]&lt;1000; [.B322]&gt;=60); TRUE; FALSE)" table:style-name="ce33">
            <text:p>TRUE</text:p>
          </table:table-cell>
          <table:table-cell office:value-type="currency" office:value="800" table:formula="of:=IF([.I322]=TRUE;IF([.B32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96" table:style-name="ce37">
            <text:p>9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109.34439113792401" table:style-name="ce37">
            <text:p>109.3443911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323]&gt;=60; TRUE; FALSE)" table:style-name="ce33">
            <text:p>TRUE</text:p>
          </table:table-cell>
          <table:table-cell office:value-type="boolean" office:boolean-value="true" table:formula="of:=IF(OR([.G323]&lt;1000; [.B323]&gt;=60); TRUE; FALSE)" table:style-name="ce33">
            <text:p>TRUE</text:p>
          </table:table-cell>
          <table:table-cell office:value-type="currency" office:value="1000" table:formula="of:=IF([.I323]=TRUE;IF([.B32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86" table:style-name="ce37">
            <text:p>8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90.528347699000904" table:style-name="ce37">
            <text:p>90.5283477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true" table:formula="of:=IF([.B324]&gt;=60; TRUE; FALSE)" table:style-name="ce33">
            <text:p>TRUE</text:p>
          </table:table-cell>
          <table:table-cell office:value-type="boolean" office:boolean-value="true" table:formula="of:=IF(OR([.G324]&lt;1000; [.B324]&gt;=60); TRUE; FALSE)" table:style-name="ce33">
            <text:p>TRUE</text:p>
          </table:table-cell>
          <table:table-cell office:value-type="currency" office:value="1000" table:formula="of:=IF([.I324]=TRUE;IF([.B32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86" table:style-name="ce37">
            <text:p>8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69.047482226197801" table:style-name="ce37">
            <text:p>69.04748223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325]&gt;=60; TRUE; FALSE)" table:style-name="ce33">
            <text:p>TRUE</text:p>
          </table:table-cell>
          <table:table-cell office:value-type="boolean" office:boolean-value="true" table:formula="of:=IF(OR([.G325]&lt;1000; [.B325]&gt;=60); TRUE; FALSE)" table:style-name="ce33">
            <text:p>TRUE</text:p>
          </table:table-cell>
          <table:table-cell office:value-type="currency" office:value="1000" table:formula="of:=IF([.I325]=TRUE;IF([.B32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34" table:style-name="ce37">
            <text:p>3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93.994484803840294" table:style-name="ce37">
            <text:p>93.9944848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326]&gt;=60; TRUE; FALSE)" table:style-name="ce33">
            <text:p>FALSE</text:p>
          </table:table-cell>
          <table:table-cell office:value-type="boolean" office:boolean-value="true" table:formula="of:=IF(OR([.G326]&lt;1000; [.B326]&gt;=60); TRUE; FALSE)" table:style-name="ce33">
            <text:p>TRUE</text:p>
          </table:table-cell>
          <table:table-cell office:value-type="currency" office:value="800" table:formula="of:=IF([.I326]=TRUE;IF([.B32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allas</text:p>
          </table:table-cell>
          <table:table-cell office:value-type="float" office:value="111.466839025938" table:style-name="ce37">
            <text:p>111.466839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327]&gt;=60; TRUE; FALSE)" table:style-name="ce33">
            <text:p>FALSE</text:p>
          </table:table-cell>
          <table:table-cell office:value-type="boolean" office:boolean-value="true" table:formula="of:=IF(OR([.G327]&lt;1000; [.B327]&gt;=60); TRUE; FALSE)" table:style-name="ce33">
            <text:p>TRUE</text:p>
          </table:table-cell>
          <table:table-cell office:value-type="currency" office:value="800" table:formula="of:=IF([.I327]=TRUE;IF([.B32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57" table:style-name="ce37">
            <text:p>5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Antonio</text:p>
          </table:table-cell>
          <table:table-cell office:value-type="float" office:value="40.213122163951297" table:style-name="ce37">
            <text:p>40.21312216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328]&gt;=60; TRUE; FALSE)" table:style-name="ce33">
            <text:p>FALSE</text:p>
          </table:table-cell>
          <table:table-cell office:value-type="boolean" office:boolean-value="true" table:formula="of:=IF(OR([.G328]&lt;1000; [.B328]&gt;=60); TRUE; FALSE)" table:style-name="ce33">
            <text:p>TRUE</text:p>
          </table:table-cell>
          <table:table-cell office:value-type="currency" office:value="800" table:formula="of:=IF([.I328]=TRUE;IF([.B32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107" table:style-name="ce37">
            <text:p>10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28.312142009936" table:style-name="ce37">
            <text:p>28.31214201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true" table:formula="of:=IF([.B329]&gt;=60; TRUE; FALSE)" table:style-name="ce33">
            <text:p>TRUE</text:p>
          </table:table-cell>
          <table:table-cell office:value-type="boolean" office:boolean-value="true" table:formula="of:=IF(OR([.G329]&lt;1000; [.B329]&gt;=60); TRUE; FALSE)" table:style-name="ce33">
            <text:p>TRUE</text:p>
          </table:table-cell>
          <table:table-cell office:value-type="currency" office:value="1000" table:formula="of:=IF([.I329]=TRUE;IF([.B32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108" table:style-name="ce37">
            <text:p>10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22.756812313904099" table:style-name="ce37">
            <text:p>22.75681231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true" table:formula="of:=IF([.B330]&gt;=60; TRUE; FALSE)" table:style-name="ce33">
            <text:p>TRUE</text:p>
          </table:table-cell>
          <table:table-cell office:value-type="boolean" office:boolean-value="true" table:formula="of:=IF(OR([.G330]&lt;1000; [.B330]&gt;=60); TRUE; FALSE)" table:style-name="ce33">
            <text:p>TRUE</text:p>
          </table:table-cell>
          <table:table-cell office:value-type="currency" office:value="1000" table:formula="of:=IF([.I330]=TRUE;IF([.B33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107" table:style-name="ce37">
            <text:p>10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85.726189169686293" table:style-name="ce37">
            <text:p>85.72618917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331]&gt;=60; TRUE; FALSE)" table:style-name="ce33">
            <text:p>TRUE</text:p>
          </table:table-cell>
          <table:table-cell office:value-type="boolean" office:boolean-value="true" table:formula="of:=IF(OR([.G331]&lt;1000; [.B331]&gt;=60); TRUE; FALSE)" table:style-name="ce33">
            <text:p>TRUE</text:p>
          </table:table-cell>
          <table:table-cell office:value-type="currency" office:value="1000" table:formula="of:=IF([.I331]=TRUE;IF([.B33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54" table:style-name="ce37">
            <text:p>5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ashville</text:p>
          </table:table-cell>
          <table:table-cell office:value-type="float" office:value="25.394745287382602" table:style-name="ce37">
            <text:p>25.39474529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332]&gt;=60; TRUE; FALSE)" table:style-name="ce33">
            <text:p>FALSE</text:p>
          </table:table-cell>
          <table:table-cell office:value-type="boolean" office:boolean-value="true" table:formula="of:=IF(OR([.G332]&lt;1000; [.B332]&gt;=60); TRUE; FALSE)" table:style-name="ce33">
            <text:p>TRUE</text:p>
          </table:table-cell>
          <table:table-cell office:value-type="currency" office:value="800" table:formula="of:=IF([.I332]=TRUE;IF([.B33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81" table:style-name="ce37">
            <text:p>8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Antonio</text:p>
          </table:table-cell>
          <table:table-cell office:value-type="float" office:value="104.014962462494" table:style-name="ce37">
            <text:p>104.0149625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333]&gt;=60; TRUE; FALSE)" table:style-name="ce33">
            <text:p>TRUE</text:p>
          </table:table-cell>
          <table:table-cell office:value-type="boolean" office:boolean-value="true" table:formula="of:=IF(OR([.G333]&lt;1000; [.B333]&gt;=60); TRUE; FALSE)" table:style-name="ce33">
            <text:p>TRUE</text:p>
          </table:table-cell>
          <table:table-cell office:value-type="currency" office:value="1000" table:formula="of:=IF([.I333]=TRUE;IF([.B33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71" table:style-name="ce37">
            <text:p>7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tlanta</text:p>
          </table:table-cell>
          <table:table-cell office:value-type="float" office:value="87.777257659818503" table:style-name="ce37">
            <text:p>87.77725766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334]&gt;=60; TRUE; FALSE)" table:style-name="ce33">
            <text:p>TRUE</text:p>
          </table:table-cell>
          <table:table-cell office:value-type="boolean" office:boolean-value="true" table:formula="of:=IF(OR([.G334]&lt;1000; [.B334]&gt;=60); TRUE; FALSE)" table:style-name="ce33">
            <text:p>TRUE</text:p>
          </table:table-cell>
          <table:table-cell office:value-type="currency" office:value="1000" table:formula="of:=IF([.I334]=TRUE;IF([.B33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78" table:style-name="ce37">
            <text:p>7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allas</text:p>
          </table:table-cell>
          <table:table-cell office:value-type="float" office:value="107.279170649861" table:style-name="ce37">
            <text:p>107.2791706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335]&gt;=60; TRUE; FALSE)" table:style-name="ce33">
            <text:p>TRUE</text:p>
          </table:table-cell>
          <table:table-cell office:value-type="boolean" office:boolean-value="true" table:formula="of:=IF(OR([.G335]&lt;1000; [.B335]&gt;=60); TRUE; FALSE)" table:style-name="ce33">
            <text:p>TRUE</text:p>
          </table:table-cell>
          <table:table-cell office:value-type="currency" office:value="1000" table:formula="of:=IF([.I335]=TRUE;IF([.B33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74" table:style-name="ce37">
            <text:p>7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34.371530551986197" table:style-name="ce37">
            <text:p>34.37153055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true" table:formula="of:=IF([.B336]&gt;=60; TRUE; FALSE)" table:style-name="ce33">
            <text:p>TRUE</text:p>
          </table:table-cell>
          <table:table-cell office:value-type="boolean" office:boolean-value="true" table:formula="of:=IF(OR([.G336]&lt;1000; [.B336]&gt;=60); TRUE; FALSE)" table:style-name="ce33">
            <text:p>TRUE</text:p>
          </table:table-cell>
          <table:table-cell office:value-type="currency" office:value="1000" table:formula="of:=IF([.I336]=TRUE;IF([.B33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12" table:style-name="ce37">
            <text:p>11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ami</text:p>
          </table:table-cell>
          <table:table-cell office:value-type="float" office:value="37.901735641724798" table:style-name="ce37">
            <text:p>37.90173564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337]&gt;=60; TRUE; FALSE)" table:style-name="ce33">
            <text:p>TRUE</text:p>
          </table:table-cell>
          <table:table-cell office:value-type="boolean" office:boolean-value="true" table:formula="of:=IF(OR([.G337]&lt;1000; [.B337]&gt;=60); TRUE; FALSE)" table:style-name="ce33">
            <text:p>TRUE</text:p>
          </table:table-cell>
          <table:table-cell office:value-type="currency" office:value="1000" table:formula="of:=IF([.I337]=TRUE;IF([.B33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troit</text:p>
          </table:table-cell>
          <table:table-cell office:value-type="float" office:value="61.020291817874401" table:style-name="ce37">
            <text:p>61.02029182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338]&gt;=60; TRUE; FALSE)" table:style-name="ce33">
            <text:p>TRUE</text:p>
          </table:table-cell>
          <table:table-cell office:value-type="boolean" office:boolean-value="true" table:formula="of:=IF(OR([.G338]&lt;1000; [.B338]&gt;=60); TRUE; FALSE)" table:style-name="ce33">
            <text:p>TRUE</text:p>
          </table:table-cell>
          <table:table-cell office:value-type="currency" office:value="1000" table:formula="of:=IF([.I338]=TRUE;IF([.B33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91" table:style-name="ce37">
            <text:p>9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tlanta</text:p>
          </table:table-cell>
          <table:table-cell office:value-type="float" office:value="117.61490638661201" table:style-name="ce37">
            <text:p>117.6149064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339]&gt;=60; TRUE; FALSE)" table:style-name="ce33">
            <text:p>TRUE</text:p>
          </table:table-cell>
          <table:table-cell office:value-type="boolean" office:boolean-value="true" table:formula="of:=IF(OR([.G339]&lt;1000; [.B339]&gt;=60); TRUE; FALSE)" table:style-name="ce33">
            <text:p>TRUE</text:p>
          </table:table-cell>
          <table:table-cell office:value-type="currency" office:value="1000" table:formula="of:=IF([.I339]=TRUE;IF([.B33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92.077228461502898" table:style-name="ce37">
            <text:p>92.07722846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340]&gt;=60; TRUE; FALSE)" table:style-name="ce33">
            <text:p>FALSE</text:p>
          </table:table-cell>
          <table:table-cell office:value-type="boolean" office:boolean-value="true" table:formula="of:=IF(OR([.G340]&lt;1000; [.B340]&gt;=60); TRUE; FALSE)" table:style-name="ce33">
            <text:p>TRUE</text:p>
          </table:table-cell>
          <table:table-cell office:value-type="currency" office:value="800" table:formula="of:=IF([.I340]=TRUE;IF([.B34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as Vegas</text:p>
          </table:table-cell>
          <table:table-cell office:value-type="float" office:value="119.47969011072099" table:style-name="ce37">
            <text:p>119.4796901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341]&gt;=60; TRUE; FALSE)" table:style-name="ce33">
            <text:p>FALSE</text:p>
          </table:table-cell>
          <table:table-cell office:value-type="boolean" office:boolean-value="true" table:formula="of:=IF(OR([.G341]&lt;1000; [.B341]&gt;=60); TRUE; FALSE)" table:style-name="ce33">
            <text:p>TRUE</text:p>
          </table:table-cell>
          <table:table-cell office:value-type="currency" office:value="800" table:formula="of:=IF([.I341]=TRUE;IF([.B34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09" table:style-name="ce37">
            <text:p>10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Washington D.C.</text:p>
          </table:table-cell>
          <table:table-cell office:value-type="float" office:value="73.366964117302402" table:style-name="ce37">
            <text:p>73.36696412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342]&gt;=60; TRUE; FALSE)" table:style-name="ce33">
            <text:p>TRUE</text:p>
          </table:table-cell>
          <table:table-cell office:value-type="boolean" office:boolean-value="true" table:formula="of:=IF(OR([.G342]&lt;1000; [.B342]&gt;=60); TRUE; FALSE)" table:style-name="ce33">
            <text:p>TRUE</text:p>
          </table:table-cell>
          <table:table-cell office:value-type="currency" office:value="1000" table:formula="of:=IF([.I342]=TRUE;IF([.B34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36" table:style-name="ce37">
            <text:p>3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65.862298858793906" table:style-name="ce37">
            <text:p>65.86229886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343]&gt;=60; TRUE; FALSE)" table:style-name="ce33">
            <text:p>FALSE</text:p>
          </table:table-cell>
          <table:table-cell office:value-type="boolean" office:boolean-value="true" table:formula="of:=IF(OR([.G343]&lt;1000; [.B343]&gt;=60); TRUE; FALSE)" table:style-name="ce33">
            <text:p>TRUE</text:p>
          </table:table-cell>
          <table:table-cell office:value-type="currency" office:value="800" table:formula="of:=IF([.I343]=TRUE;IF([.B34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104" table:style-name="ce37">
            <text:p>10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Diego</text:p>
          </table:table-cell>
          <table:table-cell office:value-type="float" office:value="39.001385903868901" table:style-name="ce37">
            <text:p>39.0013859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344]&gt;=60; TRUE; FALSE)" table:style-name="ce33">
            <text:p>TRUE</text:p>
          </table:table-cell>
          <table:table-cell office:value-type="boolean" office:boolean-value="true" table:formula="of:=IF(OR([.G344]&lt;1000; [.B344]&gt;=60); TRUE; FALSE)" table:style-name="ce33">
            <text:p>TRUE</text:p>
          </table:table-cell>
          <table:table-cell office:value-type="currency" office:value="1000" table:formula="of:=IF([.I344]=TRUE;IF([.B34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05" table:style-name="ce37">
            <text:p>10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65.611424167055603" table:style-name="ce37">
            <text:p>65.61142417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345]&gt;=60; TRUE; FALSE)" table:style-name="ce33">
            <text:p>TRUE</text:p>
          </table:table-cell>
          <table:table-cell office:value-type="boolean" office:boolean-value="true" table:formula="of:=IF(OR([.G345]&lt;1000; [.B345]&gt;=60); TRUE; FALSE)" table:style-name="ce33">
            <text:p>TRUE</text:p>
          </table:table-cell>
          <table:table-cell office:value-type="currency" office:value="1000" table:formula="of:=IF([.I345]=TRUE;IF([.B34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95" table:style-name="ce37">
            <text:p>9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71.920015226129607" table:style-name="ce37">
            <text:p>71.92001523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true" table:formula="of:=IF([.B346]&gt;=60; TRUE; FALSE)" table:style-name="ce33">
            <text:p>TRUE</text:p>
          </table:table-cell>
          <table:table-cell office:value-type="boolean" office:boolean-value="true" table:formula="of:=IF(OR([.G346]&lt;1000; [.B346]&gt;=60); TRUE; FALSE)" table:style-name="ce33">
            <text:p>TRUE</text:p>
          </table:table-cell>
          <table:table-cell office:value-type="currency" office:value="1000" table:formula="of:=IF([.I346]=TRUE;IF([.B34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51.803844402488501" table:style-name="ce37">
            <text:p>51.8038444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347]&gt;=60; TRUE; FALSE)" table:style-name="ce33">
            <text:p>FALSE</text:p>
          </table:table-cell>
          <table:table-cell office:value-type="boolean" office:boolean-value="true" table:formula="of:=IF(OR([.G347]&lt;1000; [.B347]&gt;=60); TRUE; FALSE)" table:style-name="ce33">
            <text:p>TRUE</text:p>
          </table:table-cell>
          <table:table-cell office:value-type="currency" office:value="800" table:formula="of:=IF([.I347]=TRUE;IF([.B34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63" table:style-name="ce37">
            <text:p>6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Francisco</text:p>
          </table:table-cell>
          <table:table-cell office:value-type="float" office:value="81.250867378321601" table:style-name="ce37">
            <text:p>81.25086738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348]&gt;=60; TRUE; FALSE)" table:style-name="ce33">
            <text:p>TRUE</text:p>
          </table:table-cell>
          <table:table-cell office:value-type="boolean" office:boolean-value="true" table:formula="of:=IF(OR([.G348]&lt;1000; [.B348]&gt;=60); TRUE; FALSE)" table:style-name="ce33">
            <text:p>TRUE</text:p>
          </table:table-cell>
          <table:table-cell office:value-type="currency" office:value="1000" table:formula="of:=IF([.I348]=TRUE;IF([.B34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95" table:style-name="ce37">
            <text:p>9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ami</text:p>
          </table:table-cell>
          <table:table-cell office:value-type="float" office:value="25.008967341219002" table:style-name="ce37">
            <text:p>25.00896734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349]&gt;=60; TRUE; FALSE)" table:style-name="ce33">
            <text:p>TRUE</text:p>
          </table:table-cell>
          <table:table-cell office:value-type="boolean" office:boolean-value="true" table:formula="of:=IF(OR([.G349]&lt;1000; [.B349]&gt;=60); TRUE; FALSE)" table:style-name="ce33">
            <text:p>TRUE</text:p>
          </table:table-cell>
          <table:table-cell office:value-type="currency" office:value="1000" table:formula="of:=IF([.I349]=TRUE;IF([.B34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46" table:style-name="ce37">
            <text:p>4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66.009869125749404" table:style-name="ce37">
            <text:p>66.00986913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false" table:formula="of:=IF([.B350]&gt;=60; TRUE; FALSE)" table:style-name="ce33">
            <text:p>FALSE</text:p>
          </table:table-cell>
          <table:table-cell office:value-type="boolean" office:boolean-value="true" table:formula="of:=IF(OR([.G350]&lt;1000; [.B350]&gt;=60); TRUE; FALSE)" table:style-name="ce33">
            <text:p>TRUE</text:p>
          </table:table-cell>
          <table:table-cell office:value-type="currency" office:value="800" table:formula="of:=IF([.I350]=TRUE;IF([.B35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87" table:style-name="ce37">
            <text:p>8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Orlando</text:p>
          </table:table-cell>
          <table:table-cell office:value-type="float" office:value="90.0328444525923" table:style-name="ce37">
            <text:p>90.03284445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351]&gt;=60; TRUE; FALSE)" table:style-name="ce33">
            <text:p>TRUE</text:p>
          </table:table-cell>
          <table:table-cell office:value-type="boolean" office:boolean-value="true" table:formula="of:=IF(OR([.G351]&lt;1000; [.B351]&gt;=60); TRUE; FALSE)" table:style-name="ce33">
            <text:p>TRUE</text:p>
          </table:table-cell>
          <table:table-cell office:value-type="currency" office:value="1000" table:formula="of:=IF([.I351]=TRUE;IF([.B35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ami</text:p>
          </table:table-cell>
          <table:table-cell office:value-type="float" office:value="92.672221540266705" table:style-name="ce37">
            <text:p>92.67222154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352]&gt;=60; TRUE; FALSE)" table:style-name="ce33">
            <text:p>TRUE</text:p>
          </table:table-cell>
          <table:table-cell office:value-type="boolean" office:boolean-value="true" table:formula="of:=IF(OR([.G352]&lt;1000; [.B352]&gt;=60); TRUE; FALSE)" table:style-name="ce33">
            <text:p>TRUE</text:p>
          </table:table-cell>
          <table:table-cell office:value-type="currency" office:value="1000" table:formula="of:=IF([.I352]=TRUE;IF([.B35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73.704406062250996" table:style-name="ce37">
            <text:p>73.70440606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353]&gt;=60; TRUE; FALSE)" table:style-name="ce33">
            <text:p>FALSE</text:p>
          </table:table-cell>
          <table:table-cell office:value-type="boolean" office:boolean-value="true" table:formula="of:=IF(OR([.G353]&lt;1000; [.B353]&gt;=60); TRUE; FALSE)" table:style-name="ce33">
            <text:p>TRUE</text:p>
          </table:table-cell>
          <table:table-cell office:value-type="currency" office:value="800" table:formula="of:=IF([.I353]=TRUE;IF([.B35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0" table:style-name="ce37">
            <text:p>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83.195171169353898" table:style-name="ce37">
            <text:p>83.19517117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354]&gt;=60; TRUE; FALSE)" table:style-name="ce33">
            <text:p>FALSE</text:p>
          </table:table-cell>
          <table:table-cell office:value-type="boolean" office:boolean-value="true" table:formula="of:=IF(OR([.G354]&lt;1000; [.B354]&gt;=60); TRUE; FALSE)" table:style-name="ce33">
            <text:p>TRUE</text:p>
          </table:table-cell>
          <table:table-cell office:value-type="currency" office:value="800" table:formula="of:=IF([.I354]=TRUE;IF([.B35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29" table:style-name="ce37">
            <text:p>2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100.17681557850401" table:style-name="ce37">
            <text:p>100.1768156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355]&gt;=60; TRUE; FALSE)" table:style-name="ce33">
            <text:p>FALSE</text:p>
          </table:table-cell>
          <table:table-cell office:value-type="boolean" office:boolean-value="true" table:formula="of:=IF(OR([.G355]&lt;1000; [.B355]&gt;=60); TRUE; FALSE)" table:style-name="ce33">
            <text:p>TRUE</text:p>
          </table:table-cell>
          <table:table-cell office:value-type="currency" office:value="800" table:formula="of:=IF([.I355]=TRUE;IF([.B35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60" table:style-name="ce37">
            <text:p>6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82.480530502650396" table:style-name="ce37">
            <text:p>82.4805305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356]&gt;=60; TRUE; FALSE)" table:style-name="ce33">
            <text:p>TRUE</text:p>
          </table:table-cell>
          <table:table-cell office:value-type="boolean" office:boolean-value="true" table:formula="of:=IF(OR([.G356]&lt;1000; [.B356]&gt;=60); TRUE; FALSE)" table:style-name="ce33">
            <text:p>TRUE</text:p>
          </table:table-cell>
          <table:table-cell office:value-type="currency" office:value="1000" table:formula="of:=IF([.I356]=TRUE;IF([.B35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66.877819694302701" table:style-name="ce37">
            <text:p>66.87781969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357]&gt;=60; TRUE; FALSE)" table:style-name="ce33">
            <text:p>TRUE</text:p>
          </table:table-cell>
          <table:table-cell office:value-type="boolean" office:boolean-value="true" table:formula="of:=IF(OR([.G357]&lt;1000; [.B357]&gt;=60); TRUE; FALSE)" table:style-name="ce33">
            <text:p>TRUE</text:p>
          </table:table-cell>
          <table:table-cell office:value-type="currency" office:value="1000" table:formula="of:=IF([.I357]=TRUE;IF([.B35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71" table:style-name="ce37">
            <text:p>7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as Vegas</text:p>
          </table:table-cell>
          <table:table-cell office:value-type="float" office:value="104.309702324985" table:style-name="ce37">
            <text:p>104.3097023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358]&gt;=60; TRUE; FALSE)" table:style-name="ce33">
            <text:p>TRUE</text:p>
          </table:table-cell>
          <table:table-cell office:value-type="boolean" office:boolean-value="true" table:formula="of:=IF(OR([.G358]&lt;1000; [.B358]&gt;=60); TRUE; FALSE)" table:style-name="ce33">
            <text:p>TRUE</text:p>
          </table:table-cell>
          <table:table-cell office:value-type="currency" office:value="1000" table:formula="of:=IF([.I358]=TRUE;IF([.B35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31.431947487239" table:style-name="ce37">
            <text:p>31.43194749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359]&gt;=60; TRUE; FALSE)" table:style-name="ce33">
            <text:p>FALSE</text:p>
          </table:table-cell>
          <table:table-cell office:value-type="boolean" office:boolean-value="true" table:formula="of:=IF(OR([.G359]&lt;1000; [.B359]&gt;=60); TRUE; FALSE)" table:style-name="ce33">
            <text:p>TRUE</text:p>
          </table:table-cell>
          <table:table-cell office:value-type="currency" office:value="800" table:formula="of:=IF([.I359]=TRUE;IF([.B35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Francisco</text:p>
          </table:table-cell>
          <table:table-cell office:value-type="float" office:value="22.1788862805988" table:style-name="ce37">
            <text:p>22.17888628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360]&gt;=60; TRUE; FALSE)" table:style-name="ce33">
            <text:p>FALSE</text:p>
          </table:table-cell>
          <table:table-cell office:value-type="boolean" office:boolean-value="true" table:formula="of:=IF(OR([.G360]&lt;1000; [.B360]&gt;=60); TRUE; FALSE)" table:style-name="ce33">
            <text:p>TRUE</text:p>
          </table:table-cell>
          <table:table-cell office:value-type="currency" office:value="800" table:formula="of:=IF([.I360]=TRUE;IF([.B36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ami</text:p>
          </table:table-cell>
          <table:table-cell office:value-type="float" office:value="116.252210885015" table:style-name="ce37">
            <text:p>116.2522109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361]&gt;=60; TRUE; FALSE)" table:style-name="ce33">
            <text:p>TRUE</text:p>
          </table:table-cell>
          <table:table-cell office:value-type="boolean" office:boolean-value="true" table:formula="of:=IF(OR([.G361]&lt;1000; [.B361]&gt;=60); TRUE; FALSE)" table:style-name="ce33">
            <text:p>TRUE</text:p>
          </table:table-cell>
          <table:table-cell office:value-type="currency" office:value="1000" table:formula="of:=IF([.I361]=TRUE;IF([.B36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5" table:style-name="ce37">
            <text:p>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105.902958308736" table:style-name="ce37">
            <text:p>105.9029583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362]&gt;=60; TRUE; FALSE)" table:style-name="ce33">
            <text:p>FALSE</text:p>
          </table:table-cell>
          <table:table-cell office:value-type="boolean" office:boolean-value="true" table:formula="of:=IF(OR([.G362]&lt;1000; [.B362]&gt;=60); TRUE; FALSE)" table:style-name="ce33">
            <text:p>TRUE</text:p>
          </table:table-cell>
          <table:table-cell office:value-type="currency" office:value="800" table:formula="of:=IF([.I362]=TRUE;IF([.B36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54" table:style-name="ce37">
            <text:p>5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allas</text:p>
          </table:table-cell>
          <table:table-cell office:value-type="float" office:value="32.469332958792997" table:style-name="ce37">
            <text:p>32.46933296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363]&gt;=60; TRUE; FALSE)" table:style-name="ce33">
            <text:p>FALSE</text:p>
          </table:table-cell>
          <table:table-cell office:value-type="boolean" office:boolean-value="true" table:formula="of:=IF(OR([.G363]&lt;1000; [.B363]&gt;=60); TRUE; FALSE)" table:style-name="ce33">
            <text:p>TRUE</text:p>
          </table:table-cell>
          <table:table-cell office:value-type="currency" office:value="800" table:formula="of:=IF([.I363]=TRUE;IF([.B36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65" table:style-name="ce37">
            <text:p>6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116.072763076378" table:style-name="ce37">
            <text:p>116.0727631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364]&gt;=60; TRUE; FALSE)" table:style-name="ce33">
            <text:p>TRUE</text:p>
          </table:table-cell>
          <table:table-cell office:value-type="boolean" office:boolean-value="true" table:formula="of:=IF(OR([.G364]&lt;1000; [.B364]&gt;=60); TRUE; FALSE)" table:style-name="ce33">
            <text:p>TRUE</text:p>
          </table:table-cell>
          <table:table-cell office:value-type="currency" office:value="1000" table:formula="of:=IF([.I364]=TRUE;IF([.B36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4" table:style-name="ce37">
            <text:p>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56.222429276661202" table:style-name="ce37">
            <text:p>56.22242928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365]&gt;=60; TRUE; FALSE)" table:style-name="ce33">
            <text:p>FALSE</text:p>
          </table:table-cell>
          <table:table-cell office:value-type="boolean" office:boolean-value="true" table:formula="of:=IF(OR([.G365]&lt;1000; [.B365]&gt;=60); TRUE; FALSE)" table:style-name="ce33">
            <text:p>TRUE</text:p>
          </table:table-cell>
          <table:table-cell office:value-type="currency" office:value="800" table:formula="of:=IF([.I365]=TRUE;IF([.B36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114" table:style-name="ce37">
            <text:p>11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20.6375251138161" table:style-name="ce37">
            <text:p>20.63752511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true" table:formula="of:=IF([.B366]&gt;=60; TRUE; FALSE)" table:style-name="ce33">
            <text:p>TRUE</text:p>
          </table:table-cell>
          <table:table-cell office:value-type="boolean" office:boolean-value="true" table:formula="of:=IF(OR([.G366]&lt;1000; [.B366]&gt;=60); TRUE; FALSE)" table:style-name="ce33">
            <text:p>TRUE</text:p>
          </table:table-cell>
          <table:table-cell office:value-type="currency" office:value="1000" table:formula="of:=IF([.I366]=TRUE;IF([.B36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12" table:style-name="ce37">
            <text:p>1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44.381655371901203" table:style-name="ce37">
            <text:p>44.38165537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367]&gt;=60; TRUE; FALSE)" table:style-name="ce33">
            <text:p>FALSE</text:p>
          </table:table-cell>
          <table:table-cell office:value-type="boolean" office:boolean-value="true" table:formula="of:=IF(OR([.G367]&lt;1000; [.B367]&gt;=60); TRUE; FALSE)" table:style-name="ce33">
            <text:p>TRUE</text:p>
          </table:table-cell>
          <table:table-cell office:value-type="currency" office:value="800" table:formula="of:=IF([.I367]=TRUE;IF([.B36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85" table:style-name="ce37">
            <text:p>8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icago</text:p>
          </table:table-cell>
          <table:table-cell office:value-type="float" office:value="24.826610220947401" table:style-name="ce37">
            <text:p>24.82661022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368]&gt;=60; TRUE; FALSE)" table:style-name="ce33">
            <text:p>TRUE</text:p>
          </table:table-cell>
          <table:table-cell office:value-type="boolean" office:boolean-value="true" table:formula="of:=IF(OR([.G368]&lt;1000; [.B368]&gt;=60); TRUE; FALSE)" table:style-name="ce33">
            <text:p>TRUE</text:p>
          </table:table-cell>
          <table:table-cell office:value-type="currency" office:value="1000" table:formula="of:=IF([.I368]=TRUE;IF([.B36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11" table:style-name="ce37">
            <text:p>11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26.9665604960332" table:style-name="ce37">
            <text:p>26.9665605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369]&gt;=60; TRUE; FALSE)" table:style-name="ce33">
            <text:p>TRUE</text:p>
          </table:table-cell>
          <table:table-cell office:value-type="boolean" office:boolean-value="true" table:formula="of:=IF(OR([.G369]&lt;1000; [.B369]&gt;=60); TRUE; FALSE)" table:style-name="ce33">
            <text:p>TRUE</text:p>
          </table:table-cell>
          <table:table-cell office:value-type="currency" office:value="1000" table:formula="of:=IF([.I369]=TRUE;IF([.B36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28.678611121935699" table:style-name="ce37">
            <text:p>28.67861112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370]&gt;=60; TRUE; FALSE)" table:style-name="ce33">
            <text:p>FALSE</text:p>
          </table:table-cell>
          <table:table-cell office:value-type="boolean" office:boolean-value="true" table:formula="of:=IF(OR([.G370]&lt;1000; [.B370]&gt;=60); TRUE; FALSE)" table:style-name="ce33">
            <text:p>TRUE</text:p>
          </table:table-cell>
          <table:table-cell office:value-type="currency" office:value="800" table:formula="of:=IF([.I370]=TRUE;IF([.B37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56" table:style-name="ce37">
            <text:p>5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79.508357246935205" table:style-name="ce37">
            <text:p>79.50835725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false" table:formula="of:=IF([.B371]&gt;=60; TRUE; FALSE)" table:style-name="ce33">
            <text:p>FALSE</text:p>
          </table:table-cell>
          <table:table-cell office:value-type="boolean" office:boolean-value="true" table:formula="of:=IF(OR([.G371]&lt;1000; [.B371]&gt;=60); TRUE; FALSE)" table:style-name="ce33">
            <text:p>TRUE</text:p>
          </table:table-cell>
          <table:table-cell office:value-type="currency" office:value="800" table:formula="of:=IF([.I371]=TRUE;IF([.B37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77" table:style-name="ce37">
            <text:p>7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42.073671703805303" table:style-name="ce37">
            <text:p>42.0736717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372]&gt;=60; TRUE; FALSE)" table:style-name="ce33">
            <text:p>TRUE</text:p>
          </table:table-cell>
          <table:table-cell office:value-type="boolean" office:boolean-value="true" table:formula="of:=IF(OR([.G372]&lt;1000; [.B372]&gt;=60); TRUE; FALSE)" table:style-name="ce33">
            <text:p>TRUE</text:p>
          </table:table-cell>
          <table:table-cell office:value-type="currency" office:value="1000" table:formula="of:=IF([.I372]=TRUE;IF([.B37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ustin</text:p>
          </table:table-cell>
          <table:table-cell office:value-type="float" office:value="50.971417041805502" table:style-name="ce37">
            <text:p>50.97141704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373]&gt;=60; TRUE; FALSE)" table:style-name="ce33">
            <text:p>FALSE</text:p>
          </table:table-cell>
          <table:table-cell office:value-type="boolean" office:boolean-value="true" table:formula="of:=IF(OR([.G373]&lt;1000; [.B373]&gt;=60); TRUE; FALSE)" table:style-name="ce33">
            <text:p>TRUE</text:p>
          </table:table-cell>
          <table:table-cell office:value-type="currency" office:value="800" table:formula="of:=IF([.I373]=TRUE;IF([.B37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97" table:style-name="ce37">
            <text:p>9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68.709601503123395" table:style-name="ce37">
            <text:p>68.7096015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374]&gt;=60; TRUE; FALSE)" table:style-name="ce33">
            <text:p>TRUE</text:p>
          </table:table-cell>
          <table:table-cell office:value-type="boolean" office:boolean-value="true" table:formula="of:=IF(OR([.G374]&lt;1000; [.B374]&gt;=60); TRUE; FALSE)" table:style-name="ce33">
            <text:p>TRUE</text:p>
          </table:table-cell>
          <table:table-cell office:value-type="currency" office:value="1000" table:formula="of:=IF([.I374]=TRUE;IF([.B37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48.568416011595801" table:style-name="ce37">
            <text:p>48.56841601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375]&gt;=60; TRUE; FALSE)" table:style-name="ce33">
            <text:p>FALSE</text:p>
          </table:table-cell>
          <table:table-cell office:value-type="boolean" office:boolean-value="true" table:formula="of:=IF(OR([.G375]&lt;1000; [.B375]&gt;=60); TRUE; FALSE)" table:style-name="ce33">
            <text:p>TRUE</text:p>
          </table:table-cell>
          <table:table-cell office:value-type="currency" office:value="800" table:formula="of:=IF([.I375]=TRUE;IF([.B37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71.869708533479496" table:style-name="ce37">
            <text:p>71.86970853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376]&gt;=60; TRUE; FALSE)" table:style-name="ce33">
            <text:p>FALSE</text:p>
          </table:table-cell>
          <table:table-cell office:value-type="boolean" office:boolean-value="true" table:formula="of:=IF(OR([.G376]&lt;1000; [.B376]&gt;=60); TRUE; FALSE)" table:style-name="ce33">
            <text:p>TRUE</text:p>
          </table:table-cell>
          <table:table-cell office:value-type="currency" office:value="800" table:formula="of:=IF([.I376]=TRUE;IF([.B37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83" table:style-name="ce37">
            <text:p>8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ami</text:p>
          </table:table-cell>
          <table:table-cell office:value-type="float" office:value="26.814330510670299" table:style-name="ce37">
            <text:p>26.81433051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true" table:formula="of:=IF([.B377]&gt;=60; TRUE; FALSE)" table:style-name="ce33">
            <text:p>TRUE</text:p>
          </table:table-cell>
          <table:table-cell office:value-type="boolean" office:boolean-value="true" table:formula="of:=IF(OR([.G377]&lt;1000; [.B377]&gt;=60); TRUE; FALSE)" table:style-name="ce33">
            <text:p>TRUE</text:p>
          </table:table-cell>
          <table:table-cell office:value-type="currency" office:value="1000" table:formula="of:=IF([.I377]=TRUE;IF([.B37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eattle</text:p>
          </table:table-cell>
          <table:table-cell office:value-type="float" office:value="85.809784285212501" table:style-name="ce37">
            <text:p>85.80978429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378]&gt;=60; TRUE; FALSE)" table:style-name="ce33">
            <text:p>FALSE</text:p>
          </table:table-cell>
          <table:table-cell office:value-type="boolean" office:boolean-value="true" table:formula="of:=IF(OR([.G378]&lt;1000; [.B378]&gt;=60); TRUE; FALSE)" table:style-name="ce33">
            <text:p>TRUE</text:p>
          </table:table-cell>
          <table:table-cell office:value-type="currency" office:value="800" table:formula="of:=IF([.I378]=TRUE;IF([.B37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86.598237622039605" table:style-name="ce37">
            <text:p>86.59823762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false" table:formula="of:=IF([.B379]&gt;=60; TRUE; FALSE)" table:style-name="ce33">
            <text:p>FALSE</text:p>
          </table:table-cell>
          <table:table-cell office:value-type="boolean" office:boolean-value="true" table:formula="of:=IF(OR([.G379]&lt;1000; [.B379]&gt;=60); TRUE; FALSE)" table:style-name="ce33">
            <text:p>TRUE</text:p>
          </table:table-cell>
          <table:table-cell office:value-type="currency" office:value="800" table:formula="of:=IF([.I379]=TRUE;IF([.B37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96.287336401797006" table:style-name="ce37">
            <text:p>96.2873364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380]&gt;=60; TRUE; FALSE)" table:style-name="ce33">
            <text:p>FALSE</text:p>
          </table:table-cell>
          <table:table-cell office:value-type="boolean" office:boolean-value="true" table:formula="of:=IF(OR([.G380]&lt;1000; [.B380]&gt;=60); TRUE; FALSE)" table:style-name="ce33">
            <text:p>TRUE</text:p>
          </table:table-cell>
          <table:table-cell office:value-type="currency" office:value="800" table:formula="of:=IF([.I380]=TRUE;IF([.B38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99" table:style-name="ce37">
            <text:p>9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81.333277868489006" table:style-name="ce37">
            <text:p>81.33327787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381]&gt;=60; TRUE; FALSE)" table:style-name="ce33">
            <text:p>TRUE</text:p>
          </table:table-cell>
          <table:table-cell office:value-type="boolean" office:boolean-value="true" table:formula="of:=IF(OR([.G381]&lt;1000; [.B381]&gt;=60); TRUE; FALSE)" table:style-name="ce33">
            <text:p>TRUE</text:p>
          </table:table-cell>
          <table:table-cell office:value-type="currency" office:value="1000" table:formula="of:=IF([.I381]=TRUE;IF([.B38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99.471201580646607" table:style-name="ce37">
            <text:p>99.47120158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true" table:formula="of:=IF([.B382]&gt;=60; TRUE; FALSE)" table:style-name="ce33">
            <text:p>TRUE</text:p>
          </table:table-cell>
          <table:table-cell office:value-type="boolean" office:boolean-value="true" table:formula="of:=IF(OR([.G382]&lt;1000; [.B382]&gt;=60); TRUE; FALSE)" table:style-name="ce33">
            <text:p>TRUE</text:p>
          </table:table-cell>
          <table:table-cell office:value-type="currency" office:value="1000" table:formula="of:=IF([.I382]=TRUE;IF([.B38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Francisco</text:p>
          </table:table-cell>
          <table:table-cell office:value-type="float" office:value="79.487340718598105" table:style-name="ce37">
            <text:p>79.48734072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383]&gt;=60; TRUE; FALSE)" table:style-name="ce33">
            <text:p>FALSE</text:p>
          </table:table-cell>
          <table:table-cell office:value-type="boolean" office:boolean-value="true" table:formula="of:=IF(OR([.G383]&lt;1000; [.B383]&gt;=60); TRUE; FALSE)" table:style-name="ce33">
            <text:p>TRUE</text:p>
          </table:table-cell>
          <table:table-cell office:value-type="currency" office:value="800" table:formula="of:=IF([.I383]=TRUE;IF([.B38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83" table:style-name="ce37">
            <text:p>8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26.349781763755001" table:style-name="ce37">
            <text:p>26.34978176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384]&gt;=60; TRUE; FALSE)" table:style-name="ce33">
            <text:p>TRUE</text:p>
          </table:table-cell>
          <table:table-cell office:value-type="boolean" office:boolean-value="true" table:formula="of:=IF(OR([.G384]&lt;1000; [.B384]&gt;=60); TRUE; FALSE)" table:style-name="ce33">
            <text:p>TRUE</text:p>
          </table:table-cell>
          <table:table-cell office:value-type="currency" office:value="1000" table:formula="of:=IF([.I384]=TRUE;IF([.B38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55" table:style-name="ce37">
            <text:p>5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42.418886955936699" table:style-name="ce37">
            <text:p>42.41888696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385]&gt;=60; TRUE; FALSE)" table:style-name="ce33">
            <text:p>FALSE</text:p>
          </table:table-cell>
          <table:table-cell office:value-type="boolean" office:boolean-value="true" table:formula="of:=IF(OR([.G385]&lt;1000; [.B385]&gt;=60); TRUE; FALSE)" table:style-name="ce33">
            <text:p>TRUE</text:p>
          </table:table-cell>
          <table:table-cell office:value-type="currency" office:value="800" table:formula="of:=IF([.I385]=TRUE;IF([.B38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53" table:style-name="ce37">
            <text:p>5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111.623080210694" table:style-name="ce37">
            <text:p>111.6230802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386]&gt;=60; TRUE; FALSE)" table:style-name="ce33">
            <text:p>FALSE</text:p>
          </table:table-cell>
          <table:table-cell office:value-type="boolean" office:boolean-value="true" table:formula="of:=IF(OR([.G386]&lt;1000; [.B386]&gt;=60); TRUE; FALSE)" table:style-name="ce33">
            <text:p>TRUE</text:p>
          </table:table-cell>
          <table:table-cell office:value-type="currency" office:value="800" table:formula="of:=IF([.I386]=TRUE;IF([.B38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62" table:style-name="ce37">
            <text:p>6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Antonio</text:p>
          </table:table-cell>
          <table:table-cell office:value-type="float" office:value="79.891935934877097" table:style-name="ce37">
            <text:p>79.89193593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387]&gt;=60; TRUE; FALSE)" table:style-name="ce33">
            <text:p>TRUE</text:p>
          </table:table-cell>
          <table:table-cell office:value-type="boolean" office:boolean-value="true" table:formula="of:=IF(OR([.G387]&lt;1000; [.B387]&gt;=60); TRUE; FALSE)" table:style-name="ce33">
            <text:p>TRUE</text:p>
          </table:table-cell>
          <table:table-cell office:value-type="currency" office:value="1000" table:formula="of:=IF([.I387]=TRUE;IF([.B38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48" table:style-name="ce37">
            <text:p>4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Francisco</text:p>
          </table:table-cell>
          <table:table-cell office:value-type="float" office:value="44.016990064441302" table:style-name="ce37">
            <text:p>44.01699006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388]&gt;=60; TRUE; FALSE)" table:style-name="ce33">
            <text:p>FALSE</text:p>
          </table:table-cell>
          <table:table-cell office:value-type="boolean" office:boolean-value="true" table:formula="of:=IF(OR([.G388]&lt;1000; [.B388]&gt;=60); TRUE; FALSE)" table:style-name="ce33">
            <text:p>TRUE</text:p>
          </table:table-cell>
          <table:table-cell office:value-type="currency" office:value="800" table:formula="of:=IF([.I388]=TRUE;IF([.B38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118" table:style-name="ce37">
            <text:p>11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Diego</text:p>
          </table:table-cell>
          <table:table-cell office:value-type="float" office:value="112.178765673264" table:style-name="ce37">
            <text:p>112.1787657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389]&gt;=60; TRUE; FALSE)" table:style-name="ce33">
            <text:p>TRUE</text:p>
          </table:table-cell>
          <table:table-cell office:value-type="boolean" office:boolean-value="true" table:formula="of:=IF(OR([.G389]&lt;1000; [.B389]&gt;=60); TRUE; FALSE)" table:style-name="ce33">
            <text:p>TRUE</text:p>
          </table:table-cell>
          <table:table-cell office:value-type="currency" office:value="1000" table:formula="of:=IF([.I389]=TRUE;IF([.B38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Washington D.C.</text:p>
          </table:table-cell>
          <table:table-cell office:value-type="float" office:value="24.3787905161008" table:style-name="ce37">
            <text:p>24.37879052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390]&gt;=60; TRUE; FALSE)" table:style-name="ce33">
            <text:p>FALSE</text:p>
          </table:table-cell>
          <table:table-cell office:value-type="boolean" office:boolean-value="true" table:formula="of:=IF(OR([.G390]&lt;1000; [.B390]&gt;=60); TRUE; FALSE)" table:style-name="ce33">
            <text:p>TRUE</text:p>
          </table:table-cell>
          <table:table-cell office:value-type="currency" office:value="800" table:formula="of:=IF([.I390]=TRUE;IF([.B39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119" table:style-name="ce37">
            <text:p>11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iladelphia</text:p>
          </table:table-cell>
          <table:table-cell office:value-type="float" office:value="53.161438584672702" table:style-name="ce37">
            <text:p>53.16143858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391]&gt;=60; TRUE; FALSE)" table:style-name="ce33">
            <text:p>TRUE</text:p>
          </table:table-cell>
          <table:table-cell office:value-type="boolean" office:boolean-value="true" table:formula="of:=IF(OR([.G391]&lt;1000; [.B391]&gt;=60); TRUE; FALSE)" table:style-name="ce33">
            <text:p>TRUE</text:p>
          </table:table-cell>
          <table:table-cell office:value-type="currency" office:value="1000" table:formula="of:=IF([.I391]=TRUE;IF([.B39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23" table:style-name="ce37">
            <text:p>2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69.214119003900194" table:style-name="ce37">
            <text:p>69.214119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392]&gt;=60; TRUE; FALSE)" table:style-name="ce33">
            <text:p>FALSE</text:p>
          </table:table-cell>
          <table:table-cell office:value-type="boolean" office:boolean-value="true" table:formula="of:=IF(OR([.G392]&lt;1000; [.B392]&gt;=60); TRUE; FALSE)" table:style-name="ce33">
            <text:p>TRUE</text:p>
          </table:table-cell>
          <table:table-cell office:value-type="currency" office:value="800" table:formula="of:=IF([.I392]=TRUE;IF([.B39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32.039992129304402" table:style-name="ce37">
            <text:p>32.03999213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false" table:formula="of:=IF([.B393]&gt;=60; TRUE; FALSE)" table:style-name="ce33">
            <text:p>FALSE</text:p>
          </table:table-cell>
          <table:table-cell office:value-type="boolean" office:boolean-value="true" table:formula="of:=IF(OR([.G393]&lt;1000; [.B393]&gt;=60); TRUE; FALSE)" table:style-name="ce33">
            <text:p>TRUE</text:p>
          </table:table-cell>
          <table:table-cell office:value-type="currency" office:value="800" table:formula="of:=IF([.I393]=TRUE;IF([.B39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63" table:style-name="ce37">
            <text:p>6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93.938646456417004" table:style-name="ce37">
            <text:p>93.93864646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394]&gt;=60; TRUE; FALSE)" table:style-name="ce33">
            <text:p>TRUE</text:p>
          </table:table-cell>
          <table:table-cell office:value-type="boolean" office:boolean-value="true" table:formula="of:=IF(OR([.G394]&lt;1000; [.B394]&gt;=60); TRUE; FALSE)" table:style-name="ce33">
            <text:p>TRUE</text:p>
          </table:table-cell>
          <table:table-cell office:value-type="currency" office:value="1000" table:formula="of:=IF([.I394]=TRUE;IF([.B39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arlotte</text:p>
          </table:table-cell>
          <table:table-cell office:value-type="float" office:value="41.0370025476984" table:style-name="ce37">
            <text:p>41.03700255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true" table:formula="of:=IF([.B395]&gt;=60; TRUE; FALSE)" table:style-name="ce33">
            <text:p>TRUE</text:p>
          </table:table-cell>
          <table:table-cell office:value-type="boolean" office:boolean-value="true" table:formula="of:=IF(OR([.G395]&lt;1000; [.B395]&gt;=60); TRUE; FALSE)" table:style-name="ce33">
            <text:p>TRUE</text:p>
          </table:table-cell>
          <table:table-cell office:value-type="currency" office:value="1000" table:formula="of:=IF([.I395]=TRUE;IF([.B39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56" table:style-name="ce37">
            <text:p>5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102.86383447141201" table:style-name="ce37">
            <text:p>102.8638345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396]&gt;=60; TRUE; FALSE)" table:style-name="ce33">
            <text:p>FALSE</text:p>
          </table:table-cell>
          <table:table-cell office:value-type="boolean" office:boolean-value="true" table:formula="of:=IF(OR([.G396]&lt;1000; [.B396]&gt;=60); TRUE; FALSE)" table:style-name="ce33">
            <text:p>TRUE</text:p>
          </table:table-cell>
          <table:table-cell office:value-type="currency" office:value="800" table:formula="of:=IF([.I396]=TRUE;IF([.B39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18" table:style-name="ce37">
            <text:p>11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103.23935843928101" table:style-name="ce37">
            <text:p>103.2393584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397]&gt;=60; TRUE; FALSE)" table:style-name="ce33">
            <text:p>TRUE</text:p>
          </table:table-cell>
          <table:table-cell office:value-type="boolean" office:boolean-value="true" table:formula="of:=IF(OR([.G397]&lt;1000; [.B397]&gt;=60); TRUE; FALSE)" table:style-name="ce33">
            <text:p>TRUE</text:p>
          </table:table-cell>
          <table:table-cell office:value-type="currency" office:value="1000" table:formula="of:=IF([.I397]=TRUE;IF([.B39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1" table:style-name="ce37">
            <text:p>1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56.923694164501399" table:style-name="ce37">
            <text:p>56.92369416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false" table:formula="of:=IF([.B398]&gt;=60; TRUE; FALSE)" table:style-name="ce33">
            <text:p>FALSE</text:p>
          </table:table-cell>
          <table:table-cell office:value-type="boolean" office:boolean-value="true" table:formula="of:=IF(OR([.G398]&lt;1000; [.B398]&gt;=60); TRUE; FALSE)" table:style-name="ce33">
            <text:p>TRUE</text:p>
          </table:table-cell>
          <table:table-cell office:value-type="currency" office:value="800" table:formula="of:=IF([.I398]=TRUE;IF([.B39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107" table:style-name="ce37">
            <text:p>10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106.455931030644" table:style-name="ce37">
            <text:p>106.455931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true" table:formula="of:=IF([.B399]&gt;=60; TRUE; FALSE)" table:style-name="ce33">
            <text:p>TRUE</text:p>
          </table:table-cell>
          <table:table-cell office:value-type="boolean" office:boolean-value="true" table:formula="of:=IF(OR([.G399]&lt;1000; [.B399]&gt;=60); TRUE; FALSE)" table:style-name="ce33">
            <text:p>TRUE</text:p>
          </table:table-cell>
          <table:table-cell office:value-type="currency" office:value="1000" table:formula="of:=IF([.I399]=TRUE;IF([.B39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55" table:style-name="ce37">
            <text:p>5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eattle</text:p>
          </table:table-cell>
          <table:table-cell office:value-type="float" office:value="44.496317832051197" table:style-name="ce37">
            <text:p>44.49631783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false" table:formula="of:=IF([.B400]&gt;=60; TRUE; FALSE)" table:style-name="ce33">
            <text:p>FALSE</text:p>
          </table:table-cell>
          <table:table-cell office:value-type="boolean" office:boolean-value="true" table:formula="of:=IF(OR([.G400]&lt;1000; [.B400]&gt;=60); TRUE; FALSE)" table:style-name="ce33">
            <text:p>TRUE</text:p>
          </table:table-cell>
          <table:table-cell office:value-type="currency" office:value="800" table:formula="of:=IF([.I400]=TRUE;IF([.B40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52" table:style-name="ce37">
            <text:p>5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Boston</text:p>
          </table:table-cell>
          <table:table-cell office:value-type="float" office:value="79.554590145732504" table:style-name="ce37">
            <text:p>79.55459015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401]&gt;=60; TRUE; FALSE)" table:style-name="ce33">
            <text:p>FALSE</text:p>
          </table:table-cell>
          <table:table-cell office:value-type="boolean" office:boolean-value="true" table:formula="of:=IF(OR([.G401]&lt;1000; [.B401]&gt;=60); TRUE; FALSE)" table:style-name="ce33">
            <text:p>TRUE</text:p>
          </table:table-cell>
          <table:table-cell office:value-type="currency" office:value="800" table:formula="of:=IF([.I401]=TRUE;IF([.B40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82" table:style-name="ce37">
            <text:p>8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50.470623076617599" table:style-name="ce37">
            <text:p>50.47062308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402]&gt;=60; TRUE; FALSE)" table:style-name="ce33">
            <text:p>TRUE</text:p>
          </table:table-cell>
          <table:table-cell office:value-type="boolean" office:boolean-value="true" table:formula="of:=IF(OR([.G402]&lt;1000; [.B402]&gt;=60); TRUE; FALSE)" table:style-name="ce33">
            <text:p>TRUE</text:p>
          </table:table-cell>
          <table:table-cell office:value-type="currency" office:value="1000" table:formula="of:=IF([.I402]=TRUE;IF([.B40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66" table:style-name="ce37">
            <text:p>6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Tampa</text:p>
          </table:table-cell>
          <table:table-cell office:value-type="float" office:value="117.663841786763" table:style-name="ce37">
            <text:p>117.6638418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403]&gt;=60; TRUE; FALSE)" table:style-name="ce33">
            <text:p>TRUE</text:p>
          </table:table-cell>
          <table:table-cell office:value-type="boolean" office:boolean-value="true" table:formula="of:=IF(OR([.G403]&lt;1000; [.B403]&gt;=60); TRUE; FALSE)" table:style-name="ce33">
            <text:p>TRUE</text:p>
          </table:table-cell>
          <table:table-cell office:value-type="currency" office:value="1000" table:formula="of:=IF([.I403]=TRUE;IF([.B40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86" table:style-name="ce37">
            <text:p>8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48.737849753269501" table:style-name="ce37">
            <text:p>48.73784975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404]&gt;=60; TRUE; FALSE)" table:style-name="ce33">
            <text:p>TRUE</text:p>
          </table:table-cell>
          <table:table-cell office:value-type="boolean" office:boolean-value="true" table:formula="of:=IF(OR([.G404]&lt;1000; [.B404]&gt;=60); TRUE; FALSE)" table:style-name="ce33">
            <text:p>TRUE</text:p>
          </table:table-cell>
          <table:table-cell office:value-type="currency" office:value="1000" table:formula="of:=IF([.I404]=TRUE;IF([.B40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96" table:style-name="ce37">
            <text:p>9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arlotte</text:p>
          </table:table-cell>
          <table:table-cell office:value-type="float" office:value="42.551987846456797" table:style-name="ce37">
            <text:p>42.55198785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true" table:formula="of:=IF([.B405]&gt;=60; TRUE; FALSE)" table:style-name="ce33">
            <text:p>TRUE</text:p>
          </table:table-cell>
          <table:table-cell office:value-type="boolean" office:boolean-value="true" table:formula="of:=IF(OR([.G405]&lt;1000; [.B405]&gt;=60); TRUE; FALSE)" table:style-name="ce33">
            <text:p>TRUE</text:p>
          </table:table-cell>
          <table:table-cell office:value-type="currency" office:value="1000" table:formula="of:=IF([.I405]=TRUE;IF([.B40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117" table:style-name="ce37">
            <text:p>11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allas</text:p>
          </table:table-cell>
          <table:table-cell office:value-type="float" office:value="29.346097895291798" table:style-name="ce37">
            <text:p>29.3460979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406]&gt;=60; TRUE; FALSE)" table:style-name="ce33">
            <text:p>TRUE</text:p>
          </table:table-cell>
          <table:table-cell office:value-type="boolean" office:boolean-value="true" table:formula="of:=IF(OR([.G406]&lt;1000; [.B406]&gt;=60); TRUE; FALSE)" table:style-name="ce33">
            <text:p>TRUE</text:p>
          </table:table-cell>
          <table:table-cell office:value-type="currency" office:value="1000" table:formula="of:=IF([.I406]=TRUE;IF([.B40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119" table:style-name="ce37">
            <text:p>11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112.18080805467" table:style-name="ce37">
            <text:p>112.1808081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true" table:formula="of:=IF([.B407]&gt;=60; TRUE; FALSE)" table:style-name="ce33">
            <text:p>TRUE</text:p>
          </table:table-cell>
          <table:table-cell office:value-type="boolean" office:boolean-value="true" table:formula="of:=IF(OR([.G407]&lt;1000; [.B407]&gt;=60); TRUE; FALSE)" table:style-name="ce33">
            <text:p>TRUE</text:p>
          </table:table-cell>
          <table:table-cell office:value-type="currency" office:value="1000" table:formula="of:=IF([.I407]=TRUE;IF([.B40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59" table:style-name="ce37">
            <text:p>5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iladelphia</text:p>
          </table:table-cell>
          <table:table-cell office:value-type="float" office:value="57.890501809221803" table:style-name="ce37">
            <text:p>57.89050181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408]&gt;=60; TRUE; FALSE)" table:style-name="ce33">
            <text:p>FALSE</text:p>
          </table:table-cell>
          <table:table-cell office:value-type="boolean" office:boolean-value="true" table:formula="of:=IF(OR([.G408]&lt;1000; [.B408]&gt;=60); TRUE; FALSE)" table:style-name="ce33">
            <text:p>TRUE</text:p>
          </table:table-cell>
          <table:table-cell office:value-type="currency" office:value="800" table:formula="of:=IF([.I408]=TRUE;IF([.B40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104" table:style-name="ce37">
            <text:p>10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Diego</text:p>
          </table:table-cell>
          <table:table-cell office:value-type="float" office:value="79.374946798678494" table:style-name="ce37">
            <text:p>79.3749468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409]&gt;=60; TRUE; FALSE)" table:style-name="ce33">
            <text:p>TRUE</text:p>
          </table:table-cell>
          <table:table-cell office:value-type="boolean" office:boolean-value="true" table:formula="of:=IF(OR([.G409]&lt;1000; [.B409]&gt;=60); TRUE; FALSE)" table:style-name="ce33">
            <text:p>TRUE</text:p>
          </table:table-cell>
          <table:table-cell office:value-type="currency" office:value="1000" table:formula="of:=IF([.I409]=TRUE;IF([.B40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33" table:style-name="ce37">
            <text:p>3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89.146080824993604" table:style-name="ce37">
            <text:p>89.14608082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410]&gt;=60; TRUE; FALSE)" table:style-name="ce33">
            <text:p>FALSE</text:p>
          </table:table-cell>
          <table:table-cell office:value-type="boolean" office:boolean-value="true" table:formula="of:=IF(OR([.G410]&lt;1000; [.B410]&gt;=60); TRUE; FALSE)" table:style-name="ce33">
            <text:p>TRUE</text:p>
          </table:table-cell>
          <table:table-cell office:value-type="currency" office:value="800" table:formula="of:=IF([.I410]=TRUE;IF([.B41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86" table:style-name="ce37">
            <text:p>8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ortland</text:p>
          </table:table-cell>
          <table:table-cell office:value-type="float" office:value="101.467924126312" table:style-name="ce37">
            <text:p>101.4679241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true" table:formula="of:=IF([.B411]&gt;=60; TRUE; FALSE)" table:style-name="ce33">
            <text:p>TRUE</text:p>
          </table:table-cell>
          <table:table-cell office:value-type="boolean" office:boolean-value="true" table:formula="of:=IF(OR([.G411]&lt;1000; [.B411]&gt;=60); TRUE; FALSE)" table:style-name="ce33">
            <text:p>TRUE</text:p>
          </table:table-cell>
          <table:table-cell office:value-type="currency" office:value="1000" table:formula="of:=IF([.I411]=TRUE;IF([.B41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108" table:style-name="ce37">
            <text:p>10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59.739053702840302" table:style-name="ce37">
            <text:p>59.7390537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412]&gt;=60; TRUE; FALSE)" table:style-name="ce33">
            <text:p>TRUE</text:p>
          </table:table-cell>
          <table:table-cell office:value-type="boolean" office:boolean-value="true" table:formula="of:=IF(OR([.G412]&lt;1000; [.B412]&gt;=60); TRUE; FALSE)" table:style-name="ce33">
            <text:p>TRUE</text:p>
          </table:table-cell>
          <table:table-cell office:value-type="currency" office:value="1000" table:formula="of:=IF([.I412]=TRUE;IF([.B41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84.027080979727202" table:style-name="ce37">
            <text:p>84.02708098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false" table:formula="of:=IF([.B413]&gt;=60; TRUE; FALSE)" table:style-name="ce33">
            <text:p>FALSE</text:p>
          </table:table-cell>
          <table:table-cell office:value-type="boolean" office:boolean-value="true" table:formula="of:=IF(OR([.G413]&lt;1000; [.B413]&gt;=60); TRUE; FALSE)" table:style-name="ce33">
            <text:p>TRUE</text:p>
          </table:table-cell>
          <table:table-cell office:value-type="currency" office:value="800" table:formula="of:=IF([.I413]=TRUE;IF([.B41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Washington D.C.</text:p>
          </table:table-cell>
          <table:table-cell office:value-type="float" office:value="83.408076182148505" table:style-name="ce37">
            <text:p>83.40807618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414]&gt;=60; TRUE; FALSE)" table:style-name="ce33">
            <text:p>FALSE</text:p>
          </table:table-cell>
          <table:table-cell office:value-type="boolean" office:boolean-value="true" table:formula="of:=IF(OR([.G414]&lt;1000; [.B414]&gt;=60); TRUE; FALSE)" table:style-name="ce33">
            <text:p>TRUE</text:p>
          </table:table-cell>
          <table:table-cell office:value-type="currency" office:value="800" table:formula="of:=IF([.I414]=TRUE;IF([.B41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92" table:style-name="ce37">
            <text:p>9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Francisco</text:p>
          </table:table-cell>
          <table:table-cell office:value-type="float" office:value="104.448355577508" table:style-name="ce37">
            <text:p>104.4483556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415]&gt;=60; TRUE; FALSE)" table:style-name="ce33">
            <text:p>TRUE</text:p>
          </table:table-cell>
          <table:table-cell office:value-type="boolean" office:boolean-value="true" table:formula="of:=IF(OR([.G415]&lt;1000; [.B415]&gt;=60); TRUE; FALSE)" table:style-name="ce33">
            <text:p>TRUE</text:p>
          </table:table-cell>
          <table:table-cell office:value-type="currency" office:value="1000" table:formula="of:=IF([.I415]=TRUE;IF([.B41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75" table:style-name="ce37">
            <text:p>7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108.28602043800799" table:style-name="ce37">
            <text:p>108.2860204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true" table:formula="of:=IF([.B416]&gt;=60; TRUE; FALSE)" table:style-name="ce33">
            <text:p>TRUE</text:p>
          </table:table-cell>
          <table:table-cell office:value-type="boolean" office:boolean-value="true" table:formula="of:=IF(OR([.G416]&lt;1000; [.B416]&gt;=60); TRUE; FALSE)" table:style-name="ce33">
            <text:p>TRUE</text:p>
          </table:table-cell>
          <table:table-cell office:value-type="currency" office:value="1000" table:formula="of:=IF([.I416]=TRUE;IF([.B41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46" table:style-name="ce37">
            <text:p>4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tlanta</text:p>
          </table:table-cell>
          <table:table-cell office:value-type="float" office:value="108.50055212196401" table:style-name="ce37">
            <text:p>108.5005521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417]&gt;=60; TRUE; FALSE)" table:style-name="ce33">
            <text:p>FALSE</text:p>
          </table:table-cell>
          <table:table-cell office:value-type="boolean" office:boolean-value="true" table:formula="of:=IF(OR([.G417]&lt;1000; [.B417]&gt;=60); TRUE; FALSE)" table:style-name="ce33">
            <text:p>TRUE</text:p>
          </table:table-cell>
          <table:table-cell office:value-type="currency" office:value="800" table:formula="of:=IF([.I417]=TRUE;IF([.B41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56.1266939305549" table:style-name="ce37">
            <text:p>56.12669393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418]&gt;=60; TRUE; FALSE)" table:style-name="ce33">
            <text:p>FALSE</text:p>
          </table:table-cell>
          <table:table-cell office:value-type="boolean" office:boolean-value="true" table:formula="of:=IF(OR([.G418]&lt;1000; [.B418]&gt;=60); TRUE; FALSE)" table:style-name="ce33">
            <text:p>TRUE</text:p>
          </table:table-cell>
          <table:table-cell office:value-type="currency" office:value="800" table:formula="of:=IF([.I418]=TRUE;IF([.B41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61.697216757670603" table:style-name="ce37">
            <text:p>61.69721676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true" table:formula="of:=IF([.B419]&gt;=60; TRUE; FALSE)" table:style-name="ce33">
            <text:p>TRUE</text:p>
          </table:table-cell>
          <table:table-cell office:value-type="boolean" office:boolean-value="true" table:formula="of:=IF(OR([.G419]&lt;1000; [.B419]&gt;=60); TRUE; FALSE)" table:style-name="ce33">
            <text:p>TRUE</text:p>
          </table:table-cell>
          <table:table-cell office:value-type="currency" office:value="1000" table:formula="of:=IF([.I419]=TRUE;IF([.B41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45.768523562665202" table:style-name="ce37">
            <text:p>45.76852356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420]&gt;=60; TRUE; FALSE)" table:style-name="ce33">
            <text:p>FALSE</text:p>
          </table:table-cell>
          <table:table-cell office:value-type="boolean" office:boolean-value="true" table:formula="of:=IF(OR([.G420]&lt;1000; [.B420]&gt;=60); TRUE; FALSE)" table:style-name="ce33">
            <text:p>TRUE</text:p>
          </table:table-cell>
          <table:table-cell office:value-type="currency" office:value="800" table:formula="of:=IF([.I420]=TRUE;IF([.B42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26" table:style-name="ce37">
            <text:p>2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Francisco</text:p>
          </table:table-cell>
          <table:table-cell office:value-type="float" office:value="46.7433304258467" table:style-name="ce37">
            <text:p>46.74333043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421]&gt;=60; TRUE; FALSE)" table:style-name="ce33">
            <text:p>FALSE</text:p>
          </table:table-cell>
          <table:table-cell office:value-type="boolean" office:boolean-value="true" table:formula="of:=IF(OR([.G421]&lt;1000; [.B421]&gt;=60); TRUE; FALSE)" table:style-name="ce33">
            <text:p>TRUE</text:p>
          </table:table-cell>
          <table:table-cell office:value-type="currency" office:value="800" table:formula="of:=IF([.I421]=TRUE;IF([.B42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16" table:style-name="ce37">
            <text:p>1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105.030564843991" table:style-name="ce37">
            <text:p>105.0305648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422]&gt;=60; TRUE; FALSE)" table:style-name="ce33">
            <text:p>FALSE</text:p>
          </table:table-cell>
          <table:table-cell office:value-type="boolean" office:boolean-value="true" table:formula="of:=IF(OR([.G422]&lt;1000; [.B422]&gt;=60); TRUE; FALSE)" table:style-name="ce33">
            <text:p>TRUE</text:p>
          </table:table-cell>
          <table:table-cell office:value-type="currency" office:value="800" table:formula="of:=IF([.I422]=TRUE;IF([.B42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97" table:style-name="ce37">
            <text:p>9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56.797891899106801" table:style-name="ce37">
            <text:p>56.7978919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true" table:formula="of:=IF([.B423]&gt;=60; TRUE; FALSE)" table:style-name="ce33">
            <text:p>TRUE</text:p>
          </table:table-cell>
          <table:table-cell office:value-type="boolean" office:boolean-value="true" table:formula="of:=IF(OR([.G423]&lt;1000; [.B423]&gt;=60); TRUE; FALSE)" table:style-name="ce33">
            <text:p>TRUE</text:p>
          </table:table-cell>
          <table:table-cell office:value-type="currency" office:value="1000" table:formula="of:=IF([.I423]=TRUE;IF([.B42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68" table:style-name="ce37">
            <text:p>6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Washington D.C.</text:p>
          </table:table-cell>
          <table:table-cell office:value-type="float" office:value="64.7388823644593" table:style-name="ce37">
            <text:p>64.73888236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424]&gt;=60; TRUE; FALSE)" table:style-name="ce33">
            <text:p>TRUE</text:p>
          </table:table-cell>
          <table:table-cell office:value-type="boolean" office:boolean-value="true" table:formula="of:=IF(OR([.G424]&lt;1000; [.B424]&gt;=60); TRUE; FALSE)" table:style-name="ce33">
            <text:p>TRUE</text:p>
          </table:table-cell>
          <table:table-cell office:value-type="currency" office:value="1000" table:formula="of:=IF([.I424]=TRUE;IF([.B42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82.608424464274293" table:style-name="ce37">
            <text:p>82.60842446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425]&gt;=60; TRUE; FALSE)" table:style-name="ce33">
            <text:p>FALSE</text:p>
          </table:table-cell>
          <table:table-cell office:value-type="boolean" office:boolean-value="true" table:formula="of:=IF(OR([.G425]&lt;1000; [.B425]&gt;=60); TRUE; FALSE)" table:style-name="ce33">
            <text:p>TRUE</text:p>
          </table:table-cell>
          <table:table-cell office:value-type="currency" office:value="800" table:formula="of:=IF([.I425]=TRUE;IF([.B42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eattle</text:p>
          </table:table-cell>
          <table:table-cell office:value-type="float" office:value="98.900112104532994" table:style-name="ce37">
            <text:p>98.9001121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426]&gt;=60; TRUE; FALSE)" table:style-name="ce33">
            <text:p>FALSE</text:p>
          </table:table-cell>
          <table:table-cell office:value-type="boolean" office:boolean-value="true" table:formula="of:=IF(OR([.G426]&lt;1000; [.B426]&gt;=60); TRUE; FALSE)" table:style-name="ce33">
            <text:p>TRUE</text:p>
          </table:table-cell>
          <table:table-cell office:value-type="currency" office:value="800" table:formula="of:=IF([.I426]=TRUE;IF([.B42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61" table:style-name="ce37">
            <text:p>6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59.394005806186598" table:style-name="ce37">
            <text:p>59.39400581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true" table:formula="of:=IF([.B427]&gt;=60; TRUE; FALSE)" table:style-name="ce33">
            <text:p>TRUE</text:p>
          </table:table-cell>
          <table:table-cell office:value-type="boolean" office:boolean-value="true" table:formula="of:=IF(OR([.G427]&lt;1000; [.B427]&gt;=60); TRUE; FALSE)" table:style-name="ce33">
            <text:p>TRUE</text:p>
          </table:table-cell>
          <table:table-cell office:value-type="currency" office:value="1000" table:formula="of:=IF([.I427]=TRUE;IF([.B42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ashville</text:p>
          </table:table-cell>
          <table:table-cell office:value-type="float" office:value="57.869490045283399" table:style-name="ce37">
            <text:p>57.86949005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428]&gt;=60; TRUE; FALSE)" table:style-name="ce33">
            <text:p>FALSE</text:p>
          </table:table-cell>
          <table:table-cell office:value-type="boolean" office:boolean-value="true" table:formula="of:=IF(OR([.G428]&lt;1000; [.B428]&gt;=60); TRUE; FALSE)" table:style-name="ce33">
            <text:p>TRUE</text:p>
          </table:table-cell>
          <table:table-cell office:value-type="currency" office:value="800" table:formula="of:=IF([.I428]=TRUE;IF([.B42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26" table:style-name="ce37">
            <text:p>2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ashville</text:p>
          </table:table-cell>
          <table:table-cell office:value-type="float" office:value="64.206302183946704" table:style-name="ce37">
            <text:p>64.20630218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429]&gt;=60; TRUE; FALSE)" table:style-name="ce33">
            <text:p>FALSE</text:p>
          </table:table-cell>
          <table:table-cell office:value-type="boolean" office:boolean-value="true" table:formula="of:=IF(OR([.G429]&lt;1000; [.B429]&gt;=60); TRUE; FALSE)" table:style-name="ce33">
            <text:p>TRUE</text:p>
          </table:table-cell>
          <table:table-cell office:value-type="currency" office:value="800" table:formula="of:=IF([.I429]=TRUE;IF([.B42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79" table:style-name="ce37">
            <text:p>7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22.004798700761199" table:style-name="ce37">
            <text:p>22.0047987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430]&gt;=60; TRUE; FALSE)" table:style-name="ce33">
            <text:p>TRUE</text:p>
          </table:table-cell>
          <table:table-cell office:value-type="boolean" office:boolean-value="true" table:formula="of:=IF(OR([.G430]&lt;1000; [.B430]&gt;=60); TRUE; FALSE)" table:style-name="ce33">
            <text:p>TRUE</text:p>
          </table:table-cell>
          <table:table-cell office:value-type="currency" office:value="1000" table:formula="of:=IF([.I430]=TRUE;IF([.B43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13" table:style-name="ce37">
            <text:p>11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nneapolis</text:p>
          </table:table-cell>
          <table:table-cell office:value-type="float" office:value="103.764555551249" table:style-name="ce37">
            <text:p>103.7645556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431]&gt;=60; TRUE; FALSE)" table:style-name="ce33">
            <text:p>TRUE</text:p>
          </table:table-cell>
          <table:table-cell office:value-type="boolean" office:boolean-value="true" table:formula="of:=IF(OR([.G431]&lt;1000; [.B431]&gt;=60); TRUE; FALSE)" table:style-name="ce33">
            <text:p>TRUE</text:p>
          </table:table-cell>
          <table:table-cell office:value-type="currency" office:value="1000" table:formula="of:=IF([.I431]=TRUE;IF([.B43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98.171493215593202" table:style-name="ce37">
            <text:p>98.17149322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432]&gt;=60; TRUE; FALSE)" table:style-name="ce33">
            <text:p>FALSE</text:p>
          </table:table-cell>
          <table:table-cell office:value-type="boolean" office:boolean-value="true" table:formula="of:=IF(OR([.G432]&lt;1000; [.B432]&gt;=60); TRUE; FALSE)" table:style-name="ce33">
            <text:p>TRUE</text:p>
          </table:table-cell>
          <table:table-cell office:value-type="currency" office:value="800" table:formula="of:=IF([.I432]=TRUE;IF([.B43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2" table:style-name="ce37">
            <text:p>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110.31575332382801" table:style-name="ce37">
            <text:p>110.3157533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433]&gt;=60; TRUE; FALSE)" table:style-name="ce33">
            <text:p>FALSE</text:p>
          </table:table-cell>
          <table:table-cell office:value-type="boolean" office:boolean-value="true" table:formula="of:=IF(OR([.G433]&lt;1000; [.B433]&gt;=60); TRUE; FALSE)" table:style-name="ce33">
            <text:p>TRUE</text:p>
          </table:table-cell>
          <table:table-cell office:value-type="currency" office:value="800" table:formula="of:=IF([.I433]=TRUE;IF([.B43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94" table:style-name="ce37">
            <text:p>9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63.450669393530099" table:style-name="ce37">
            <text:p>63.45066939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434]&gt;=60; TRUE; FALSE)" table:style-name="ce33">
            <text:p>TRUE</text:p>
          </table:table-cell>
          <table:table-cell office:value-type="boolean" office:boolean-value="true" table:formula="of:=IF(OR([.G434]&lt;1000; [.B434]&gt;=60); TRUE; FALSE)" table:style-name="ce33">
            <text:p>TRUE</text:p>
          </table:table-cell>
          <table:table-cell office:value-type="currency" office:value="1000" table:formula="of:=IF([.I434]=TRUE;IF([.B43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43" table:style-name="ce37">
            <text:p>4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as Vegas</text:p>
          </table:table-cell>
          <table:table-cell office:value-type="float" office:value="40.0504384653701" table:style-name="ce37">
            <text:p>40.05043847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435]&gt;=60; TRUE; FALSE)" table:style-name="ce33">
            <text:p>FALSE</text:p>
          </table:table-cell>
          <table:table-cell office:value-type="boolean" office:boolean-value="true" table:formula="of:=IF(OR([.G435]&lt;1000; [.B435]&gt;=60); TRUE; FALSE)" table:style-name="ce33">
            <text:p>TRUE</text:p>
          </table:table-cell>
          <table:table-cell office:value-type="currency" office:value="800" table:formula="of:=IF([.I435]=TRUE;IF([.B43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94" table:style-name="ce37">
            <text:p>9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Diego</text:p>
          </table:table-cell>
          <table:table-cell office:value-type="float" office:value="104.49977043659899" table:style-name="ce37">
            <text:p>104.4997704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true" table:formula="of:=IF([.B436]&gt;=60; TRUE; FALSE)" table:style-name="ce33">
            <text:p>TRUE</text:p>
          </table:table-cell>
          <table:table-cell office:value-type="boolean" office:boolean-value="true" table:formula="of:=IF(OR([.G436]&lt;1000; [.B436]&gt;=60); TRUE; FALSE)" table:style-name="ce33">
            <text:p>TRUE</text:p>
          </table:table-cell>
          <table:table-cell office:value-type="currency" office:value="1000" table:formula="of:=IF([.I436]=TRUE;IF([.B43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17" table:style-name="ce37">
            <text:p>1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ashville</text:p>
          </table:table-cell>
          <table:table-cell office:value-type="float" office:value="100.70411418240199" table:style-name="ce37">
            <text:p>100.7041142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437]&gt;=60; TRUE; FALSE)" table:style-name="ce33">
            <text:p>FALSE</text:p>
          </table:table-cell>
          <table:table-cell office:value-type="boolean" office:boolean-value="true" table:formula="of:=IF(OR([.G437]&lt;1000; [.B437]&gt;=60); TRUE; FALSE)" table:style-name="ce33">
            <text:p>TRUE</text:p>
          </table:table-cell>
          <table:table-cell office:value-type="currency" office:value="800" table:formula="of:=IF([.I437]=TRUE;IF([.B43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6" table:style-name="ce37">
            <text:p>1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Tampa</text:p>
          </table:table-cell>
          <table:table-cell office:value-type="float" office:value="35.605460023517097" table:style-name="ce37">
            <text:p>35.60546002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438]&gt;=60; TRUE; FALSE)" table:style-name="ce33">
            <text:p>FALSE</text:p>
          </table:table-cell>
          <table:table-cell office:value-type="boolean" office:boolean-value="true" table:formula="of:=IF(OR([.G438]&lt;1000; [.B438]&gt;=60); TRUE; FALSE)" table:style-name="ce33">
            <text:p>TRUE</text:p>
          </table:table-cell>
          <table:table-cell office:value-type="currency" office:value="800" table:formula="of:=IF([.I438]=TRUE;IF([.B43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ortland</text:p>
          </table:table-cell>
          <table:table-cell office:value-type="float" office:value="104.09884997356301" table:style-name="ce37">
            <text:p>104.09885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439]&gt;=60; TRUE; FALSE)" table:style-name="ce33">
            <text:p>FALSE</text:p>
          </table:table-cell>
          <table:table-cell office:value-type="boolean" office:boolean-value="true" table:formula="of:=IF(OR([.G439]&lt;1000; [.B439]&gt;=60); TRUE; FALSE)" table:style-name="ce33">
            <text:p>TRUE</text:p>
          </table:table-cell>
          <table:table-cell office:value-type="currency" office:value="800" table:formula="of:=IF([.I439]=TRUE;IF([.B43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icago</text:p>
          </table:table-cell>
          <table:table-cell office:value-type="float" office:value="113.087342702115" table:style-name="ce37">
            <text:p>113.0873427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false" table:formula="of:=IF([.B440]&gt;=60; TRUE; FALSE)" table:style-name="ce33">
            <text:p>FALSE</text:p>
          </table:table-cell>
          <table:table-cell office:value-type="boolean" office:boolean-value="true" table:formula="of:=IF(OR([.G440]&lt;1000; [.B440]&gt;=60); TRUE; FALSE)" table:style-name="ce33">
            <text:p>TRUE</text:p>
          </table:table-cell>
          <table:table-cell office:value-type="currency" office:value="800" table:formula="of:=IF([.I440]=TRUE;IF([.B44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17" table:style-name="ce37">
            <text:p>1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Washington D.C.</text:p>
          </table:table-cell>
          <table:table-cell office:value-type="float" office:value="21.455376337118398" table:style-name="ce37">
            <text:p>21.45537634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false" table:formula="of:=IF([.B441]&gt;=60; TRUE; FALSE)" table:style-name="ce33">
            <text:p>FALSE</text:p>
          </table:table-cell>
          <table:table-cell office:value-type="boolean" office:boolean-value="true" table:formula="of:=IF(OR([.G441]&lt;1000; [.B441]&gt;=60); TRUE; FALSE)" table:style-name="ce33">
            <text:p>TRUE</text:p>
          </table:table-cell>
          <table:table-cell office:value-type="currency" office:value="800" table:formula="of:=IF([.I441]=TRUE;IF([.B44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99" table:style-name="ce37">
            <text:p>9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107.792157649446" table:style-name="ce37">
            <text:p>107.7921576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true" table:formula="of:=IF([.B442]&gt;=60; TRUE; FALSE)" table:style-name="ce33">
            <text:p>TRUE</text:p>
          </table:table-cell>
          <table:table-cell office:value-type="boolean" office:boolean-value="true" table:formula="of:=IF(OR([.G442]&lt;1000; [.B442]&gt;=60); TRUE; FALSE)" table:style-name="ce33">
            <text:p>TRUE</text:p>
          </table:table-cell>
          <table:table-cell office:value-type="currency" office:value="1000" table:formula="of:=IF([.I442]=TRUE;IF([.B44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69.143477277780306" table:style-name="ce37">
            <text:p>69.14347728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443]&gt;=60; TRUE; FALSE)" table:style-name="ce33">
            <text:p>FALSE</text:p>
          </table:table-cell>
          <table:table-cell office:value-type="boolean" office:boolean-value="true" table:formula="of:=IF(OR([.G443]&lt;1000; [.B443]&gt;=60); TRUE; FALSE)" table:style-name="ce33">
            <text:p>TRUE</text:p>
          </table:table-cell>
          <table:table-cell office:value-type="currency" office:value="800" table:formula="of:=IF([.I443]=TRUE;IF([.B44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nver</text:p>
          </table:table-cell>
          <table:table-cell office:value-type="float" office:value="84.034991972197005" table:style-name="ce37">
            <text:p>84.03499197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444]&gt;=60; TRUE; FALSE)" table:style-name="ce33">
            <text:p>FALSE</text:p>
          </table:table-cell>
          <table:table-cell office:value-type="boolean" office:boolean-value="true" table:formula="of:=IF(OR([.G444]&lt;1000; [.B444]&gt;=60); TRUE; FALSE)" table:style-name="ce33">
            <text:p>TRUE</text:p>
          </table:table-cell>
          <table:table-cell office:value-type="currency" office:value="800" table:formula="of:=IF([.I444]=TRUE;IF([.B44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25" table:style-name="ce37">
            <text:p>2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53.204579823245901" table:style-name="ce37">
            <text:p>53.20457982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445]&gt;=60; TRUE; FALSE)" table:style-name="ce33">
            <text:p>FALSE</text:p>
          </table:table-cell>
          <table:table-cell office:value-type="boolean" office:boolean-value="true" table:formula="of:=IF(OR([.G445]&lt;1000; [.B445]&gt;=60); TRUE; FALSE)" table:style-name="ce33">
            <text:p>TRUE</text:p>
          </table:table-cell>
          <table:table-cell office:value-type="currency" office:value="800" table:formula="of:=IF([.I445]=TRUE;IF([.B44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71.293275507744596" table:style-name="ce37">
            <text:p>71.29327551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446]&gt;=60; TRUE; FALSE)" table:style-name="ce33">
            <text:p>FALSE</text:p>
          </table:table-cell>
          <table:table-cell office:value-type="boolean" office:boolean-value="true" table:formula="of:=IF(OR([.G446]&lt;1000; [.B446]&gt;=60); TRUE; FALSE)" table:style-name="ce33">
            <text:p>TRUE</text:p>
          </table:table-cell>
          <table:table-cell office:value-type="currency" office:value="800" table:formula="of:=IF([.I446]=TRUE;IF([.B44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105" table:style-name="ce37">
            <text:p>10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arlotte</text:p>
          </table:table-cell>
          <table:table-cell office:value-type="float" office:value="115.704222368882" table:style-name="ce37">
            <text:p>115.7042224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447]&gt;=60; TRUE; FALSE)" table:style-name="ce33">
            <text:p>TRUE</text:p>
          </table:table-cell>
          <table:table-cell office:value-type="boolean" office:boolean-value="true" table:formula="of:=IF(OR([.G447]&lt;1000; [.B447]&gt;=60); TRUE; FALSE)" table:style-name="ce33">
            <text:p>TRUE</text:p>
          </table:table-cell>
          <table:table-cell office:value-type="currency" office:value="1000" table:formula="of:=IF([.I447]=TRUE;IF([.B44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89" table:style-name="ce37">
            <text:p>8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91.348976340523095" table:style-name="ce37">
            <text:p>91.34897634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448]&gt;=60; TRUE; FALSE)" table:style-name="ce33">
            <text:p>TRUE</text:p>
          </table:table-cell>
          <table:table-cell office:value-type="boolean" office:boolean-value="true" table:formula="of:=IF(OR([.G448]&lt;1000; [.B448]&gt;=60); TRUE; FALSE)" table:style-name="ce33">
            <text:p>TRUE</text:p>
          </table:table-cell>
          <table:table-cell office:value-type="currency" office:value="1000" table:formula="of:=IF([.I448]=TRUE;IF([.B44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81" table:style-name="ce37">
            <text:p>8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52.089049894488298" table:style-name="ce37">
            <text:p>52.08904989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449]&gt;=60; TRUE; FALSE)" table:style-name="ce33">
            <text:p>TRUE</text:p>
          </table:table-cell>
          <table:table-cell office:value-type="boolean" office:boolean-value="true" table:formula="of:=IF(OR([.G449]&lt;1000; [.B449]&gt;=60); TRUE; FALSE)" table:style-name="ce33">
            <text:p>TRUE</text:p>
          </table:table-cell>
          <table:table-cell office:value-type="currency" office:value="1000" table:formula="of:=IF([.I449]=TRUE;IF([.B44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49" table:style-name="ce37">
            <text:p>4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ortland</text:p>
          </table:table-cell>
          <table:table-cell office:value-type="float" office:value="104.196470737518" table:style-name="ce37">
            <text:p>104.1964707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450]&gt;=60; TRUE; FALSE)" table:style-name="ce33">
            <text:p>FALSE</text:p>
          </table:table-cell>
          <table:table-cell office:value-type="boolean" office:boolean-value="true" table:formula="of:=IF(OR([.G450]&lt;1000; [.B450]&gt;=60); TRUE; FALSE)" table:style-name="ce33">
            <text:p>TRUE</text:p>
          </table:table-cell>
          <table:table-cell office:value-type="currency" office:value="800" table:formula="of:=IF([.I450]=TRUE;IF([.B45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96" table:style-name="ce37">
            <text:p>9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allas</text:p>
          </table:table-cell>
          <table:table-cell office:value-type="float" office:value="96.085293980803797" table:style-name="ce37">
            <text:p>96.08529398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451]&gt;=60; TRUE; FALSE)" table:style-name="ce33">
            <text:p>TRUE</text:p>
          </table:table-cell>
          <table:table-cell office:value-type="boolean" office:boolean-value="true" table:formula="of:=IF(OR([.G451]&lt;1000; [.B451]&gt;=60); TRUE; FALSE)" table:style-name="ce33">
            <text:p>TRUE</text:p>
          </table:table-cell>
          <table:table-cell office:value-type="currency" office:value="1000" table:formula="of:=IF([.I451]=TRUE;IF([.B45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36" table:style-name="ce37">
            <text:p>3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63.254377074219803" table:style-name="ce37">
            <text:p>63.25437707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452]&gt;=60; TRUE; FALSE)" table:style-name="ce33">
            <text:p>FALSE</text:p>
          </table:table-cell>
          <table:table-cell office:value-type="boolean" office:boolean-value="true" table:formula="of:=IF(OR([.G452]&lt;1000; [.B452]&gt;=60); TRUE; FALSE)" table:style-name="ce33">
            <text:p>TRUE</text:p>
          </table:table-cell>
          <table:table-cell office:value-type="currency" office:value="800" table:formula="of:=IF([.I452]=TRUE;IF([.B45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83" table:style-name="ce37">
            <text:p>8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78.738203179278102" table:style-name="ce37">
            <text:p>78.73820318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453]&gt;=60; TRUE; FALSE)" table:style-name="ce33">
            <text:p>TRUE</text:p>
          </table:table-cell>
          <table:table-cell office:value-type="boolean" office:boolean-value="true" table:formula="of:=IF(OR([.G453]&lt;1000; [.B453]&gt;=60); TRUE; FALSE)" table:style-name="ce33">
            <text:p>TRUE</text:p>
          </table:table-cell>
          <table:table-cell office:value-type="currency" office:value="1000" table:formula="of:=IF([.I453]=TRUE;IF([.B45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Diego</text:p>
          </table:table-cell>
          <table:table-cell office:value-type="float" office:value="40.338384235764799" table:style-name="ce37">
            <text:p>40.33838424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454]&gt;=60; TRUE; FALSE)" table:style-name="ce33">
            <text:p>FALSE</text:p>
          </table:table-cell>
          <table:table-cell office:value-type="boolean" office:boolean-value="true" table:formula="of:=IF(OR([.G454]&lt;1000; [.B454]&gt;=60); TRUE; FALSE)" table:style-name="ce33">
            <text:p>TRUE</text:p>
          </table:table-cell>
          <table:table-cell office:value-type="currency" office:value="800" table:formula="of:=IF([.I454]=TRUE;IF([.B45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34.177614539568303" table:style-name="ce37">
            <text:p>34.17761454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455]&gt;=60; TRUE; FALSE)" table:style-name="ce33">
            <text:p>FALSE</text:p>
          </table:table-cell>
          <table:table-cell office:value-type="boolean" office:boolean-value="true" table:formula="of:=IF(OR([.G455]&lt;1000; [.B455]&gt;=60); TRUE; FALSE)" table:style-name="ce33">
            <text:p>TRUE</text:p>
          </table:table-cell>
          <table:table-cell office:value-type="currency" office:value="800" table:formula="of:=IF([.I455]=TRUE;IF([.B45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87" table:style-name="ce37">
            <text:p>8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61.519970028219298" table:style-name="ce37">
            <text:p>61.51997003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456]&gt;=60; TRUE; FALSE)" table:style-name="ce33">
            <text:p>TRUE</text:p>
          </table:table-cell>
          <table:table-cell office:value-type="boolean" office:boolean-value="true" table:formula="of:=IF(OR([.G456]&lt;1000; [.B456]&gt;=60); TRUE; FALSE)" table:style-name="ce33">
            <text:p>TRUE</text:p>
          </table:table-cell>
          <table:table-cell office:value-type="currency" office:value="1000" table:formula="of:=IF([.I456]=TRUE;IF([.B45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20" table:style-name="ce37">
            <text:p>12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arlotte</text:p>
          </table:table-cell>
          <table:table-cell office:value-type="float" office:value="115.66563747359599" table:style-name="ce37">
            <text:p>115.6656375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457]&gt;=60; TRUE; FALSE)" table:style-name="ce33">
            <text:p>TRUE</text:p>
          </table:table-cell>
          <table:table-cell office:value-type="boolean" office:boolean-value="true" table:formula="of:=IF(OR([.G457]&lt;1000; [.B457]&gt;=60); TRUE; FALSE)" table:style-name="ce33">
            <text:p>TRUE</text:p>
          </table:table-cell>
          <table:table-cell office:value-type="currency" office:value="1000" table:formula="of:=IF([.I457]=TRUE;IF([.B45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ortland</text:p>
          </table:table-cell>
          <table:table-cell office:value-type="float" office:value="46.502624002632402" table:style-name="ce37">
            <text:p>46.502624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false" table:formula="of:=IF([.B458]&gt;=60; TRUE; FALSE)" table:style-name="ce33">
            <text:p>FALSE</text:p>
          </table:table-cell>
          <table:table-cell office:value-type="boolean" office:boolean-value="true" table:formula="of:=IF(OR([.G458]&lt;1000; [.B458]&gt;=60); TRUE; FALSE)" table:style-name="ce33">
            <text:p>TRUE</text:p>
          </table:table-cell>
          <table:table-cell office:value-type="currency" office:value="800" table:formula="of:=IF([.I458]=TRUE;IF([.B45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nver</text:p>
          </table:table-cell>
          <table:table-cell office:value-type="float" office:value="101.51612695742401" table:style-name="ce37">
            <text:p>101.516127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459]&gt;=60; TRUE; FALSE)" table:style-name="ce33">
            <text:p>TRUE</text:p>
          </table:table-cell>
          <table:table-cell office:value-type="boolean" office:boolean-value="true" table:formula="of:=IF(OR([.G459]&lt;1000; [.B459]&gt;=60); TRUE; FALSE)" table:style-name="ce33">
            <text:p>TRUE</text:p>
          </table:table-cell>
          <table:table-cell office:value-type="currency" office:value="1000" table:formula="of:=IF([.I459]=TRUE;IF([.B45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59" table:style-name="ce37">
            <text:p>5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117.533528019803" table:style-name="ce37">
            <text:p>117.533528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460]&gt;=60; TRUE; FALSE)" table:style-name="ce33">
            <text:p>FALSE</text:p>
          </table:table-cell>
          <table:table-cell office:value-type="boolean" office:boolean-value="true" table:formula="of:=IF(OR([.G460]&lt;1000; [.B460]&gt;=60); TRUE; FALSE)" table:style-name="ce33">
            <text:p>TRUE</text:p>
          </table:table-cell>
          <table:table-cell office:value-type="currency" office:value="800" table:formula="of:=IF([.I460]=TRUE;IF([.B46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17" table:style-name="ce37">
            <text:p>1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Diego</text:p>
          </table:table-cell>
          <table:table-cell office:value-type="float" office:value="106.527268024965" table:style-name="ce37">
            <text:p>106.527268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false" table:formula="of:=IF([.B461]&gt;=60; TRUE; FALSE)" table:style-name="ce33">
            <text:p>FALSE</text:p>
          </table:table-cell>
          <table:table-cell office:value-type="boolean" office:boolean-value="true" table:formula="of:=IF(OR([.G461]&lt;1000; [.B461]&gt;=60); TRUE; FALSE)" table:style-name="ce33">
            <text:p>TRUE</text:p>
          </table:table-cell>
          <table:table-cell office:value-type="currency" office:value="800" table:formula="of:=IF([.I461]=TRUE;IF([.B46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70" table:style-name="ce37">
            <text:p>7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nver</text:p>
          </table:table-cell>
          <table:table-cell office:value-type="float" office:value="60.151099728372003" table:style-name="ce37">
            <text:p>60.15109973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462]&gt;=60; TRUE; FALSE)" table:style-name="ce33">
            <text:p>TRUE</text:p>
          </table:table-cell>
          <table:table-cell office:value-type="boolean" office:boolean-value="true" table:formula="of:=IF(OR([.G462]&lt;1000; [.B462]&gt;=60); TRUE; FALSE)" table:style-name="ce33">
            <text:p>TRUE</text:p>
          </table:table-cell>
          <table:table-cell office:value-type="currency" office:value="1000" table:formula="of:=IF([.I462]=TRUE;IF([.B46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3" table:style-name="ce37">
            <text:p>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96.183359275381704" table:style-name="ce37">
            <text:p>96.18335928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463]&gt;=60; TRUE; FALSE)" table:style-name="ce33">
            <text:p>FALSE</text:p>
          </table:table-cell>
          <table:table-cell office:value-type="boolean" office:boolean-value="true" table:formula="of:=IF(OR([.G463]&lt;1000; [.B463]&gt;=60); TRUE; FALSE)" table:style-name="ce33">
            <text:p>TRUE</text:p>
          </table:table-cell>
          <table:table-cell office:value-type="currency" office:value="800" table:formula="of:=IF([.I463]=TRUE;IF([.B46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Antonio</text:p>
          </table:table-cell>
          <table:table-cell office:value-type="float" office:value="99.734973012752903" table:style-name="ce37">
            <text:p>99.73497301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464]&gt;=60; TRUE; FALSE)" table:style-name="ce33">
            <text:p>FALSE</text:p>
          </table:table-cell>
          <table:table-cell office:value-type="boolean" office:boolean-value="true" table:formula="of:=IF(OR([.G464]&lt;1000; [.B464]&gt;=60); TRUE; FALSE)" table:style-name="ce33">
            <text:p>TRUE</text:p>
          </table:table-cell>
          <table:table-cell office:value-type="currency" office:value="800" table:formula="of:=IF([.I464]=TRUE;IF([.B46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84" table:style-name="ce37">
            <text:p>8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97.565291148331596" table:style-name="ce37">
            <text:p>97.56529115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465]&gt;=60; TRUE; FALSE)" table:style-name="ce33">
            <text:p>TRUE</text:p>
          </table:table-cell>
          <table:table-cell office:value-type="boolean" office:boolean-value="true" table:formula="of:=IF(OR([.G465]&lt;1000; [.B465]&gt;=60); TRUE; FALSE)" table:style-name="ce33">
            <text:p>TRUE</text:p>
          </table:table-cell>
          <table:table-cell office:value-type="currency" office:value="1000" table:formula="of:=IF([.I465]=TRUE;IF([.B46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98" table:style-name="ce37">
            <text:p>9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106.620884924302" table:style-name="ce37">
            <text:p>106.6208849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466]&gt;=60; TRUE; FALSE)" table:style-name="ce33">
            <text:p>TRUE</text:p>
          </table:table-cell>
          <table:table-cell office:value-type="boolean" office:boolean-value="true" table:formula="of:=IF(OR([.G466]&lt;1000; [.B466]&gt;=60); TRUE; FALSE)" table:style-name="ce33">
            <text:p>TRUE</text:p>
          </table:table-cell>
          <table:table-cell office:value-type="currency" office:value="1000" table:formula="of:=IF([.I466]=TRUE;IF([.B46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62" table:style-name="ce37">
            <text:p>6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ustin</text:p>
          </table:table-cell>
          <table:table-cell office:value-type="float" office:value="24.627157220062902" table:style-name="ce37">
            <text:p>24.62715722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467]&gt;=60; TRUE; FALSE)" table:style-name="ce33">
            <text:p>TRUE</text:p>
          </table:table-cell>
          <table:table-cell office:value-type="boolean" office:boolean-value="true" table:formula="of:=IF(OR([.G467]&lt;1000; [.B467]&gt;=60); TRUE; FALSE)" table:style-name="ce33">
            <text:p>TRUE</text:p>
          </table:table-cell>
          <table:table-cell office:value-type="currency" office:value="1000" table:formula="of:=IF([.I467]=TRUE;IF([.B46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Antonio</text:p>
          </table:table-cell>
          <table:table-cell office:value-type="float" office:value="40.701052194228602" table:style-name="ce37">
            <text:p>40.70105219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468]&gt;=60; TRUE; FALSE)" table:style-name="ce33">
            <text:p>FALSE</text:p>
          </table:table-cell>
          <table:table-cell office:value-type="boolean" office:boolean-value="true" table:formula="of:=IF(OR([.G468]&lt;1000; [.B468]&gt;=60); TRUE; FALSE)" table:style-name="ce33">
            <text:p>TRUE</text:p>
          </table:table-cell>
          <table:table-cell office:value-type="currency" office:value="800" table:formula="of:=IF([.I468]=TRUE;IF([.B46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63" table:style-name="ce37">
            <text:p>6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75.617687513205396" table:style-name="ce37">
            <text:p>75.61768751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true" table:formula="of:=IF([.B469]&gt;=60; TRUE; FALSE)" table:style-name="ce33">
            <text:p>TRUE</text:p>
          </table:table-cell>
          <table:table-cell office:value-type="boolean" office:boolean-value="true" table:formula="of:=IF(OR([.G469]&lt;1000; [.B469]&gt;=60); TRUE; FALSE)" table:style-name="ce33">
            <text:p>TRUE</text:p>
          </table:table-cell>
          <table:table-cell office:value-type="currency" office:value="1000" table:formula="of:=IF([.I469]=TRUE;IF([.B46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3" table:style-name="ce37">
            <text:p>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eattle</text:p>
          </table:table-cell>
          <table:table-cell office:value-type="float" office:value="59.346044515307298" table:style-name="ce37">
            <text:p>59.34604452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470]&gt;=60; TRUE; FALSE)" table:style-name="ce33">
            <text:p>FALSE</text:p>
          </table:table-cell>
          <table:table-cell office:value-type="boolean" office:boolean-value="true" table:formula="of:=IF(OR([.G470]&lt;1000; [.B470]&gt;=60); TRUE; FALSE)" table:style-name="ce33">
            <text:p>TRUE</text:p>
          </table:table-cell>
          <table:table-cell office:value-type="currency" office:value="800" table:formula="of:=IF([.I470]=TRUE;IF([.B47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94" table:style-name="ce37">
            <text:p>9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48.549501784278597" table:style-name="ce37">
            <text:p>48.54950178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true" table:formula="of:=IF([.B471]&gt;=60; TRUE; FALSE)" table:style-name="ce33">
            <text:p>TRUE</text:p>
          </table:table-cell>
          <table:table-cell office:value-type="boolean" office:boolean-value="true" table:formula="of:=IF(OR([.G471]&lt;1000; [.B471]&gt;=60); TRUE; FALSE)" table:style-name="ce33">
            <text:p>TRUE</text:p>
          </table:table-cell>
          <table:table-cell office:value-type="currency" office:value="1000" table:formula="of:=IF([.I471]=TRUE;IF([.B47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7" table:style-name="ce37">
            <text:p>1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ami</text:p>
          </table:table-cell>
          <table:table-cell office:value-type="float" office:value="41.039664952825603" table:style-name="ce37">
            <text:p>41.03966495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472]&gt;=60; TRUE; FALSE)" table:style-name="ce33">
            <text:p>FALSE</text:p>
          </table:table-cell>
          <table:table-cell office:value-type="boolean" office:boolean-value="true" table:formula="of:=IF(OR([.G472]&lt;1000; [.B472]&gt;=60); TRUE; FALSE)" table:style-name="ce33">
            <text:p>TRUE</text:p>
          </table:table-cell>
          <table:table-cell office:value-type="currency" office:value="800" table:formula="of:=IF([.I472]=TRUE;IF([.B47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6" table:style-name="ce37">
            <text:p>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iladelphia</text:p>
          </table:table-cell>
          <table:table-cell office:value-type="float" office:value="77.928386186487799" table:style-name="ce37">
            <text:p>77.92838619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473]&gt;=60; TRUE; FALSE)" table:style-name="ce33">
            <text:p>FALSE</text:p>
          </table:table-cell>
          <table:table-cell office:value-type="boolean" office:boolean-value="true" table:formula="of:=IF(OR([.G473]&lt;1000; [.B473]&gt;=60); TRUE; FALSE)" table:style-name="ce33">
            <text:p>TRUE</text:p>
          </table:table-cell>
          <table:table-cell office:value-type="currency" office:value="800" table:formula="of:=IF([.I473]=TRUE;IF([.B47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71" table:style-name="ce37">
            <text:p>7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112.830299067494" table:style-name="ce37">
            <text:p>112.8302991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474]&gt;=60; TRUE; FALSE)" table:style-name="ce33">
            <text:p>TRUE</text:p>
          </table:table-cell>
          <table:table-cell office:value-type="boolean" office:boolean-value="true" table:formula="of:=IF(OR([.G474]&lt;1000; [.B474]&gt;=60); TRUE; FALSE)" table:style-name="ce33">
            <text:p>TRUE</text:p>
          </table:table-cell>
          <table:table-cell office:value-type="currency" office:value="1000" table:formula="of:=IF([.I474]=TRUE;IF([.B47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57" table:style-name="ce37">
            <text:p>5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91.317451913062001" table:style-name="ce37">
            <text:p>91.31745191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475]&gt;=60; TRUE; FALSE)" table:style-name="ce33">
            <text:p>FALSE</text:p>
          </table:table-cell>
          <table:table-cell office:value-type="boolean" office:boolean-value="true" table:formula="of:=IF(OR([.G475]&lt;1000; [.B475]&gt;=60); TRUE; FALSE)" table:style-name="ce33">
            <text:p>TRUE</text:p>
          </table:table-cell>
          <table:table-cell office:value-type="currency" office:value="800" table:formula="of:=IF([.I475]=TRUE;IF([.B47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12" table:style-name="ce37">
            <text:p>1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27.3729289729702" table:style-name="ce37">
            <text:p>27.37292897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476]&gt;=60; TRUE; FALSE)" table:style-name="ce33">
            <text:p>FALSE</text:p>
          </table:table-cell>
          <table:table-cell office:value-type="boolean" office:boolean-value="true" table:formula="of:=IF(OR([.G476]&lt;1000; [.B476]&gt;=60); TRUE; FALSE)" table:style-name="ce33">
            <text:p>TRUE</text:p>
          </table:table-cell>
          <table:table-cell office:value-type="currency" office:value="800" table:formula="of:=IF([.I476]=TRUE;IF([.B47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117" table:style-name="ce37">
            <text:p>11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48.809062639821697" table:style-name="ce37">
            <text:p>48.80906264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477]&gt;=60; TRUE; FALSE)" table:style-name="ce33">
            <text:p>TRUE</text:p>
          </table:table-cell>
          <table:table-cell office:value-type="boolean" office:boolean-value="true" table:formula="of:=IF(OR([.G477]&lt;1000; [.B477]&gt;=60); TRUE; FALSE)" table:style-name="ce33">
            <text:p>TRUE</text:p>
          </table:table-cell>
          <table:table-cell office:value-type="currency" office:value="1000" table:formula="of:=IF([.I477]=TRUE;IF([.B47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89" table:style-name="ce37">
            <text:p>8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Francisco</text:p>
          </table:table-cell>
          <table:table-cell office:value-type="float" office:value="67.805616781122296" table:style-name="ce37">
            <text:p>67.80561678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true" table:formula="of:=IF([.B478]&gt;=60; TRUE; FALSE)" table:style-name="ce33">
            <text:p>TRUE</text:p>
          </table:table-cell>
          <table:table-cell office:value-type="boolean" office:boolean-value="true" table:formula="of:=IF(OR([.G478]&lt;1000; [.B478]&gt;=60); TRUE; FALSE)" table:style-name="ce33">
            <text:p>TRUE</text:p>
          </table:table-cell>
          <table:table-cell office:value-type="currency" office:value="1000" table:formula="of:=IF([.I478]=TRUE;IF([.B47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troit</text:p>
          </table:table-cell>
          <table:table-cell office:value-type="float" office:value="114.123288164595" table:style-name="ce37">
            <text:p>114.1232882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479]&gt;=60; TRUE; FALSE)" table:style-name="ce33">
            <text:p>FALSE</text:p>
          </table:table-cell>
          <table:table-cell office:value-type="boolean" office:boolean-value="true" table:formula="of:=IF(OR([.G479]&lt;1000; [.B479]&gt;=60); TRUE; FALSE)" table:style-name="ce33">
            <text:p>TRUE</text:p>
          </table:table-cell>
          <table:table-cell office:value-type="currency" office:value="800" table:formula="of:=IF([.I479]=TRUE;IF([.B47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74" table:style-name="ce37">
            <text:p>7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61.734815990678101" table:style-name="ce37">
            <text:p>61.73481599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480]&gt;=60; TRUE; FALSE)" table:style-name="ce33">
            <text:p>TRUE</text:p>
          </table:table-cell>
          <table:table-cell office:value-type="boolean" office:boolean-value="true" table:formula="of:=IF(OR([.G480]&lt;1000; [.B480]&gt;=60); TRUE; FALSE)" table:style-name="ce33">
            <text:p>TRUE</text:p>
          </table:table-cell>
          <table:table-cell office:value-type="currency" office:value="1000" table:formula="of:=IF([.I480]=TRUE;IF([.B48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115" table:style-name="ce37">
            <text:p>11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22.645491361291299" table:style-name="ce37">
            <text:p>22.64549136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481]&gt;=60; TRUE; FALSE)" table:style-name="ce33">
            <text:p>TRUE</text:p>
          </table:table-cell>
          <table:table-cell office:value-type="boolean" office:boolean-value="true" table:formula="of:=IF(OR([.G481]&lt;1000; [.B481]&gt;=60); TRUE; FALSE)" table:style-name="ce33">
            <text:p>TRUE</text:p>
          </table:table-cell>
          <table:table-cell office:value-type="currency" office:value="1000" table:formula="of:=IF([.I481]=TRUE;IF([.B48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90" table:style-name="ce37">
            <text:p>9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icago</text:p>
          </table:table-cell>
          <table:table-cell office:value-type="float" office:value="96.681481160486101" table:style-name="ce37">
            <text:p>96.68148116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482]&gt;=60; TRUE; FALSE)" table:style-name="ce33">
            <text:p>TRUE</text:p>
          </table:table-cell>
          <table:table-cell office:value-type="boolean" office:boolean-value="true" table:formula="of:=IF(OR([.G482]&lt;1000; [.B482]&gt;=60); TRUE; FALSE)" table:style-name="ce33">
            <text:p>TRUE</text:p>
          </table:table-cell>
          <table:table-cell office:value-type="currency" office:value="1000" table:formula="of:=IF([.I482]=TRUE;IF([.B48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nneapolis</text:p>
          </table:table-cell>
          <table:table-cell office:value-type="float" office:value="65.267138375169495" table:style-name="ce37">
            <text:p>65.26713838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483]&gt;=60; TRUE; FALSE)" table:style-name="ce33">
            <text:p>FALSE</text:p>
          </table:table-cell>
          <table:table-cell office:value-type="boolean" office:boolean-value="true" table:formula="of:=IF(OR([.G483]&lt;1000; [.B483]&gt;=60); TRUE; FALSE)" table:style-name="ce33">
            <text:p>TRUE</text:p>
          </table:table-cell>
          <table:table-cell office:value-type="currency" office:value="800" table:formula="of:=IF([.I483]=TRUE;IF([.B48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0" table:style-name="ce37">
            <text:p>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33.779052970536704" table:style-name="ce37">
            <text:p>33.77905297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484]&gt;=60; TRUE; FALSE)" table:style-name="ce33">
            <text:p>FALSE</text:p>
          </table:table-cell>
          <table:table-cell office:value-type="boolean" office:boolean-value="true" table:formula="of:=IF(OR([.G484]&lt;1000; [.B484]&gt;=60); TRUE; FALSE)" table:style-name="ce33">
            <text:p>TRUE</text:p>
          </table:table-cell>
          <table:table-cell office:value-type="currency" office:value="800" table:formula="of:=IF([.I484]=TRUE;IF([.B48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3" table:style-name="ce37">
            <text:p>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90.902556563418898" table:style-name="ce37">
            <text:p>90.90255656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485]&gt;=60; TRUE; FALSE)" table:style-name="ce33">
            <text:p>FALSE</text:p>
          </table:table-cell>
          <table:table-cell office:value-type="boolean" office:boolean-value="true" table:formula="of:=IF(OR([.G485]&lt;1000; [.B485]&gt;=60); TRUE; FALSE)" table:style-name="ce33">
            <text:p>TRUE</text:p>
          </table:table-cell>
          <table:table-cell office:value-type="currency" office:value="800" table:formula="of:=IF([.I485]=TRUE;IF([.B48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33" table:style-name="ce37">
            <text:p>3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116.14460744428899" table:style-name="ce37">
            <text:p>116.1446074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486]&gt;=60; TRUE; FALSE)" table:style-name="ce33">
            <text:p>FALSE</text:p>
          </table:table-cell>
          <table:table-cell office:value-type="boolean" office:boolean-value="true" table:formula="of:=IF(OR([.G486]&lt;1000; [.B486]&gt;=60); TRUE; FALSE)" table:style-name="ce33">
            <text:p>TRUE</text:p>
          </table:table-cell>
          <table:table-cell office:value-type="currency" office:value="800" table:formula="of:=IF([.I486]=TRUE;IF([.B48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73" table:style-name="ce37">
            <text:p>7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39.563419567262201" table:style-name="ce37">
            <text:p>39.56341957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487]&gt;=60; TRUE; FALSE)" table:style-name="ce33">
            <text:p>TRUE</text:p>
          </table:table-cell>
          <table:table-cell office:value-type="boolean" office:boolean-value="true" table:formula="of:=IF(OR([.G487]&lt;1000; [.B487]&gt;=60); TRUE; FALSE)" table:style-name="ce33">
            <text:p>TRUE</text:p>
          </table:table-cell>
          <table:table-cell office:value-type="currency" office:value="1000" table:formula="of:=IF([.I487]=TRUE;IF([.B48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60" table:style-name="ce37">
            <text:p>6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icago</text:p>
          </table:table-cell>
          <table:table-cell office:value-type="float" office:value="46.751908013971999" table:style-name="ce37">
            <text:p>46.75190801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true" table:formula="of:=IF([.B488]&gt;=60; TRUE; FALSE)" table:style-name="ce33">
            <text:p>TRUE</text:p>
          </table:table-cell>
          <table:table-cell office:value-type="boolean" office:boolean-value="true" table:formula="of:=IF(OR([.G488]&lt;1000; [.B488]&gt;=60); TRUE; FALSE)" table:style-name="ce33">
            <text:p>TRUE</text:p>
          </table:table-cell>
          <table:table-cell office:value-type="currency" office:value="1000" table:formula="of:=IF([.I488]=TRUE;IF([.B48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36.1359459259197" table:style-name="ce37">
            <text:p>36.13594593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489]&gt;=60; TRUE; FALSE)" table:style-name="ce33">
            <text:p>FALSE</text:p>
          </table:table-cell>
          <table:table-cell office:value-type="boolean" office:boolean-value="true" table:formula="of:=IF(OR([.G489]&lt;1000; [.B489]&gt;=60); TRUE; FALSE)" table:style-name="ce33">
            <text:p>TRUE</text:p>
          </table:table-cell>
          <table:table-cell office:value-type="currency" office:value="800" table:formula="of:=IF([.I489]=TRUE;IF([.B48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43" table:style-name="ce37">
            <text:p>4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66.966939573315699" table:style-name="ce37">
            <text:p>66.96693957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490]&gt;=60; TRUE; FALSE)" table:style-name="ce33">
            <text:p>FALSE</text:p>
          </table:table-cell>
          <table:table-cell office:value-type="boolean" office:boolean-value="true" table:formula="of:=IF(OR([.G490]&lt;1000; [.B490]&gt;=60); TRUE; FALSE)" table:style-name="ce33">
            <text:p>TRUE</text:p>
          </table:table-cell>
          <table:table-cell office:value-type="currency" office:value="800" table:formula="of:=IF([.I490]=TRUE;IF([.B49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71" table:style-name="ce37">
            <text:p>7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Austin</text:p>
          </table:table-cell>
          <table:table-cell office:value-type="float" office:value="88.375204839116805" table:style-name="ce37">
            <text:p>88.37520484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491]&gt;=60; TRUE; FALSE)" table:style-name="ce33">
            <text:p>TRUE</text:p>
          </table:table-cell>
          <table:table-cell office:value-type="boolean" office:boolean-value="true" table:formula="of:=IF(OR([.G491]&lt;1000; [.B491]&gt;=60); TRUE; FALSE)" table:style-name="ce33">
            <text:p>TRUE</text:p>
          </table:table-cell>
          <table:table-cell office:value-type="currency" office:value="1000" table:formula="of:=IF([.I491]=TRUE;IF([.B49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69" table:style-name="ce37">
            <text:p>6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eattle</text:p>
          </table:table-cell>
          <table:table-cell office:value-type="float" office:value="71.746486632475694" table:style-name="ce37">
            <text:p>71.74648663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492]&gt;=60; TRUE; FALSE)" table:style-name="ce33">
            <text:p>TRUE</text:p>
          </table:table-cell>
          <table:table-cell office:value-type="boolean" office:boolean-value="true" table:formula="of:=IF(OR([.G492]&lt;1000; [.B492]&gt;=60); TRUE; FALSE)" table:style-name="ce33">
            <text:p>TRUE</text:p>
          </table:table-cell>
          <table:table-cell office:value-type="currency" office:value="1000" table:formula="of:=IF([.I492]=TRUE;IF([.B49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112.059358640257" table:style-name="ce37">
            <text:p>112.0593586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493]&gt;=60; TRUE; FALSE)" table:style-name="ce33">
            <text:p>FALSE</text:p>
          </table:table-cell>
          <table:table-cell office:value-type="boolean" office:boolean-value="true" table:formula="of:=IF(OR([.G493]&lt;1000; [.B493]&gt;=60); TRUE; FALSE)" table:style-name="ce33">
            <text:p>TRUE</text:p>
          </table:table-cell>
          <table:table-cell office:value-type="currency" office:value="800" table:formula="of:=IF([.I493]=TRUE;IF([.B49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47" table:style-name="ce37">
            <text:p>4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nver</text:p>
          </table:table-cell>
          <table:table-cell office:value-type="float" office:value="43.234012261614502" table:style-name="ce37">
            <text:p>43.23401226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false" table:formula="of:=IF([.B494]&gt;=60; TRUE; FALSE)" table:style-name="ce33">
            <text:p>FALSE</text:p>
          </table:table-cell>
          <table:table-cell office:value-type="boolean" office:boolean-value="true" table:formula="of:=IF(OR([.G494]&lt;1000; [.B494]&gt;=60); TRUE; FALSE)" table:style-name="ce33">
            <text:p>TRUE</text:p>
          </table:table-cell>
          <table:table-cell office:value-type="currency" office:value="800" table:formula="of:=IF([.I494]=TRUE;IF([.B49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111.404722196097" table:style-name="ce37">
            <text:p>111.4047222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false" table:formula="of:=IF([.B495]&gt;=60; TRUE; FALSE)" table:style-name="ce33">
            <text:p>FALSE</text:p>
          </table:table-cell>
          <table:table-cell office:value-type="boolean" office:boolean-value="true" table:formula="of:=IF(OR([.G495]&lt;1000; [.B495]&gt;=60); TRUE; FALSE)" table:style-name="ce33">
            <text:p>TRUE</text:p>
          </table:table-cell>
          <table:table-cell office:value-type="currency" office:value="800" table:formula="of:=IF([.I495]=TRUE;IF([.B49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53" table:style-name="ce37">
            <text:p>5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Antonio</text:p>
          </table:table-cell>
          <table:table-cell office:value-type="float" office:value="91.296464887261195" table:style-name="ce37">
            <text:p>91.29646489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496]&gt;=60; TRUE; FALSE)" table:style-name="ce33">
            <text:p>FALSE</text:p>
          </table:table-cell>
          <table:table-cell office:value-type="boolean" office:boolean-value="true" table:formula="of:=IF(OR([.G496]&lt;1000; [.B496]&gt;=60); TRUE; FALSE)" table:style-name="ce33">
            <text:p>TRUE</text:p>
          </table:table-cell>
          <table:table-cell office:value-type="currency" office:value="800" table:formula="of:=IF([.I496]=TRUE;IF([.B49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9" table:style-name="ce37">
            <text:p>1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105.908951837873" table:style-name="ce37">
            <text:p>105.9089518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497]&gt;=60; TRUE; FALSE)" table:style-name="ce33">
            <text:p>FALSE</text:p>
          </table:table-cell>
          <table:table-cell office:value-type="boolean" office:boolean-value="true" table:formula="of:=IF(OR([.G497]&lt;1000; [.B497]&gt;=60); TRUE; FALSE)" table:style-name="ce33">
            <text:p>TRUE</text:p>
          </table:table-cell>
          <table:table-cell office:value-type="currency" office:value="800" table:formula="of:=IF([.I497]=TRUE;IF([.B49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35" table:style-name="ce37">
            <text:p>3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ortland</text:p>
          </table:table-cell>
          <table:table-cell office:value-type="float" office:value="84.920413180139604" table:style-name="ce37">
            <text:p>84.92041318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498]&gt;=60; TRUE; FALSE)" table:style-name="ce33">
            <text:p>FALSE</text:p>
          </table:table-cell>
          <table:table-cell office:value-type="boolean" office:boolean-value="true" table:formula="of:=IF(OR([.G498]&lt;1000; [.B498]&gt;=60); TRUE; FALSE)" table:style-name="ce33">
            <text:p>TRUE</text:p>
          </table:table-cell>
          <table:table-cell office:value-type="currency" office:value="800" table:formula="of:=IF([.I498]=TRUE;IF([.B49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03" table:style-name="ce37">
            <text:p>10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Boston</text:p>
          </table:table-cell>
          <table:table-cell office:value-type="float" office:value="113.380596593672" table:style-name="ce37">
            <text:p>113.3805966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499]&gt;=60; TRUE; FALSE)" table:style-name="ce33">
            <text:p>TRUE</text:p>
          </table:table-cell>
          <table:table-cell office:value-type="boolean" office:boolean-value="true" table:formula="of:=IF(OR([.G499]&lt;1000; [.B499]&gt;=60); TRUE; FALSE)" table:style-name="ce33">
            <text:p>TRUE</text:p>
          </table:table-cell>
          <table:table-cell office:value-type="currency" office:value="1000" table:formula="of:=IF([.I499]=TRUE;IF([.B49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98" table:style-name="ce37">
            <text:p>9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iladelphia</text:p>
          </table:table-cell>
          <table:table-cell office:value-type="float" office:value="33.275877845800203" table:style-name="ce37">
            <text:p>33.27587785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500]&gt;=60; TRUE; FALSE)" table:style-name="ce33">
            <text:p>TRUE</text:p>
          </table:table-cell>
          <table:table-cell office:value-type="boolean" office:boolean-value="true" table:formula="of:=IF(OR([.G500]&lt;1000; [.B500]&gt;=60); TRUE; FALSE)" table:style-name="ce33">
            <text:p>TRUE</text:p>
          </table:table-cell>
          <table:table-cell office:value-type="currency" office:value="1000" table:formula="of:=IF([.I500]=TRUE;IF([.B50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43.163243923840199" table:style-name="ce37">
            <text:p>43.16324392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false" table:formula="of:=IF([.B501]&gt;=60; TRUE; FALSE)" table:style-name="ce33">
            <text:p>FALSE</text:p>
          </table:table-cell>
          <table:table-cell office:value-type="boolean" office:boolean-value="true" table:formula="of:=IF(OR([.G501]&lt;1000; [.B501]&gt;=60); TRUE; FALSE)" table:style-name="ce33">
            <text:p>TRUE</text:p>
          </table:table-cell>
          <table:table-cell office:value-type="currency" office:value="800" table:formula="of:=IF([.I501]=TRUE;IF([.B50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116" table:style-name="ce37">
            <text:p>11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86.319569702497404" table:style-name="ce37">
            <text:p>86.3195697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502]&gt;=60; TRUE; FALSE)" table:style-name="ce33">
            <text:p>TRUE</text:p>
          </table:table-cell>
          <table:table-cell office:value-type="boolean" office:boolean-value="true" table:formula="of:=IF(OR([.G502]&lt;1000; [.B502]&gt;=60); TRUE; FALSE)" table:style-name="ce33">
            <text:p>TRUE</text:p>
          </table:table-cell>
          <table:table-cell office:value-type="currency" office:value="1000" table:formula="of:=IF([.I502]=TRUE;IF([.B50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23.994752933756999" table:style-name="ce37">
            <text:p>23.99475293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503]&gt;=60; TRUE; FALSE)" table:style-name="ce33">
            <text:p>FALSE</text:p>
          </table:table-cell>
          <table:table-cell office:value-type="boolean" office:boolean-value="true" table:formula="of:=IF(OR([.G503]&lt;1000; [.B503]&gt;=60); TRUE; FALSE)" table:style-name="ce33">
            <text:p>TRUE</text:p>
          </table:table-cell>
          <table:table-cell office:value-type="currency" office:value="800" table:formula="of:=IF([.I503]=TRUE;IF([.B50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81" table:style-name="ce37">
            <text:p>8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116.308236195416" table:style-name="ce37">
            <text:p>116.3082362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true" table:formula="of:=IF([.B504]&gt;=60; TRUE; FALSE)" table:style-name="ce33">
            <text:p>TRUE</text:p>
          </table:table-cell>
          <table:table-cell office:value-type="boolean" office:boolean-value="true" table:formula="of:=IF(OR([.G504]&lt;1000; [.B504]&gt;=60); TRUE; FALSE)" table:style-name="ce33">
            <text:p>TRUE</text:p>
          </table:table-cell>
          <table:table-cell office:value-type="currency" office:value="1000" table:formula="of:=IF([.I504]=TRUE;IF([.B50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106.808480007295" table:style-name="ce37">
            <text:p>106.80848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505]&gt;=60; TRUE; FALSE)" table:style-name="ce33">
            <text:p>FALSE</text:p>
          </table:table-cell>
          <table:table-cell office:value-type="boolean" office:boolean-value="true" table:formula="of:=IF(OR([.G505]&lt;1000; [.B505]&gt;=60); TRUE; FALSE)" table:style-name="ce33">
            <text:p>TRUE</text:p>
          </table:table-cell>
          <table:table-cell office:value-type="currency" office:value="800" table:formula="of:=IF([.I505]=TRUE;IF([.B50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Tampa</text:p>
          </table:table-cell>
          <table:table-cell office:value-type="float" office:value="43.802894181147998" table:style-name="ce37">
            <text:p>43.80289418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506]&gt;=60; TRUE; FALSE)" table:style-name="ce33">
            <text:p>FALSE</text:p>
          </table:table-cell>
          <table:table-cell office:value-type="boolean" office:boolean-value="true" table:formula="of:=IF(OR([.G506]&lt;1000; [.B506]&gt;=60); TRUE; FALSE)" table:style-name="ce33">
            <text:p>TRUE</text:p>
          </table:table-cell>
          <table:table-cell office:value-type="currency" office:value="800" table:formula="of:=IF([.I506]=TRUE;IF([.B50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0" table:style-name="ce37">
            <text:p>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67.488721597791297" table:style-name="ce37">
            <text:p>67.4887216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507]&gt;=60; TRUE; FALSE)" table:style-name="ce33">
            <text:p>FALSE</text:p>
          </table:table-cell>
          <table:table-cell office:value-type="boolean" office:boolean-value="true" table:formula="of:=IF(OR([.G507]&lt;1000; [.B507]&gt;=60); TRUE; FALSE)" table:style-name="ce33">
            <text:p>TRUE</text:p>
          </table:table-cell>
          <table:table-cell office:value-type="currency" office:value="800" table:formula="of:=IF([.I507]=TRUE;IF([.B50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49" table:style-name="ce37">
            <text:p>4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Boston</text:p>
          </table:table-cell>
          <table:table-cell office:value-type="float" office:value="54.198592751506702" table:style-name="ce37">
            <text:p>54.19859275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false" table:formula="of:=IF([.B508]&gt;=60; TRUE; FALSE)" table:style-name="ce33">
            <text:p>FALSE</text:p>
          </table:table-cell>
          <table:table-cell office:value-type="boolean" office:boolean-value="true" table:formula="of:=IF(OR([.G508]&lt;1000; [.B508]&gt;=60); TRUE; FALSE)" table:style-name="ce33">
            <text:p>TRUE</text:p>
          </table:table-cell>
          <table:table-cell office:value-type="currency" office:value="800" table:formula="of:=IF([.I508]=TRUE;IF([.B50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20" table:style-name="ce37">
            <text:p>12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ortland</text:p>
          </table:table-cell>
          <table:table-cell office:value-type="float" office:value="99.382949924611196" table:style-name="ce37">
            <text:p>99.38294992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true" table:formula="of:=IF([.B509]&gt;=60; TRUE; FALSE)" table:style-name="ce33">
            <text:p>TRUE</text:p>
          </table:table-cell>
          <table:table-cell office:value-type="boolean" office:boolean-value="true" table:formula="of:=IF(OR([.G509]&lt;1000; [.B509]&gt;=60); TRUE; FALSE)" table:style-name="ce33">
            <text:p>TRUE</text:p>
          </table:table-cell>
          <table:table-cell office:value-type="currency" office:value="1000" table:formula="of:=IF([.I509]=TRUE;IF([.B50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45.095029667104903" table:style-name="ce37">
            <text:p>45.09502967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510]&gt;=60; TRUE; FALSE)" table:style-name="ce33">
            <text:p>FALSE</text:p>
          </table:table-cell>
          <table:table-cell office:value-type="boolean" office:boolean-value="true" table:formula="of:=IF(OR([.G510]&lt;1000; [.B510]&gt;=60); TRUE; FALSE)" table:style-name="ce33">
            <text:p>TRUE</text:p>
          </table:table-cell>
          <table:table-cell office:value-type="currency" office:value="800" table:formula="of:=IF([.I510]=TRUE;IF([.B51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38" table:style-name="ce37">
            <text:p>3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29.326099676607701" table:style-name="ce37">
            <text:p>29.32609968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false" table:formula="of:=IF([.B511]&gt;=60; TRUE; FALSE)" table:style-name="ce33">
            <text:p>FALSE</text:p>
          </table:table-cell>
          <table:table-cell office:value-type="boolean" office:boolean-value="true" table:formula="of:=IF(OR([.G511]&lt;1000; [.B511]&gt;=60); TRUE; FALSE)" table:style-name="ce33">
            <text:p>TRUE</text:p>
          </table:table-cell>
          <table:table-cell office:value-type="currency" office:value="800" table:formula="of:=IF([.I511]=TRUE;IF([.B51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107" table:style-name="ce37">
            <text:p>10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nneapolis</text:p>
          </table:table-cell>
          <table:table-cell office:value-type="float" office:value="71.088034224070896" table:style-name="ce37">
            <text:p>71.08803422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512]&gt;=60; TRUE; FALSE)" table:style-name="ce33">
            <text:p>TRUE</text:p>
          </table:table-cell>
          <table:table-cell office:value-type="boolean" office:boolean-value="true" table:formula="of:=IF(OR([.G512]&lt;1000; [.B512]&gt;=60); TRUE; FALSE)" table:style-name="ce33">
            <text:p>TRUE</text:p>
          </table:table-cell>
          <table:table-cell office:value-type="currency" office:value="1000" table:formula="of:=IF([.I512]=TRUE;IF([.B51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5" table:style-name="ce37">
            <text:p>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ami</text:p>
          </table:table-cell>
          <table:table-cell office:value-type="float" office:value="57.796542071373899" table:style-name="ce37">
            <text:p>57.79654207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513]&gt;=60; TRUE; FALSE)" table:style-name="ce33">
            <text:p>FALSE</text:p>
          </table:table-cell>
          <table:table-cell office:value-type="boolean" office:boolean-value="true" table:formula="of:=IF(OR([.G513]&lt;1000; [.B513]&gt;=60); TRUE; FALSE)" table:style-name="ce33">
            <text:p>TRUE</text:p>
          </table:table-cell>
          <table:table-cell office:value-type="currency" office:value="800" table:formula="of:=IF([.I513]=TRUE;IF([.B51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96" table:style-name="ce37">
            <text:p>9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35.977625503913103" table:style-name="ce37">
            <text:p>35.9776255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true" table:formula="of:=IF([.B514]&gt;=60; TRUE; FALSE)" table:style-name="ce33">
            <text:p>TRUE</text:p>
          </table:table-cell>
          <table:table-cell office:value-type="boolean" office:boolean-value="true" table:formula="of:=IF(OR([.G514]&lt;1000; [.B514]&gt;=60); TRUE; FALSE)" table:style-name="ce33">
            <text:p>TRUE</text:p>
          </table:table-cell>
          <table:table-cell office:value-type="currency" office:value="1000" table:formula="of:=IF([.I514]=TRUE;IF([.B51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23" table:style-name="ce37">
            <text:p>2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40.800080451308503" table:style-name="ce37">
            <text:p>40.80008045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false" table:formula="of:=IF([.B515]&gt;=60; TRUE; FALSE)" table:style-name="ce33">
            <text:p>FALSE</text:p>
          </table:table-cell>
          <table:table-cell office:value-type="boolean" office:boolean-value="true" table:formula="of:=IF(OR([.G515]&lt;1000; [.B515]&gt;=60); TRUE; FALSE)" table:style-name="ce33">
            <text:p>TRUE</text:p>
          </table:table-cell>
          <table:table-cell office:value-type="currency" office:value="800" table:formula="of:=IF([.I515]=TRUE;IF([.B51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59" table:style-name="ce37">
            <text:p>5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Antonio</text:p>
          </table:table-cell>
          <table:table-cell office:value-type="float" office:value="67.897610711682105" table:style-name="ce37">
            <text:p>67.89761071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516]&gt;=60; TRUE; FALSE)" table:style-name="ce33">
            <text:p>FALSE</text:p>
          </table:table-cell>
          <table:table-cell office:value-type="boolean" office:boolean-value="true" table:formula="of:=IF(OR([.G516]&lt;1000; [.B516]&gt;=60); TRUE; FALSE)" table:style-name="ce33">
            <text:p>TRUE</text:p>
          </table:table-cell>
          <table:table-cell office:value-type="currency" office:value="800" table:formula="of:=IF([.I516]=TRUE;IF([.B51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91" table:style-name="ce37">
            <text:p>9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31.237171187372699" table:style-name="ce37">
            <text:p>31.23717119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517]&gt;=60; TRUE; FALSE)" table:style-name="ce33">
            <text:p>TRUE</text:p>
          </table:table-cell>
          <table:table-cell office:value-type="boolean" office:boolean-value="true" table:formula="of:=IF(OR([.G517]&lt;1000; [.B517]&gt;=60); TRUE; FALSE)" table:style-name="ce33">
            <text:p>TRUE</text:p>
          </table:table-cell>
          <table:table-cell office:value-type="currency" office:value="1000" table:formula="of:=IF([.I517]=TRUE;IF([.B51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104" table:style-name="ce37">
            <text:p>10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44.786008894169001" table:style-name="ce37">
            <text:p>44.78600889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518]&gt;=60; TRUE; FALSE)" table:style-name="ce33">
            <text:p>TRUE</text:p>
          </table:table-cell>
          <table:table-cell office:value-type="boolean" office:boolean-value="true" table:formula="of:=IF(OR([.G518]&lt;1000; [.B518]&gt;=60); TRUE; FALSE)" table:style-name="ce33">
            <text:p>TRUE</text:p>
          </table:table-cell>
          <table:table-cell office:value-type="currency" office:value="1000" table:formula="of:=IF([.I518]=TRUE;IF([.B51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25" table:style-name="ce37">
            <text:p>2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Boston</text:p>
          </table:table-cell>
          <table:table-cell office:value-type="float" office:value="83.801194688867298" table:style-name="ce37">
            <text:p>83.80119469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false" table:formula="of:=IF([.B519]&gt;=60; TRUE; FALSE)" table:style-name="ce33">
            <text:p>FALSE</text:p>
          </table:table-cell>
          <table:table-cell office:value-type="boolean" office:boolean-value="true" table:formula="of:=IF(OR([.G519]&lt;1000; [.B519]&gt;=60); TRUE; FALSE)" table:style-name="ce33">
            <text:p>TRUE</text:p>
          </table:table-cell>
          <table:table-cell office:value-type="currency" office:value="800" table:formula="of:=IF([.I519]=TRUE;IF([.B51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80" table:style-name="ce37">
            <text:p>8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ortland</text:p>
          </table:table-cell>
          <table:table-cell office:value-type="float" office:value="36.375783509666803" table:style-name="ce37">
            <text:p>36.37578351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520]&gt;=60; TRUE; FALSE)" table:style-name="ce33">
            <text:p>TRUE</text:p>
          </table:table-cell>
          <table:table-cell office:value-type="boolean" office:boolean-value="true" table:formula="of:=IF(OR([.G520]&lt;1000; [.B520]&gt;=60); TRUE; FALSE)" table:style-name="ce33">
            <text:p>TRUE</text:p>
          </table:table-cell>
          <table:table-cell office:value-type="currency" office:value="1000" table:formula="of:=IF([.I520]=TRUE;IF([.B52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73" table:style-name="ce37">
            <text:p>7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arlotte</text:p>
          </table:table-cell>
          <table:table-cell office:value-type="float" office:value="24.010641675976899" table:style-name="ce37">
            <text:p>24.01064168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521]&gt;=60; TRUE; FALSE)" table:style-name="ce33">
            <text:p>TRUE</text:p>
          </table:table-cell>
          <table:table-cell office:value-type="boolean" office:boolean-value="true" table:formula="of:=IF(OR([.G521]&lt;1000; [.B521]&gt;=60); TRUE; FALSE)" table:style-name="ce33">
            <text:p>TRUE</text:p>
          </table:table-cell>
          <table:table-cell office:value-type="currency" office:value="1000" table:formula="of:=IF([.I521]=TRUE;IF([.B52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08" table:style-name="ce37">
            <text:p>10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Orlando</text:p>
          </table:table-cell>
          <table:table-cell office:value-type="float" office:value="65.737369752540303" table:style-name="ce37">
            <text:p>65.73736975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true" table:formula="of:=IF([.B522]&gt;=60; TRUE; FALSE)" table:style-name="ce33">
            <text:p>TRUE</text:p>
          </table:table-cell>
          <table:table-cell office:value-type="boolean" office:boolean-value="true" table:formula="of:=IF(OR([.G522]&lt;1000; [.B522]&gt;=60); TRUE; FALSE)" table:style-name="ce33">
            <text:p>TRUE</text:p>
          </table:table-cell>
          <table:table-cell office:value-type="currency" office:value="1000" table:formula="of:=IF([.I522]=TRUE;IF([.B52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87" table:style-name="ce37">
            <text:p>8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Washington D.C.</text:p>
          </table:table-cell>
          <table:table-cell office:value-type="float" office:value="56.074758763905599" table:style-name="ce37">
            <text:p>56.07475876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true" table:formula="of:=IF([.B523]&gt;=60; TRUE; FALSE)" table:style-name="ce33">
            <text:p>TRUE</text:p>
          </table:table-cell>
          <table:table-cell office:value-type="boolean" office:boolean-value="true" table:formula="of:=IF(OR([.G523]&lt;1000; [.B523]&gt;=60); TRUE; FALSE)" table:style-name="ce33">
            <text:p>TRUE</text:p>
          </table:table-cell>
          <table:table-cell office:value-type="currency" office:value="1000" table:formula="of:=IF([.I523]=TRUE;IF([.B52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Indianapolis</text:p>
          </table:table-cell>
          <table:table-cell office:value-type="float" office:value="27.566526962073901" table:style-name="ce37">
            <text:p>27.56652696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524]&gt;=60; TRUE; FALSE)" table:style-name="ce33">
            <text:p>FALSE</text:p>
          </table:table-cell>
          <table:table-cell office:value-type="boolean" office:boolean-value="true" table:formula="of:=IF(OR([.G524]&lt;1000; [.B524]&gt;=60); TRUE; FALSE)" table:style-name="ce33">
            <text:p>TRUE</text:p>
          </table:table-cell>
          <table:table-cell office:value-type="currency" office:value="800" table:formula="of:=IF([.I524]=TRUE;IF([.B52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92" table:style-name="ce37">
            <text:p>9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20.342999346389799" table:style-name="ce37">
            <text:p>20.34299935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true" table:formula="of:=IF([.B525]&gt;=60; TRUE; FALSE)" table:style-name="ce33">
            <text:p>TRUE</text:p>
          </table:table-cell>
          <table:table-cell office:value-type="boolean" office:boolean-value="true" table:formula="of:=IF(OR([.G525]&lt;1000; [.B525]&gt;=60); TRUE; FALSE)" table:style-name="ce33">
            <text:p>TRUE</text:p>
          </table:table-cell>
          <table:table-cell office:value-type="currency" office:value="1000" table:formula="of:=IF([.I525]=TRUE;IF([.B52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73" table:style-name="ce37">
            <text:p>7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27.3328245424111" table:style-name="ce37">
            <text:p>27.33282454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526]&gt;=60; TRUE; FALSE)" table:style-name="ce33">
            <text:p>TRUE</text:p>
          </table:table-cell>
          <table:table-cell office:value-type="boolean" office:boolean-value="true" table:formula="of:=IF(OR([.G526]&lt;1000; [.B526]&gt;=60); TRUE; FALSE)" table:style-name="ce33">
            <text:p>TRUE</text:p>
          </table:table-cell>
          <table:table-cell office:value-type="currency" office:value="1000" table:formula="of:=IF([.I526]=TRUE;IF([.B52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119" table:style-name="ce37">
            <text:p>11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59.839168905892002" table:style-name="ce37">
            <text:p>59.83916891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527]&gt;=60; TRUE; FALSE)" table:style-name="ce33">
            <text:p>TRUE</text:p>
          </table:table-cell>
          <table:table-cell office:value-type="boolean" office:boolean-value="true" table:formula="of:=IF(OR([.G527]&lt;1000; [.B527]&gt;=60); TRUE; FALSE)" table:style-name="ce33">
            <text:p>TRUE</text:p>
          </table:table-cell>
          <table:table-cell office:value-type="currency" office:value="1000" table:formula="of:=IF([.I527]=TRUE;IF([.B52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05" table:style-name="ce37">
            <text:p>10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iladelphia</text:p>
          </table:table-cell>
          <table:table-cell office:value-type="float" office:value="67.291990780777695" table:style-name="ce37">
            <text:p>67.29199078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528]&gt;=60; TRUE; FALSE)" table:style-name="ce33">
            <text:p>TRUE</text:p>
          </table:table-cell>
          <table:table-cell office:value-type="boolean" office:boolean-value="true" table:formula="of:=IF(OR([.G528]&lt;1000; [.B528]&gt;=60); TRUE; FALSE)" table:style-name="ce33">
            <text:p>TRUE</text:p>
          </table:table-cell>
          <table:table-cell office:value-type="currency" office:value="1000" table:formula="of:=IF([.I528]=TRUE;IF([.B52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09" table:style-name="ce37">
            <text:p>10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nver</text:p>
          </table:table-cell>
          <table:table-cell office:value-type="float" office:value="83.928146835623195" table:style-name="ce37">
            <text:p>83.92814684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true" table:formula="of:=IF([.B529]&gt;=60; TRUE; FALSE)" table:style-name="ce33">
            <text:p>TRUE</text:p>
          </table:table-cell>
          <table:table-cell office:value-type="boolean" office:boolean-value="true" table:formula="of:=IF(OR([.G529]&lt;1000; [.B529]&gt;=60); TRUE; FALSE)" table:style-name="ce33">
            <text:p>TRUE</text:p>
          </table:table-cell>
          <table:table-cell office:value-type="currency" office:value="1000" table:formula="of:=IF([.I529]=TRUE;IF([.B52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39" table:style-name="ce37">
            <text:p>3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Charlotte</text:p>
          </table:table-cell>
          <table:table-cell office:value-type="float" office:value="29.6490055039102" table:style-name="ce37">
            <text:p>29.6490055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530]&gt;=60; TRUE; FALSE)" table:style-name="ce33">
            <text:p>FALSE</text:p>
          </table:table-cell>
          <table:table-cell office:value-type="boolean" office:boolean-value="true" table:formula="of:=IF(OR([.G530]&lt;1000; [.B530]&gt;=60); TRUE; FALSE)" table:style-name="ce33">
            <text:p>TRUE</text:p>
          </table:table-cell>
          <table:table-cell office:value-type="currency" office:value="800" table:formula="of:=IF([.I530]=TRUE;IF([.B53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66" table:style-name="ce37">
            <text:p>6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69.751802096529801" table:style-name="ce37">
            <text:p>69.7518021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531]&gt;=60; TRUE; FALSE)" table:style-name="ce33">
            <text:p>TRUE</text:p>
          </table:table-cell>
          <table:table-cell office:value-type="boolean" office:boolean-value="true" table:formula="of:=IF(OR([.G531]&lt;1000; [.B531]&gt;=60); TRUE; FALSE)" table:style-name="ce33">
            <text:p>TRUE</text:p>
          </table:table-cell>
          <table:table-cell office:value-type="currency" office:value="1000" table:formula="of:=IF([.I531]=TRUE;IF([.B53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80" table:style-name="ce37">
            <text:p>8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iladelphia</text:p>
          </table:table-cell>
          <table:table-cell office:value-type="float" office:value="106.02952585379499" table:style-name="ce37">
            <text:p>106.0295259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532]&gt;=60; TRUE; FALSE)" table:style-name="ce33">
            <text:p>TRUE</text:p>
          </table:table-cell>
          <table:table-cell office:value-type="boolean" office:boolean-value="true" table:formula="of:=IF(OR([.G532]&lt;1000; [.B532]&gt;=60); TRUE; FALSE)" table:style-name="ce33">
            <text:p>TRUE</text:p>
          </table:table-cell>
          <table:table-cell office:value-type="currency" office:value="1000" table:formula="of:=IF([.I532]=TRUE;IF([.B53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34" table:style-name="ce37">
            <text:p>3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89.330166819829699" table:style-name="ce37">
            <text:p>89.33016682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533]&gt;=60; TRUE; FALSE)" table:style-name="ce33">
            <text:p>FALSE</text:p>
          </table:table-cell>
          <table:table-cell office:value-type="boolean" office:boolean-value="true" table:formula="of:=IF(OR([.G533]&lt;1000; [.B533]&gt;=60); TRUE; FALSE)" table:style-name="ce33">
            <text:p>TRUE</text:p>
          </table:table-cell>
          <table:table-cell office:value-type="currency" office:value="800" table:formula="of:=IF([.I533]=TRUE;IF([.B53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1" table:style-name="ce37">
            <text:p>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as Vegas</text:p>
          </table:table-cell>
          <table:table-cell office:value-type="float" office:value="87.475345893670095" table:style-name="ce37">
            <text:p>87.47534589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534]&gt;=60; TRUE; FALSE)" table:style-name="ce33">
            <text:p>FALSE</text:p>
          </table:table-cell>
          <table:table-cell office:value-type="boolean" office:boolean-value="true" table:formula="of:=IF(OR([.G534]&lt;1000; [.B534]&gt;=60); TRUE; FALSE)" table:style-name="ce33">
            <text:p>TRUE</text:p>
          </table:table-cell>
          <table:table-cell office:value-type="currency" office:value="800" table:formula="of:=IF([.I534]=TRUE;IF([.B53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45.162535198303402" table:style-name="ce37">
            <text:p>45.1625352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535]&gt;=60; TRUE; FALSE)" table:style-name="ce33">
            <text:p>FALSE</text:p>
          </table:table-cell>
          <table:table-cell office:value-type="boolean" office:boolean-value="true" table:formula="of:=IF(OR([.G535]&lt;1000; [.B535]&gt;=60); TRUE; FALSE)" table:style-name="ce33">
            <text:p>TRUE</text:p>
          </table:table-cell>
          <table:table-cell office:value-type="currency" office:value="800" table:formula="of:=IF([.I535]=TRUE;IF([.B53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106" table:style-name="ce37">
            <text:p>10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112.809890937836" table:style-name="ce37">
            <text:p>112.8098909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536]&gt;=60; TRUE; FALSE)" table:style-name="ce33">
            <text:p>TRUE</text:p>
          </table:table-cell>
          <table:table-cell office:value-type="boolean" office:boolean-value="true" table:formula="of:=IF(OR([.G536]&lt;1000; [.B536]&gt;=60); TRUE; FALSE)" table:style-name="ce33">
            <text:p>TRUE</text:p>
          </table:table-cell>
          <table:table-cell office:value-type="currency" office:value="1000" table:formula="of:=IF([.I536]=TRUE;IF([.B53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8" table:style-name="ce37">
            <text:p>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tlanta</text:p>
          </table:table-cell>
          <table:table-cell office:value-type="float" office:value="113.686010177657" table:style-name="ce37">
            <text:p>113.6860102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537]&gt;=60; TRUE; FALSE)" table:style-name="ce33">
            <text:p>FALSE</text:p>
          </table:table-cell>
          <table:table-cell office:value-type="boolean" office:boolean-value="true" table:formula="of:=IF(OR([.G537]&lt;1000; [.B537]&gt;=60); TRUE; FALSE)" table:style-name="ce33">
            <text:p>TRUE</text:p>
          </table:table-cell>
          <table:table-cell office:value-type="currency" office:value="800" table:formula="of:=IF([.I537]=TRUE;IF([.B53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100.22408919233401" table:style-name="ce37">
            <text:p>100.2240892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false" table:formula="of:=IF([.B538]&gt;=60; TRUE; FALSE)" table:style-name="ce33">
            <text:p>FALSE</text:p>
          </table:table-cell>
          <table:table-cell office:value-type="boolean" office:boolean-value="true" table:formula="of:=IF(OR([.G538]&lt;1000; [.B538]&gt;=60); TRUE; FALSE)" table:style-name="ce33">
            <text:p>TRUE</text:p>
          </table:table-cell>
          <table:table-cell office:value-type="currency" office:value="800" table:formula="of:=IF([.I538]=TRUE;IF([.B53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Francisco</text:p>
          </table:table-cell>
          <table:table-cell office:value-type="float" office:value="33.562426865465298" table:style-name="ce37">
            <text:p>33.56242687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539]&gt;=60; TRUE; FALSE)" table:style-name="ce33">
            <text:p>FALSE</text:p>
          </table:table-cell>
          <table:table-cell office:value-type="boolean" office:boolean-value="true" table:formula="of:=IF(OR([.G539]&lt;1000; [.B539]&gt;=60); TRUE; FALSE)" table:style-name="ce33">
            <text:p>TRUE</text:p>
          </table:table-cell>
          <table:table-cell office:value-type="currency" office:value="800" table:formula="of:=IF([.I539]=TRUE;IF([.B53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95" table:style-name="ce37">
            <text:p>9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allas</text:p>
          </table:table-cell>
          <table:table-cell office:value-type="float" office:value="68.882621426850505" table:style-name="ce37">
            <text:p>68.88262143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true" table:formula="of:=IF([.B540]&gt;=60; TRUE; FALSE)" table:style-name="ce33">
            <text:p>TRUE</text:p>
          </table:table-cell>
          <table:table-cell office:value-type="boolean" office:boolean-value="true" table:formula="of:=IF(OR([.G540]&lt;1000; [.B540]&gt;=60); TRUE; FALSE)" table:style-name="ce33">
            <text:p>TRUE</text:p>
          </table:table-cell>
          <table:table-cell office:value-type="currency" office:value="1000" table:formula="of:=IF([.I540]=TRUE;IF([.B54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37" table:style-name="ce37">
            <text:p>3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Washington D.C.</text:p>
          </table:table-cell>
          <table:table-cell office:value-type="float" office:value="24.686094625474599" table:style-name="ce37">
            <text:p>24.68609463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541]&gt;=60; TRUE; FALSE)" table:style-name="ce33">
            <text:p>FALSE</text:p>
          </table:table-cell>
          <table:table-cell office:value-type="boolean" office:boolean-value="true" table:formula="of:=IF(OR([.G541]&lt;1000; [.B541]&gt;=60); TRUE; FALSE)" table:style-name="ce33">
            <text:p>TRUE</text:p>
          </table:table-cell>
          <table:table-cell office:value-type="currency" office:value="800" table:formula="of:=IF([.I541]=TRUE;IF([.B54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11" table:style-name="ce37">
            <text:p>11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tlanta</text:p>
          </table:table-cell>
          <table:table-cell office:value-type="float" office:value="91.869505134139899" table:style-name="ce37">
            <text:p>91.86950513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542]&gt;=60; TRUE; FALSE)" table:style-name="ce33">
            <text:p>TRUE</text:p>
          </table:table-cell>
          <table:table-cell office:value-type="boolean" office:boolean-value="true" table:formula="of:=IF(OR([.G542]&lt;1000; [.B542]&gt;=60); TRUE; FALSE)" table:style-name="ce33">
            <text:p>TRUE</text:p>
          </table:table-cell>
          <table:table-cell office:value-type="currency" office:value="1000" table:formula="of:=IF([.I542]=TRUE;IF([.B54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Diego</text:p>
          </table:table-cell>
          <table:table-cell office:value-type="float" office:value="83.370347128259297" table:style-name="ce37">
            <text:p>83.37034713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543]&gt;=60; TRUE; FALSE)" table:style-name="ce33">
            <text:p>FALSE</text:p>
          </table:table-cell>
          <table:table-cell office:value-type="boolean" office:boolean-value="true" table:formula="of:=IF(OR([.G543]&lt;1000; [.B543]&gt;=60); TRUE; FALSE)" table:style-name="ce33">
            <text:p>TRUE</text:p>
          </table:table-cell>
          <table:table-cell office:value-type="currency" office:value="800" table:formula="of:=IF([.I543]=TRUE;IF([.B54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72" table:style-name="ce37">
            <text:p>7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Francisco</text:p>
          </table:table-cell>
          <table:table-cell office:value-type="float" office:value="116.764111022992" table:style-name="ce37">
            <text:p>116.764111</text:p>
          </table:table-cell>
          <table:table-cell office:value-type="string" table:style-name="ce37">
            <text:p>Secretary</text:p>
          </table:table-cell>
          <table:table-cell table:style-name="ce37"/>
          <table:table-cell office:value-type="boolean" office:boolean-value="true" table:formula="of:=IF([.B544]&gt;=60; TRUE; FALSE)" table:style-name="ce33">
            <text:p>TRUE</text:p>
          </table:table-cell>
          <table:table-cell office:value-type="boolean" office:boolean-value="true" table:formula="of:=IF(OR([.G544]&lt;1000; [.B544]&gt;=60); TRUE; FALSE)" table:style-name="ce33">
            <text:p>TRUE</text:p>
          </table:table-cell>
          <table:table-cell office:value-type="currency" office:value="1000" table:formula="of:=IF([.I544]=TRUE;IF([.B54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86" table:style-name="ce37">
            <text:p>8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110.57594397171501" table:style-name="ce37">
            <text:p>110.575944</text:p>
          </table:table-cell>
          <table:table-cell office:value-type="string" table:style-name="ce37">
            <text:p>Babysiter</text:p>
          </table:table-cell>
          <table:table-cell table:style-name="ce37"/>
          <table:table-cell office:value-type="boolean" office:boolean-value="true" table:formula="of:=IF([.B545]&gt;=60; TRUE; FALSE)" table:style-name="ce33">
            <text:p>TRUE</text:p>
          </table:table-cell>
          <table:table-cell office:value-type="boolean" office:boolean-value="true" table:formula="of:=IF(OR([.G545]&lt;1000; [.B545]&gt;=60); TRUE; FALSE)" table:style-name="ce33">
            <text:p>TRUE</text:p>
          </table:table-cell>
          <table:table-cell office:value-type="currency" office:value="1000" table:formula="of:=IF([.I545]=TRUE;IF([.B54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Tampa</text:p>
          </table:table-cell>
          <table:table-cell office:value-type="float" office:value="20.2652561075089" table:style-name="ce37">
            <text:p>20.26525611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546]&gt;=60; TRUE; FALSE)" table:style-name="ce33">
            <text:p>FALSE</text:p>
          </table:table-cell>
          <table:table-cell office:value-type="boolean" office:boolean-value="true" table:formula="of:=IF(OR([.G546]&lt;1000; [.B546]&gt;=60); TRUE; FALSE)" table:style-name="ce33">
            <text:p>TRUE</text:p>
          </table:table-cell>
          <table:table-cell office:value-type="currency" office:value="800" table:formula="of:=IF([.I546]=TRUE;IF([.B54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nneapolis</text:p>
          </table:table-cell>
          <table:table-cell office:value-type="float" office:value="100.05893445484899" table:style-name="ce37">
            <text:p>100.0589345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547]&gt;=60; TRUE; FALSE)" table:style-name="ce33">
            <text:p>FALSE</text:p>
          </table:table-cell>
          <table:table-cell office:value-type="boolean" office:boolean-value="true" table:formula="of:=IF(OR([.G547]&lt;1000; [.B547]&gt;=60); TRUE; FALSE)" table:style-name="ce33">
            <text:p>TRUE</text:p>
          </table:table-cell>
          <table:table-cell office:value-type="currency" office:value="800" table:formula="of:=IF([.I547]=TRUE;IF([.B54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70" table:style-name="ce37">
            <text:p>7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43.186103480284501" table:style-name="ce37">
            <text:p>43.18610348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true" table:formula="of:=IF([.B548]&gt;=60; TRUE; FALSE)" table:style-name="ce33">
            <text:p>TRUE</text:p>
          </table:table-cell>
          <table:table-cell office:value-type="boolean" office:boolean-value="true" table:formula="of:=IF(OR([.G548]&lt;1000; [.B548]&gt;=60); TRUE; FALSE)" table:style-name="ce33">
            <text:p>TRUE</text:p>
          </table:table-cell>
          <table:table-cell office:value-type="currency" office:value="1000" table:formula="of:=IF([.I548]=TRUE;IF([.B54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64" table:style-name="ce37">
            <text:p>6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Antonio</text:p>
          </table:table-cell>
          <table:table-cell office:value-type="float" office:value="86.010789218889698" table:style-name="ce37">
            <text:p>86.01078922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549]&gt;=60; TRUE; FALSE)" table:style-name="ce33">
            <text:p>TRUE</text:p>
          </table:table-cell>
          <table:table-cell office:value-type="boolean" office:boolean-value="true" table:formula="of:=IF(OR([.G549]&lt;1000; [.B549]&gt;=60); TRUE; FALSE)" table:style-name="ce33">
            <text:p>TRUE</text:p>
          </table:table-cell>
          <table:table-cell office:value-type="currency" office:value="1000" table:formula="of:=IF([.I549]=TRUE;IF([.B54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3" table:style-name="ce37">
            <text:p>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nneapolis</text:p>
          </table:table-cell>
          <table:table-cell office:value-type="float" office:value="71.018246294615395" table:style-name="ce37">
            <text:p>71.01824629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550]&gt;=60; TRUE; FALSE)" table:style-name="ce33">
            <text:p>FALSE</text:p>
          </table:table-cell>
          <table:table-cell office:value-type="boolean" office:boolean-value="true" table:formula="of:=IF(OR([.G550]&lt;1000; [.B550]&gt;=60); TRUE; FALSE)" table:style-name="ce33">
            <text:p>TRUE</text:p>
          </table:table-cell>
          <table:table-cell office:value-type="currency" office:value="800" table:formula="of:=IF([.I550]=TRUE;IF([.B55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16" table:style-name="ce37">
            <text:p>1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arlotte</text:p>
          </table:table-cell>
          <table:table-cell office:value-type="float" office:value="71.738885886588406" table:style-name="ce37">
            <text:p>71.73888589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false" table:formula="of:=IF([.B551]&gt;=60; TRUE; FALSE)" table:style-name="ce33">
            <text:p>FALSE</text:p>
          </table:table-cell>
          <table:table-cell office:value-type="boolean" office:boolean-value="true" table:formula="of:=IF(OR([.G551]&lt;1000; [.B551]&gt;=60); TRUE; FALSE)" table:style-name="ce33">
            <text:p>TRUE</text:p>
          </table:table-cell>
          <table:table-cell office:value-type="currency" office:value="800" table:formula="of:=IF([.I551]=TRUE;IF([.B55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76" table:style-name="ce37">
            <text:p>7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nneapolis</text:p>
          </table:table-cell>
          <table:table-cell office:value-type="float" office:value="80.912551134067201" table:style-name="ce37">
            <text:p>80.91255113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true" table:formula="of:=IF([.B552]&gt;=60; TRUE; FALSE)" table:style-name="ce33">
            <text:p>TRUE</text:p>
          </table:table-cell>
          <table:table-cell office:value-type="boolean" office:boolean-value="true" table:formula="of:=IF(OR([.G552]&lt;1000; [.B552]&gt;=60); TRUE; FALSE)" table:style-name="ce33">
            <text:p>TRUE</text:p>
          </table:table-cell>
          <table:table-cell office:value-type="currency" office:value="1000" table:formula="of:=IF([.I552]=TRUE;IF([.B55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62" table:style-name="ce37">
            <text:p>6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ustin</text:p>
          </table:table-cell>
          <table:table-cell office:value-type="float" office:value="90.408779908180094" table:style-name="ce37">
            <text:p>90.40877991</text:p>
          </table:table-cell>
          <table:table-cell office:value-type="string" table:style-name="ce37">
            <text:p>Housekeeper</text:p>
          </table:table-cell>
          <table:table-cell table:style-name="ce37"/>
          <table:table-cell office:value-type="boolean" office:boolean-value="true" table:formula="of:=IF([.B553]&gt;=60; TRUE; FALSE)" table:style-name="ce33">
            <text:p>TRUE</text:p>
          </table:table-cell>
          <table:table-cell office:value-type="boolean" office:boolean-value="true" table:formula="of:=IF(OR([.G553]&lt;1000; [.B553]&gt;=60); TRUE; FALSE)" table:style-name="ce33">
            <text:p>TRUE</text:p>
          </table:table-cell>
          <table:table-cell office:value-type="currency" office:value="1000" table:formula="of:=IF([.I553]=TRUE;IF([.B55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" table:style-name="ce37">
            <text:p>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114.743073455258" table:style-name="ce37">
            <text:p>114.7430735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554]&gt;=60; TRUE; FALSE)" table:style-name="ce33">
            <text:p>FALSE</text:p>
          </table:table-cell>
          <table:table-cell office:value-type="boolean" office:boolean-value="true" table:formula="of:=IF(OR([.G554]&lt;1000; [.B554]&gt;=60); TRUE; FALSE)" table:style-name="ce33">
            <text:p>TRUE</text:p>
          </table:table-cell>
          <table:table-cell office:value-type="currency" office:value="800" table:formula="of:=IF([.I554]=TRUE;IF([.B55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ustin</text:p>
          </table:table-cell>
          <table:table-cell office:value-type="float" office:value="61.289389270321898" table:style-name="ce37">
            <text:p>61.28938927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false" table:formula="of:=IF([.B555]&gt;=60; TRUE; FALSE)" table:style-name="ce33">
            <text:p>FALSE</text:p>
          </table:table-cell>
          <table:table-cell office:value-type="boolean" office:boolean-value="true" table:formula="of:=IF(OR([.G555]&lt;1000; [.B555]&gt;=60); TRUE; FALSE)" table:style-name="ce33">
            <text:p>TRUE</text:p>
          </table:table-cell>
          <table:table-cell office:value-type="currency" office:value="800" table:formula="of:=IF([.I555]=TRUE;IF([.B55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22.289204907453701" table:style-name="ce37">
            <text:p>22.28920491</text:p>
          </table:table-cell>
          <table:table-cell office:value-type="string" table:style-name="ce37">
            <text:p>Financial Manager</text:p>
          </table:table-cell>
          <table:table-cell table:style-name="ce37"/>
          <table:table-cell office:value-type="boolean" office:boolean-value="false" table:formula="of:=IF([.B556]&gt;=60; TRUE; FALSE)" table:style-name="ce33">
            <text:p>FALSE</text:p>
          </table:table-cell>
          <table:table-cell office:value-type="boolean" office:boolean-value="true" table:formula="of:=IF(OR([.G556]&lt;1000; [.B556]&gt;=60); TRUE; FALSE)" table:style-name="ce33">
            <text:p>TRUE</text:p>
          </table:table-cell>
          <table:table-cell office:value-type="currency" office:value="800" table:formula="of:=IF([.I556]=TRUE;IF([.B55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44" table:style-name="ce37">
            <text:p>4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as Vegas</text:p>
          </table:table-cell>
          <table:table-cell office:value-type="float" office:value="91.626747638545098" table:style-name="ce37">
            <text:p>91.62674764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557]&gt;=60; TRUE; FALSE)" table:style-name="ce33">
            <text:p>FALSE</text:p>
          </table:table-cell>
          <table:table-cell office:value-type="boolean" office:boolean-value="true" table:formula="of:=IF(OR([.G557]&lt;1000; [.B557]&gt;=60); TRUE; FALSE)" table:style-name="ce33">
            <text:p>TRUE</text:p>
          </table:table-cell>
          <table:table-cell office:value-type="currency" office:value="800" table:formula="of:=IF([.I557]=TRUE;IF([.B55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47.587474334965201" table:style-name="ce37">
            <text:p>47.58747433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558]&gt;=60; TRUE; FALSE)" table:style-name="ce33">
            <text:p>FALSE</text:p>
          </table:table-cell>
          <table:table-cell office:value-type="boolean" office:boolean-value="true" table:formula="of:=IF(OR([.G558]&lt;1000; [.B558]&gt;=60); TRUE; FALSE)" table:style-name="ce33">
            <text:p>TRUE</text:p>
          </table:table-cell>
          <table:table-cell office:value-type="currency" office:value="800" table:formula="of:=IF([.I558]=TRUE;IF([.B55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04" table:style-name="ce37">
            <text:p>10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troit</text:p>
          </table:table-cell>
          <table:table-cell office:value-type="float" office:value="88.011330802651401" table:style-name="ce37">
            <text:p>88.0113308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559]&gt;=60; TRUE; FALSE)" table:style-name="ce33">
            <text:p>TRUE</text:p>
          </table:table-cell>
          <table:table-cell office:value-type="boolean" office:boolean-value="true" table:formula="of:=IF(OR([.G559]&lt;1000; [.B559]&gt;=60); TRUE; FALSE)" table:style-name="ce33">
            <text:p>TRUE</text:p>
          </table:table-cell>
          <table:table-cell office:value-type="currency" office:value="1000" table:formula="of:=IF([.I559]=TRUE;IF([.B55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98" table:style-name="ce37">
            <text:p>9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49.855768492356901" table:style-name="ce37">
            <text:p>49.85576849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560]&gt;=60; TRUE; FALSE)" table:style-name="ce33">
            <text:p>TRUE</text:p>
          </table:table-cell>
          <table:table-cell office:value-type="boolean" office:boolean-value="true" table:formula="of:=IF(OR([.G560]&lt;1000; [.B560]&gt;=60); TRUE; FALSE)" table:style-name="ce33">
            <text:p>TRUE</text:p>
          </table:table-cell>
          <table:table-cell office:value-type="currency" office:value="1000" table:formula="of:=IF([.I560]=TRUE;IF([.B56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99" table:style-name="ce37">
            <text:p>9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23.838258338549799" table:style-name="ce37">
            <text:p>23.83825834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true" table:formula="of:=IF([.B561]&gt;=60; TRUE; FALSE)" table:style-name="ce33">
            <text:p>TRUE</text:p>
          </table:table-cell>
          <table:table-cell office:value-type="boolean" office:boolean-value="true" table:formula="of:=IF(OR([.G561]&lt;1000; [.B561]&gt;=60); TRUE; FALSE)" table:style-name="ce33">
            <text:p>TRUE</text:p>
          </table:table-cell>
          <table:table-cell office:value-type="currency" office:value="1000" table:formula="of:=IF([.I561]=TRUE;IF([.B56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100" table:style-name="ce37">
            <text:p>10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67.807472004475997" table:style-name="ce37">
            <text:p>67.807472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true" table:formula="of:=IF([.B562]&gt;=60; TRUE; FALSE)" table:style-name="ce33">
            <text:p>TRUE</text:p>
          </table:table-cell>
          <table:table-cell office:value-type="boolean" office:boolean-value="true" table:formula="of:=IF(OR([.G562]&lt;1000; [.B562]&gt;=60); TRUE; FALSE)" table:style-name="ce33">
            <text:p>TRUE</text:p>
          </table:table-cell>
          <table:table-cell office:value-type="currency" office:value="1000" table:formula="of:=IF([.I562]=TRUE;IF([.B56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Washington D.C.</text:p>
          </table:table-cell>
          <table:table-cell office:value-type="float" office:value="110.745857469282" table:style-name="ce37">
            <text:p>110.7458575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false" table:formula="of:=IF([.B563]&gt;=60; TRUE; FALSE)" table:style-name="ce33">
            <text:p>FALSE</text:p>
          </table:table-cell>
          <table:table-cell office:value-type="boolean" office:boolean-value="true" table:formula="of:=IF(OR([.G563]&lt;1000; [.B563]&gt;=60); TRUE; FALSE)" table:style-name="ce33">
            <text:p>TRUE</text:p>
          </table:table-cell>
          <table:table-cell office:value-type="currency" office:value="800" table:formula="of:=IF([.I563]=TRUE;IF([.B56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26" table:style-name="ce37">
            <text:p>2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53.685213926097802" table:style-name="ce37">
            <text:p>53.68521393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false" table:formula="of:=IF([.B564]&gt;=60; TRUE; FALSE)" table:style-name="ce33">
            <text:p>FALSE</text:p>
          </table:table-cell>
          <table:table-cell office:value-type="boolean" office:boolean-value="true" table:formula="of:=IF(OR([.G564]&lt;1000; [.B564]&gt;=60); TRUE; FALSE)" table:style-name="ce33">
            <text:p>TRUE</text:p>
          </table:table-cell>
          <table:table-cell office:value-type="currency" office:value="800" table:formula="of:=IF([.I564]=TRUE;IF([.B56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iladelphia</text:p>
          </table:table-cell>
          <table:table-cell office:value-type="float" office:value="93.233162830294404" table:style-name="ce37">
            <text:p>93.23316283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false" table:formula="of:=IF([.B565]&gt;=60; TRUE; FALSE)" table:style-name="ce33">
            <text:p>FALSE</text:p>
          </table:table-cell>
          <table:table-cell office:value-type="boolean" office:boolean-value="true" table:formula="of:=IF(OR([.G565]&lt;1000; [.B565]&gt;=60); TRUE; FALSE)" table:style-name="ce33">
            <text:p>TRUE</text:p>
          </table:table-cell>
          <table:table-cell office:value-type="currency" office:value="800" table:formula="of:=IF([.I565]=TRUE;IF([.B56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48" table:style-name="ce37">
            <text:p>4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ashville</text:p>
          </table:table-cell>
          <table:table-cell office:value-type="float" office:value="80.7081528668228" table:style-name="ce37">
            <text:p>80.70815287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566]&gt;=60; TRUE; FALSE)" table:style-name="ce33">
            <text:p>FALSE</text:p>
          </table:table-cell>
          <table:table-cell office:value-type="boolean" office:boolean-value="true" table:formula="of:=IF(OR([.G566]&lt;1000; [.B566]&gt;=60); TRUE; FALSE)" table:style-name="ce33">
            <text:p>TRUE</text:p>
          </table:table-cell>
          <table:table-cell office:value-type="currency" office:value="800" table:formula="of:=IF([.I566]=TRUE;IF([.B56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117.73595812763401" table:style-name="ce37">
            <text:p>117.7359581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false" table:formula="of:=IF([.B567]&gt;=60; TRUE; FALSE)" table:style-name="ce33">
            <text:p>FALSE</text:p>
          </table:table-cell>
          <table:table-cell office:value-type="boolean" office:boolean-value="true" table:formula="of:=IF(OR([.G567]&lt;1000; [.B567]&gt;=60); TRUE; FALSE)" table:style-name="ce33">
            <text:p>TRUE</text:p>
          </table:table-cell>
          <table:table-cell office:value-type="currency" office:value="800" table:formula="of:=IF([.I567]=TRUE;IF([.B56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45" table:style-name="ce37">
            <text:p>4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ortland</text:p>
          </table:table-cell>
          <table:table-cell office:value-type="float" office:value="53.199164196291299" table:style-name="ce37">
            <text:p>53.1991642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false" table:formula="of:=IF([.B568]&gt;=60; TRUE; FALSE)" table:style-name="ce33">
            <text:p>FALSE</text:p>
          </table:table-cell>
          <table:table-cell office:value-type="boolean" office:boolean-value="true" table:formula="of:=IF(OR([.G568]&lt;1000; [.B568]&gt;=60); TRUE; FALSE)" table:style-name="ce33">
            <text:p>TRUE</text:p>
          </table:table-cell>
          <table:table-cell office:value-type="currency" office:value="800" table:formula="of:=IF([.I568]=TRUE;IF([.B56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49.840712727992397" table:style-name="ce37">
            <text:p>49.84071273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569]&gt;=60; TRUE; FALSE)" table:style-name="ce33">
            <text:p>FALSE</text:p>
          </table:table-cell>
          <table:table-cell office:value-type="boolean" office:boolean-value="true" table:formula="of:=IF(OR([.G569]&lt;1000; [.B569]&gt;=60); TRUE; FALSE)" table:style-name="ce33">
            <text:p>TRUE</text:p>
          </table:table-cell>
          <table:table-cell office:value-type="currency" office:value="800" table:formula="of:=IF([.I569]=TRUE;IF([.B56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113" table:style-name="ce37">
            <text:p>11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San Antonio</text:p>
          </table:table-cell>
          <table:table-cell office:value-type="float" office:value="43.1800192528029" table:style-name="ce37">
            <text:p>43.18001925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570]&gt;=60; TRUE; FALSE)" table:style-name="ce33">
            <text:p>TRUE</text:p>
          </table:table-cell>
          <table:table-cell office:value-type="boolean" office:boolean-value="true" table:formula="of:=IF(OR([.G570]&lt;1000; [.B570]&gt;=60); TRUE; FALSE)" table:style-name="ce33">
            <text:p>TRUE</text:p>
          </table:table-cell>
          <table:table-cell office:value-type="currency" office:value="1000" table:formula="of:=IF([.I570]=TRUE;IF([.B57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Orlando</text:p>
          </table:table-cell>
          <table:table-cell office:value-type="float" office:value="106.18305608353501" table:style-name="ce37">
            <text:p>106.1830561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571]&gt;=60; TRUE; FALSE)" table:style-name="ce33">
            <text:p>FALSE</text:p>
          </table:table-cell>
          <table:table-cell office:value-type="boolean" office:boolean-value="true" table:formula="of:=IF(OR([.G571]&lt;1000; [.B571]&gt;=60); TRUE; FALSE)" table:style-name="ce33">
            <text:p>TRUE</text:p>
          </table:table-cell>
          <table:table-cell office:value-type="currency" office:value="800" table:formula="of:=IF([.I571]=TRUE;IF([.B57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04" table:style-name="ce37">
            <text:p>10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83.263342510723206" table:style-name="ce37">
            <text:p>83.26334251</text:p>
          </table:table-cell>
          <table:table-cell office:value-type="string" table:style-name="ce37">
            <text:p>Architect</text:p>
          </table:table-cell>
          <table:table-cell table:style-name="ce37"/>
          <table:table-cell office:value-type="boolean" office:boolean-value="true" table:formula="of:=IF([.B572]&gt;=60; TRUE; FALSE)" table:style-name="ce33">
            <text:p>TRUE</text:p>
          </table:table-cell>
          <table:table-cell office:value-type="boolean" office:boolean-value="true" table:formula="of:=IF(OR([.G572]&lt;1000; [.B572]&gt;=60); TRUE; FALSE)" table:style-name="ce33">
            <text:p>TRUE</text:p>
          </table:table-cell>
          <table:table-cell office:value-type="currency" office:value="1000" table:formula="of:=IF([.I572]=TRUE;IF([.B57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24" table:style-name="ce37">
            <text:p>2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78.025414861604105" table:style-name="ce37">
            <text:p>78.02541486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false" table:formula="of:=IF([.B573]&gt;=60; TRUE; FALSE)" table:style-name="ce33">
            <text:p>FALSE</text:p>
          </table:table-cell>
          <table:table-cell office:value-type="boolean" office:boolean-value="true" table:formula="of:=IF(OR([.G573]&lt;1000; [.B573]&gt;=60); TRUE; FALSE)" table:style-name="ce33">
            <text:p>TRUE</text:p>
          </table:table-cell>
          <table:table-cell office:value-type="currency" office:value="800" table:formula="of:=IF([.I573]=TRUE;IF([.B57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68" table:style-name="ce37">
            <text:p>6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troit</text:p>
          </table:table-cell>
          <table:table-cell office:value-type="float" office:value="52.7374765425647" table:style-name="ce37">
            <text:p>52.73747654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574]&gt;=60; TRUE; FALSE)" table:style-name="ce33">
            <text:p>TRUE</text:p>
          </table:table-cell>
          <table:table-cell office:value-type="boolean" office:boolean-value="true" table:formula="of:=IF(OR([.G574]&lt;1000; [.B574]&gt;=60); TRUE; FALSE)" table:style-name="ce33">
            <text:p>TRUE</text:p>
          </table:table-cell>
          <table:table-cell office:value-type="currency" office:value="1000" table:formula="of:=IF([.I574]=TRUE;IF([.B57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114.76499228696601" table:style-name="ce37">
            <text:p>114.7649923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575]&gt;=60; TRUE; FALSE)" table:style-name="ce33">
            <text:p>FALSE</text:p>
          </table:table-cell>
          <table:table-cell office:value-type="boolean" office:boolean-value="true" table:formula="of:=IF(OR([.G575]&lt;1000; [.B575]&gt;=60); TRUE; FALSE)" table:style-name="ce33">
            <text:p>TRUE</text:p>
          </table:table-cell>
          <table:table-cell office:value-type="currency" office:value="800" table:formula="of:=IF([.I575]=TRUE;IF([.B57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104" table:style-name="ce37">
            <text:p>10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93.127664049057302" table:style-name="ce37">
            <text:p>93.12766405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576]&gt;=60; TRUE; FALSE)" table:style-name="ce33">
            <text:p>TRUE</text:p>
          </table:table-cell>
          <table:table-cell office:value-type="boolean" office:boolean-value="true" table:formula="of:=IF(OR([.G576]&lt;1000; [.B576]&gt;=60); TRUE; FALSE)" table:style-name="ce33">
            <text:p>TRUE</text:p>
          </table:table-cell>
          <table:table-cell office:value-type="currency" office:value="1000" table:formula="of:=IF([.I576]=TRUE;IF([.B57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47" table:style-name="ce37">
            <text:p>4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119.388824377798" table:style-name="ce37">
            <text:p>119.3888244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false" table:formula="of:=IF([.B577]&gt;=60; TRUE; FALSE)" table:style-name="ce33">
            <text:p>FALSE</text:p>
          </table:table-cell>
          <table:table-cell office:value-type="boolean" office:boolean-value="true" table:formula="of:=IF(OR([.G577]&lt;1000; [.B577]&gt;=60); TRUE; FALSE)" table:style-name="ce33">
            <text:p>TRUE</text:p>
          </table:table-cell>
          <table:table-cell office:value-type="currency" office:value="800" table:formula="of:=IF([.I577]=TRUE;IF([.B57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51" table:style-name="ce37">
            <text:p>5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ashville</text:p>
          </table:table-cell>
          <table:table-cell office:value-type="float" office:value="25.034826179941899" table:style-name="ce37">
            <text:p>25.03482618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false" table:formula="of:=IF([.B578]&gt;=60; TRUE; FALSE)" table:style-name="ce33">
            <text:p>FALSE</text:p>
          </table:table-cell>
          <table:table-cell office:value-type="boolean" office:boolean-value="true" table:formula="of:=IF(OR([.G578]&lt;1000; [.B578]&gt;=60); TRUE; FALSE)" table:style-name="ce33">
            <text:p>TRUE</text:p>
          </table:table-cell>
          <table:table-cell office:value-type="currency" office:value="800" table:formula="of:=IF([.I578]=TRUE;IF([.B57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10" table:style-name="ce37">
            <text:p>1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tlanta</text:p>
          </table:table-cell>
          <table:table-cell office:value-type="float" office:value="78.805959397972998" table:style-name="ce37">
            <text:p>78.8059594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false" table:formula="of:=IF([.B579]&gt;=60; TRUE; FALSE)" table:style-name="ce33">
            <text:p>FALSE</text:p>
          </table:table-cell>
          <table:table-cell office:value-type="boolean" office:boolean-value="true" table:formula="of:=IF(OR([.G579]&lt;1000; [.B579]&gt;=60); TRUE; FALSE)" table:style-name="ce33">
            <text:p>TRUE</text:p>
          </table:table-cell>
          <table:table-cell office:value-type="currency" office:value="800" table:formula="of:=IF([.I579]=TRUE;IF([.B57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48" table:style-name="ce37">
            <text:p>4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iladelphia</text:p>
          </table:table-cell>
          <table:table-cell office:value-type="float" office:value="73.777738853111103" table:style-name="ce37">
            <text:p>73.77773885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false" table:formula="of:=IF([.B580]&gt;=60; TRUE; FALSE)" table:style-name="ce33">
            <text:p>FALSE</text:p>
          </table:table-cell>
          <table:table-cell office:value-type="boolean" office:boolean-value="true" table:formula="of:=IF(OR([.G580]&lt;1000; [.B580]&gt;=60); TRUE; FALSE)" table:style-name="ce33">
            <text:p>TRUE</text:p>
          </table:table-cell>
          <table:table-cell office:value-type="currency" office:value="800" table:formula="of:=IF([.I580]=TRUE;IF([.B58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Benjamin</text:p>
          </table:table-cell>
          <table:table-cell office:value-type="float" office:value="114" table:style-name="ce37">
            <text:p>11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allas</text:p>
          </table:table-cell>
          <table:table-cell office:value-type="float" office:value="42.674395020654003" table:style-name="ce37">
            <text:p>42.67439502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581]&gt;=60; TRUE; FALSE)" table:style-name="ce33">
            <text:p>TRUE</text:p>
          </table:table-cell>
          <table:table-cell office:value-type="boolean" office:boolean-value="true" table:formula="of:=IF(OR([.G581]&lt;1000; [.B581]&gt;=60); TRUE; FALSE)" table:style-name="ce33">
            <text:p>TRUE</text:p>
          </table:table-cell>
          <table:table-cell office:value-type="currency" office:value="1000" table:formula="of:=IF([.I581]=TRUE;IF([.B58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22" table:style-name="ce37">
            <text:p>2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allas</text:p>
          </table:table-cell>
          <table:table-cell office:value-type="float" office:value="72.986154336797298" table:style-name="ce37">
            <text:p>72.98615434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582]&gt;=60; TRUE; FALSE)" table:style-name="ce33">
            <text:p>FALSE</text:p>
          </table:table-cell>
          <table:table-cell office:value-type="boolean" office:boolean-value="true" table:formula="of:=IF(OR([.G582]&lt;1000; [.B582]&gt;=60); TRUE; FALSE)" table:style-name="ce33">
            <text:p>TRUE</text:p>
          </table:table-cell>
          <table:table-cell office:value-type="currency" office:value="800" table:formula="of:=IF([.I582]=TRUE;IF([.B582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1" table:style-name="ce37">
            <text:p>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nneapolis</text:p>
          </table:table-cell>
          <table:table-cell office:value-type="float" office:value="40.968320388010298" table:style-name="ce37">
            <text:p>40.96832039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false" table:formula="of:=IF([.B583]&gt;=60; TRUE; FALSE)" table:style-name="ce33">
            <text:p>FALSE</text:p>
          </table:table-cell>
          <table:table-cell office:value-type="boolean" office:boolean-value="true" table:formula="of:=IF(OR([.G583]&lt;1000; [.B583]&gt;=60); TRUE; FALSE)" table:style-name="ce33">
            <text:p>TRUE</text:p>
          </table:table-cell>
          <table:table-cell office:value-type="currency" office:value="800" table:formula="of:=IF([.I583]=TRUE;IF([.B58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5" table:style-name="ce37">
            <text:p>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105.88757371496401" table:style-name="ce37">
            <text:p>105.8875737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false" table:formula="of:=IF([.B584]&gt;=60; TRUE; FALSE)" table:style-name="ce33">
            <text:p>FALSE</text:p>
          </table:table-cell>
          <table:table-cell office:value-type="boolean" office:boolean-value="true" table:formula="of:=IF(OR([.G584]&lt;1000; [.B584]&gt;=60); TRUE; FALSE)" table:style-name="ce33">
            <text:p>TRUE</text:p>
          </table:table-cell>
          <table:table-cell office:value-type="currency" office:value="800" table:formula="of:=IF([.I584]=TRUE;IF([.B584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7" table:style-name="ce37">
            <text:p>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Washington D.C.</text:p>
          </table:table-cell>
          <table:table-cell office:value-type="float" office:value="25.073093290354301" table:style-name="ce37">
            <text:p>25.07309329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false" table:formula="of:=IF([.B585]&gt;=60; TRUE; FALSE)" table:style-name="ce33">
            <text:p>FALSE</text:p>
          </table:table-cell>
          <table:table-cell office:value-type="boolean" office:boolean-value="true" table:formula="of:=IF(OR([.G585]&lt;1000; [.B585]&gt;=60); TRUE; FALSE)" table:style-name="ce33">
            <text:p>TRUE</text:p>
          </table:table-cell>
          <table:table-cell office:value-type="currency" office:value="800" table:formula="of:=IF([.I585]=TRUE;IF([.B58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113" table:style-name="ce37">
            <text:p>11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eattle</text:p>
          </table:table-cell>
          <table:table-cell office:value-type="float" office:value="99.688186688172394" table:style-name="ce37">
            <text:p>99.68818669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586]&gt;=60; TRUE; FALSE)" table:style-name="ce33">
            <text:p>TRUE</text:p>
          </table:table-cell>
          <table:table-cell office:value-type="boolean" office:boolean-value="true" table:formula="of:=IF(OR([.G586]&lt;1000; [.B586]&gt;=60); TRUE; FALSE)" table:style-name="ce33">
            <text:p>TRUE</text:p>
          </table:table-cell>
          <table:table-cell office:value-type="currency" office:value="1000" table:formula="of:=IF([.I586]=TRUE;IF([.B58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99" table:style-name="ce37">
            <text:p>9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troit</text:p>
          </table:table-cell>
          <table:table-cell office:value-type="float" office:value="35.734575655396" table:style-name="ce37">
            <text:p>35.73457566</text:p>
          </table:table-cell>
          <table:table-cell office:value-type="string" table:style-name="ce37">
            <text:p>Firefigther</text:p>
          </table:table-cell>
          <table:table-cell table:style-name="ce37"/>
          <table:table-cell office:value-type="boolean" office:boolean-value="true" table:formula="of:=IF([.B587]&gt;=60; TRUE; FALSE)" table:style-name="ce33">
            <text:p>TRUE</text:p>
          </table:table-cell>
          <table:table-cell office:value-type="boolean" office:boolean-value="true" table:formula="of:=IF(OR([.G587]&lt;1000; [.B587]&gt;=60); TRUE; FALSE)" table:style-name="ce33">
            <text:p>TRUE</text:p>
          </table:table-cell>
          <table:table-cell office:value-type="currency" office:value="1000" table:formula="of:=IF([.I587]=TRUE;IF([.B58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77.013889503860796" table:style-name="ce37">
            <text:p>77.0138895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588]&gt;=60; TRUE; FALSE)" table:style-name="ce33">
            <text:p>FALSE</text:p>
          </table:table-cell>
          <table:table-cell office:value-type="boolean" office:boolean-value="true" table:formula="of:=IF(OR([.G588]&lt;1000; [.B588]&gt;=60); TRUE; FALSE)" table:style-name="ce33">
            <text:p>TRUE</text:p>
          </table:table-cell>
          <table:table-cell office:value-type="currency" office:value="800" table:formula="of:=IF([.I588]=TRUE;IF([.B58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93" table:style-name="ce37">
            <text:p>9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ashville</text:p>
          </table:table-cell>
          <table:table-cell office:value-type="float" office:value="73.086208839820699" table:style-name="ce37">
            <text:p>73.08620884</text:p>
          </table:table-cell>
          <table:table-cell office:value-type="string" table:style-name="ce37">
            <text:p>Programer</text:p>
          </table:table-cell>
          <table:table-cell table:style-name="ce37"/>
          <table:table-cell office:value-type="boolean" office:boolean-value="true" table:formula="of:=IF([.B589]&gt;=60; TRUE; FALSE)" table:style-name="ce33">
            <text:p>TRUE</text:p>
          </table:table-cell>
          <table:table-cell office:value-type="boolean" office:boolean-value="true" table:formula="of:=IF(OR([.G589]&lt;1000; [.B589]&gt;=60); TRUE; FALSE)" table:style-name="ce33">
            <text:p>TRUE</text:p>
          </table:table-cell>
          <table:table-cell office:value-type="currency" office:value="1000" table:formula="of:=IF([.I589]=TRUE;IF([.B58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28" table:style-name="ce37">
            <text:p>2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Houston</text:p>
          </table:table-cell>
          <table:table-cell office:value-type="float" office:value="64.388055302210205" table:style-name="ce37">
            <text:p>64.3880553</text:p>
          </table:table-cell>
          <table:table-cell office:value-type="string" table:style-name="ce37">
            <text:p>Plumber</text:p>
          </table:table-cell>
          <table:table-cell table:style-name="ce37"/>
          <table:table-cell office:value-type="boolean" office:boolean-value="false" table:formula="of:=IF([.B590]&gt;=60; TRUE; FALSE)" table:style-name="ce33">
            <text:p>FALSE</text:p>
          </table:table-cell>
          <table:table-cell office:value-type="boolean" office:boolean-value="true" table:formula="of:=IF(OR([.G590]&lt;1000; [.B590]&gt;=60); TRUE; FALSE)" table:style-name="ce33">
            <text:p>TRUE</text:p>
          </table:table-cell>
          <table:table-cell office:value-type="currency" office:value="800" table:formula="of:=IF([.I590]=TRUE;IF([.B59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48" table:style-name="ce37">
            <text:p>48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41.1004179429776" table:style-name="ce37">
            <text:p>41.10041794</text:p>
          </table:table-cell>
          <table:table-cell office:value-type="string" table:style-name="ce37">
            <text:p>Carpenter</text:p>
          </table:table-cell>
          <table:table-cell table:style-name="ce37"/>
          <table:table-cell office:value-type="boolean" office:boolean-value="false" table:formula="of:=IF([.B591]&gt;=60; TRUE; FALSE)" table:style-name="ce33">
            <text:p>FALSE</text:p>
          </table:table-cell>
          <table:table-cell office:value-type="boolean" office:boolean-value="true" table:formula="of:=IF(OR([.G591]&lt;1000; [.B591]&gt;=60); TRUE; FALSE)" table:style-name="ce33">
            <text:p>TRUE</text:p>
          </table:table-cell>
          <table:table-cell office:value-type="currency" office:value="800" table:formula="of:=IF([.I591]=TRUE;IF([.B591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11" table:style-name="ce37">
            <text:p>11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iladelphia</text:p>
          </table:table-cell>
          <table:table-cell office:value-type="float" office:value="20.869924211353599" table:style-name="ce37">
            <text:p>20.86992421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592]&gt;=60; TRUE; FALSE)" table:style-name="ce33">
            <text:p>TRUE</text:p>
          </table:table-cell>
          <table:table-cell office:value-type="boolean" office:boolean-value="true" table:formula="of:=IF(OR([.G592]&lt;1000; [.B592]&gt;=60); TRUE; FALSE)" table:style-name="ce33">
            <text:p>TRUE</text:p>
          </table:table-cell>
          <table:table-cell office:value-type="currency" office:value="1000" table:formula="of:=IF([.I592]=TRUE;IF([.B59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95" table:style-name="ce37">
            <text:p>9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70.968123181718994" table:style-name="ce37">
            <text:p>70.96812318</text:p>
          </table:table-cell>
          <table:table-cell office:value-type="string" table:style-name="ce37">
            <text:p>Construction Worker</text:p>
          </table:table-cell>
          <table:table-cell table:style-name="ce37"/>
          <table:table-cell office:value-type="boolean" office:boolean-value="true" table:formula="of:=IF([.B593]&gt;=60; TRUE; FALSE)" table:style-name="ce33">
            <text:p>TRUE</text:p>
          </table:table-cell>
          <table:table-cell office:value-type="boolean" office:boolean-value="true" table:formula="of:=IF(OR([.G593]&lt;1000; [.B593]&gt;=60); TRUE; FALSE)" table:style-name="ce33">
            <text:p>TRUE</text:p>
          </table:table-cell>
          <table:table-cell office:value-type="currency" office:value="1000" table:formula="of:=IF([.I593]=TRUE;IF([.B59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69" table:style-name="ce37">
            <text:p>6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as Vegas</text:p>
          </table:table-cell>
          <table:table-cell office:value-type="float" office:value="95.603062580454207" table:style-name="ce37">
            <text:p>95.60306258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594]&gt;=60; TRUE; FALSE)" table:style-name="ce33">
            <text:p>TRUE</text:p>
          </table:table-cell>
          <table:table-cell office:value-type="boolean" office:boolean-value="true" table:formula="of:=IF(OR([.G594]&lt;1000; [.B594]&gt;=60); TRUE; FALSE)" table:style-name="ce33">
            <text:p>TRUE</text:p>
          </table:table-cell>
          <table:table-cell office:value-type="currency" office:value="1000" table:formula="of:=IF([.I594]=TRUE;IF([.B59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97" table:style-name="ce37">
            <text:p>9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Boston</text:p>
          </table:table-cell>
          <table:table-cell office:value-type="float" office:value="27.337395889042899" table:style-name="ce37">
            <text:p>27.33739589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595]&gt;=60; TRUE; FALSE)" table:style-name="ce33">
            <text:p>TRUE</text:p>
          </table:table-cell>
          <table:table-cell office:value-type="boolean" office:boolean-value="true" table:formula="of:=IF(OR([.G595]&lt;1000; [.B595]&gt;=60); TRUE; FALSE)" table:style-name="ce33">
            <text:p>TRUE</text:p>
          </table:table-cell>
          <table:table-cell office:value-type="currency" office:value="1000" table:formula="of:=IF([.I595]=TRUE;IF([.B59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41" table:style-name="ce37">
            <text:p>4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109.428802514533" table:style-name="ce37">
            <text:p>109.4288025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596]&gt;=60; TRUE; FALSE)" table:style-name="ce33">
            <text:p>FALSE</text:p>
          </table:table-cell>
          <table:table-cell office:value-type="boolean" office:boolean-value="true" table:formula="of:=IF(OR([.G596]&lt;1000; [.B596]&gt;=60); TRUE; FALSE)" table:style-name="ce33">
            <text:p>TRUE</text:p>
          </table:table-cell>
          <table:table-cell office:value-type="currency" office:value="800" table:formula="of:=IF([.I596]=TRUE;IF([.B59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73" table:style-name="ce37">
            <text:p>7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ashville</text:p>
          </table:table-cell>
          <table:table-cell office:value-type="float" office:value="45.416291811664898" table:style-name="ce37">
            <text:p>45.41629181</text:p>
          </table:table-cell>
          <table:table-cell office:value-type="string" table:style-name="ce37">
            <text:p>Bartender</text:p>
          </table:table-cell>
          <table:table-cell table:style-name="ce37"/>
          <table:table-cell office:value-type="boolean" office:boolean-value="true" table:formula="of:=IF([.B597]&gt;=60; TRUE; FALSE)" table:style-name="ce33">
            <text:p>TRUE</text:p>
          </table:table-cell>
          <table:table-cell office:value-type="boolean" office:boolean-value="true" table:formula="of:=IF(OR([.G597]&lt;1000; [.B597]&gt;=60); TRUE; FALSE)" table:style-name="ce33">
            <text:p>TRUE</text:p>
          </table:table-cell>
          <table:table-cell office:value-type="currency" office:value="1000" table:formula="of:=IF([.I597]=TRUE;IF([.B59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Charlotte</text:p>
          </table:table-cell>
          <table:table-cell office:value-type="float" office:value="64.125801532911595" table:style-name="ce37">
            <text:p>64.12580153</text:p>
          </table:table-cell>
          <table:table-cell office:value-type="string" table:style-name="ce37">
            <text:p>Medic</text:p>
          </table:table-cell>
          <table:table-cell table:style-name="ce37"/>
          <table:table-cell office:value-type="boolean" office:boolean-value="false" table:formula="of:=IF([.B598]&gt;=60; TRUE; FALSE)" table:style-name="ce33">
            <text:p>FALSE</text:p>
          </table:table-cell>
          <table:table-cell office:value-type="boolean" office:boolean-value="true" table:formula="of:=IF(OR([.G598]&lt;1000; [.B598]&gt;=60); TRUE; FALSE)" table:style-name="ce33">
            <text:p>TRUE</text:p>
          </table:table-cell>
          <table:table-cell office:value-type="currency" office:value="800" table:formula="of:=IF([.I598]=TRUE;IF([.B598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65" table:style-name="ce37">
            <text:p>6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73.231937066826106" table:style-name="ce37">
            <text:p>73.23193707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true" table:formula="of:=IF([.B599]&gt;=60; TRUE; FALSE)" table:style-name="ce33">
            <text:p>TRUE</text:p>
          </table:table-cell>
          <table:table-cell office:value-type="boolean" office:boolean-value="true" table:formula="of:=IF(OR([.G599]&lt;1000; [.B599]&gt;=60); TRUE; FALSE)" table:style-name="ce33">
            <text:p>TRUE</text:p>
          </table:table-cell>
          <table:table-cell office:value-type="currency" office:value="1000" table:formula="of:=IF([.I599]=TRUE;IF([.B59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53" table:style-name="ce37">
            <text:p>5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allas</text:p>
          </table:table-cell>
          <table:table-cell office:value-type="float" office:value="111.164476919859" table:style-name="ce37">
            <text:p>111.1644769</text:p>
          </table:table-cell>
          <table:table-cell office:value-type="string" table:style-name="ce37">
            <text:p>Business Man</text:p>
          </table:table-cell>
          <table:table-cell table:style-name="ce37"/>
          <table:table-cell office:value-type="boolean" office:boolean-value="false" table:formula="of:=IF([.B600]&gt;=60; TRUE; FALSE)" table:style-name="ce33">
            <text:p>FALSE</text:p>
          </table:table-cell>
          <table:table-cell office:value-type="boolean" office:boolean-value="true" table:formula="of:=IF(OR([.G600]&lt;1000; [.B600]&gt;=60); TRUE; FALSE)" table:style-name="ce33">
            <text:p>TRUE</text:p>
          </table:table-cell>
          <table:table-cell office:value-type="currency" office:value="800" table:formula="of:=IF([.I600]=TRUE;IF([.B60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70" table:style-name="ce37">
            <text:p>7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Boston</text:p>
          </table:table-cell>
          <table:table-cell office:value-type="float" office:value="51.8765173149501" table:style-name="ce37">
            <text:p>51.87651731</text:p>
          </table:table-cell>
          <table:table-cell office:value-type="string" table:style-name="ce37">
            <text:p>Food Deliver</text:p>
          </table:table-cell>
          <table:table-cell table:style-name="ce37"/>
          <table:table-cell office:value-type="boolean" office:boolean-value="true" table:formula="of:=IF([.B601]&gt;=60; TRUE; FALSE)" table:style-name="ce33">
            <text:p>TRUE</text:p>
          </table:table-cell>
          <table:table-cell office:value-type="boolean" office:boolean-value="true" table:formula="of:=IF(OR([.G601]&lt;1000; [.B601]&gt;=60); TRUE; FALSE)" table:style-name="ce33">
            <text:p>TRUE</text:p>
          </table:table-cell>
          <table:table-cell office:value-type="currency" office:value="1000" table:formula="of:=IF([.I601]=TRUE;IF([.B60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69" table:style-name="ce37">
            <text:p>69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93.466790238557493" table:style-name="ce37">
            <text:p>93.46679024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true" table:formula="of:=IF([.B602]&gt;=60; TRUE; FALSE)" table:style-name="ce33">
            <text:p>TRUE</text:p>
          </table:table-cell>
          <table:table-cell office:value-type="boolean" office:boolean-value="true" table:formula="of:=IF(OR([.G602]&lt;1000; [.B602]&gt;=60); TRUE; FALSE)" table:style-name="ce33">
            <text:p>TRUE</text:p>
          </table:table-cell>
          <table:table-cell office:value-type="currency" office:value="1000" table:formula="of:=IF([.I602]=TRUE;IF([.B60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46" table:style-name="ce37">
            <text:p>4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tlanta</text:p>
          </table:table-cell>
          <table:table-cell office:value-type="float" office:value="32.443348133275997" table:style-name="ce37">
            <text:p>32.44334813</text:p>
          </table:table-cell>
          <table:table-cell office:value-type="string" table:style-name="ce37">
            <text:p>Police Officer</text:p>
          </table:table-cell>
          <table:table-cell table:style-name="ce37"/>
          <table:table-cell office:value-type="boolean" office:boolean-value="false" table:formula="of:=IF([.B603]&gt;=60; TRUE; FALSE)" table:style-name="ce33">
            <text:p>FALSE</text:p>
          </table:table-cell>
          <table:table-cell office:value-type="boolean" office:boolean-value="true" table:formula="of:=IF(OR([.G603]&lt;1000; [.B603]&gt;=60); TRUE; FALSE)" table:style-name="ce33">
            <text:p>TRUE</text:p>
          </table:table-cell>
          <table:table-cell office:value-type="currency" office:value="800" table:formula="of:=IF([.I603]=TRUE;IF([.B60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114" table:style-name="ce37">
            <text:p>11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Los Angeles</text:p>
          </table:table-cell>
          <table:table-cell office:value-type="float" office:value="61.459415268172101" table:style-name="ce37">
            <text:p>61.45941527</text:p>
          </table:table-cell>
          <table:table-cell office:value-type="string" table:style-name="ce37">
            <text:p>Postman</text:p>
          </table:table-cell>
          <table:table-cell table:style-name="ce37"/>
          <table:table-cell office:value-type="boolean" office:boolean-value="true" table:formula="of:=IF([.B604]&gt;=60; TRUE; FALSE)" table:style-name="ce33">
            <text:p>TRUE</text:p>
          </table:table-cell>
          <table:table-cell office:value-type="boolean" office:boolean-value="true" table:formula="of:=IF(OR([.G604]&lt;1000; [.B604]&gt;=60); TRUE; FALSE)" table:style-name="ce33">
            <text:p>TRUE</text:p>
          </table:table-cell>
          <table:table-cell office:value-type="currency" office:value="1000" table:formula="of:=IF([.I604]=TRUE;IF([.B60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56" table:style-name="ce37">
            <text:p>56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39.376240931328503" table:style-name="ce37">
            <text:p>39.37624093</text:p>
          </table:table-cell>
          <table:table-cell office:value-type="string" table:style-name="ce37">
            <text:p>Fit Trainer</text:p>
          </table:table-cell>
          <table:table-cell table:style-name="ce37"/>
          <table:table-cell office:value-type="boolean" office:boolean-value="false" table:formula="of:=IF([.B605]&gt;=60; TRUE; FALSE)" table:style-name="ce33">
            <text:p>FALSE</text:p>
          </table:table-cell>
          <table:table-cell office:value-type="boolean" office:boolean-value="true" table:formula="of:=IF(OR([.G605]&lt;1000; [.B605]&gt;=60); TRUE; FALSE)" table:style-name="ce33">
            <text:p>TRUE</text:p>
          </table:table-cell>
          <table:table-cell office:value-type="currency" office:value="800" table:formula="of:=IF([.I605]=TRUE;IF([.B605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21" table:style-name="ce37">
            <text:p>2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87.972001116569302" table:style-name="ce37">
            <text:p>87.97200112</text:p>
          </table:table-cell>
          <table:table-cell office:value-type="string" table:style-name="ce37">
            <text:p>Periodist</text:p>
          </table:table-cell>
          <table:table-cell table:style-name="ce37"/>
          <table:table-cell office:value-type="boolean" office:boolean-value="false" table:formula="of:=IF([.B606]&gt;=60; TRUE; FALSE)" table:style-name="ce33">
            <text:p>FALSE</text:p>
          </table:table-cell>
          <table:table-cell office:value-type="boolean" office:boolean-value="true" table:formula="of:=IF(OR([.G606]&lt;1000; [.B606]&gt;=60); TRUE; FALSE)" table:style-name="ce33">
            <text:p>TRUE</text:p>
          </table:table-cell>
          <table:table-cell office:value-type="currency" office:value="800" table:formula="of:=IF([.I606]=TRUE;IF([.B606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66.5476626244334" table:style-name="ce37">
            <text:p>66.54766262</text:p>
          </table:table-cell>
          <table:table-cell office:value-type="string" table:style-name="ce37">
            <text:p>Store Asistant</text:p>
          </table:table-cell>
          <table:table-cell table:style-name="ce37"/>
          <table:table-cell office:value-type="boolean" office:boolean-value="false" table:formula="of:=IF([.B607]&gt;=60; TRUE; FALSE)" table:style-name="ce33">
            <text:p>FALSE</text:p>
          </table:table-cell>
          <table:table-cell office:value-type="boolean" office:boolean-value="true" table:formula="of:=IF(OR([.G607]&lt;1000; [.B607]&gt;=60); TRUE; FALSE)" table:style-name="ce33">
            <text:p>TRUE</text:p>
          </table:table-cell>
          <table:table-cell office:value-type="currency" office:value="800" table:formula="of:=IF([.I607]=TRUE;IF([.B607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09" table:style-name="ce37">
            <text:p>109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Detroit</text:p>
          </table:table-cell>
          <table:table-cell office:value-type="float" office:value="94.200221253627902" table:style-name="ce37">
            <text:p>94.20022125</text:p>
          </table:table-cell>
          <table:table-cell office:value-type="string" table:style-name="ce37">
            <text:p>Enterprises Manager</text:p>
          </table:table-cell>
          <table:table-cell table:style-name="ce37"/>
          <table:table-cell office:value-type="boolean" office:boolean-value="true" table:formula="of:=IF([.B608]&gt;=60; TRUE; FALSE)" table:style-name="ce33">
            <text:p>TRUE</text:p>
          </table:table-cell>
          <table:table-cell office:value-type="boolean" office:boolean-value="true" table:formula="of:=IF(OR([.G608]&lt;1000; [.B608]&gt;=60); TRUE; FALSE)" table:style-name="ce33">
            <text:p>TRUE</text:p>
          </table:table-cell>
          <table:table-cell office:value-type="currency" office:value="1000" table:formula="of:=IF([.I608]=TRUE;IF([.B60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Noah</text:p>
          </table:table-cell>
          <table:table-cell office:value-type="float" office:value="25" table:style-name="ce37">
            <text:p>25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Indianapolis</text:p>
          </table:table-cell>
          <table:table-cell office:value-type="float" office:value="43.458918403252902" table:style-name="ce37">
            <text:p>43.4589184</text:p>
          </table:table-cell>
          <table:table-cell office:value-type="string" table:style-name="ce37">
            <text:p>Windows Cleaner</text:p>
          </table:table-cell>
          <table:table-cell table:style-name="ce37"/>
          <table:table-cell office:value-type="boolean" office:boolean-value="false" table:formula="of:=IF([.B609]&gt;=60; TRUE; FALSE)" table:style-name="ce33">
            <text:p>FALSE</text:p>
          </table:table-cell>
          <table:table-cell office:value-type="boolean" office:boolean-value="true" table:formula="of:=IF(OR([.G609]&lt;1000; [.B609]&gt;=60); TRUE; FALSE)" table:style-name="ce33">
            <text:p>TRUE</text:p>
          </table:table-cell>
          <table:table-cell office:value-type="currency" office:value="800" table:formula="of:=IF([.I609]=TRUE;IF([.B609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50" table:style-name="ce37">
            <text:p>5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62.661218549596697" table:style-name="ce37">
            <text:p>62.66121855</text:p>
          </table:table-cell>
          <table:table-cell office:value-type="string" table:style-name="ce37">
            <text:p>Nurse</text:p>
          </table:table-cell>
          <table:table-cell table:style-name="ce37"/>
          <table:table-cell office:value-type="boolean" office:boolean-value="false" table:formula="of:=IF([.B610]&gt;=60; TRUE; FALSE)" table:style-name="ce33">
            <text:p>FALSE</text:p>
          </table:table-cell>
          <table:table-cell office:value-type="boolean" office:boolean-value="true" table:formula="of:=IF(OR([.G610]&lt;1000; [.B610]&gt;=60); TRUE; FALSE)" table:style-name="ce33">
            <text:p>TRUE</text:p>
          </table:table-cell>
          <table:table-cell office:value-type="currency" office:value="800" table:formula="of:=IF([.I610]=TRUE;IF([.B610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110" table:style-name="ce37">
            <text:p>11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96.029807390171499" table:style-name="ce37">
            <text:p>96.02980739</text:p>
          </table:table-cell>
          <table:table-cell office:value-type="string" table:style-name="ce37">
            <text:p>Youtuber</text:p>
          </table:table-cell>
          <table:table-cell table:style-name="ce37"/>
          <table:table-cell office:value-type="boolean" office:boolean-value="true" table:formula="of:=IF([.B611]&gt;=60; TRUE; FALSE)" table:style-name="ce33">
            <text:p>TRUE</text:p>
          </table:table-cell>
          <table:table-cell office:value-type="boolean" office:boolean-value="true" table:formula="of:=IF(OR([.G611]&lt;1000; [.B611]&gt;=60); TRUE; FALSE)" table:style-name="ce33">
            <text:p>TRUE</text:p>
          </table:table-cell>
          <table:table-cell office:value-type="currency" office:value="1000" table:formula="of:=IF([.I611]=TRUE;IF([.B61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94" table:style-name="ce37">
            <text:p>9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64.858774230754307" table:style-name="ce37">
            <text:p>64.85877423</text:p>
          </table:table-cell>
          <table:table-cell office:value-type="string" table:style-name="ce37">
            <text:p>Windows Cleaner</text:p>
          </table:table-cell>
          <table:table-cell office:value-type="float" office:value="4142" table:style-name="ce37">
            <text:p>4142</text:p>
          </table:table-cell>
          <table:table-cell office:value-type="boolean" office:boolean-value="true" table:formula="of:=IF([.B612]&gt;=60; TRUE; FALSE)" table:style-name="ce33">
            <text:p>TRUE</text:p>
          </table:table-cell>
          <table:table-cell office:value-type="boolean" office:boolean-value="true" table:formula="of:=IF(OR([.G612]&lt;1000; [.B612]&gt;=60); TRUE; FALSE)" table:style-name="ce33">
            <text:p>TRUE</text:p>
          </table:table-cell>
          <table:table-cell office:value-type="currency" office:value="1000" table:formula="of:=IF([.I612]=TRUE;IF([.B61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9" table:style-name="ce37">
            <text:p>9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as Vegas</text:p>
          </table:table-cell>
          <table:table-cell office:value-type="float" office:value="33.251034408891798" table:style-name="ce37">
            <text:p>33.25103441</text:p>
          </table:table-cell>
          <table:table-cell office:value-type="string" table:style-name="ce37">
            <text:p>Bartender</text:p>
          </table:table-cell>
          <table:table-cell office:value-type="float" office:value="5228" table:style-name="ce37">
            <text:p>5228</text:p>
          </table:table-cell>
          <table:table-cell office:value-type="boolean" office:boolean-value="false" table:formula="of:=IF([.B613]&gt;=60; TRUE; FALSE)" table:style-name="ce33">
            <text:p>FALSE</text:p>
          </table:table-cell>
          <table:table-cell office:value-type="boolean" office:boolean-value="false" table:formula="of:=IF(OR([.G613]&lt;1000; [.B613]&gt;=60); TRUE; FALSE)" table:style-name="ce33">
            <text:p>FALSE</text:p>
          </table:table-cell>
          <table:table-cell office:value-type="currency" office:value="0" table:formula="of:=IF([.I613]=TRUE;IF([.B61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38" table:style-name="ce37">
            <text:p>3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100.583897934172" table:style-name="ce37">
            <text:p>100.5838979</text:p>
          </table:table-cell>
          <table:table-cell office:value-type="string" table:style-name="ce37">
            <text:p>Postman</text:p>
          </table:table-cell>
          <table:table-cell office:value-type="float" office:value="5651" table:style-name="ce37">
            <text:p>5651</text:p>
          </table:table-cell>
          <table:table-cell office:value-type="boolean" office:boolean-value="false" table:formula="of:=IF([.B614]&gt;=60; TRUE; FALSE)" table:style-name="ce33">
            <text:p>FALSE</text:p>
          </table:table-cell>
          <table:table-cell office:value-type="boolean" office:boolean-value="false" table:formula="of:=IF(OR([.G614]&lt;1000; [.B614]&gt;=60); TRUE; FALSE)" table:style-name="ce33">
            <text:p>FALSE</text:p>
          </table:table-cell>
          <table:table-cell office:value-type="currency" office:value="0" table:formula="of:=IF([.I614]=TRUE;IF([.B61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116.07125366161399" table:style-name="ce37">
            <text:p>116.0712537</text:p>
          </table:table-cell>
          <table:table-cell office:value-type="string" table:style-name="ce37">
            <text:p>Medic</text:p>
          </table:table-cell>
          <table:table-cell office:value-type="float" office:value="1779" table:style-name="ce37">
            <text:p>1779</text:p>
          </table:table-cell>
          <table:table-cell office:value-type="boolean" office:boolean-value="true" table:formula="of:=IF([.B615]&gt;=60; TRUE; FALSE)" table:style-name="ce33">
            <text:p>TRUE</text:p>
          </table:table-cell>
          <table:table-cell office:value-type="boolean" office:boolean-value="true" table:formula="of:=IF(OR([.G615]&lt;1000; [.B615]&gt;=60); TRUE; FALSE)" table:style-name="ce33">
            <text:p>TRUE</text:p>
          </table:table-cell>
          <table:table-cell office:value-type="currency" office:value="1000" table:formula="of:=IF([.I615]=TRUE;IF([.B61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lexander</text:p>
          </table:table-cell>
          <table:table-cell office:value-type="float" office:value="46" table:style-name="ce37">
            <text:p>4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New York</text:p>
          </table:table-cell>
          <table:table-cell office:value-type="float" office:value="36.804044784655801" table:style-name="ce37">
            <text:p>36.80404478</text:p>
          </table:table-cell>
          <table:table-cell office:value-type="string" table:style-name="ce37">
            <text:p>Periodist</text:p>
          </table:table-cell>
          <table:table-cell office:value-type="float" office:value="1645" table:style-name="ce37">
            <text:p>1645</text:p>
          </table:table-cell>
          <table:table-cell office:value-type="boolean" office:boolean-value="false" table:formula="of:=IF([.B616]&gt;=60; TRUE; FALSE)" table:style-name="ce33">
            <text:p>FALSE</text:p>
          </table:table-cell>
          <table:table-cell office:value-type="boolean" office:boolean-value="false" table:formula="of:=IF(OR([.G616]&lt;1000; [.B616]&gt;=60); TRUE; FALSE)" table:style-name="ce33">
            <text:p>FALSE</text:p>
          </table:table-cell>
          <table:table-cell office:value-type="currency" office:value="0" table:formula="of:=IF([.I616]=TRUE;IF([.B616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82" table:style-name="ce37">
            <text:p>82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31.717195383148301" table:style-name="ce37">
            <text:p>31.71719538</text:p>
          </table:table-cell>
          <table:table-cell office:value-type="string" table:style-name="ce37">
            <text:p>Housekeeper</text:p>
          </table:table-cell>
          <table:table-cell office:value-type="float" office:value="2770" table:style-name="ce37">
            <text:p>2770</text:p>
          </table:table-cell>
          <table:table-cell office:value-type="boolean" office:boolean-value="true" table:formula="of:=IF([.B617]&gt;=60; TRUE; FALSE)" table:style-name="ce33">
            <text:p>TRUE</text:p>
          </table:table-cell>
          <table:table-cell office:value-type="boolean" office:boolean-value="true" table:formula="of:=IF(OR([.G617]&lt;1000; [.B617]&gt;=60); TRUE; FALSE)" table:style-name="ce33">
            <text:p>TRUE</text:p>
          </table:table-cell>
          <table:table-cell office:value-type="currency" office:value="1000" table:formula="of:=IF([.I617]=TRUE;IF([.B617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96" table:style-name="ce37">
            <text:p>9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nneapolis</text:p>
          </table:table-cell>
          <table:table-cell office:value-type="float" office:value="85.764319299393193" table:style-name="ce37">
            <text:p>85.7643193</text:p>
          </table:table-cell>
          <table:table-cell office:value-type="string" table:style-name="ce37">
            <text:p>Plumber</text:p>
          </table:table-cell>
          <table:table-cell office:value-type="float" office:value="3042" table:style-name="ce37">
            <text:p>3042</text:p>
          </table:table-cell>
          <table:table-cell office:value-type="boolean" office:boolean-value="true" table:formula="of:=IF([.B618]&gt;=60; TRUE; FALSE)" table:style-name="ce33">
            <text:p>TRUE</text:p>
          </table:table-cell>
          <table:table-cell office:value-type="boolean" office:boolean-value="true" table:formula="of:=IF(OR([.G618]&lt;1000; [.B618]&gt;=60); TRUE; FALSE)" table:style-name="ce33">
            <text:p>TRUE</text:p>
          </table:table-cell>
          <table:table-cell office:value-type="currency" office:value="1000" table:formula="of:=IF([.I618]=TRUE;IF([.B61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17" table:style-name="ce37">
            <text:p>17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eattle</text:p>
          </table:table-cell>
          <table:table-cell office:value-type="float" office:value="89.458762172666695" table:style-name="ce37">
            <text:p>89.45876217</text:p>
          </table:table-cell>
          <table:table-cell office:value-type="string" table:style-name="ce37">
            <text:p>Windows Cleaner</text:p>
          </table:table-cell>
          <table:table-cell office:value-type="float" office:value="4088" table:style-name="ce37">
            <text:p>4088</text:p>
          </table:table-cell>
          <table:table-cell office:value-type="boolean" office:boolean-value="false" table:formula="of:=IF([.B619]&gt;=60; TRUE; FALSE)" table:style-name="ce33">
            <text:p>FALSE</text:p>
          </table:table-cell>
          <table:table-cell office:value-type="boolean" office:boolean-value="false" table:formula="of:=IF(OR([.G619]&lt;1000; [.B619]&gt;=60); TRUE; FALSE)" table:style-name="ce33">
            <text:p>FALSE</text:p>
          </table:table-cell>
          <table:table-cell office:value-type="currency" office:value="0" table:formula="of:=IF([.I619]=TRUE;IF([.B61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13" table:style-name="ce37">
            <text:p>13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Chicago</text:p>
          </table:table-cell>
          <table:table-cell office:value-type="float" office:value="101.12668004571501" table:style-name="ce37">
            <text:p>101.12668</text:p>
          </table:table-cell>
          <table:table-cell office:value-type="string" table:style-name="ce37">
            <text:p>Programer</text:p>
          </table:table-cell>
          <table:table-cell office:value-type="float" office:value="6763" table:style-name="ce37">
            <text:p>6763</text:p>
          </table:table-cell>
          <table:table-cell office:value-type="boolean" office:boolean-value="false" table:formula="of:=IF([.B620]&gt;=60; TRUE; FALSE)" table:style-name="ce33">
            <text:p>FALSE</text:p>
          </table:table-cell>
          <table:table-cell office:value-type="boolean" office:boolean-value="false" table:formula="of:=IF(OR([.G620]&lt;1000; [.B620]&gt;=60); TRUE; FALSE)" table:style-name="ce33">
            <text:p>FALSE</text:p>
          </table:table-cell>
          <table:table-cell office:value-type="currency" office:value="0" table:formula="of:=IF([.I620]=TRUE;IF([.B62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ames</text:p>
          </table:table-cell>
          <table:table-cell office:value-type="float" office:value="7" table:style-name="ce37">
            <text:p>7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Phoenix</text:p>
          </table:table-cell>
          <table:table-cell office:value-type="float" office:value="79.387230395443694" table:style-name="ce37">
            <text:p>79.3872304</text:p>
          </table:table-cell>
          <table:table-cell office:value-type="string" table:style-name="ce37">
            <text:p>Periodist</text:p>
          </table:table-cell>
          <table:table-cell office:value-type="float" office:value="4003" table:style-name="ce37">
            <text:p>4003</text:p>
          </table:table-cell>
          <table:table-cell office:value-type="boolean" office:boolean-value="false" table:formula="of:=IF([.B621]&gt;=60; TRUE; FALSE)" table:style-name="ce33">
            <text:p>FALSE</text:p>
          </table:table-cell>
          <table:table-cell office:value-type="boolean" office:boolean-value="false" table:formula="of:=IF(OR([.G621]&lt;1000; [.B621]&gt;=60); TRUE; FALSE)" table:style-name="ce33">
            <text:p>FALSE</text:p>
          </table:table-cell>
          <table:table-cell office:value-type="currency" office:value="0" table:formula="of:=IF([.I621]=TRUE;IF([.B62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68" table:style-name="ce37">
            <text:p>68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as Vegas</text:p>
          </table:table-cell>
          <table:table-cell office:value-type="float" office:value="93.187132741147707" table:style-name="ce37">
            <text:p>93.18713274</text:p>
          </table:table-cell>
          <table:table-cell office:value-type="string" table:style-name="ce37">
            <text:p>Food Deliver</text:p>
          </table:table-cell>
          <table:table-cell office:value-type="float" office:value="1742" table:style-name="ce37">
            <text:p>1742</text:p>
          </table:table-cell>
          <table:table-cell office:value-type="boolean" office:boolean-value="true" table:formula="of:=IF([.B622]&gt;=60; TRUE; FALSE)" table:style-name="ce33">
            <text:p>TRUE</text:p>
          </table:table-cell>
          <table:table-cell office:value-type="boolean" office:boolean-value="true" table:formula="of:=IF(OR([.G622]&lt;1000; [.B622]&gt;=60); TRUE; FALSE)" table:style-name="ce33">
            <text:p>TRUE</text:p>
          </table:table-cell>
          <table:table-cell office:value-type="currency" office:value="1000" table:formula="of:=IF([.I622]=TRUE;IF([.B62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va</text:p>
          </table:table-cell>
          <table:table-cell office:value-type="float" office:value="110" table:style-name="ce37">
            <text:p>11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30.8975811887322" table:style-name="ce37">
            <text:p>30.89758119</text:p>
          </table:table-cell>
          <table:table-cell office:value-type="string" table:style-name="ce37">
            <text:p>Postman</text:p>
          </table:table-cell>
          <table:table-cell office:value-type="float" office:value="7281" table:style-name="ce37">
            <text:p>7281</text:p>
          </table:table-cell>
          <table:table-cell office:value-type="boolean" office:boolean-value="true" table:formula="of:=IF([.B623]&gt;=60; TRUE; FALSE)" table:style-name="ce33">
            <text:p>TRUE</text:p>
          </table:table-cell>
          <table:table-cell office:value-type="boolean" office:boolean-value="true" table:formula="of:=IF(OR([.G623]&lt;1000; [.B623]&gt;=60); TRUE; FALSE)" table:style-name="ce33">
            <text:p>TRUE</text:p>
          </table:table-cell>
          <table:table-cell office:value-type="currency" office:value="1000" table:formula="of:=IF([.I623]=TRUE;IF([.B62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116" table:style-name="ce37">
            <text:p>11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San Diego</text:p>
          </table:table-cell>
          <table:table-cell office:value-type="float" office:value="88.8526568401833" table:style-name="ce37">
            <text:p>88.85265684</text:p>
          </table:table-cell>
          <table:table-cell office:value-type="string" table:style-name="ce37">
            <text:p>Housekeeper</text:p>
          </table:table-cell>
          <table:table-cell office:value-type="float" office:value="4718" table:style-name="ce37">
            <text:p>4718</text:p>
          </table:table-cell>
          <table:table-cell office:value-type="boolean" office:boolean-value="true" table:formula="of:=IF([.B624]&gt;=60; TRUE; FALSE)" table:style-name="ce33">
            <text:p>TRUE</text:p>
          </table:table-cell>
          <table:table-cell office:value-type="boolean" office:boolean-value="true" table:formula="of:=IF(OR([.G624]&lt;1000; [.B624]&gt;=60); TRUE; FALSE)" table:style-name="ce33">
            <text:p>TRUE</text:p>
          </table:table-cell>
          <table:table-cell office:value-type="currency" office:value="1000" table:formula="of:=IF([.I624]=TRUE;IF([.B62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85" table:style-name="ce37">
            <text:p>8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40.112134364027497" table:style-name="ce37">
            <text:p>40.11213436</text:p>
          </table:table-cell>
          <table:table-cell office:value-type="string" table:style-name="ce37">
            <text:p>Periodist</text:p>
          </table:table-cell>
          <table:table-cell office:value-type="float" office:value="4999" table:style-name="ce37">
            <text:p>4999</text:p>
          </table:table-cell>
          <table:table-cell office:value-type="boolean" office:boolean-value="true" table:formula="of:=IF([.B625]&gt;=60; TRUE; FALSE)" table:style-name="ce33">
            <text:p>TRUE</text:p>
          </table:table-cell>
          <table:table-cell office:value-type="boolean" office:boolean-value="true" table:formula="of:=IF(OR([.G625]&lt;1000; [.B625]&gt;=60); TRUE; FALSE)" table:style-name="ce33">
            <text:p>TRUE</text:p>
          </table:table-cell>
          <table:table-cell office:value-type="currency" office:value="1000" table:formula="of:=IF([.I625]=TRUE;IF([.B62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105" table:style-name="ce37">
            <text:p>10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63.402261695710202" table:style-name="ce37">
            <text:p>63.4022617</text:p>
          </table:table-cell>
          <table:table-cell office:value-type="string" table:style-name="ce37">
            <text:p>Fit Trainer</text:p>
          </table:table-cell>
          <table:table-cell office:value-type="float" office:value="2066" table:style-name="ce37">
            <text:p>2066</text:p>
          </table:table-cell>
          <table:table-cell office:value-type="boolean" office:boolean-value="true" table:formula="of:=IF([.B626]&gt;=60; TRUE; FALSE)" table:style-name="ce33">
            <text:p>TRUE</text:p>
          </table:table-cell>
          <table:table-cell office:value-type="boolean" office:boolean-value="true" table:formula="of:=IF(OR([.G626]&lt;1000; [.B626]&gt;=60); TRUE; FALSE)" table:style-name="ce33">
            <text:p>TRUE</text:p>
          </table:table-cell>
          <table:table-cell office:value-type="currency" office:value="1000" table:formula="of:=IF([.I626]=TRUE;IF([.B62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40" table:style-name="ce37">
            <text:p>4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23.101261935822901" table:style-name="ce37">
            <text:p>23.10126194</text:p>
          </table:table-cell>
          <table:table-cell office:value-type="string" table:style-name="ce37">
            <text:p>Firefigther</text:p>
          </table:table-cell>
          <table:table-cell office:value-type="float" office:value="4616" table:style-name="ce37">
            <text:p>4616</text:p>
          </table:table-cell>
          <table:table-cell office:value-type="boolean" office:boolean-value="false" table:formula="of:=IF([.B627]&gt;=60; TRUE; FALSE)" table:style-name="ce33">
            <text:p>FALSE</text:p>
          </table:table-cell>
          <table:table-cell office:value-type="boolean" office:boolean-value="false" table:formula="of:=IF(OR([.G627]&lt;1000; [.B627]&gt;=60); TRUE; FALSE)" table:style-name="ce33">
            <text:p>FALSE</text:p>
          </table:table-cell>
          <table:table-cell office:value-type="currency" office:value="0" table:formula="of:=IF([.I627]=TRUE;IF([.B62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a</text:p>
          </table:table-cell>
          <table:table-cell office:value-type="float" office:value="87" table:style-name="ce37">
            <text:p>8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Los Angeles</text:p>
          </table:table-cell>
          <table:table-cell office:value-type="float" office:value="100.341363563624" table:style-name="ce37">
            <text:p>100.3413636</text:p>
          </table:table-cell>
          <table:table-cell office:value-type="string" table:style-name="ce37">
            <text:p>Nurse</text:p>
          </table:table-cell>
          <table:table-cell office:value-type="float" office:value="7459" table:style-name="ce37">
            <text:p>7459</text:p>
          </table:table-cell>
          <table:table-cell office:value-type="boolean" office:boolean-value="true" table:formula="of:=IF([.B628]&gt;=60; TRUE; FALSE)" table:style-name="ce33">
            <text:p>TRUE</text:p>
          </table:table-cell>
          <table:table-cell office:value-type="boolean" office:boolean-value="true" table:formula="of:=IF(OR([.G628]&lt;1000; [.B628]&gt;=60); TRUE; FALSE)" table:style-name="ce33">
            <text:p>TRUE</text:p>
          </table:table-cell>
          <table:table-cell office:value-type="currency" office:value="1000" table:formula="of:=IF([.I628]=TRUE;IF([.B62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70" table:style-name="ce37">
            <text:p>70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65.369531543003902" table:style-name="ce37">
            <text:p>65.36953154</text:p>
          </table:table-cell>
          <table:table-cell office:value-type="string" table:style-name="ce37">
            <text:p>Enterprises Manager</text:p>
          </table:table-cell>
          <table:table-cell office:value-type="float" office:value="6334" table:style-name="ce37">
            <text:p>6334</text:p>
          </table:table-cell>
          <table:table-cell office:value-type="boolean" office:boolean-value="true" table:formula="of:=IF([.B629]&gt;=60; TRUE; FALSE)" table:style-name="ce33">
            <text:p>TRUE</text:p>
          </table:table-cell>
          <table:table-cell office:value-type="boolean" office:boolean-value="true" table:formula="of:=IF(OR([.G629]&lt;1000; [.B629]&gt;=60); TRUE; FALSE)" table:style-name="ce33">
            <text:p>TRUE</text:p>
          </table:table-cell>
          <table:table-cell office:value-type="currency" office:value="1000" table:formula="of:=IF([.I629]=TRUE;IF([.B62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111" table:style-name="ce37">
            <text:p>11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45.868289266274601" table:style-name="ce37">
            <text:p>45.86828927</text:p>
          </table:table-cell>
          <table:table-cell office:value-type="string" table:style-name="ce37">
            <text:p>Youtuber</text:p>
          </table:table-cell>
          <table:table-cell office:value-type="float" office:value="3666" table:style-name="ce37">
            <text:p>3666</text:p>
          </table:table-cell>
          <table:table-cell office:value-type="boolean" office:boolean-value="true" table:formula="of:=IF([.B630]&gt;=60; TRUE; FALSE)" table:style-name="ce33">
            <text:p>TRUE</text:p>
          </table:table-cell>
          <table:table-cell office:value-type="boolean" office:boolean-value="true" table:formula="of:=IF(OR([.G630]&lt;1000; [.B630]&gt;=60); TRUE; FALSE)" table:style-name="ce33">
            <text:p>TRUE</text:p>
          </table:table-cell>
          <table:table-cell office:value-type="currency" office:value="1000" table:formula="of:=IF([.I630]=TRUE;IF([.B63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106" table:style-name="ce37">
            <text:p>10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allas</text:p>
          </table:table-cell>
          <table:table-cell office:value-type="float" office:value="68.879892915066506" table:style-name="ce37">
            <text:p>68.87989292</text:p>
          </table:table-cell>
          <table:table-cell office:value-type="string" table:style-name="ce37">
            <text:p>Financial Manager</text:p>
          </table:table-cell>
          <table:table-cell office:value-type="float" office:value="5776" table:style-name="ce37">
            <text:p>5776</text:p>
          </table:table-cell>
          <table:table-cell office:value-type="boolean" office:boolean-value="true" table:formula="of:=IF([.B631]&gt;=60; TRUE; FALSE)" table:style-name="ce33">
            <text:p>TRUE</text:p>
          </table:table-cell>
          <table:table-cell office:value-type="boolean" office:boolean-value="true" table:formula="of:=IF(OR([.G631]&lt;1000; [.B631]&gt;=60); TRUE; FALSE)" table:style-name="ce33">
            <text:p>TRUE</text:p>
          </table:table-cell>
          <table:table-cell office:value-type="currency" office:value="1000" table:formula="of:=IF([.I631]=TRUE;IF([.B63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10" table:style-name="ce37">
            <text:p>110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ustin</text:p>
          </table:table-cell>
          <table:table-cell office:value-type="float" office:value="116.443199173754" table:style-name="ce37">
            <text:p>116.4431992</text:p>
          </table:table-cell>
          <table:table-cell office:value-type="string" table:style-name="ce37">
            <text:p>Store Asistant</text:p>
          </table:table-cell>
          <table:table-cell office:value-type="float" office:value="1444" table:style-name="ce37">
            <text:p>1444</text:p>
          </table:table-cell>
          <table:table-cell office:value-type="boolean" office:boolean-value="true" table:formula="of:=IF([.B632]&gt;=60; TRUE; FALSE)" table:style-name="ce33">
            <text:p>TRUE</text:p>
          </table:table-cell>
          <table:table-cell office:value-type="boolean" office:boolean-value="true" table:formula="of:=IF(OR([.G632]&lt;1000; [.B632]&gt;=60); TRUE; FALSE)" table:style-name="ce33">
            <text:p>TRUE</text:p>
          </table:table-cell>
          <table:table-cell office:value-type="currency" office:value="1000" table:formula="of:=IF([.I632]=TRUE;IF([.B63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106" table:style-name="ce37">
            <text:p>10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Boston</text:p>
          </table:table-cell>
          <table:table-cell office:value-type="float" office:value="51.954816468502798" table:style-name="ce37">
            <text:p>51.95481647</text:p>
          </table:table-cell>
          <table:table-cell office:value-type="string" table:style-name="ce37">
            <text:p>Food Deliver</text:p>
          </table:table-cell>
          <table:table-cell office:value-type="float" office:value="3044" table:style-name="ce37">
            <text:p>3044</text:p>
          </table:table-cell>
          <table:table-cell office:value-type="boolean" office:boolean-value="true" table:formula="of:=IF([.B633]&gt;=60; TRUE; FALSE)" table:style-name="ce33">
            <text:p>TRUE</text:p>
          </table:table-cell>
          <table:table-cell office:value-type="boolean" office:boolean-value="true" table:formula="of:=IF(OR([.G633]&lt;1000; [.B633]&gt;=60); TRUE; FALSE)" table:style-name="ce33">
            <text:p>TRUE</text:p>
          </table:table-cell>
          <table:table-cell office:value-type="currency" office:value="1000" table:formula="of:=IF([.I633]=TRUE;IF([.B633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enry</text:p>
          </table:table-cell>
          <table:table-cell office:value-type="float" office:value="24" table:style-name="ce37">
            <text:p>24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69.474103304233694" table:style-name="ce37">
            <text:p>69.4741033</text:p>
          </table:table-cell>
          <table:table-cell office:value-type="string" table:style-name="ce37">
            <text:p>Nurse</text:p>
          </table:table-cell>
          <table:table-cell office:value-type="float" office:value="3115" table:style-name="ce37">
            <text:p>3115</text:p>
          </table:table-cell>
          <table:table-cell office:value-type="boolean" office:boolean-value="false" table:formula="of:=IF([.B634]&gt;=60; TRUE; FALSE)" table:style-name="ce33">
            <text:p>FALSE</text:p>
          </table:table-cell>
          <table:table-cell office:value-type="boolean" office:boolean-value="false" table:formula="of:=IF(OR([.G634]&lt;1000; [.B634]&gt;=60); TRUE; FALSE)" table:style-name="ce33">
            <text:p>FALSE</text:p>
          </table:table-cell>
          <table:table-cell office:value-type="currency" office:value="0" table:formula="of:=IF([.I634]=TRUE;IF([.B63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Amelia</text:p>
          </table:table-cell>
          <table:table-cell office:value-type="float" office:value="15" table:style-name="ce37">
            <text:p>15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59.182661143458098" table:style-name="ce37">
            <text:p>59.18266114</text:p>
          </table:table-cell>
          <table:table-cell office:value-type="string" table:style-name="ce37">
            <text:p>Periodist</text:p>
          </table:table-cell>
          <table:table-cell office:value-type="float" office:value="7516" table:style-name="ce37">
            <text:p>7516</text:p>
          </table:table-cell>
          <table:table-cell office:value-type="boolean" office:boolean-value="false" table:formula="of:=IF([.B635]&gt;=60; TRUE; FALSE)" table:style-name="ce33">
            <text:p>FALSE</text:p>
          </table:table-cell>
          <table:table-cell office:value-type="boolean" office:boolean-value="false" table:formula="of:=IF(OR([.G635]&lt;1000; [.B635]&gt;=60); TRUE; FALSE)" table:style-name="ce33">
            <text:p>FALSE</text:p>
          </table:table-cell>
          <table:table-cell office:value-type="currency" office:value="0" table:formula="of:=IF([.I635]=TRUE;IF([.B63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65" table:style-name="ce37">
            <text:p>65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os Angeles</text:p>
          </table:table-cell>
          <table:table-cell office:value-type="float" office:value="49.140707303109899" table:style-name="ce37">
            <text:p>49.1407073</text:p>
          </table:table-cell>
          <table:table-cell office:value-type="string" table:style-name="ce37">
            <text:p>Secretary</text:p>
          </table:table-cell>
          <table:table-cell office:value-type="float" office:value="5673" table:style-name="ce37">
            <text:p>5673</text:p>
          </table:table-cell>
          <table:table-cell office:value-type="boolean" office:boolean-value="true" table:formula="of:=IF([.B636]&gt;=60; TRUE; FALSE)" table:style-name="ce33">
            <text:p>TRUE</text:p>
          </table:table-cell>
          <table:table-cell office:value-type="boolean" office:boolean-value="true" table:formula="of:=IF(OR([.G636]&lt;1000; [.B636]&gt;=60); TRUE; FALSE)" table:style-name="ce33">
            <text:p>TRUE</text:p>
          </table:table-cell>
          <table:table-cell office:value-type="currency" office:value="1000" table:formula="of:=IF([.I636]=TRUE;IF([.B63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54" table:style-name="ce37">
            <text:p>5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Las Vegas</text:p>
          </table:table-cell>
          <table:table-cell office:value-type="float" office:value="83.105110832158303" table:style-name="ce37">
            <text:p>83.10511083</text:p>
          </table:table-cell>
          <table:table-cell office:value-type="string" table:style-name="ce37">
            <text:p>Nurse</text:p>
          </table:table-cell>
          <table:table-cell office:value-type="float" office:value="1191" table:style-name="ce37">
            <text:p>1191</text:p>
          </table:table-cell>
          <table:table-cell office:value-type="boolean" office:boolean-value="false" table:formula="of:=IF([.B637]&gt;=60; TRUE; FALSE)" table:style-name="ce33">
            <text:p>FALSE</text:p>
          </table:table-cell>
          <table:table-cell office:value-type="boolean" office:boolean-value="false" table:formula="of:=IF(OR([.G637]&lt;1000; [.B637]&gt;=60); TRUE; FALSE)" table:style-name="ce33">
            <text:p>FALSE</text:p>
          </table:table-cell>
          <table:table-cell office:value-type="currency" office:value="0" table:formula="of:=IF([.I637]=TRUE;IF([.B63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110" table:style-name="ce37">
            <text:p>110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Austin</text:p>
          </table:table-cell>
          <table:table-cell office:value-type="float" office:value="84.525397810973402" table:style-name="ce37">
            <text:p>84.52539781</text:p>
          </table:table-cell>
          <table:table-cell office:value-type="string" table:style-name="ce37">
            <text:p>Periodist</text:p>
          </table:table-cell>
          <table:table-cell office:value-type="float" office:value="2687" table:style-name="ce37">
            <text:p>2687</text:p>
          </table:table-cell>
          <table:table-cell office:value-type="boolean" office:boolean-value="true" table:formula="of:=IF([.B638]&gt;=60; TRUE; FALSE)" table:style-name="ce33">
            <text:p>TRUE</text:p>
          </table:table-cell>
          <table:table-cell office:value-type="boolean" office:boolean-value="true" table:formula="of:=IF(OR([.G638]&lt;1000; [.B638]&gt;=60); TRUE; FALSE)" table:style-name="ce33">
            <text:p>TRUE</text:p>
          </table:table-cell>
          <table:table-cell office:value-type="currency" office:value="1000" table:formula="of:=IF([.I638]=TRUE;IF([.B63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mma</text:p>
          </table:table-cell>
          <table:table-cell office:value-type="float" office:value="4" table:style-name="ce37">
            <text:p>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Orlando</text:p>
          </table:table-cell>
          <table:table-cell office:value-type="float" office:value="68.605749450582806" table:style-name="ce37">
            <text:p>68.60574945</text:p>
          </table:table-cell>
          <table:table-cell office:value-type="string" table:style-name="ce37">
            <text:p>Architect</text:p>
          </table:table-cell>
          <table:table-cell office:value-type="float" office:value="4846" table:style-name="ce37">
            <text:p>4846</text:p>
          </table:table-cell>
          <table:table-cell office:value-type="boolean" office:boolean-value="false" table:formula="of:=IF([.B639]&gt;=60; TRUE; FALSE)" table:style-name="ce33">
            <text:p>FALSE</text:p>
          </table:table-cell>
          <table:table-cell office:value-type="boolean" office:boolean-value="false" table:formula="of:=IF(OR([.G639]&lt;1000; [.B639]&gt;=60); TRUE; FALSE)" table:style-name="ce33">
            <text:p>FALSE</text:p>
          </table:table-cell>
          <table:table-cell office:value-type="currency" office:value="0" table:formula="of:=IF([.I639]=TRUE;IF([.B63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Isabella</text:p>
          </table:table-cell>
          <table:table-cell office:value-type="float" office:value="57" table:style-name="ce37">
            <text:p>5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Tampa</text:p>
          </table:table-cell>
          <table:table-cell office:value-type="float" office:value="23.258121609543998" table:style-name="ce37">
            <text:p>23.25812161</text:p>
          </table:table-cell>
          <table:table-cell office:value-type="string" table:style-name="ce37">
            <text:p>Secretary</text:p>
          </table:table-cell>
          <table:table-cell office:value-type="float" office:value="2252" table:style-name="ce37">
            <text:p>2252</text:p>
          </table:table-cell>
          <table:table-cell office:value-type="boolean" office:boolean-value="false" table:formula="of:=IF([.B640]&gt;=60; TRUE; FALSE)" table:style-name="ce33">
            <text:p>FALSE</text:p>
          </table:table-cell>
          <table:table-cell office:value-type="boolean" office:boolean-value="false" table:formula="of:=IF(OR([.G640]&lt;1000; [.B640]&gt;=60); TRUE; FALSE)" table:style-name="ce33">
            <text:p>FALSE</text:p>
          </table:table-cell>
          <table:table-cell office:value-type="currency" office:value="0" table:formula="of:=IF([.I640]=TRUE;IF([.B64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54" table:style-name="ce37">
            <text:p>5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Houston</text:p>
          </table:table-cell>
          <table:table-cell office:value-type="float" office:value="114.160050389978" table:style-name="ce37">
            <text:p>114.1600504</text:p>
          </table:table-cell>
          <table:table-cell office:value-type="string" table:style-name="ce37">
            <text:p>Bartender</text:p>
          </table:table-cell>
          <table:table-cell office:value-type="float" office:value="6583" table:style-name="ce37">
            <text:p>6583</text:p>
          </table:table-cell>
          <table:table-cell office:value-type="boolean" office:boolean-value="false" table:formula="of:=IF([.B641]&gt;=60; TRUE; FALSE)" table:style-name="ce33">
            <text:p>FALSE</text:p>
          </table:table-cell>
          <table:table-cell office:value-type="boolean" office:boolean-value="false" table:formula="of:=IF(OR([.G641]&lt;1000; [.B641]&gt;=60); TRUE; FALSE)" table:style-name="ce33">
            <text:p>FALSE</text:p>
          </table:table-cell>
          <table:table-cell office:value-type="currency" office:value="0" table:formula="of:=IF([.I641]=TRUE;IF([.B64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07" table:style-name="ce37">
            <text:p>10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hoenix</text:p>
          </table:table-cell>
          <table:table-cell office:value-type="float" office:value="88.272681974812599" table:style-name="ce37">
            <text:p>88.27268197</text:p>
          </table:table-cell>
          <table:table-cell office:value-type="string" table:style-name="ce37">
            <text:p>Business Man</text:p>
          </table:table-cell>
          <table:table-cell office:value-type="float" office:value="3101" table:style-name="ce37">
            <text:p>3101</text:p>
          </table:table-cell>
          <table:table-cell office:value-type="boolean" office:boolean-value="true" table:formula="of:=IF([.B642]&gt;=60; TRUE; FALSE)" table:style-name="ce33">
            <text:p>TRUE</text:p>
          </table:table-cell>
          <table:table-cell office:value-type="boolean" office:boolean-value="true" table:formula="of:=IF(OR([.G642]&lt;1000; [.B642]&gt;=60); TRUE; FALSE)" table:style-name="ce33">
            <text:p>TRUE</text:p>
          </table:table-cell>
          <table:table-cell office:value-type="currency" office:value="1000" table:formula="of:=IF([.I642]=TRUE;IF([.B64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ogan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75.824822226345105" table:style-name="ce37">
            <text:p>75.82482223</text:p>
          </table:table-cell>
          <table:table-cell office:value-type="string" table:style-name="ce37">
            <text:p>Postman</text:p>
          </table:table-cell>
          <table:table-cell office:value-type="float" office:value="5441" table:style-name="ce37">
            <text:p>5441</text:p>
          </table:table-cell>
          <table:table-cell office:value-type="boolean" office:boolean-value="false" table:formula="of:=IF([.B643]&gt;=60; TRUE; FALSE)" table:style-name="ce33">
            <text:p>FALSE</text:p>
          </table:table-cell>
          <table:table-cell office:value-type="boolean" office:boolean-value="false" table:formula="of:=IF(OR([.G643]&lt;1000; [.B643]&gt;=60); TRUE; FALSE)" table:style-name="ce33">
            <text:p>FALSE</text:p>
          </table:table-cell>
          <table:table-cell office:value-type="currency" office:value="0" table:formula="of:=IF([.I643]=TRUE;IF([.B64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91" table:style-name="ce37">
            <text:p>9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Indianapolis</text:p>
          </table:table-cell>
          <table:table-cell office:value-type="float" office:value="26.351856462047301" table:style-name="ce37">
            <text:p>26.35185646</text:p>
          </table:table-cell>
          <table:table-cell office:value-type="string" table:style-name="ce37">
            <text:p>Housekeeper</text:p>
          </table:table-cell>
          <table:table-cell office:value-type="float" office:value="4821" table:style-name="ce37">
            <text:p>4821</text:p>
          </table:table-cell>
          <table:table-cell office:value-type="boolean" office:boolean-value="true" table:formula="of:=IF([.B644]&gt;=60; TRUE; FALSE)" table:style-name="ce33">
            <text:p>TRUE</text:p>
          </table:table-cell>
          <table:table-cell office:value-type="boolean" office:boolean-value="true" table:formula="of:=IF(OR([.G644]&lt;1000; [.B644]&gt;=60); TRUE; FALSE)" table:style-name="ce33">
            <text:p>TRUE</text:p>
          </table:table-cell>
          <table:table-cell office:value-type="currency" office:value="1000" table:formula="of:=IF([.I644]=TRUE;IF([.B644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Zoe</text:p>
          </table:table-cell>
          <table:table-cell office:value-type="float" office:value="91" table:style-name="ce37">
            <text:p>9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San Francisco</text:p>
          </table:table-cell>
          <table:table-cell office:value-type="float" office:value="72.669105604245104" table:style-name="ce37">
            <text:p>72.6691056</text:p>
          </table:table-cell>
          <table:table-cell office:value-type="string" table:style-name="ce37">
            <text:p>Financial Manager</text:p>
          </table:table-cell>
          <table:table-cell office:value-type="float" office:value="5026" table:style-name="ce37">
            <text:p>5026</text:p>
          </table:table-cell>
          <table:table-cell office:value-type="boolean" office:boolean-value="true" table:formula="of:=IF([.B645]&gt;=60; TRUE; FALSE)" table:style-name="ce33">
            <text:p>TRUE</text:p>
          </table:table-cell>
          <table:table-cell office:value-type="boolean" office:boolean-value="true" table:formula="of:=IF(OR([.G645]&lt;1000; [.B645]&gt;=60); TRUE; FALSE)" table:style-name="ce33">
            <text:p>TRUE</text:p>
          </table:table-cell>
          <table:table-cell office:value-type="currency" office:value="1000" table:formula="of:=IF([.I645]=TRUE;IF([.B645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ophia</text:p>
          </table:table-cell>
          <table:table-cell office:value-type="float" office:value="68" table:style-name="ce37">
            <text:p>6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90.265228199054803" table:style-name="ce37">
            <text:p>90.2652282</text:p>
          </table:table-cell>
          <table:table-cell office:value-type="string" table:style-name="ce37">
            <text:p>Youtuber</text:p>
          </table:table-cell>
          <table:table-cell office:value-type="float" office:value="1064" table:style-name="ce37">
            <text:p>1064</text:p>
          </table:table-cell>
          <table:table-cell office:value-type="boolean" office:boolean-value="true" table:formula="of:=IF([.B646]&gt;=60; TRUE; FALSE)" table:style-name="ce33">
            <text:p>TRUE</text:p>
          </table:table-cell>
          <table:table-cell office:value-type="boolean" office:boolean-value="true" table:formula="of:=IF(OR([.G646]&lt;1000; [.B646]&gt;=60); TRUE; FALSE)" table:style-name="ce33">
            <text:p>TRUE</text:p>
          </table:table-cell>
          <table:table-cell office:value-type="currency" office:value="1000" table:formula="of:=IF([.I646]=TRUE;IF([.B64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lla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Miami</text:p>
          </table:table-cell>
          <table:table-cell office:value-type="float" office:value="111.196143721089" table:style-name="ce37">
            <text:p>111.1961437</text:p>
          </table:table-cell>
          <table:table-cell office:value-type="string" table:style-name="ce37">
            <text:p>Carpenter</text:p>
          </table:table-cell>
          <table:table-cell office:value-type="float" office:value="4612" table:style-name="ce37">
            <text:p>4612</text:p>
          </table:table-cell>
          <table:table-cell office:value-type="boolean" office:boolean-value="false" table:formula="of:=IF([.B647]&gt;=60; TRUE; FALSE)" table:style-name="ce33">
            <text:p>FALSE</text:p>
          </table:table-cell>
          <table:table-cell office:value-type="boolean" office:boolean-value="false" table:formula="of:=IF(OR([.G647]&lt;1000; [.B647]&gt;=60); TRUE; FALSE)" table:style-name="ce33">
            <text:p>FALSE</text:p>
          </table:table-cell>
          <table:table-cell office:value-type="currency" office:value="0" table:formula="of:=IF([.I647]=TRUE;IF([.B64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Scarlett</text:p>
          </table:table-cell>
          <table:table-cell office:value-type="float" office:value="98" table:style-name="ce37">
            <text:p>9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Houston</text:p>
          </table:table-cell>
          <table:table-cell office:value-type="float" office:value="50.5359231335107" table:style-name="ce37">
            <text:p>50.53592313</text:p>
          </table:table-cell>
          <table:table-cell office:value-type="string" table:style-name="ce37">
            <text:p>Enterprises Manager</text:p>
          </table:table-cell>
          <table:table-cell office:value-type="float" office:value="1959" table:style-name="ce37">
            <text:p>1959</text:p>
          </table:table-cell>
          <table:table-cell office:value-type="boolean" office:boolean-value="true" table:formula="of:=IF([.B648]&gt;=60; TRUE; FALSE)" table:style-name="ce33">
            <text:p>TRUE</text:p>
          </table:table-cell>
          <table:table-cell office:value-type="boolean" office:boolean-value="true" table:formula="of:=IF(OR([.G648]&lt;1000; [.B648]&gt;=60); TRUE; FALSE)" table:style-name="ce33">
            <text:p>TRUE</text:p>
          </table:table-cell>
          <table:table-cell office:value-type="currency" office:value="1000" table:formula="of:=IF([.I648]=TRUE;IF([.B648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harlotte</text:p>
          </table:table-cell>
          <table:table-cell office:value-type="float" office:value="14" table:style-name="ce37">
            <text:p>14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Phoenix</text:p>
          </table:table-cell>
          <table:table-cell office:value-type="float" office:value="101.24197615132699" table:style-name="ce37">
            <text:p>101.2419762</text:p>
          </table:table-cell>
          <table:table-cell office:value-type="string" table:style-name="ce37">
            <text:p>Fit Trainer</text:p>
          </table:table-cell>
          <table:table-cell office:value-type="float" office:value="7985" table:style-name="ce37">
            <text:p>7985</text:p>
          </table:table-cell>
          <table:table-cell office:value-type="boolean" office:boolean-value="false" table:formula="of:=IF([.B649]&gt;=60; TRUE; FALSE)" table:style-name="ce33">
            <text:p>FALSE</text:p>
          </table:table-cell>
          <table:table-cell office:value-type="boolean" office:boolean-value="false" table:formula="of:=IF(OR([.G649]&lt;1000; [.B649]&gt;=60); TRUE; FALSE)" table:style-name="ce33">
            <text:p>FALSE</text:p>
          </table:table-cell>
          <table:table-cell office:value-type="currency" office:value="0" table:formula="of:=IF([.I649]=TRUE;IF([.B649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Olivia</text:p>
          </table:table-cell>
          <table:table-cell office:value-type="float" office:value="1" table:style-name="ce37">
            <text:p>1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Denver</text:p>
          </table:table-cell>
          <table:table-cell office:value-type="float" office:value="44.459605928710097" table:style-name="ce37">
            <text:p>44.45960593</text:p>
          </table:table-cell>
          <table:table-cell office:value-type="string" table:style-name="ce37">
            <text:p>Financial Manager</text:p>
          </table:table-cell>
          <table:table-cell office:value-type="float" office:value="4391" table:style-name="ce37">
            <text:p>4391</text:p>
          </table:table-cell>
          <table:table-cell office:value-type="boolean" office:boolean-value="false" table:formula="of:=IF([.B650]&gt;=60; TRUE; FALSE)" table:style-name="ce33">
            <text:p>FALSE</text:p>
          </table:table-cell>
          <table:table-cell office:value-type="boolean" office:boolean-value="false" table:formula="of:=IF(OR([.G650]&lt;1000; [.B650]&gt;=60); TRUE; FALSE)" table:style-name="ce33">
            <text:p>FALSE</text:p>
          </table:table-cell>
          <table:table-cell office:value-type="currency" office:value="0" table:formula="of:=IF([.I650]=TRUE;IF([.B650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ly</text:p>
          </table:table-cell>
          <table:table-cell office:value-type="float" office:value="43" table:style-name="ce37">
            <text:p>43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ami</text:p>
          </table:table-cell>
          <table:table-cell office:value-type="float" office:value="87.396046434254899" table:style-name="ce37">
            <text:p>87.39604643</text:p>
          </table:table-cell>
          <table:table-cell office:value-type="string" table:style-name="ce37">
            <text:p>Police Officer</text:p>
          </table:table-cell>
          <table:table-cell office:value-type="float" office:value="1557" table:style-name="ce37">
            <text:p>1557</text:p>
          </table:table-cell>
          <table:table-cell office:value-type="boolean" office:boolean-value="false" table:formula="of:=IF([.B651]&gt;=60; TRUE; FALSE)" table:style-name="ce33">
            <text:p>FALSE</text:p>
          </table:table-cell>
          <table:table-cell office:value-type="boolean" office:boolean-value="false" table:formula="of:=IF(OR([.G651]&lt;1000; [.B651]&gt;=60); TRUE; FALSE)" table:style-name="ce33">
            <text:p>FALSE</text:p>
          </table:table-cell>
          <table:table-cell office:value-type="currency" office:value="0" table:formula="of:=IF([.I651]=TRUE;IF([.B651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Grace</text:p>
          </table:table-cell>
          <table:table-cell office:value-type="float" office:value="106" table:style-name="ce37">
            <text:p>106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Boston</text:p>
          </table:table-cell>
          <table:table-cell office:value-type="float" office:value="88.370409520266094" table:style-name="ce37">
            <text:p>88.37040952</text:p>
          </table:table-cell>
          <table:table-cell office:value-type="string" table:style-name="ce37">
            <text:p>Windows Cleaner</text:p>
          </table:table-cell>
          <table:table-cell office:value-type="float" office:value="7225" table:style-name="ce37">
            <text:p>7225</text:p>
          </table:table-cell>
          <table:table-cell office:value-type="boolean" office:boolean-value="true" table:formula="of:=IF([.B652]&gt;=60; TRUE; FALSE)" table:style-name="ce33">
            <text:p>TRUE</text:p>
          </table:table-cell>
          <table:table-cell office:value-type="boolean" office:boolean-value="true" table:formula="of:=IF(OR([.G652]&lt;1000; [.B652]&gt;=60); TRUE; FALSE)" table:style-name="ce33">
            <text:p>TRUE</text:p>
          </table:table-cell>
          <table:table-cell office:value-type="currency" office:value="1000" table:formula="of:=IF([.I652]=TRUE;IF([.B652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ucas</text:p>
          </table:table-cell>
          <table:table-cell office:value-type="float" office:value="33" table:style-name="ce37">
            <text:p>33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98.411561983549305" table:style-name="ce37">
            <text:p>98.41156198</text:p>
          </table:table-cell>
          <table:table-cell office:value-type="string" table:style-name="ce37">
            <text:p>Windows Cleaner</text:p>
          </table:table-cell>
          <table:table-cell office:value-type="float" office:value="3851" table:style-name="ce37">
            <text:p>3851</text:p>
          </table:table-cell>
          <table:table-cell office:value-type="boolean" office:boolean-value="false" table:formula="of:=IF([.B653]&gt;=60; TRUE; FALSE)" table:style-name="ce33">
            <text:p>FALSE</text:p>
          </table:table-cell>
          <table:table-cell office:value-type="boolean" office:boolean-value="false" table:formula="of:=IF(OR([.G653]&lt;1000; [.B653]&gt;=60); TRUE; FALSE)" table:style-name="ce33">
            <text:p>FALSE</text:p>
          </table:table-cell>
          <table:table-cell office:value-type="currency" office:value="0" table:formula="of:=IF([.I653]=TRUE;IF([.B653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18" table:style-name="ce37">
            <text:p>1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tlanta</text:p>
          </table:table-cell>
          <table:table-cell office:value-type="float" office:value="114.891866875076" table:style-name="ce37">
            <text:p>114.8918669</text:p>
          </table:table-cell>
          <table:table-cell office:value-type="string" table:style-name="ce37">
            <text:p>Financial Manager</text:p>
          </table:table-cell>
          <table:table-cell office:value-type="float" office:value="3027" table:style-name="ce37">
            <text:p>3027</text:p>
          </table:table-cell>
          <table:table-cell office:value-type="boolean" office:boolean-value="false" table:formula="of:=IF([.B654]&gt;=60; TRUE; FALSE)" table:style-name="ce33">
            <text:p>FALSE</text:p>
          </table:table-cell>
          <table:table-cell office:value-type="boolean" office:boolean-value="false" table:formula="of:=IF(OR([.G654]&lt;1000; [.B654]&gt;=60); TRUE; FALSE)" table:style-name="ce33">
            <text:p>FALSE</text:p>
          </table:table-cell>
          <table:table-cell office:value-type="currency" office:value="0" table:formula="of:=IF([.I654]=TRUE;IF([.B65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Daniel</text:p>
          </table:table-cell>
          <table:table-cell office:value-type="float" office:value="12" table:style-name="ce37">
            <text:p>12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Boston</text:p>
          </table:table-cell>
          <table:table-cell office:value-type="float" office:value="98.308739426157899" table:style-name="ce37">
            <text:p>98.30873943</text:p>
          </table:table-cell>
          <table:table-cell office:value-type="string" table:style-name="ce37">
            <text:p>Fit Trainer</text:p>
          </table:table-cell>
          <table:table-cell office:value-type="float" office:value="2550" table:style-name="ce37">
            <text:p>2550</text:p>
          </table:table-cell>
          <table:table-cell office:value-type="boolean" office:boolean-value="false" table:formula="of:=IF([.B655]&gt;=60; TRUE; FALSE)" table:style-name="ce33">
            <text:p>FALSE</text:p>
          </table:table-cell>
          <table:table-cell office:value-type="boolean" office:boolean-value="false" table:formula="of:=IF(OR([.G655]&lt;1000; [.B655]&gt;=60); TRUE; FALSE)" table:style-name="ce33">
            <text:p>FALSE</text:p>
          </table:table-cell>
          <table:table-cell office:value-type="currency" office:value="0" table:formula="of:=IF([.I655]=TRUE;IF([.B655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ichael</text:p>
          </table:table-cell>
          <table:table-cell office:value-type="float" office:value="67" table:style-name="ce37">
            <text:p>6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New York</text:p>
          </table:table-cell>
          <table:table-cell office:value-type="float" office:value="95.068792163813995" table:style-name="ce37">
            <text:p>95.06879216</text:p>
          </table:table-cell>
          <table:table-cell office:value-type="string" table:style-name="ce37">
            <text:p>Construction Worker</text:p>
          </table:table-cell>
          <table:table-cell office:value-type="float" office:value="5736" table:style-name="ce37">
            <text:p>5736</text:p>
          </table:table-cell>
          <table:table-cell office:value-type="boolean" office:boolean-value="true" table:formula="of:=IF([.B656]&gt;=60; TRUE; FALSE)" table:style-name="ce33">
            <text:p>TRUE</text:p>
          </table:table-cell>
          <table:table-cell office:value-type="boolean" office:boolean-value="true" table:formula="of:=IF(OR([.G656]&lt;1000; [.B656]&gt;=60); TRUE; FALSE)" table:style-name="ce33">
            <text:p>TRUE</text:p>
          </table:table-cell>
          <table:table-cell office:value-type="currency" office:value="1000" table:formula="of:=IF([.I656]=TRUE;IF([.B656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31" table:style-name="ce37">
            <text:p>3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ami</text:p>
          </table:table-cell>
          <table:table-cell office:value-type="float" office:value="44.630837876929498" table:style-name="ce37">
            <text:p>44.63083788</text:p>
          </table:table-cell>
          <table:table-cell office:value-type="string" table:style-name="ce37">
            <text:p>Fit Trainer</text:p>
          </table:table-cell>
          <table:table-cell office:value-type="float" office:value="6625" table:style-name="ce37">
            <text:p>6625</text:p>
          </table:table-cell>
          <table:table-cell office:value-type="boolean" office:boolean-value="false" table:formula="of:=IF([.B657]&gt;=60; TRUE; FALSE)" table:style-name="ce33">
            <text:p>FALSE</text:p>
          </table:table-cell>
          <table:table-cell office:value-type="boolean" office:boolean-value="false" table:formula="of:=IF(OR([.G657]&lt;1000; [.B657]&gt;=60); TRUE; FALSE)" table:style-name="ce33">
            <text:p>FALSE</text:p>
          </table:table-cell>
          <table:table-cell office:value-type="currency" office:value="0" table:formula="of:=IF([.I657]=TRUE;IF([.B657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Harper</text:p>
          </table:table-cell>
          <table:table-cell office:value-type="float" office:value="42" table:style-name="ce37">
            <text:p>42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Tampa</text:p>
          </table:table-cell>
          <table:table-cell office:value-type="float" office:value="118.08960036195199" table:style-name="ce37">
            <text:p>118.0896004</text:p>
          </table:table-cell>
          <table:table-cell office:value-type="string" table:style-name="ce37">
            <text:p>Windows Cleaner</text:p>
          </table:table-cell>
          <table:table-cell office:value-type="float" office:value="4628" table:style-name="ce37">
            <text:p>4628</text:p>
          </table:table-cell>
          <table:table-cell office:value-type="boolean" office:boolean-value="false" table:formula="of:=IF([.B658]&gt;=60; TRUE; FALSE)" table:style-name="ce33">
            <text:p>FALSE</text:p>
          </table:table-cell>
          <table:table-cell office:value-type="boolean" office:boolean-value="false" table:formula="of:=IF(OR([.G658]&lt;1000; [.B658]&gt;=60); TRUE; FALSE)" table:style-name="ce33">
            <text:p>FALSE</text:p>
          </table:table-cell>
          <table:table-cell office:value-type="currency" office:value="0" table:formula="of:=IF([.I658]=TRUE;IF([.B658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76" table:style-name="ce37">
            <text:p>7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Minneapolis</text:p>
          </table:table-cell>
          <table:table-cell office:value-type="float" office:value="37.653821020649701" table:style-name="ce37">
            <text:p>37.65382102</text:p>
          </table:table-cell>
          <table:table-cell office:value-type="string" table:style-name="ce37">
            <text:p>Housekeeper</text:p>
          </table:table-cell>
          <table:table-cell office:value-type="float" office:value="6604" table:style-name="ce37">
            <text:p>6604</text:p>
          </table:table-cell>
          <table:table-cell office:value-type="boolean" office:boolean-value="true" table:formula="of:=IF([.B659]&gt;=60; TRUE; FALSE)" table:style-name="ce33">
            <text:p>TRUE</text:p>
          </table:table-cell>
          <table:table-cell office:value-type="boolean" office:boolean-value="true" table:formula="of:=IF(OR([.G659]&lt;1000; [.B659]&gt;=60); TRUE; FALSE)" table:style-name="ce33">
            <text:p>TRUE</text:p>
          </table:table-cell>
          <table:table-cell office:value-type="currency" office:value="1000" table:formula="of:=IF([.I659]=TRUE;IF([.B659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Ethan</text:p>
          </table:table-cell>
          <table:table-cell office:value-type="float" office:value="107" table:style-name="ce37">
            <text:p>107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Minneapolis</text:p>
          </table:table-cell>
          <table:table-cell office:value-type="float" office:value="64.436767949878799" table:style-name="ce37">
            <text:p>64.43676795</text:p>
          </table:table-cell>
          <table:table-cell office:value-type="string" table:style-name="ce37">
            <text:p>Architect</text:p>
          </table:table-cell>
          <table:table-cell office:value-type="float" office:value="3901" table:style-name="ce37">
            <text:p>3901</text:p>
          </table:table-cell>
          <table:table-cell office:value-type="boolean" office:boolean-value="true" table:formula="of:=IF([.B660]&gt;=60; TRUE; FALSE)" table:style-name="ce33">
            <text:p>TRUE</text:p>
          </table:table-cell>
          <table:table-cell office:value-type="boolean" office:boolean-value="true" table:formula="of:=IF(OR([.G660]&lt;1000; [.B660]&gt;=60); TRUE; FALSE)" table:style-name="ce33">
            <text:p>TRUE</text:p>
          </table:table-cell>
          <table:table-cell office:value-type="currency" office:value="1000" table:formula="of:=IF([.I660]=TRUE;IF([.B660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Mason</text:p>
          </table:table-cell>
          <table:table-cell office:value-type="float" office:value="81" table:style-name="ce37">
            <text:p>81</text:p>
          </table:table-cell>
          <table:table-cell office:value-type="string" table:style-name="ce37">
            <text:p>Female</text:p>
          </table:table-cell>
          <table:table-cell office:value-type="string" table:style-name="ce37">
            <text:p>Portland</text:p>
          </table:table-cell>
          <table:table-cell office:value-type="float" office:value="80.180529501898704" table:style-name="ce37">
            <text:p>80.1805295</text:p>
          </table:table-cell>
          <table:table-cell office:value-type="string" table:style-name="ce37">
            <text:p>Babysiter</text:p>
          </table:table-cell>
          <table:table-cell office:value-type="float" office:value="3005" table:style-name="ce37">
            <text:p>3005</text:p>
          </table:table-cell>
          <table:table-cell office:value-type="boolean" office:boolean-value="true" table:formula="of:=IF([.B661]&gt;=60; TRUE; FALSE)" table:style-name="ce33">
            <text:p>TRUE</text:p>
          </table:table-cell>
          <table:table-cell office:value-type="boolean" office:boolean-value="true" table:formula="of:=IF(OR([.G661]&lt;1000; [.B661]&gt;=60); TRUE; FALSE)" table:style-name="ce33">
            <text:p>TRUE</text:p>
          </table:table-cell>
          <table:table-cell office:value-type="currency" office:value="1000" table:formula="of:=IF([.I661]=TRUE;IF([.B661]&gt;=60;1000;800); 0)" table:style-name="ce36">
            <text:p>$1,0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Liam</text:p>
          </table:table-cell>
          <table:table-cell office:value-type="float" office:value="58" table:style-name="ce37">
            <text:p>5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Austin</text:p>
          </table:table-cell>
          <table:table-cell office:value-type="float" office:value="108.10982552493" table:style-name="ce37">
            <text:p>108.1098255</text:p>
          </table:table-cell>
          <table:table-cell office:value-type="string" table:style-name="ce37">
            <text:p>Police Officer</text:p>
          </table:table-cell>
          <table:table-cell office:value-type="float" office:value="1144" table:style-name="ce37">
            <text:p>1144</text:p>
          </table:table-cell>
          <table:table-cell office:value-type="boolean" office:boolean-value="false" table:formula="of:=IF([.B662]&gt;=60; TRUE; FALSE)" table:style-name="ce33">
            <text:p>FALSE</text:p>
          </table:table-cell>
          <table:table-cell office:value-type="boolean" office:boolean-value="false" table:formula="of:=IF(OR([.G662]&lt;1000; [.B662]&gt;=60); TRUE; FALSE)" table:style-name="ce33">
            <text:p>FALSE</text:p>
          </table:table-cell>
          <table:table-cell office:value-type="currency" office:value="0" table:formula="of:=IF([.I662]=TRUE;IF([.B662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John</text:p>
          </table:table-cell>
          <table:table-cell office:value-type="float" office:value="28" table:style-name="ce37">
            <text:p>28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Oklahoma</text:p>
          </table:table-cell>
          <table:table-cell office:value-type="float" office:value="45250" table:style-name="ce37">
            <text:p>45250</text:p>
          </table:table-cell>
          <table:table-cell office:value-type="string" table:style-name="ce37">
            <text:p>Dishwasher</text:p>
          </table:table-cell>
          <table:table-cell office:value-type="float" office:value="980" table:style-name="ce37">
            <text:p>980</text:p>
          </table:table-cell>
          <table:table-cell office:value-type="boolean" office:boolean-value="false" table:formula="of:=IF([.B663]&gt;=60; TRUE; FALSE)" table:style-name="ce33">
            <text:p>FALSE</text:p>
          </table:table-cell>
          <table:table-cell office:value-type="boolean" office:boolean-value="true" table:formula="of:=IF(OR([.G663]&lt;1000; [.B663]&gt;=60); TRUE; FALSE)" table:style-name="ce33">
            <text:p>TRUE</text:p>
          </table:table-cell>
          <table:table-cell office:value-type="currency" office:value="800" table:formula="of:=IF([.I663]=TRUE;IF([.B663]&gt;=60;1000;800); 0)" table:style-name="ce36">
            <text:p>$80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Carlos</text:p>
          </table:table-cell>
          <table:table-cell office:value-type="float" office:value="36" table:style-name="ce37">
            <text:p>36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New York</text:p>
          </table:table-cell>
          <table:table-cell office:value-type="float" office:value="21050" table:style-name="ce37">
            <text:p>21050</text:p>
          </table:table-cell>
          <table:table-cell office:value-type="string" table:style-name="ce37">
            <text:p>Dishwasher</text:p>
          </table:table-cell>
          <table:table-cell office:value-type="float" office:value="1150" table:style-name="ce37">
            <text:p>1150</text:p>
          </table:table-cell>
          <table:table-cell office:value-type="boolean" office:boolean-value="false" table:formula="of:=IF([.B664]&gt;=60; TRUE; FALSE)" table:style-name="ce33">
            <text:p>FALSE</text:p>
          </table:table-cell>
          <table:table-cell office:value-type="boolean" office:boolean-value="false" table:formula="of:=IF(OR([.G664]&lt;1000; [.B664]&gt;=60); TRUE; FALSE)" table:style-name="ce33">
            <text:p>FALSE</text:p>
          </table:table-cell>
          <table:table-cell office:value-type="currency" office:value="0" table:formula="of:=IF([.I664]=TRUE;IF([.B664]&gt;=60;1000;800); 0)" table:style-name="ce36">
            <text:p>$0.00</text:p>
          </table:table-cell>
          <table:table-cell table:number-columns-repeated="16374"/>
        </table:table-row>
        <table:table-row table:style-name="ro1">
          <table:table-cell office:value-type="string" table:style-name="ce37">
            <text:p>Tania</text:p>
          </table:table-cell>
          <table:table-cell office:value-type="float" office:value="21" table:style-name="ce37">
            <text:p>21</text:p>
          </table:table-cell>
          <table:table-cell office:value-type="string" table:style-name="ce37">
            <text:p>Male</text:p>
          </table:table-cell>
          <table:table-cell office:value-type="string" table:style-name="ce37">
            <text:p>Detroit</text:p>
          </table:table-cell>
          <table:table-cell office:value-type="float" office:value="14550" table:style-name="ce37">
            <text:p>14550</text:p>
          </table:table-cell>
          <table:table-cell office:value-type="string" table:style-name="ce37">
            <text:p>Dishwasher</text:p>
          </table:table-cell>
          <table:table-cell office:value-type="float" office:value="860" table:style-name="ce37">
            <text:p>860</text:p>
          </table:table-cell>
          <table:table-cell office:value-type="boolean" office:boolean-value="false" table:formula="of:=IF([.B665]&gt;=60; TRUE; FALSE)" table:style-name="ce33">
            <text:p>FALSE</text:p>
          </table:table-cell>
          <table:table-cell office:value-type="boolean" office:boolean-value="true" table:formula="of:=IF(OR([.G665]&lt;1000; [.B665]&gt;=60); TRUE; FALSE)" table:style-name="ce33">
            <text:p>TRUE</text:p>
          </table:table-cell>
          <table:table-cell office:value-type="currency" office:value="800" table:formula="of:=IF([.I665]=TRUE;IF([.B665]&gt;=60;1000;800); 0)" table:style-name="ce36">
            <text:p>$800.00</text:p>
          </table:table-cell>
          <table:table-cell table:number-columns-repeated="16374"/>
        </table:table-row>
        <table:table-row table:number-rows-repeated="1047911" table:style-name="ro1">
          <table:table-cell table:number-columns-repeated="16384"/>
        </table:table-row>
      </table:table>
      <table:table table:name="Pivot_Table_PivotTablesCountsPe" table:style-name="ta1">
        <table:table-column table:style-name="co9" table:number-columns-repeated="2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53" table:default-cell-style-name="ce1"/>
        <table:table-row table:style-name="ro2">
          <table:table-cell office:value-type="string" table:style-name="ce3">
            <text:p>Count - Name</text:p>
          </table:table-cell>
          <table:table-cell office:value-type="string" table:style-name="ce4">
            <text:p>Ocupation</text:p>
          </table:table-cell>
          <table:table-cell table:number-columns-repeated="24" table:style-name="ce5"/>
          <table:table-cell table:style-name="ce6"/>
          <table:table-cell table:style-name="ce2"/>
          <table:table-cell office:value-type="string" table:style-name="ce7">
            <text:p>Condition</text:p>
          </table:table-cell>
          <table:table-cell office:value-type="string" table:style-name="ce7">
            <text:p>Count</text:p>
          </table:table-cell>
          <table:table-cell office:value-type="string" table:style-name="ce7">
            <text:p>Index</text:p>
          </table:table-cell>
          <table:table-cell table:number-columns-repeated="16353"/>
        </table:table-row>
        <table:table-row table:style-name="ro1">
          <table:table-cell office:value-type="string" table:style-name="ce8">
            <text:p>Name</text:p>
          </table:table-cell>
          <table:table-cell office:value-type="string" table:style-name="ce9">
            <text:p>Architect</text:p>
          </table:table-cell>
          <table:table-cell office:value-type="string" table:style-name="ce10">
            <text:p>Babysiter</text:p>
          </table:table-cell>
          <table:table-cell office:value-type="string" table:style-name="ce10">
            <text:p>Bartender</text:p>
          </table:table-cell>
          <table:table-cell office:value-type="string" table:style-name="ce10">
            <text:p>Business Man</text:p>
          </table:table-cell>
          <table:table-cell office:value-type="string" table:style-name="ce10">
            <text:p>Carpenter</text:p>
          </table:table-cell>
          <table:table-cell office:value-type="string" table:style-name="ce10">
            <text:p>Construction Worker</text:p>
          </table:table-cell>
          <table:table-cell office:value-type="string" table:style-name="ce10">
            <text:p>Dishwasher</text:p>
          </table:table-cell>
          <table:table-cell office:value-type="string" table:style-name="ce10">
            <text:p>Enterprises Manager</text:p>
          </table:table-cell>
          <table:table-cell office:value-type="string" table:style-name="ce10">
            <text:p>Financial Manager</text:p>
          </table:table-cell>
          <table:table-cell office:value-type="string" table:style-name="ce10">
            <text:p>Firefigther</text:p>
          </table:table-cell>
          <table:table-cell office:value-type="string" table:style-name="ce10">
            <text:p>Fit Trainer</text:p>
          </table:table-cell>
          <table:table-cell office:value-type="string" table:style-name="ce10">
            <text:p>Food Deliver</text:p>
          </table:table-cell>
          <table:table-cell office:value-type="string" table:style-name="ce10">
            <text:p>Housekeeper</text:p>
          </table:table-cell>
          <table:table-cell office:value-type="string" table:style-name="ce10">
            <text:p>Medic</text:p>
          </table:table-cell>
          <table:table-cell office:value-type="string" table:style-name="ce10">
            <text:p>Nurse</text:p>
          </table:table-cell>
          <table:table-cell office:value-type="string" table:style-name="ce10">
            <text:p>Periodist</text:p>
          </table:table-cell>
          <table:table-cell office:value-type="string" table:style-name="ce10">
            <text:p>Plumber</text:p>
          </table:table-cell>
          <table:table-cell office:value-type="string" table:style-name="ce10">
            <text:p>Police Officer</text:p>
          </table:table-cell>
          <table:table-cell office:value-type="string" table:style-name="ce10">
            <text:p>Postman</text:p>
          </table:table-cell>
          <table:table-cell office:value-type="string" table:style-name="ce10">
            <text:p>Programer</text:p>
          </table:table-cell>
          <table:table-cell office:value-type="string" table:style-name="ce10">
            <text:p>Secretary</text:p>
          </table:table-cell>
          <table:table-cell office:value-type="string" table:style-name="ce10">
            <text:p>Store Asistant</text:p>
          </table:table-cell>
          <table:table-cell office:value-type="string" table:style-name="ce10">
            <text:p>Windows Cleaner</text:p>
          </table:table-cell>
          <table:table-cell office:value-type="string" table:style-name="ce10">
            <text:p>Youtuber</text:p>
          </table:table-cell>
          <table:table-cell office:value-type="string" table:style-name="ce10">
            <text:p>(empty)</text:p>
          </table:table-cell>
          <table:table-cell office:value-type="string" table:style-name="ce11">
            <text:p>Total Result</text:p>
          </table:table-cell>
          <table:table-cell table:style-name="ce2"/>
          <table:table-cell office:value-type="string" table:style-name="ce12">
            <text:p>Most popular posittion</text:p>
          </table:table-cell>
          <table:table-cell office:value-type="float" office:value="36" table:formula="of:=MAX([.B42:.Y42])" table:style-name="ce12">
            <text:p>36</text:p>
          </table:table-cell>
          <table:table-cell office:value-type="string" office:string-value="Financial Manager" table:formula="of:=INDEX([.B2:.Y2]; MATCH(MAX([.B42:.Y42]); [.B42:.Y42]; 0))" table:style-name="ce12">
            <text:p>Financial Manager</text:p>
          </table:table-cell>
          <table:table-cell table:number-columns-repeated="16353"/>
        </table:table-row>
        <table:table-row table:style-name="ro1">
          <table:table-cell office:value-type="string" table:style-name="ce13">
            <text:p>Alexander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6">
            <text:p>1</text:p>
          </table:table-cell>
          <table:table-cell office:value-type="float" office:value="19" table:style-name="ce17">
            <text:p>19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Alice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table:style-name="ce22"/>
          <table:table-cell office:value-type="float" office:value="12" table:style-name="ce23">
            <text:p>12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Amelia</text:p>
          </table:table-cell>
          <table:table-cell table:style-name="ce19"/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4" table:style-name="ce20">
            <text:p>4</text:p>
          </table:table-cell>
          <table:table-cell table:number-columns-repeated="4" table:style-name="ce21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2" table:style-name="ce20">
            <text:p>2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3" table:style-name="ce22">
            <text:p>3</text:p>
          </table:table-cell>
          <table:table-cell office:value-type="float" office:value="22" table:style-name="ce23">
            <text:p>22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Ava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21" table:style-name="ce23">
            <text:p>2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Benjamin</text:p>
          </table:table-cell>
          <table:table-cell table:style-name="ce19"/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2" table:style-name="ce20">
            <text:p>2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1"/>
          <table:table-cell table:style-name="ce22"/>
          <table:table-cell office:value-type="float" office:value="15" table:style-name="ce23">
            <text:p>15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Bob</text:p>
          </table:table-cell>
          <table:table-cell office:value-type="float" office:value="1" table:style-name="ce19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number-columns-repeated="5" table:style-name="ce21"/>
          <table:table-cell office:value-type="float" office:value="2" table:style-name="ce20">
            <text:p>2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style-name="ce21"/>
          <table:table-cell table:style-name="ce22"/>
          <table:table-cell office:value-type="float" office:value="10" table:style-name="ce23">
            <text:p>10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Carlos</text:p>
          </table:table-cell>
          <table:table-cell table:style-name="ce19"/>
          <table:table-cell table:number-columns-repeated="5" table:style-name="ce21"/>
          <table:table-cell office:value-type="float" office:value="1" table:style-name="ce20">
            <text:p>1</text:p>
          </table:table-cell>
          <table:table-cell table:number-columns-repeated="17" table:style-name="ce21"/>
          <table:table-cell table:style-name="ce22"/>
          <table:table-cell office:value-type="float" office:value="1" table:style-name="ce23">
            <text:p>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Charlie</text:p>
          </table:table-cell>
          <table:table-cell office:value-type="float" office:value="1" table:style-name="ce19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1"/>
          <table:table-cell table:style-name="ce22"/>
          <table:table-cell office:value-type="float" office:value="11" table:style-name="ce23">
            <text:p>1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Charlotte</text:p>
          </table:table-cell>
          <table:table-cell table:style-name="ce19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2" table:style-name="ce20">
            <text:p>2</text:p>
          </table:table-cell>
          <table:table-cell table:number-columns-repeated="3" table:style-name="ce21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4" table:style-name="ce20">
            <text:p>4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2" table:style-name="ce23">
            <text:p>22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Daniel</text:p>
          </table:table-cell>
          <table:table-cell office:value-type="float" office:value="3" table:style-name="ce19">
            <text:p>3</text:p>
          </table:table-cell>
          <table:table-cell table:style-name="ce21"/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29" table:style-name="ce23">
            <text:p>29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Diana</text:p>
          </table:table-cell>
          <table:table-cell table:style-name="ce19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2"/>
          <table:table-cell office:value-type="float" office:value="9" table:style-name="ce23">
            <text:p>9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Edward</text:p>
          </table:table-cell>
          <table:table-cell office:value-type="float" office:value="1" table:style-name="ce19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style-name="ce21"/>
          <table:table-cell table:style-name="ce22"/>
          <table:table-cell office:value-type="float" office:value="11" table:style-name="ce23">
            <text:p>1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Ella</text:p>
          </table:table-cell>
          <table:table-cell office:value-type="float" office:value="3" table:style-name="ce19">
            <text:p>3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7" table:style-name="ce23">
            <text:p>27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Emma</text:p>
          </table:table-cell>
          <table:table-cell office:value-type="float" office:value="1" table:style-name="ce19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3" table:style-name="ce22">
            <text:p>3</text:p>
          </table:table-cell>
          <table:table-cell office:value-type="float" office:value="18" table:style-name="ce23">
            <text:p>18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Ethan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2">
            <text:p>2</text:p>
          </table:table-cell>
          <table:table-cell office:value-type="float" office:value="31" table:style-name="ce23">
            <text:p>3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Fiona</text:p>
          </table:table-cell>
          <table:table-cell table:style-name="ce19"/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table:style-name="ce22"/>
          <table:table-cell office:value-type="float" office:value="12" table:style-name="ce23">
            <text:p>12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George</text:p>
          </table:table-cell>
          <table:table-cell table:style-name="ce19"/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9"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style-name="ce22"/>
          <table:table-cell office:value-type="float" office:value="5" table:style-name="ce23">
            <text:p>5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Grace</text:p>
          </table:table-cell>
          <table:table-cell table:style-name="ce19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2" table:style-name="ce20">
            <text:p>2</text:p>
          </table:table-cell>
          <table:table-cell table:number-columns-repeated="3"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6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2">
            <text:p>1</text:p>
          </table:table-cell>
          <table:table-cell office:value-type="float" office:value="17" table:style-name="ce23">
            <text:p>17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Hannah</text:p>
          </table:table-cell>
          <table:table-cell office:value-type="float" office:value="1" table:style-name="ce19">
            <text:p>1</text:p>
          </table:table-cell>
          <table:table-cell table:number-columns-repeated="2" table:style-name="ce21"/>
          <table:table-cell office:value-type="float" office:value="2" table:style-name="ce20">
            <text:p>2</text:p>
          </table:table-cell>
          <table:table-cell table:number-columns-repeated="6" table:style-name="ce21"/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style-name="ce22"/>
          <table:table-cell office:value-type="float" office:value="10" table:style-name="ce23">
            <text:p>10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Harper</text:p>
          </table:table-cell>
          <table:table-cell table:style-name="ce19"/>
          <table:table-cell table:style-name="ce21"/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23" table:style-name="ce23">
            <text:p>23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Henry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table:style-name="ce21"/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7" table:style-name="ce23">
            <text:p>27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Ian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6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table:style-name="ce22"/>
          <table:table-cell office:value-type="float" office:value="10" table:style-name="ce23">
            <text:p>10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Isabella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8" table:style-name="ce23">
            <text:p>18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James</text:p>
          </table:table-cell>
          <table:table-cell table:style-name="ce19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4" table:style-name="ce22">
            <text:p>4</text:p>
          </table:table-cell>
          <table:table-cell office:value-type="float" office:value="21" table:style-name="ce23">
            <text:p>2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Jane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5" table:style-name="ce21"/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table:style-name="ce22"/>
          <table:table-cell office:value-type="float" office:value="10" table:style-name="ce23">
            <text:p>10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John</text:p>
          </table:table-cell>
          <table:table-cell table:style-name="ce19"/>
          <table:table-cell table:number-columns-repeated="5" table:style-name="ce21"/>
          <table:table-cell office:value-type="float" office:value="1" table:style-name="ce20">
            <text:p>1</text:p>
          </table:table-cell>
          <table:table-cell table:number-columns-repeated="17" table:style-name="ce21"/>
          <table:table-cell table:style-name="ce22"/>
          <table:table-cell office:value-type="float" office:value="1" table:style-name="ce23">
            <text:p>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Liam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4" table:style-name="ce22">
            <text:p>4</text:p>
          </table:table-cell>
          <table:table-cell office:value-type="float" office:value="23" table:style-name="ce23">
            <text:p>23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Lily</text:p>
          </table:table-cell>
          <table:table-cell table:style-name="ce19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4" table:style-name="ce23">
            <text:p>14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Logan</text:p>
          </table:table-cell>
          <table:table-cell table:style-name="ce19"/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4" table:style-name="ce22">
            <text:p>4</text:p>
          </table:table-cell>
          <table:table-cell office:value-type="float" office:value="21" table:style-name="ce23">
            <text:p>2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Lucas</text:p>
          </table:table-cell>
          <table:table-cell table:style-name="ce19"/>
          <table:table-cell table:number-columns-repeated="6"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6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2">
            <text:p>2</text:p>
          </table:table-cell>
          <table:table-cell office:value-type="float" office:value="17" table:style-name="ce23">
            <text:p>17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Mason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2">
            <text:p>1</text:p>
          </table:table-cell>
          <table:table-cell office:value-type="float" office:value="17" table:style-name="ce23">
            <text:p>17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Mia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table:style-name="ce22"/>
          <table:table-cell office:value-type="float" office:value="20" table:style-name="ce23">
            <text:p>20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Michael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1"/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2" table:style-name="ce22">
            <text:p>2</text:p>
          </table:table-cell>
          <table:table-cell office:value-type="float" office:value="22" table:style-name="ce23">
            <text:p>22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Noah</text:p>
          </table:table-cell>
          <table:table-cell table:style-name="ce19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number-columns-repeated="6"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20" table:style-name="ce23">
            <text:p>20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Olivia</text:p>
          </table:table-cell>
          <table:table-cell table:style-name="ce19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2" table:style-name="ce20">
            <text:p>2</text:p>
          </table:table-cell>
          <table:table-cell table:number-columns-repeated="4"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5" table:style-name="ce23">
            <text:p>25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Scarlett</text:p>
          </table:table-cell>
          <table:table-cell table:style-name="ce19"/>
          <table:table-cell table:style-name="ce21"/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1"/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number-columns-repeated="4" table:style-name="ce21"/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table:style-name="ce21"/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5" table:style-name="ce23">
            <text:p>25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Sophia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20">
            <text:p>2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1"/>
          <table:table-cell office:value-type="float" office:value="2" table:style-name="ce20">
            <text:p>2</text:p>
          </table:table-cell>
          <table:table-cell table:number-columns-repeated="5"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table:style-name="ce21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24" table:style-name="ce23">
            <text:p>24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Tania</text:p>
          </table:table-cell>
          <table:table-cell table:style-name="ce19"/>
          <table:table-cell table:number-columns-repeated="5" table:style-name="ce21"/>
          <table:table-cell office:value-type="float" office:value="1" table:style-name="ce20">
            <text:p>1</text:p>
          </table:table-cell>
          <table:table-cell table:number-columns-repeated="17" table:style-name="ce21"/>
          <table:table-cell table:style-name="ce22"/>
          <table:table-cell office:value-type="float" office:value="1" table:style-name="ce23">
            <text:p>1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18">
            <text:p>Zoe</text:p>
          </table:table-cell>
          <table:table-cell table:style-name="ce24"/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2" table:style-name="ce25">
            <text:p>2</text:p>
          </table:table-cell>
          <table:table-cell table:number-columns-repeated="2" table:style-name="ce25"/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4" table:style-name="ce25"/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table:number-columns-repeated="3" table:style-name="ce25"/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float" office:value="23" table:style-name="ce27">
            <text:p>23</text:p>
          </table:table-cell>
          <table:table-cell table:number-columns-repeated="4" table:style-name="ce2"/>
          <table:table-cell table:number-columns-repeated="16353"/>
        </table:table-row>
        <table:table-row table:style-name="ro1">
          <table:table-cell office:value-type="string" table:style-name="ce28">
            <text:p>Total Result</text:p>
          </table:table-cell>
          <table:table-cell office:value-type="float" office:value="33" table:style-name="ce29">
            <text:p>33</text:p>
          </table:table-cell>
          <table:table-cell office:value-type="float" office:value="28" table:style-name="ce30">
            <text:p>28</text:p>
          </table:table-cell>
          <table:table-cell office:value-type="float" office:value="32" table:style-name="ce30">
            <text:p>32</text:p>
          </table:table-cell>
          <table:table-cell office:value-type="float" office:value="29" table:style-name="ce30">
            <text:p>29</text:p>
          </table:table-cell>
          <table:table-cell office:value-type="float" office:value="21" table:style-name="ce30">
            <text:p>21</text:p>
          </table:table-cell>
          <table:table-cell office:value-type="float" office:value="27" table:style-name="ce30">
            <text:p>27</text:p>
          </table:table-cell>
          <table:table-cell office:value-type="float" office:value="3" table:style-name="ce30">
            <text:p>3</text:p>
          </table:table-cell>
          <table:table-cell office:value-type="float" office:value="27" table:style-name="ce30">
            <text:p>27</text:p>
          </table:table-cell>
          <table:table-cell office:value-type="float" office:value="36" table:style-name="ce30">
            <text:p>36</text:p>
          </table:table-cell>
          <table:table-cell office:value-type="float" office:value="22" table:style-name="ce30">
            <text:p>22</text:p>
          </table:table-cell>
          <table:table-cell office:value-type="float" office:value="30" table:style-name="ce30">
            <text:p>30</text:p>
          </table:table-cell>
          <table:table-cell office:value-type="float" office:value="25" table:style-name="ce30">
            <text:p>25</text:p>
          </table:table-cell>
          <table:table-cell office:value-type="float" office:value="19" table:style-name="ce30">
            <text:p>19</text:p>
          </table:table-cell>
          <table:table-cell office:value-type="float" office:value="24" table:style-name="ce30">
            <text:p>24</text:p>
          </table:table-cell>
          <table:table-cell office:value-type="float" office:value="22" table:style-name="ce30">
            <text:p>22</text:p>
          </table:table-cell>
          <table:table-cell office:value-type="float" office:value="26" table:style-name="ce30">
            <text:p>26</text:p>
          </table:table-cell>
          <table:table-cell office:value-type="float" office:value="28" table:style-name="ce30">
            <text:p>28</text:p>
          </table:table-cell>
          <table:table-cell office:value-type="float" office:value="15" table:style-name="ce30">
            <text:p>15</text:p>
          </table:table-cell>
          <table:table-cell office:value-type="float" office:value="29" table:style-name="ce30">
            <text:p>29</text:p>
          </table:table-cell>
          <table:table-cell office:value-type="float" office:value="24" table:style-name="ce30">
            <text:p>24</text:p>
          </table:table-cell>
          <table:table-cell office:value-type="float" office:value="21" table:style-name="ce30">
            <text:p>21</text:p>
          </table:table-cell>
          <table:table-cell office:value-type="float" office:value="33" table:style-name="ce30">
            <text:p>33</text:p>
          </table:table-cell>
          <table:table-cell office:value-type="float" office:value="35" table:style-name="ce30">
            <text:p>35</text:p>
          </table:table-cell>
          <table:table-cell office:value-type="float" office:value="24" table:style-name="ce30">
            <text:p>24</text:p>
          </table:table-cell>
          <table:table-cell office:value-type="float" office:value="51" table:style-name="ce31">
            <text:p>51</text:p>
          </table:table-cell>
          <table:table-cell office:value-type="float" office:value="664" table:style-name="ce32">
            <text:p>664</text:p>
          </table:table-cell>
          <table:table-cell table:number-columns-repeated="4" table:style-name="ce2"/>
          <table:table-cell table:number-columns-repeated="16353"/>
        </table:table-row>
        <table:table-row table:number-rows-repeated="1048534" table:style-name="ro1">
          <table:table-cell table:number-columns-repeated="16384"/>
        </table:table-row>
      </table:table>
      <table:table table:name="Sheet2" table:style-name="ta2"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4" table:default-cell-style-name="ce1"/>
        <table:table-column table:style-name="co2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24" table:default-cell-style-name="ce1"/>
        <table:table-column table:style-name="co15" table:default-cell-style-name="ce1"/>
        <table:table-column table:style-name="co7" table:default-cell-style-name="ce1"/>
        <table:table-column table:style-name="co21" table:default-cell-style-name="ce1"/>
        <table:table-column table:style-name="co3" table:number-columns-repeated="1635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4">
            <text:p>Sum of Salary</text:p>
          </table:table-cell>
          <table:table-cell office:value-type="string" table:style-name="ce34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4">
            <text:p>Row Labels</text:p>
          </table:table-cell>
          <table:table-cell office:value-type="string" table:style-name="ce1">
            <text:p>Architect</text:p>
          </table:table-cell>
          <table:table-cell office:value-type="string" table:style-name="ce1">
            <text:p>Babysiter</text:p>
          </table:table-cell>
          <table:table-cell office:value-type="string" table:style-name="ce1">
            <text:p>Bartender</text:p>
          </table:table-cell>
          <table:table-cell office:value-type="string" table:style-name="ce1">
            <text:p>Business Ma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Construction Worker</text:p>
          </table:table-cell>
          <table:table-cell office:value-type="string" table:style-name="ce1">
            <text:p>Dishwasher</text:p>
          </table:table-cell>
          <table:table-cell office:value-type="string" table:style-name="ce1">
            <text:p>Enterprises Manager</text:p>
          </table:table-cell>
          <table:table-cell office:value-type="string" table:style-name="ce1">
            <text:p>Financial Manager</text:p>
          </table:table-cell>
          <table:table-cell office:value-type="string" table:style-name="ce1">
            <text:p>Firefigther</text:p>
          </table:table-cell>
          <table:table-cell office:value-type="string" table:style-name="ce1">
            <text:p>Fit Trainer</text:p>
          </table:table-cell>
          <table:table-cell office:value-type="string" table:style-name="ce1">
            <text:p>Food Deliver</text:p>
          </table:table-cell>
          <table:table-cell office:value-type="string" table:style-name="ce1">
            <text:p>Housekeeper</text:p>
          </table:table-cell>
          <table:table-cell office:value-type="string" table:style-name="ce1">
            <text:p>Medic</text:p>
          </table:table-cell>
          <table:table-cell office:value-type="string" table:style-name="ce1">
            <text:p>Nurse</text:p>
          </table:table-cell>
          <table:table-cell office:value-type="string" table:style-name="ce1">
            <text:p>Periodist</text:p>
          </table:table-cell>
          <table:table-cell office:value-type="string" table:style-name="ce1">
            <text:p>Plumber</text:p>
          </table:table-cell>
          <table:table-cell office:value-type="string" table:style-name="ce1">
            <text:p>Police Officer</text:p>
          </table:table-cell>
          <table:table-cell office:value-type="string" table:style-name="ce1">
            <text:p>Postman</text:p>
          </table:table-cell>
          <table:table-cell office:value-type="string" table:style-name="ce1">
            <text:p>Programer</text:p>
          </table:table-cell>
          <table:table-cell office:value-type="string" table:style-name="ce1">
            <text:p>Secretary</text:p>
          </table:table-cell>
          <table:table-cell office:value-type="string" table:style-name="ce1">
            <text:p>Store Asistant</text:p>
          </table:table-cell>
          <table:table-cell office:value-type="string" table:style-name="ce1">
            <text:p>Windows Cleaner</text:p>
          </table:table-cell>
          <table:table-cell office:value-type="string" table:style-name="ce1">
            <text:p>Youtuber</text:p>
          </table:table-cell>
          <table:table-cell office:value-type="string" table:style-name="ce1">
            <text:p>(blank)</text:p>
          </table:table-cell>
          <table:table-cell office:value-type="string" table:style-name="ce1">
            <text:p>Grand Total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Atlanta</text:p>
          </table:table-cell>
          <table:table-cell table:number-columns-repeated="8" table:style-name="ce36"/>
          <table:table-cell office:value-type="currency" office:value="3027" table:style-name="ce36">
            <text:p>$3,027.00</text:p>
          </table:table-cell>
          <table:table-cell table:number-columns-repeated="9" table:style-name="ce36"/>
          <table:table-cell office:value-type="currency" office:value="7281" table:style-name="ce36">
            <text:p>$7,281.00</text:p>
          </table:table-cell>
          <table:table-cell table:number-columns-repeated="4" table:style-name="ce36"/>
          <table:table-cell office:value-type="currency" office:value="1064" table:style-name="ce36">
            <text:p>$1,064.00</text:p>
          </table:table-cell>
          <table:table-cell table:style-name="ce36"/>
          <table:table-cell office:value-type="currency" office:value="11372" table:style-name="ce36">
            <text:p>$11,372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Austin</text:p>
          </table:table-cell>
          <table:table-cell table:number-columns-repeated="15" table:style-name="ce36"/>
          <table:table-cell office:value-type="currency" office:value="2687" table:style-name="ce36">
            <text:p>$2,687.00</text:p>
          </table:table-cell>
          <table:table-cell table:style-name="ce36"/>
          <table:table-cell office:value-type="currency" office:value="1144" table:style-name="ce36">
            <text:p>$1,144.00</text:p>
          </table:table-cell>
          <table:table-cell table:number-columns-repeated="3" table:style-name="ce36"/>
          <table:table-cell office:value-type="currency" office:value="1444" table:style-name="ce36">
            <text:p>$1,444.00</text:p>
          </table:table-cell>
          <table:table-cell table:number-columns-repeated="3" table:style-name="ce36"/>
          <table:table-cell office:value-type="currency" office:value="5275" table:style-name="ce36">
            <text:p>$5,275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Boston</text:p>
          </table:table-cell>
          <table:table-cell table:number-columns-repeated="10" table:style-name="ce36"/>
          <table:table-cell office:value-type="currency" office:value="2550" table:style-name="ce36">
            <text:p>$2,550.00</text:p>
          </table:table-cell>
          <table:table-cell office:value-type="currency" office:value="3044" table:style-name="ce36">
            <text:p>$3,044.00</text:p>
          </table:table-cell>
          <table:table-cell table:number-columns-repeated="10" table:style-name="ce36"/>
          <table:table-cell office:value-type="currency" office:value="7225" table:style-name="ce36">
            <text:p>$7,225.00</text:p>
          </table:table-cell>
          <table:table-cell table:number-columns-repeated="2" table:style-name="ce36"/>
          <table:table-cell office:value-type="currency" office:value="12819" table:style-name="ce36">
            <text:p>$12,819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Charlotte</text:p>
          </table:table-cell>
          <table:table-cell table:number-columns-repeated="26" table:style-name="ce36"/>
          <table:table-cell table:number-columns-repeated="16357"/>
        </table:table-row>
        <table:table-row table:style-name="ro1">
          <table:table-cell office:value-type="string" table:style-name="ce35">
            <text:p>Chicago</text:p>
          </table:table-cell>
          <table:table-cell office:value-type="currency" office:value="13967" table:style-name="ce36">
            <text:p>$13,967.00</text:p>
          </table:table-cell>
          <table:table-cell table:number-columns-repeated="2" table:style-name="ce36"/>
          <table:table-cell office:value-type="currency" office:value="2651" table:style-name="ce36">
            <text:p>$2,651.00</text:p>
          </table:table-cell>
          <table:table-cell office:value-type="currency" office:value="6445" table:style-name="ce36">
            <text:p>$6,445.00</text:p>
          </table:table-cell>
          <table:table-cell table:number-columns-repeated="5" table:style-name="ce36"/>
          <table:table-cell office:value-type="currency" office:value="1056" table:style-name="ce36">
            <text:p>$1,056.00</text:p>
          </table:table-cell>
          <table:table-cell table:style-name="ce36"/>
          <table:table-cell office:value-type="currency" office:value="2465" table:style-name="ce36">
            <text:p>$2,465.00</text:p>
          </table:table-cell>
          <table:table-cell office:value-type="currency" office:value="830" table:style-name="ce36">
            <text:p>$830.00</text:p>
          </table:table-cell>
          <table:table-cell office:value-type="currency" office:value="2885" table:style-name="ce36">
            <text:p>$2,885.00</text:p>
          </table:table-cell>
          <table:table-cell table:style-name="ce36"/>
          <table:table-cell office:value-type="currency" office:value="1789" table:style-name="ce36">
            <text:p>$1,789.00</text:p>
          </table:table-cell>
          <table:table-cell table:number-columns-repeated="2" table:style-name="ce36"/>
          <table:table-cell office:value-type="currency" office:value="13169" table:style-name="ce36">
            <text:p>$13,169.00</text:p>
          </table:table-cell>
          <table:table-cell office:value-type="currency" office:value="1618" table:style-name="ce36">
            <text:p>$1,618.00</text:p>
          </table:table-cell>
          <table:table-cell office:value-type="currency" office:value="7894" table:style-name="ce36">
            <text:p>$7,894.00</text:p>
          </table:table-cell>
          <table:table-cell office:value-type="currency" office:value="11523" table:style-name="ce36">
            <text:p>$11,523.00</text:p>
          </table:table-cell>
          <table:table-cell table:number-columns-repeated="2" table:style-name="ce36"/>
          <table:table-cell office:value-type="currency" office:value="66292" table:style-name="ce36">
            <text:p>$66,292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Dallas</text:p>
          </table:table-cell>
          <table:table-cell table:number-columns-repeated="8" table:style-name="ce36"/>
          <table:table-cell office:value-type="currency" office:value="5776" table:style-name="ce36">
            <text:p>$5,776.00</text:p>
          </table:table-cell>
          <table:table-cell table:number-columns-repeated="16" table:style-name="ce36"/>
          <table:table-cell office:value-type="currency" office:value="5776" table:style-name="ce36">
            <text:p>$5,776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Denver</text:p>
          </table:table-cell>
          <table:table-cell table:number-columns-repeated="8" table:style-name="ce36"/>
          <table:table-cell office:value-type="currency" office:value="4391" table:style-name="ce36">
            <text:p>$4,391.00</text:p>
          </table:table-cell>
          <table:table-cell table:number-columns-repeated="13" table:style-name="ce36"/>
          <table:table-cell office:value-type="currency" office:value="4142" table:style-name="ce36">
            <text:p>$4,142.00</text:p>
          </table:table-cell>
          <table:table-cell table:number-columns-repeated="2" table:style-name="ce36"/>
          <table:table-cell office:value-type="currency" office:value="8533" table:style-name="ce36">
            <text:p>$8,533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Detroit</text:p>
          </table:table-cell>
          <table:table-cell table:number-columns-repeated="6" table:style-name="ce36"/>
          <table:table-cell office:value-type="currency" office:value="860" table:style-name="ce36">
            <text:p>$860.00</text:p>
          </table:table-cell>
          <table:table-cell table:number-columns-repeated="18" table:style-name="ce36"/>
          <table:table-cell office:value-type="currency" office:value="860" table:style-name="ce36">
            <text:p>$860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Houston</text:p>
          </table:table-cell>
          <table:table-cell office:value-type="currency" office:value="2230" table:style-name="ce36">
            <text:p>$2,230.00</text:p>
          </table:table-cell>
          <table:table-cell office:value-type="currency" office:value="3251" table:style-name="ce36">
            <text:p>$3,251.00</text:p>
          </table:table-cell>
          <table:table-cell office:value-type="currency" office:value="17700" table:style-name="ce36">
            <text:p>$17,700.00</text:p>
          </table:table-cell>
          <table:table-cell office:value-type="currency" office:value="6321" table:style-name="ce36">
            <text:p>$6,321.00</text:p>
          </table:table-cell>
          <table:table-cell table:style-name="ce36"/>
          <table:table-cell office:value-type="currency" office:value="4400" table:style-name="ce36">
            <text:p>$4,400.00</text:p>
          </table:table-cell>
          <table:table-cell table:style-name="ce36"/>
          <table:table-cell office:value-type="currency" office:value="1959" table:style-name="ce36">
            <text:p>$1,959.00</text:p>
          </table:table-cell>
          <table:table-cell office:value-type="currency" office:value="869" table:style-name="ce36">
            <text:p>$869.00</text:p>
          </table:table-cell>
          <table:table-cell office:value-type="currency" office:value="5347" table:style-name="ce36">
            <text:p>$5,347.00</text:p>
          </table:table-cell>
          <table:table-cell office:value-type="currency" office:value="7569" table:style-name="ce36">
            <text:p>$7,569.00</text:p>
          </table:table-cell>
          <table:table-cell table:style-name="ce36"/>
          <table:table-cell office:value-type="currency" office:value="5151" table:style-name="ce36">
            <text:p>$5,151.00</text:p>
          </table:table-cell>
          <table:table-cell office:value-type="currency" office:value="7166" table:style-name="ce36">
            <text:p>$7,166.00</text:p>
          </table:table-cell>
          <table:table-cell table:style-name="ce36"/>
          <table:table-cell office:value-type="currency" office:value="4999" table:style-name="ce36">
            <text:p>$4,999.00</text:p>
          </table:table-cell>
          <table:table-cell office:value-type="currency" office:value="1551" table:style-name="ce36">
            <text:p>$1,551.00</text:p>
          </table:table-cell>
          <table:table-cell table:style-name="ce36"/>
          <table:table-cell office:value-type="currency" office:value="6916" table:style-name="ce36">
            <text:p>$6,916.00</text:p>
          </table:table-cell>
          <table:table-cell table:number-columns-repeated="2" table:style-name="ce36"/>
          <table:table-cell office:value-type="currency" office:value="6776" table:style-name="ce36">
            <text:p>$6,776.00</text:p>
          </table:table-cell>
          <table:table-cell office:value-type="currency" office:value="1972" table:style-name="ce36">
            <text:p>$1,972.00</text:p>
          </table:table-cell>
          <table:table-cell table:number-columns-repeated="2" table:style-name="ce36"/>
          <table:table-cell office:value-type="currency" office:value="84177" table:style-name="ce36">
            <text:p>$84,177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Indianapolis</text:p>
          </table:table-cell>
          <table:table-cell table:number-columns-repeated="9" table:style-name="ce36"/>
          <table:table-cell office:value-type="currency" office:value="4616" table:style-name="ce36">
            <text:p>$4,616.00</text:p>
          </table:table-cell>
          <table:table-cell table:number-columns-repeated="2" table:style-name="ce36"/>
          <table:table-cell office:value-type="currency" office:value="4821" table:style-name="ce36">
            <text:p>$4,821.00</text:p>
          </table:table-cell>
          <table:table-cell table:number-columns-repeated="12" table:style-name="ce36"/>
          <table:table-cell office:value-type="currency" office:value="9437" table:style-name="ce36">
            <text:p>$9,437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Las Vegas</text:p>
          </table:table-cell>
          <table:table-cell table:number-columns-repeated="2" table:style-name="ce36"/>
          <table:table-cell office:value-type="currency" office:value="5228" table:style-name="ce36">
            <text:p>$5,228.00</text:p>
          </table:table-cell>
          <table:table-cell table:number-columns-repeated="8" table:style-name="ce36"/>
          <table:table-cell office:value-type="currency" office:value="1742" table:style-name="ce36">
            <text:p>$1,742.00</text:p>
          </table:table-cell>
          <table:table-cell table:number-columns-repeated="2" table:style-name="ce36"/>
          <table:table-cell office:value-type="currency" office:value="1191" table:style-name="ce36">
            <text:p>$1,191.00</text:p>
          </table:table-cell>
          <table:table-cell table:number-columns-repeated="3" table:style-name="ce36"/>
          <table:table-cell office:value-type="currency" office:value="5651" table:style-name="ce36">
            <text:p>$5,651.00</text:p>
          </table:table-cell>
          <table:table-cell table:number-columns-repeated="6" table:style-name="ce36"/>
          <table:table-cell office:value-type="currency" office:value="13812" table:style-name="ce36">
            <text:p>$13,812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Los Angeles</text:p>
          </table:table-cell>
          <table:table-cell office:value-type="currency" office:value="4064" table:style-name="ce36">
            <text:p>$4,064.00</text:p>
          </table:table-cell>
          <table:table-cell office:value-type="currency" office:value="13647" table:style-name="ce36">
            <text:p>$13,647.00</text:p>
          </table:table-cell>
          <table:table-cell table:style-name="ce36"/>
          <table:table-cell office:value-type="currency" office:value="3491" table:style-name="ce36">
            <text:p>$3,491.00</text:p>
          </table:table-cell>
          <table:table-cell office:value-type="currency" office:value="16872" table:style-name="ce36">
            <text:p>$16,872.00</text:p>
          </table:table-cell>
          <table:table-cell office:value-type="currency" office:value="10402" table:style-name="ce36">
            <text:p>$10,402.00</text:p>
          </table:table-cell>
          <table:table-cell table:style-name="ce36"/>
          <table:table-cell office:value-type="currency" office:value="960" table:style-name="ce36">
            <text:p>$960.00</text:p>
          </table:table-cell>
          <table:table-cell office:value-type="currency" office:value="7067" table:style-name="ce36">
            <text:p>$7,067.00</text:p>
          </table:table-cell>
          <table:table-cell table:style-name="ce36"/>
          <table:table-cell office:value-type="currency" office:value="12899" table:style-name="ce36">
            <text:p>$12,899.00</text:p>
          </table:table-cell>
          <table:table-cell table:style-name="ce36"/>
          <table:table-cell office:value-type="currency" office:value="2770" table:style-name="ce36">
            <text:p>$2,770.00</text:p>
          </table:table-cell>
          <table:table-cell table:style-name="ce36"/>
          <table:table-cell office:value-type="currency" office:value="7459" table:style-name="ce36">
            <text:p>$7,459.00</text:p>
          </table:table-cell>
          <table:table-cell office:value-type="currency" office:value="2110" table:style-name="ce36">
            <text:p>$2,110.00</text:p>
          </table:table-cell>
          <table:table-cell table:number-columns-repeated="2" table:style-name="ce36"/>
          <table:table-cell office:value-type="currency" office:value="7456" table:style-name="ce36">
            <text:p>$7,456.00</text:p>
          </table:table-cell>
          <table:table-cell office:value-type="currency" office:value="4776" table:style-name="ce36">
            <text:p>$4,776.00</text:p>
          </table:table-cell>
          <table:table-cell office:value-type="currency" office:value="7720" table:style-name="ce36">
            <text:p>$7,720.00</text:p>
          </table:table-cell>
          <table:table-cell table:style-name="ce36"/>
          <table:table-cell office:value-type="currency" office:value="2099" table:style-name="ce36">
            <text:p>$2,099.00</text:p>
          </table:table-cell>
          <table:table-cell table:number-columns-repeated="2" table:style-name="ce36"/>
          <table:table-cell office:value-type="currency" office:value="103792" table:style-name="ce36">
            <text:p>$103,792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Miami</text:p>
          </table:table-cell>
          <table:table-cell table:number-columns-repeated="4" table:style-name="ce36"/>
          <table:table-cell office:value-type="currency" office:value="4612" table:style-name="ce36">
            <text:p>$4,612.00</text:p>
          </table:table-cell>
          <table:table-cell table:number-columns-repeated="5" table:style-name="ce36"/>
          <table:table-cell office:value-type="currency" office:value="6625" table:style-name="ce36">
            <text:p>$6,625.00</text:p>
          </table:table-cell>
          <table:table-cell table:number-columns-repeated="6" table:style-name="ce36"/>
          <table:table-cell office:value-type="currency" office:value="1557" table:style-name="ce36">
            <text:p>$1,557.00</text:p>
          </table:table-cell>
          <table:table-cell office:value-type="currency" office:value="5441" table:style-name="ce36">
            <text:p>$5,441.00</text:p>
          </table:table-cell>
          <table:table-cell table:number-columns-repeated="3" table:style-name="ce36"/>
          <table:table-cell office:value-type="currency" office:value="3851" table:style-name="ce36">
            <text:p>$3,851.00</text:p>
          </table:table-cell>
          <table:table-cell table:number-columns-repeated="2" table:style-name="ce36"/>
          <table:table-cell office:value-type="currency" office:value="22086" table:style-name="ce36">
            <text:p>$22,086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Minneapolis</text:p>
          </table:table-cell>
          <table:table-cell office:value-type="currency" office:value="3901" table:style-name="ce36">
            <text:p>$3,901.00</text:p>
          </table:table-cell>
          <table:table-cell table:number-columns-repeated="11" table:style-name="ce36"/>
          <table:table-cell office:value-type="currency" office:value="6604" table:style-name="ce36">
            <text:p>$6,604.00</text:p>
          </table:table-cell>
          <table:table-cell office:value-type="currency" office:value="1779" table:style-name="ce36">
            <text:p>$1,779.00</text:p>
          </table:table-cell>
          <table:table-cell office:value-type="currency" office:value="3115" table:style-name="ce36">
            <text:p>$3,115.00</text:p>
          </table:table-cell>
          <table:table-cell table:style-name="ce36"/>
          <table:table-cell office:value-type="currency" office:value="3042" table:style-name="ce36">
            <text:p>$3,042.00</text:p>
          </table:table-cell>
          <table:table-cell table:number-columns-repeated="6" table:style-name="ce36"/>
          <table:table-cell office:value-type="currency" office:value="3666" table:style-name="ce36">
            <text:p>$3,666.00</text:p>
          </table:table-cell>
          <table:table-cell table:style-name="ce36"/>
          <table:table-cell office:value-type="currency" office:value="22107" table:style-name="ce36">
            <text:p>$22,107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Nashville</text:p>
          </table:table-cell>
          <table:table-cell table:number-columns-repeated="26" table:style-name="ce36"/>
          <table:table-cell table:number-columns-repeated="16357"/>
        </table:table-row>
        <table:table-row table:style-name="ro1">
          <table:table-cell office:value-type="string" table:style-name="ce35">
            <text:p>New York</text:p>
          </table:table-cell>
          <table:table-cell office:value-type="currency" office:value="27941" table:style-name="ce36">
            <text:p>$27,941.00</text:p>
          </table:table-cell>
          <table:table-cell table:style-name="ce36"/>
          <table:table-cell office:value-type="currency" office:value="2363" table:style-name="ce36">
            <text:p>$2,363.00</text:p>
          </table:table-cell>
          <table:table-cell office:value-type="currency" office:value="10566" table:style-name="ce36">
            <text:p>$10,566.00</text:p>
          </table:table-cell>
          <table:table-cell table:style-name="ce36"/>
          <table:table-cell office:value-type="currency" office:value="5736" table:style-name="ce36">
            <text:p>$5,736.00</text:p>
          </table:table-cell>
          <table:table-cell office:value-type="currency" office:value="1150" table:style-name="ce36">
            <text:p>$1,150.00</text:p>
          </table:table-cell>
          <table:table-cell office:value-type="currency" office:value="6892" table:style-name="ce36">
            <text:p>$6,892.00</text:p>
          </table:table-cell>
          <table:table-cell office:value-type="currency" office:value="3024" table:style-name="ce36">
            <text:p>$3,024.00</text:p>
          </table:table-cell>
          <table:table-cell office:value-type="currency" office:value="5460" table:style-name="ce36">
            <text:p>$5,460.00</text:p>
          </table:table-cell>
          <table:table-cell office:value-type="currency" office:value="6121" table:style-name="ce36">
            <text:p>$6,121.00</text:p>
          </table:table-cell>
          <table:table-cell table:style-name="ce36"/>
          <table:table-cell office:value-type="currency" office:value="5764" table:style-name="ce36">
            <text:p>$5,764.00</text:p>
          </table:table-cell>
          <table:table-cell office:value-type="currency" office:value="10837" table:style-name="ce36">
            <text:p>$10,837.00</text:p>
          </table:table-cell>
          <table:table-cell office:value-type="currency" office:value="4632" table:style-name="ce36">
            <text:p>$4,632.00</text:p>
          </table:table-cell>
          <table:table-cell office:value-type="currency" office:value="9021" table:style-name="ce36">
            <text:p>$9,021.00</text:p>
          </table:table-cell>
          <table:table-cell office:value-type="currency" office:value="6822" table:style-name="ce36">
            <text:p>$6,822.00</text:p>
          </table:table-cell>
          <table:table-cell office:value-type="currency" office:value="5441" table:style-name="ce36">
            <text:p>$5,441.00</text:p>
          </table:table-cell>
          <table:table-cell office:value-type="currency" office:value="5666" table:style-name="ce36">
            <text:p>$5,666.00</text:p>
          </table:table-cell>
          <table:table-cell office:value-type="currency" office:value="11809" table:style-name="ce36">
            <text:p>$11,809.00</text:p>
          </table:table-cell>
          <table:table-cell office:value-type="currency" office:value="7275" table:style-name="ce36">
            <text:p>$7,275.00</text:p>
          </table:table-cell>
          <table:table-cell table:style-name="ce36"/>
          <table:table-cell office:value-type="currency" office:value="8527" table:style-name="ce36">
            <text:p>$8,527.00</text:p>
          </table:table-cell>
          <table:table-cell office:value-type="currency" office:value="3113" table:style-name="ce36">
            <text:p>$3,113.00</text:p>
          </table:table-cell>
          <table:table-cell office:value-type="currency" office:value="3312" table:style-name="ce36">
            <text:p>$3,312.00</text:p>
          </table:table-cell>
          <table:table-cell office:value-type="currency" office:value="151472" table:style-name="ce36">
            <text:p>$151,472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Oklahoma</text:p>
          </table:table-cell>
          <table:table-cell table:number-columns-repeated="6" table:style-name="ce36"/>
          <table:table-cell office:value-type="currency" office:value="980" table:style-name="ce36">
            <text:p>$980.00</text:p>
          </table:table-cell>
          <table:table-cell table:number-columns-repeated="18" table:style-name="ce36"/>
          <table:table-cell office:value-type="currency" office:value="980" table:style-name="ce36">
            <text:p>$980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Orlando</text:p>
          </table:table-cell>
          <table:table-cell office:value-type="currency" office:value="4846" table:style-name="ce36">
            <text:p>$4,846.00</text:p>
          </table:table-cell>
          <table:table-cell table:number-columns-repeated="14" table:style-name="ce36"/>
          <table:table-cell office:value-type="currency" office:value="7516" table:style-name="ce36">
            <text:p>$7,516.00</text:p>
          </table:table-cell>
          <table:table-cell table:number-columns-repeated="9" table:style-name="ce36"/>
          <table:table-cell office:value-type="currency" office:value="12362" table:style-name="ce36">
            <text:p>$12,362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Philadelphia</text:p>
          </table:table-cell>
          <table:table-cell table:number-columns-repeated="26" table:style-name="ce36"/>
          <table:table-cell table:number-columns-repeated="16357"/>
        </table:table-row>
        <table:table-row table:style-name="ro1">
          <table:table-cell office:value-type="string" table:style-name="ce35">
            <text:p>Phoenix</text:p>
          </table:table-cell>
          <table:table-cell table:style-name="ce36"/>
          <table:table-cell office:value-type="currency" office:value="6316" table:style-name="ce36">
            <text:p>$6,316.00</text:p>
          </table:table-cell>
          <table:table-cell office:value-type="currency" office:value="4890" table:style-name="ce36">
            <text:p>$4,890.00</text:p>
          </table:table-cell>
          <table:table-cell office:value-type="currency" office:value="3101" table:style-name="ce36">
            <text:p>$3,101.00</text:p>
          </table:table-cell>
          <table:table-cell office:value-type="currency" office:value="13945" table:style-name="ce36">
            <text:p>$13,945.00</text:p>
          </table:table-cell>
          <table:table-cell office:value-type="currency" office:value="894" table:style-name="ce36">
            <text:p>$894.00</text:p>
          </table:table-cell>
          <table:table-cell table:style-name="ce36"/>
          <table:table-cell office:value-type="currency" office:value="18857" table:style-name="ce36">
            <text:p>$18,857.00</text:p>
          </table:table-cell>
          <table:table-cell office:value-type="currency" office:value="5351" table:style-name="ce36">
            <text:p>$5,351.00</text:p>
          </table:table-cell>
          <table:table-cell office:value-type="currency" office:value="7454" table:style-name="ce36">
            <text:p>$7,454.00</text:p>
          </table:table-cell>
          <table:table-cell office:value-type="currency" office:value="10254" table:style-name="ce36">
            <text:p>$10,254.00</text:p>
          </table:table-cell>
          <table:table-cell office:value-type="currency" office:value="4971" table:style-name="ce36">
            <text:p>$4,971.00</text:p>
          </table:table-cell>
          <table:table-cell table:number-columns-repeated="3" table:style-name="ce36"/>
          <table:table-cell office:value-type="currency" office:value="6833" table:style-name="ce36">
            <text:p>$6,833.00</text:p>
          </table:table-cell>
          <table:table-cell table:number-columns-repeated="2" table:style-name="ce36"/>
          <table:table-cell office:value-type="currency" office:value="13519" table:style-name="ce36">
            <text:p>$13,519.00</text:p>
          </table:table-cell>
          <table:table-cell office:value-type="currency" office:value="4894" table:style-name="ce36">
            <text:p>$4,894.00</text:p>
          </table:table-cell>
          <table:table-cell table:style-name="ce36"/>
          <table:table-cell office:value-type="currency" office:value="3385" table:style-name="ce36">
            <text:p>$3,385.00</text:p>
          </table:table-cell>
          <table:table-cell office:value-type="currency" office:value="2454" table:style-name="ce36">
            <text:p>$2,454.00</text:p>
          </table:table-cell>
          <table:table-cell office:value-type="currency" office:value="8527" table:style-name="ce36">
            <text:p>$8,527.00</text:p>
          </table:table-cell>
          <table:table-cell table:style-name="ce36"/>
          <table:table-cell office:value-type="currency" office:value="115645" table:style-name="ce36">
            <text:p>$115,645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Portland</text:p>
          </table:table-cell>
          <table:table-cell table:style-name="ce36"/>
          <table:table-cell office:value-type="currency" office:value="3005" table:style-name="ce36">
            <text:p>$3,005.00</text:p>
          </table:table-cell>
          <table:table-cell table:number-columns-repeated="23" table:style-name="ce36"/>
          <table:table-cell office:value-type="currency" office:value="3005" table:style-name="ce36">
            <text:p>$3,005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San Antonio</text:p>
          </table:table-cell>
          <table:table-cell table:number-columns-repeated="26" table:style-name="ce36"/>
          <table:table-cell table:number-columns-repeated="16357"/>
        </table:table-row>
        <table:table-row table:style-name="ro1">
          <table:table-cell office:value-type="string" table:style-name="ce35">
            <text:p>San Diego</text:p>
          </table:table-cell>
          <table:table-cell table:number-columns-repeated="12" table:style-name="ce36"/>
          <table:table-cell office:value-type="currency" office:value="4718" table:style-name="ce36">
            <text:p>$4,718.00</text:p>
          </table:table-cell>
          <table:table-cell table:number-columns-repeated="12" table:style-name="ce36"/>
          <table:table-cell office:value-type="currency" office:value="4718" table:style-name="ce36">
            <text:p>$4,718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San Francisco</text:p>
          </table:table-cell>
          <table:table-cell table:number-columns-repeated="8" table:style-name="ce36"/>
          <table:table-cell office:value-type="currency" office:value="5026" table:style-name="ce36">
            <text:p>$5,026.00</text:p>
          </table:table-cell>
          <table:table-cell table:number-columns-repeated="16" table:style-name="ce36"/>
          <table:table-cell office:value-type="currency" office:value="5026" table:style-name="ce36">
            <text:p>$5,026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Seattle</text:p>
          </table:table-cell>
          <table:table-cell table:number-columns-repeated="22" table:style-name="ce36"/>
          <table:table-cell office:value-type="currency" office:value="4088" table:style-name="ce36">
            <text:p>$4,088.00</text:p>
          </table:table-cell>
          <table:table-cell table:number-columns-repeated="2" table:style-name="ce36"/>
          <table:table-cell office:value-type="currency" office:value="4088" table:style-name="ce36">
            <text:p>$4,088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Tampa</text:p>
          </table:table-cell>
          <table:table-cell table:number-columns-repeated="20" table:style-name="ce36"/>
          <table:table-cell office:value-type="currency" office:value="2252" table:style-name="ce36">
            <text:p>$2,252.00</text:p>
          </table:table-cell>
          <table:table-cell table:style-name="ce36"/>
          <table:table-cell office:value-type="currency" office:value="4628" table:style-name="ce36">
            <text:p>$4,628.00</text:p>
          </table:table-cell>
          <table:table-cell table:number-columns-repeated="2" table:style-name="ce36"/>
          <table:table-cell office:value-type="currency" office:value="6880" table:style-name="ce36">
            <text:p>$6,880.00</text:p>
          </table:table-cell>
          <table:table-cell table:number-columns-repeated="16357"/>
        </table:table-row>
        <table:table-row table:style-name="ro1">
          <table:table-cell office:value-type="string" table:style-name="ce35">
            <text:p>Washington D.C.</text:p>
          </table:table-cell>
          <table:table-cell table:number-columns-repeated="26" table:style-name="ce36"/>
          <table:table-cell table:number-columns-repeated="16357"/>
        </table:table-row>
        <table:table-row table:style-name="ro1">
          <table:table-cell office:value-type="string" table:style-name="ce35">
            <text:p>Grand Total</text:p>
          </table:table-cell>
          <table:table-cell office:value-type="currency" office:value="56949" table:style-name="ce36">
            <text:p>$56,949.00</text:p>
          </table:table-cell>
          <table:table-cell office:value-type="currency" office:value="26219" table:style-name="ce36">
            <text:p>$26,219.00</text:p>
          </table:table-cell>
          <table:table-cell office:value-type="currency" office:value="30181" table:style-name="ce36">
            <text:p>$30,181.00</text:p>
          </table:table-cell>
          <table:table-cell office:value-type="currency" office:value="26130" table:style-name="ce36">
            <text:p>$26,130.00</text:p>
          </table:table-cell>
          <table:table-cell office:value-type="currency" office:value="41874" table:style-name="ce36">
            <text:p>$41,874.00</text:p>
          </table:table-cell>
          <table:table-cell office:value-type="currency" office:value="21432" table:style-name="ce36">
            <text:p>$21,432.00</text:p>
          </table:table-cell>
          <table:table-cell office:value-type="currency" office:value="2990" table:style-name="ce36">
            <text:p>$2,990.00</text:p>
          </table:table-cell>
          <table:table-cell office:value-type="currency" office:value="28668" table:style-name="ce36">
            <text:p>$28,668.00</text:p>
          </table:table-cell>
          <table:table-cell office:value-type="currency" office:value="34531" table:style-name="ce36">
            <text:p>$34,531.00</text:p>
          </table:table-cell>
          <table:table-cell office:value-type="currency" office:value="22877" table:style-name="ce36">
            <text:p>$22,877.00</text:p>
          </table:table-cell>
          <table:table-cell office:value-type="currency" office:value="47074" table:style-name="ce36">
            <text:p>$47,074.00</text:p>
          </table:table-cell>
          <table:table-cell office:value-type="currency" office:value="9757" table:style-name="ce36">
            <text:p>$9,757.00</text:p>
          </table:table-cell>
          <table:table-cell office:value-type="currency" office:value="32293" table:style-name="ce36">
            <text:p>$32,293.00</text:p>
          </table:table-cell>
          <table:table-cell office:value-type="currency" office:value="20612" table:style-name="ce36">
            <text:p>$20,612.00</text:p>
          </table:table-cell>
          <table:table-cell office:value-type="currency" office:value="19282" table:style-name="ce36">
            <text:p>$19,282.00</text:p>
          </table:table-cell>
          <table:table-cell office:value-type="currency" office:value="33166" table:style-name="ce36">
            <text:p>$33,166.00</text:p>
          </table:table-cell>
          <table:table-cell office:value-type="currency" office:value="13204" table:style-name="ce36">
            <text:p>$13,204.00</text:p>
          </table:table-cell>
          <table:table-cell office:value-type="currency" office:value="8142" table:style-name="ce36">
            <text:p>$8,142.00</text:p>
          </table:table-cell>
          <table:table-cell office:value-type="currency" office:value="51930" table:style-name="ce36">
            <text:p>$51,930.00</text:p>
          </table:table-cell>
          <table:table-cell office:value-type="currency" office:value="34648" table:style-name="ce36">
            <text:p>$34,648.00</text:p>
          </table:table-cell>
          <table:table-cell office:value-type="currency" office:value="18865" table:style-name="ce36">
            <text:p>$18,865.00</text:p>
          </table:table-cell>
          <table:table-cell office:value-type="currency" office:value="19499" table:style-name="ce36">
            <text:p>$19,499.00</text:p>
          </table:table-cell>
          <table:table-cell office:value-type="currency" office:value="50509" table:style-name="ce36">
            <text:p>$50,509.00</text:p>
          </table:table-cell>
          <table:table-cell office:value-type="currency" office:value="16370" table:style-name="ce36">
            <text:p>$16,370.00</text:p>
          </table:table-cell>
          <table:table-cell office:value-type="currency" office:value="3312" table:style-name="ce36">
            <text:p>$3,312.00</text:p>
          </table:table-cell>
          <table:table-cell office:value-type="currency" office:value="670514" table:style-name="ce36">
            <text:p>$670,514.00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people_data.A1:people_data.J665" table:name="PopulationData" table:display-filter-buttons="true"/>
      </table:database-ranges>
      <table:data-pilot-tables>
        <table:data-pilot-table table:name="PivotTable1" table:target-range-address="Sheet2.A3:Sheet2.AA32" table:show-filter-button="false" table:buttons="Sheet2.A4 Sheet2.B3">
          <table:source-cell-range table:cell-range-address="people_data.A1:people_data.G665"/>
          <table:data-pilot-field table:source-field-name="Ocup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n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co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P0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style:repeat-content="false"/>
      <style:paragraph-properties fo:text-align="start" fo:margin-left="0cm"/>
    </style:style>
    <style:style style:name="Pivot_32_Table_32_Corner" style:display-name="Pivot Table Corner" style:family="table-cell" style:data-style-name="N0"/>
    <style:style style:name="Pivot_32_Table_32_Field" style:display-name="Pivot Table Field" style:family="table-cell" style:data-style-name="N0"/>
    <style:style style:name="Pivot_32_Table_32_Result" style:display-name="Pivot Table Result" style:family="table-cell" style:data-style-name="N0"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/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worker</dc:creator>
    <dc:date>2025-04-27T20:39:12Z</dc:date>
    <meta:editing-cycles>2</meta:editing-cycles>
    <meta:editing-duration>PT372S</meta:editing-duration>
  </office:meta>
</office:document-meta>
</file>